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76pt"/>
    </style:style>
    <style:style style:name="co2" style:family="table-column">
      <style:table-column-properties fo:break-before="auto" style:column-width="29.79pt"/>
    </style:style>
    <style:style style:name="co3" style:family="table-column">
      <style:table-column-properties fo:break-before="auto" style:column-width="13.24pt"/>
    </style:style>
    <style:style style:name="co4" style:family="table-column">
      <style:table-column-properties fo:break-before="auto" style:column-width="14.94pt"/>
    </style:style>
    <style:style style:name="co5" style:family="table-column">
      <style:table-column-properties fo:break-before="auto" style:column-width="122.4pt"/>
    </style:style>
    <style:style style:name="co6" style:family="table-column">
      <style:table-column-properties fo:break-before="auto" style:column-width="171.81pt"/>
    </style:style>
    <style:style style:name="co7" style:family="table-column">
      <style:table-column-properties fo:break-before="auto" style:column-width="180.11pt"/>
    </style:style>
    <style:style style:name="co8" style:family="table-column">
      <style:table-column-properties fo:break-before="auto" style:column-width="46.4pt"/>
    </style:style>
    <style:style style:name="co9" style:family="table-column">
      <style:table-column-properties fo:break-before="auto" style:column-width="35.3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cantr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float" office:value="7.21000688001101E+020" calcext:value-type="float">
            <text:p>7.21000688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WILLIAMS</text:p>
          </table:table-cell>
          <table:table-cell table:style-name="ce1" office:value-type="string" calcext:value-type="string">
            <text:p>I677423406</text:p>
          </table:table-cell>
          <table:table-cell table:style-name="ce1" office:value-type="string" calcext:value-type="string">
            <text:p>IKW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53432334" calcext:value-type="float">
            <text:p>335343233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354" calcext:value-type="float">
            <text:p>5354</text:p>
          </table:table-cell>
          <table:table-cell table:style-name="ce1" office:value-type="float" office:value="5532333" calcext:value-type="float">
            <text:p>5532333</text:p>
          </table:table-cell>
          <table:table-cell table:style-name="ce1" office:value-type="float" office:value="54221" calcext:value-type="float">
            <text:p>54221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7.21000485001101E+020" calcext:value-type="float">
            <text:p>7.21000485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WANG</text:p>
          </table:table-cell>
          <table:table-cell table:style-name="ce1" office:value-type="string" calcext:value-type="string">
            <text:p>L669332357</text:p>
          </table:table-cell>
          <table:table-cell table:style-name="ce1" office:value-type="string" calcext:value-type="string">
            <text:p>LIJIANW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44333454223343E+018" calcext:value-type="float">
            <text:p>3.44333454223343E+018</text:p>
          </table:table-cell>
          <table:table-cell table:style-name="ce1" office:value-type="float" office:value="5221124" calcext:value-type="float">
            <text:p>5221124</text:p>
          </table:table-cell>
          <table:table-cell table:style-name="ce1" office:value-type="float" office:value="12213" calcext:value-type="float">
            <text:p>12213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7.210003090011E+020" calcext:value-type="float">
            <text:p>7.21000309001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VENSSON</text:p>
          </table:table-cell>
          <table:table-cell table:style-name="ce1" office:value-type="string" calcext:value-type="string">
            <text:p>E670670687</text:p>
          </table:table-cell>
          <table:table-cell table:style-name="ce1" office:value-type="string" calcext:value-type="string">
            <text:p>ERIKES2</text:p>
          </table:table-cell>
          <table:table-cell table:style-name="ce1" office:value-type="float" office:value="1524" calcext:value-type="float">
            <text:p>1524</text:p>
          </table:table-cell>
          <table:table-cell table:style-name="ce1" office:value-type="float" office:value="1.34424154132154E+024" calcext:value-type="float">
            <text:p>1.34424154132154E+024</text:p>
          </table:table-cell>
          <table:table-cell table:style-name="ce1" office:value-type="float" office:value="51245" calcext:value-type="float">
            <text:p>51245</text:p>
          </table:table-cell>
          <table:table-cell table:style-name="ce1" table:number-columns-repeated="1014"/>
        </table:table-row>
        <table:table-row table:style-name="ro1">
          <table:table-cell table:style-name="ce1" office:value-type="float" office:value="7.21000112001101E+020" calcext:value-type="float">
            <text:p>7.21000112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ALKUV</text:p>
          </table:table-cell>
          <table:table-cell table:style-name="ce1" office:value-type="string" calcext:value-type="string">
            <text:p>O665578748</text:p>
          </table:table-cell>
          <table:table-cell table:style-name="ce1" office:value-type="string" calcext:value-type="string">
            <text:p>BALKUV2</text:p>
          </table:table-cell>
          <table:table-cell table:style-name="ce1" office:value-type="float" office:value="5125" calcext:value-type="float">
            <text:p>5125</text:p>
          </table:table-cell>
          <table:table-cell table:style-name="ce1" office:value-type="float" office:value="5.13232413222453E+024" calcext:value-type="float">
            <text:p>5.13232413222453E+024</text:p>
          </table:table-cell>
          <table:table-cell table:style-name="ce1" office:value-type="float" office:value="43253" calcext:value-type="float">
            <text:p>43253</text:p>
          </table:table-cell>
          <table:table-cell table:style-name="ce1" table:number-columns-repeated="1014"/>
        </table:table-row>
        <table:table-row table:style-name="ro1">
          <table:table-cell table:style-name="ce1" office:value-type="float" office:value="7.21000282001101E+020" calcext:value-type="float">
            <text:p>7.21000282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AKSHMINARM667222402</text:p>
          </table:table-cell>
          <table:table-cell table:style-name="ce1" office:value-type="string" calcext:value-type="string">
            <text:p>MLKSHMN2</text:p>
          </table:table-cell>
          <table:table-cell table:style-name="ce1" office:value-type="float" office:value="1.22213324132442E+029" calcext:value-type="float">
            <text:p>1.22213324132442E+029</text:p>
          </table:table-cell>
          <table:table-cell table:style-name="ce1" office:value-type="float" office:value="11251" calcext:value-type="float">
            <text:p>11251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382001101E+020" calcext:value-type="float">
            <text:p>7.21000382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ONETHONGKL677888258</text:p>
          </table:table-cell>
          <table:table-cell table:style-name="ce1" office:value-type="string" calcext:value-type="string">
            <text:p>LTS2</text:p>
          </table:table-cell>
          <table:table-cell table:style-name="ce1" office:value-type="float" office:value="5.22213124412152E+027" calcext:value-type="float">
            <text:p>5.22213124412152E+027</text:p>
          </table:table-cell>
          <table:table-cell table:style-name="ce1" office:value-type="float" office:value="11251" calcext:value-type="float">
            <text:p>11251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1910011E+020" calcext:value-type="float">
            <text:p>7.21000191001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AIKNAVAREN652684404</text:p>
          </table:table-cell>
          <table:table-cell table:style-name="ce1" office:value-type="string" calcext:value-type="string">
            <text:p>NAIKNAV2</text:p>
          </table:table-cell>
          <table:table-cell table:style-name="ce1" office:value-type="float" office:value="5.13324345113214E+029" calcext:value-type="float">
            <text:p>5.13324345113214E+029</text:p>
          </table:table-cell>
          <table:table-cell table:style-name="ce1" office:value-type="float" office:value="12155" calcext:value-type="float">
            <text:p>12155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2770011E+020" calcext:value-type="float">
            <text:p>7.21000277001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FSCHULTZA673363593</text:p>
          </table:table-cell>
          <table:table-cell table:style-name="ce1" office:value-type="string" calcext:value-type="string">
            <text:p>ALIFSC2</text:p>
          </table:table-cell>
          <table:table-cell table:style-name="ce1" office:value-type="float" office:value="4.15443414141413E+028" calcext:value-type="float">
            <text:p>4.15443414141413E+028</text:p>
          </table:table-cell>
          <table:table-cell table:style-name="ce1" office:value-type="float" office:value="12213" calcext:value-type="float">
            <text:p>12213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484001101E+020" calcext:value-type="float">
            <text:p>7.21000484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KATTAPPURAP657768290</text:p>
          </table:table-cell>
          <table:table-cell table:style-name="ce1" office:value-type="string" calcext:value-type="string">
            <text:p>PGK2</text:p>
          </table:table-cell>
          <table:table-cell table:style-name="ce1" office:value-type="float" office:value="2.52341433114212E+029" calcext:value-type="float">
            <text:p>2.52341433114212E+029</text:p>
          </table:table-cell>
          <table:table-cell table:style-name="ce1" office:value-type="float" office:value="12213" calcext:value-type="float">
            <text:p>12213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650001101E+020" calcext:value-type="float">
            <text:p>7.21000650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ARISCALEZE651788343</text:p>
          </table:table-cell>
          <table:table-cell table:style-name="ce1" office:value-type="string" calcext:value-type="string">
            <text:p>MARISCA2</text:p>
          </table:table-cell>
          <table:table-cell table:style-name="ce1" office:value-type="float" office:value="5.53341333414221E+029" calcext:value-type="float">
            <text:p>5.53341333414221E+029</text:p>
          </table:table-cell>
          <table:table-cell table:style-name="ce1" office:value-type="float" office:value="12213" calcext:value-type="float">
            <text:p>12213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674001101E+020" calcext:value-type="float">
            <text:p>7.21000674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ADHAKRISHA657857887</text:p>
          </table:table-cell>
          <table:table-cell table:style-name="ce1" office:value-type="string" calcext:value-type="string">
            <text:p>ANILR2</text:p>
          </table:table-cell>
          <table:table-cell table:style-name="ce1" office:value-type="float" office:value="5.13222552521543E+029" calcext:value-type="float">
            <text:p>5.13222552521543E+029</text:p>
          </table:table-cell>
          <table:table-cell table:style-name="ce1" office:value-type="float" office:value="13112" calcext:value-type="float">
            <text:p>13112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178001101E+020" calcext:value-type="float">
            <text:p>7.21000178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ANH677899347</text:p>
          </table:table-cell>
          <table:table-cell table:style-name="ce1" office:value-type="string" calcext:value-type="string">
            <text:p>HF2</text:p>
          </table:table-cell>
          <table:table-cell table:style-name="ce1" office:value-type="float" office:value="4.24125112443223E+029" calcext:value-type="float">
            <text:p>4.24125112443223E+029</text:p>
          </table:table-cell>
          <table:table-cell table:style-name="ce1" office:value-type="float" office:value="13225" calcext:value-type="float">
            <text:p>13225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627001101E+020" calcext:value-type="float">
            <text:p>7.21000627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HASSABALLAA</text:p>
          </table:table-cell>
          <table:table-cell table:style-name="ce1" office:value-type="string" calcext:value-type="string">
            <text:p>HSSBLLH2</text:p>
          </table:table-cell>
          <table:table-cell table:style-name="ce1" office:value-type="float" office:value="2.22115112413253E+029" calcext:value-type="float">
            <text:p>2.22115112413253E+029</text:p>
          </table:table-cell>
          <table:table-cell table:style-name="ce1" office:value-type="float" office:value="13225" calcext:value-type="float">
            <text:p>13225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296001101E+020" calcext:value-type="float">
            <text:p>7.21000296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AHESHWARIS654800409</text:p>
          </table:table-cell>
          <table:table-cell table:style-name="ce1" office:value-type="string" calcext:value-type="string">
            <text:p>SMAHES7</text:p>
          </table:table-cell>
          <table:table-cell table:style-name="ce1" office:value-type="float" office:value="5.22115214152121E+029" calcext:value-type="float">
            <text:p>5.22115214152121E+029</text:p>
          </table:table-cell>
          <table:table-cell table:style-name="ce1" office:value-type="float" office:value="14124" calcext:value-type="float">
            <text:p>14124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459001101E+020" calcext:value-type="float">
            <text:p>7.21000459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HORP</text:p>
          </table:table-cell>
          <table:table-cell table:style-name="ce1" office:value-type="string" calcext:value-type="string">
            <text:p>T663629360101TNTHORP2</text:p>
          </table:table-cell>
          <table:table-cell table:style-name="ce1" office:value-type="float" office:value="5.22315231352446E+029" calcext:value-type="float">
            <text:p>5.22315231352446E+029</text:p>
          </table:table-cell>
          <table:table-cell table:style-name="ce1" office:value-type="float" office:value="14124" calcext:value-type="float">
            <text:p>14124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690001101E+020" calcext:value-type="float">
            <text:p>7.21000690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ENZIES</text:p>
          </table:table-cell>
          <table:table-cell table:style-name="ce1" office:value-type="string" calcext:value-type="string">
            <text:p>QDM2</text:p>
          </table:table-cell>
          <table:table-cell table:style-name="ce1" office:value-type="float" office:value="1.22414141321151E+029" calcext:value-type="float">
            <text:p>1.22414141321151E+029</text:p>
          </table:table-cell>
          <table:table-cell table:style-name="ce1" office:value-type="float" office:value="14232" calcext:value-type="float">
            <text:p>14232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5110011E+020" calcext:value-type="float">
            <text:p>7.21000511001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GENGENBACHA664491024</text:p>
          </table:table-cell>
          <table:table-cell table:style-name="ce1" office:value-type="string" calcext:value-type="string">
            <text:p>ASHLEYG2</text:p>
          </table:table-cell>
          <table:table-cell table:style-name="ce1" office:value-type="float" office:value="2.35335242412144E+029" calcext:value-type="float">
            <text:p>2.35335242412144E+029</text:p>
          </table:table-cell>
          <table:table-cell table:style-name="ce1" office:value-type="float" office:value="21154" calcext:value-type="float">
            <text:p>21154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5270011E+020" calcext:value-type="float">
            <text:p>7.21000527001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ROCZYNSKIS651483627</text:p>
          </table:table-cell>
          <table:table-cell table:style-name="ce1" office:value-type="string" calcext:value-type="string">
            <text:p>SROCZYN2</text:p>
          </table:table-cell>
          <table:table-cell table:style-name="ce1" office:value-type="float" office:value="3.35431322314141E+029" calcext:value-type="float">
            <text:p>3.35431322314141E+029</text:p>
          </table:table-cell>
          <table:table-cell table:style-name="ce1" office:value-type="float" office:value="21154" calcext:value-type="float">
            <text:p>21154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096001101E+020" calcext:value-type="float">
            <text:p>7.21000096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KADADEVARMV675076175</text:p>
          </table:table-cell>
          <table:table-cell table:style-name="ce1" office:value-type="string" calcext:value-type="string">
            <text:p>KADADEV2</text:p>
          </table:table-cell>
          <table:table-cell table:style-name="ce1" office:value-type="float" office:value="3.54441151143531E+029" calcext:value-type="float">
            <text:p>3.54441151143531E+029</text:p>
          </table:table-cell>
          <table:table-cell table:style-name="ce1" office:value-type="float" office:value="22111" calcext:value-type="float">
            <text:p>22111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174001101E+020" calcext:value-type="float">
            <text:p>7.21000174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ZANICHELLIN665828394</text:p>
          </table:table-cell>
          <table:table-cell table:style-name="ce1" office:value-type="string" calcext:value-type="string">
            <text:p>ZANICHE2</text:p>
          </table:table-cell>
          <table:table-cell table:style-name="ce1" office:value-type="float" office:value="1.25345352555355E+029" calcext:value-type="float">
            <text:p>1.25345352555355E+029</text:p>
          </table:table-cell>
          <table:table-cell table:style-name="ce1" office:value-type="float" office:value="22224" calcext:value-type="float">
            <text:p>22224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667001101E+020" calcext:value-type="float">
            <text:p>7.21000667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SSIMATISN672991130</text:p>
          </table:table-cell>
          <table:table-cell table:style-name="ce1" office:value-type="string" calcext:value-type="string">
            <text:p>NTC3</text:p>
          </table:table-cell>
          <table:table-cell table:style-name="ce1" office:value-type="float" office:value="1.41232153343122E+029" calcext:value-type="float">
            <text:p>1.41232153343122E+029</text:p>
          </table:table-cell>
          <table:table-cell table:style-name="ce1" office:value-type="float" office:value="23123" calcext:value-type="float">
            <text:p>23123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583001101E+020" calcext:value-type="float">
            <text:p>7.21000583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ATTALACHIV669705185</text:p>
          </table:table-cell>
          <table:table-cell table:style-name="ce1" office:value-type="string" calcext:value-type="string">
            <text:p>VKP2</text:p>
          </table:table-cell>
          <table:table-cell table:style-name="ce1" office:value-type="float" office:value="1.32522115313424E+029" calcext:value-type="float">
            <text:p>1.32522115313424E+029</text:p>
          </table:table-cell>
          <table:table-cell table:style-name="ce1" office:value-type="float" office:value="24135" calcext:value-type="float">
            <text:p>24135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118001101E+020" calcext:value-type="float">
            <text:p>7.21000118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ADOVANOVIS</text:p>
          </table:table-cell>
          <table:table-cell table:style-name="ce1" office:value-type="string" calcext:value-type="string">
            <text:p>SRADOV2</text:p>
          </table:table-cell>
          <table:table-cell table:style-name="ce1" office:value-type="float" office:value="3.41215455115235E+029" calcext:value-type="float">
            <text:p>3.41215455115235E+029</text:p>
          </table:table-cell>
          <table:table-cell table:style-name="ce1" office:value-type="float" office:value="24243" calcext:value-type="float">
            <text:p>24243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213001101E+020" calcext:value-type="float">
            <text:p>7.21000213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AIA677624445</text:p>
          </table:table-cell>
          <table:table-cell table:style-name="ce1" office:value-type="string" calcext:value-type="string">
            <text:p>AURAI2</text:p>
          </table:table-cell>
          <table:table-cell table:style-name="ce1" office:value-type="float" office:value="3.31345451535125E+029" calcext:value-type="float">
            <text:p>3.31345451535125E+029</text:p>
          </table:table-cell>
          <table:table-cell table:style-name="ce1" office:value-type="float" office:value="24243" calcext:value-type="float">
            <text:p>24243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461001101E+020" calcext:value-type="float">
            <text:p>7.21000461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CHWARZKOPC672512935</text:p>
          </table:table-cell>
          <table:table-cell table:style-name="ce1" office:value-type="string" calcext:value-type="string">
            <text:p>CASCHWA2</text:p>
          </table:table-cell>
          <table:table-cell table:style-name="ce1" office:value-type="float" office:value="3.21244241231332E+029" calcext:value-type="float">
            <text:p>3.21244241231332E+029</text:p>
          </table:table-cell>
          <table:table-cell table:style-name="ce1" office:value-type="float" office:value="25255" calcext:value-type="float">
            <text:p>25255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5090011E+020" calcext:value-type="float">
            <text:p>7.21000509001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GONZALEZMAE665118651</text:p>
          </table:table-cell>
          <table:table-cell table:style-name="ce1" office:value-type="string" calcext:value-type="string">
            <text:p>EG3</text:p>
          </table:table-cell>
          <table:table-cell table:style-name="ce1" office:value-type="float" office:value="4.21111241221156E+029" calcext:value-type="float">
            <text:p>4.21111241221156E+029</text:p>
          </table:table-cell>
          <table:table-cell table:style-name="ce1" office:value-type="float" office:value="25255" calcext:value-type="float">
            <text:p>25255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517001101E+020" calcext:value-type="float">
            <text:p>7.21000517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HMADAZMILA668052431</text:p>
          </table:table-cell>
          <table:table-cell table:style-name="ce1" office:value-type="string" calcext:value-type="string">
            <text:p>AIMANA2</text:p>
          </table:table-cell>
          <table:table-cell table:style-name="ce1" office:value-type="float" office:value="1.44532235242412E+029" calcext:value-type="float">
            <text:p>1.44532235242412E+029</text:p>
          </table:table-cell>
          <table:table-cell table:style-name="ce1" office:value-type="float" office:value="31115" calcext:value-type="float">
            <text:p>31115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353001101E+020" calcext:value-type="float">
            <text:p>7.21000353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OPENHAGENS679778652</text:p>
          </table:table-cell>
          <table:table-cell table:style-name="ce1" office:value-type="string" calcext:value-type="string">
            <text:p>SKP2</text:p>
          </table:table-cell>
          <table:table-cell table:style-name="ce1" office:value-type="float" office:value="1.51233143434514E+029" calcext:value-type="float">
            <text:p>1.51233143434514E+029</text:p>
          </table:table-cell>
          <table:table-cell table:style-name="ce1" office:value-type="float" office:value="31223" calcext:value-type="float">
            <text:p>31223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603001101E+020" calcext:value-type="float">
            <text:p>7.21000603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EGENWETTEL659925268</text:p>
          </table:table-cell>
          <table:table-cell table:style-name="ce1" office:value-type="string" calcext:value-type="string">
            <text:p>REGNWTTR</text:p>
          </table:table-cell>
          <table:table-cell table:style-name="ce1" office:value-type="float" office:value="2.42212211534523E+029" calcext:value-type="float">
            <text:p>2.42212211534523E+029</text:p>
          </table:table-cell>
          <table:table-cell table:style-name="ce1" office:value-type="float" office:value="32122" calcext:value-type="float">
            <text:p>32122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045001101E+020" calcext:value-type="float">
            <text:p>7.21000045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HRISTENSEA654454352</text:p>
          </table:table-cell>
          <table:table-cell table:style-name="ce1" office:value-type="string" calcext:value-type="string">
            <text:p>APCHRIS2</text:p>
          </table:table-cell>
          <table:table-cell table:style-name="ce1" office:value-type="float" office:value="5.22345113431546E+029" calcext:value-type="float">
            <text:p>5.22345113431546E+029</text:p>
          </table:table-cell>
          <table:table-cell table:style-name="ce1" office:value-type="float" office:value="33134" calcext:value-type="float">
            <text:p>33134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286001101E+020" calcext:value-type="float">
            <text:p>7.21000286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WOLENDOWSKB678814734</text:p>
          </table:table-cell>
          <table:table-cell table:style-name="ce1" office:value-type="string" calcext:value-type="string">
            <text:p>WOLENDO2</text:p>
          </table:table-cell>
          <table:table-cell table:style-name="ce1" office:value-type="float" office:value="3.55314542132523E+029" calcext:value-type="float">
            <text:p>3.55314542132523E+029</text:p>
          </table:table-cell>
          <table:table-cell table:style-name="ce1" office:value-type="float" office:value="33242" calcext:value-type="float">
            <text:p>33242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690001101E+020" calcext:value-type="float">
            <text:p>7.21000690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OHSENI</text:p>
          </table:table-cell>
          <table:table-cell table:style-name="ce1" office:value-type="string" calcext:value-type="string">
            <text:p>SINAM2</text:p>
          </table:table-cell>
          <table:table-cell table:style-name="ce1" office:value-type="string" calcext:value-type="string">
            <text:p>25333153343*135352133134224233</text:p>
          </table:table-cell>
          <table:table-cell table:style-name="ce1" office:value-type="float" office:value="35153" calcext:value-type="float">
            <text:p>35153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009001101E+020" calcext:value-type="float">
            <text:p>7.21000009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DISUMARTAM652113924</text:p>
          </table:table-cell>
          <table:table-cell table:style-name="ce1" office:value-type="string" calcext:value-type="string">
            <text:p>ADISMRT2</text:p>
          </table:table-cell>
          <table:table-cell table:style-name="ce1" office:value-type="float" office:value="4.51153232441532E+029" calcext:value-type="float">
            <text:p>4.51153232441532E+029</text:p>
          </table:table-cell>
          <table:table-cell table:style-name="ce1" office:value-type="float" office:value="35211" calcext:value-type="float">
            <text:p>35211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416001101E+020" calcext:value-type="float">
            <text:p>7.21000416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UN660646880</text:p>
          </table:table-cell>
          <table:table-cell table:style-name="ce1" office:value-type="string" calcext:value-type="string">
            <text:p>WS2</text:p>
          </table:table-cell>
          <table:table-cell table:style-name="ce1" office:value-type="float" office:value="4.55153232421233E+029" calcext:value-type="float">
            <text:p>4.55153232421233E+029</text:p>
          </table:table-cell>
          <table:table-cell table:style-name="ce1" office:value-type="float" office:value="35211" calcext:value-type="float">
            <text:p>35211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143001101E+020" calcext:value-type="float">
            <text:p>7.21000143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RIRAMINENV665486854</text:p>
          </table:table-cell>
          <table:table-cell table:style-name="ce1" office:value-type="string" calcext:value-type="string">
            <text:p>VIVEK2</text:p>
          </table:table-cell>
          <table:table-cell table:style-name="ce1" office:value-type="float" office:value="3.34344324121513E+029" calcext:value-type="float">
            <text:p>3.34344324121513E+029</text:p>
          </table:table-cell>
          <table:table-cell table:style-name="ce1" office:value-type="float" office:value="42133" calcext:value-type="float">
            <text:p>42133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273001101E+020" calcext:value-type="float">
            <text:p>7.21000273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UTHERLANDM679975202</text:p>
          </table:table-cell>
          <table:table-cell table:style-name="ce1" office:value-type="string" calcext:value-type="string">
            <text:p>MLS5</text:p>
          </table:table-cell>
          <table:table-cell table:style-name="ce1" office:value-type="float" office:value="3.34344321121413E+029" calcext:value-type="float">
            <text:p>3.34344321121413E+029</text:p>
          </table:table-cell>
          <table:table-cell table:style-name="ce1" office:value-type="float" office:value="42133" calcext:value-type="float">
            <text:p>42133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007001101E+020" calcext:value-type="float">
            <text:p>7.21000007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ECAMARGOJM660423848</text:p>
          </table:table-cell>
          <table:table-cell table:style-name="ce1" office:value-type="string" calcext:value-type="string">
            <text:p>DECAMAR2</text:p>
          </table:table-cell>
          <table:table-cell table:style-name="ce1" office:value-type="float" office:value="2.32221235432523E+029" calcext:value-type="float">
            <text:p>2.32221235432523E+029</text:p>
          </table:table-cell>
          <table:table-cell table:style-name="ce1" office:value-type="float" office:value="42241" calcext:value-type="float">
            <text:p>42241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065001101E+020" calcext:value-type="float">
            <text:p>7.21000065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CHNIEDERSJ661604132</text:p>
          </table:table-cell>
          <table:table-cell table:style-name="ce1" office:value-type="string" calcext:value-type="string">
            <text:p>JHS2</text:p>
          </table:table-cell>
          <table:table-cell table:style-name="ce1" office:value-type="float" office:value="2.31421245432323E+029" calcext:value-type="float">
            <text:p>2.31421245432323E+029</text:p>
          </table:table-cell>
          <table:table-cell table:style-name="ce1" office:value-type="float" office:value="42241" calcext:value-type="float">
            <text:p>42241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227001101E+020" calcext:value-type="float">
            <text:p>7.21000227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ARIELWALAD652240156</text:p>
          </table:table-cell>
          <table:table-cell table:style-name="ce1" office:value-type="string" calcext:value-type="string">
            <text:p>DNARIE2</text:p>
          </table:table-cell>
          <table:table-cell table:style-name="ce1" office:value-type="float" office:value="2.31222245442524E+029" calcext:value-type="float">
            <text:p>2.31222245442524E+029</text:p>
          </table:table-cell>
          <table:table-cell table:style-name="ce1" office:value-type="float" office:value="42241" calcext:value-type="float">
            <text:p>42241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404001101E+020" calcext:value-type="float">
            <text:p>7.21000404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ACKAYZACKA658362200</text:p>
          </table:table-cell>
          <table:table-cell table:style-name="ce1" office:value-type="string" calcext:value-type="string">
            <text:p>AMACKA4</text:p>
          </table:table-cell>
          <table:table-cell table:style-name="ce1" office:value-type="float" office:value="5.42134532314451E+029" calcext:value-type="float">
            <text:p>5.42134532314451E+029</text:p>
          </table:table-cell>
          <table:table-cell table:style-name="ce1" office:value-type="float" office:value="44152" calcext:value-type="float">
            <text:p>44152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006001101E+020" calcext:value-type="float">
            <text:p>7.21000006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OOREHOUSEM667226689</text:p>
          </table:table-cell>
          <table:table-cell table:style-name="ce1" office:value-type="string" calcext:value-type="string">
            <text:p>MMOORE42</text:p>
          </table:table-cell>
          <table:table-cell table:style-name="ce1" office:value-type="float" office:value="3.11241233211115E+029" calcext:value-type="float">
            <text:p>3.11241233211115E+029</text:p>
          </table:table-cell>
          <table:table-cell table:style-name="ce1" office:value-type="float" office:value="45114" calcext:value-type="float">
            <text:p>45114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154001101E+020" calcext:value-type="float">
            <text:p>7.21000154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AHESHWARIP670741026</text:p>
          </table:table-cell>
          <table:table-cell table:style-name="ce1" office:value-type="string" calcext:value-type="string">
            <text:p>PRAGYAM2</text:p>
          </table:table-cell>
          <table:table-cell table:style-name="ce1" office:value-type="float" office:value="3.41244142121344E+029" calcext:value-type="float">
            <text:p>3.41244142121344E+029</text:p>
          </table:table-cell>
          <table:table-cell table:style-name="ce1" office:value-type="float" office:value="45114" calcext:value-type="float">
            <text:p>45114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536001101E+020" calcext:value-type="float">
            <text:p>7.21000536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KHANDELWALV674063669</text:p>
          </table:table-cell>
          <table:table-cell table:style-name="ce1" office:value-type="string" calcext:value-type="string">
            <text:p>VARADK2</text:p>
          </table:table-cell>
          <table:table-cell table:style-name="ce1" office:value-type="float" office:value="3.11242111111313E+029" calcext:value-type="float">
            <text:p>3.11242111111313E+029</text:p>
          </table:table-cell>
          <table:table-cell table:style-name="ce1" office:value-type="float" office:value="45114" calcext:value-type="float">
            <text:p>45114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252001101E+020" calcext:value-type="float">
            <text:p>7.21000252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DAMOPOULON650846119</text:p>
          </table:table-cell>
          <table:table-cell table:style-name="ce1" office:value-type="string" calcext:value-type="string">
            <text:p>ADAMOPO2</text:p>
          </table:table-cell>
          <table:table-cell table:style-name="ce1" office:value-type="float" office:value="4.55343252221224E+029" calcext:value-type="float">
            <text:p>4.55343252221224E+029</text:p>
          </table:table-cell>
          <table:table-cell table:style-name="ce1" office:value-type="float" office:value="52144" calcext:value-type="float">
            <text:p>52144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617001101E+020" calcext:value-type="float">
            <text:p>7.21000617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GROSULESCUR677752939</text:p>
          </table:table-cell>
          <table:table-cell table:style-name="ce1" office:value-type="string" calcext:value-type="string">
            <text:p>ROBERTG2</text:p>
          </table:table-cell>
          <table:table-cell table:style-name="ce1" office:value-type="float" office:value="4.32323242241424E+029" calcext:value-type="float">
            <text:p>4.32323242241424E+029</text:p>
          </table:table-cell>
          <table:table-cell table:style-name="ce1" office:value-type="float" office:value="52144" calcext:value-type="float">
            <text:p>52144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690001101E+020" calcext:value-type="float">
            <text:p>7.21000690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NYAN</text:p>
          </table:table-cell>
          <table:table-cell table:style-name="ce1" office:value-type="string" calcext:value-type="string">
            <text:p>ANYAN2</text:p>
          </table:table-cell>
          <table:table-cell table:style-name="ce1" office:value-type="float" office:value="1.12233532221321E+029" calcext:value-type="float">
            <text:p>1.12233532221321E+029</text:p>
          </table:table-cell>
          <table:table-cell table:style-name="ce1" office:value-type="float" office:value="52144" calcext:value-type="float">
            <text:p>52144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656001101E+020" calcext:value-type="float">
            <text:p>7.21000656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ESAESILVAE678435172</text:p>
          </table:table-cell>
          <table:table-cell table:style-name="ce1" office:value-type="string" calcext:value-type="string">
            <text:p>EAD2</text:p>
          </table:table-cell>
          <table:table-cell table:style-name="ce1" office:value-type="float" office:value="5.51111322443244E+029" calcext:value-type="float">
            <text:p>5.51111322443244E+029</text:p>
          </table:table-cell>
          <table:table-cell table:style-name="ce1" office:value-type="float" office:value="53151" calcext:value-type="float">
            <text:p>53151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344001101E+020" calcext:value-type="float">
            <text:p>7.21000344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UDAYAPRAKAA675580304</text:p>
          </table:table-cell>
          <table:table-cell table:style-name="ce1" office:value-type="string" calcext:value-type="string">
            <text:p>UDAYAPR2</text:p>
          </table:table-cell>
          <table:table-cell table:style-name="ce1" office:value-type="float" office:value="2.35432252121252E+029" calcext:value-type="float">
            <text:p>2.35432252121252E+029</text:p>
          </table:table-cell>
          <table:table-cell table:style-name="ce1" office:value-type="float" office:value="53214" calcext:value-type="float">
            <text:p>53214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362001101E+020" calcext:value-type="float">
            <text:p>7.21000362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QAZI</text:p>
          </table:table-cell>
          <table:table-cell table:style-name="ce1" office:value-type="string" calcext:value-type="string">
            <text:p>SMQAZI2</text:p>
          </table:table-cell>
          <table:table-cell table:style-name="ce1" office:value-type="float" office:value="3.15435523225454E+029" calcext:value-type="float">
            <text:p>3.15435523225454E+029</text:p>
          </table:table-cell>
          <table:table-cell table:style-name="ce1" office:value-type="float" office:value="53214" calcext:value-type="float">
            <text:p>53214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595001101E+020" calcext:value-type="float">
            <text:p>7.21000595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GOHMANN</text:p>
          </table:table-cell>
          <table:table-cell table:style-name="ce1" office:value-type="string" calcext:value-type="string">
            <text:p>R655500381101RGOHMA2</text:p>
          </table:table-cell>
          <table:table-cell table:style-name="ce1" office:value-type="float" office:value="5.54155422144134E+028" calcext:value-type="float">
            <text:p>5.54155422144134E+028</text:p>
          </table:table-cell>
          <table:table-cell table:style-name="ce1" office:value-type="float" office:value="54113" calcext:value-type="float">
            <text:p>54113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394001101E+020" calcext:value-type="float">
            <text:p>7.21000394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RRAMIRZ4</text:p>
          </table:table-cell>
          <table:table-cell table:style-name="ce1" office:value-type="float" office:value="4.41445241115134E+029" calcext:value-type="float">
            <text:p>4.41445241115134E+029</text:p>
          </table:table-cell>
          <table:table-cell table:style-name="ce1" office:value-type="float" office:value="55125" calcext:value-type="float">
            <text:p>55125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636001101E+020" calcext:value-type="float">
            <text:p>7.21000636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654298980" calcext:value-type="float">
            <text:p>654298980</text:p>
          </table:table-cell>
          <table:table-cell table:style-name="ce1" office:value-type="string" calcext:value-type="string">
            <text:p>OSOYEG2</text:p>
          </table:table-cell>
          <table:table-cell table:style-name="ce1" office:value-type="float" office:value="2.12554332435342E+029" calcext:value-type="float">
            <text:p>2.12554332435342E+029</text:p>
          </table:table-cell>
          <table:table-cell table:style-name="ce1" office:value-type="float" office:value="55233" calcext:value-type="float">
            <text:p>55233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690001101E+020" calcext:value-type="float">
            <text:p>7.21000690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KALENSKY</text:p>
          </table:table-cell>
          <table:table-cell table:style-name="ce1" office:value-type="string" calcext:value-type="string">
            <text:p>KALENSK2</text:p>
          </table:table-cell>
          <table:table-cell table:style-name="ce1" office:value-type="float" office:value="1.21354312335344E+029" calcext:value-type="float">
            <text:p>1.21354312335344E+029</text:p>
          </table:table-cell>
          <table:table-cell table:style-name="ce1" office:value-type="float" office:value="55233" calcext:value-type="float">
            <text:p>55233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721000690001100516001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EHITOGLU</text:p>
          </table:table-cell>
          <table:table-cell table:style-name="ce1" office:value-type="string" calcext:value-type="string">
            <text:p>SEHITOG</text:p>
          </table:table-cell>
          <table:table-cell table:style-name="ce1" office:value-type="float" office:value="2.22534332335354E+029" calcext:value-type="float">
            <text:p>2.22534332335354E+029</text:p>
          </table:table-cell>
          <table:table-cell table:style-name="ce1" office:value-type="float" office:value="55233" calcext:value-type="float">
            <text:p>55233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690001101E+020" calcext:value-type="float">
            <text:p>7.21000690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HEFFIELD</text:p>
          </table:table-cell>
          <table:table-cell table:style-name="ce1" office:value-type="string" calcext:value-type="string">
            <text:p>SHEFFLD2</text:p>
          </table:table-cell>
          <table:table-cell table:style-name="ce1" office:value-type="float" office:value="1.12354312335324E+029" calcext:value-type="float">
            <text:p>1.12354312335324E+029</text:p>
          </table:table-cell>
          <table:table-cell table:style-name="ce1" office:value-type="float" office:value="55233" calcext:value-type="float">
            <text:p>55233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690001101E+020" calcext:value-type="float">
            <text:p>7.21000690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OWELL</text:p>
          </table:table-cell>
          <table:table-cell table:style-name="ce1" office:value-type="string" calcext:value-type="string">
            <text:p>PEPOWLL2</text:p>
          </table:table-cell>
          <table:table-cell table:style-name="ce1" office:value-type="float" office:value="1.22354332335344E+029" calcext:value-type="float">
            <text:p>1.22354332335344E+029</text:p>
          </table:table-cell>
          <table:table-cell table:style-name="ce1" office:value-type="float" office:value="55233" calcext:value-type="float">
            <text:p>55233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690001101E+020" calcext:value-type="float">
            <text:p>7.21000690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SASINGH3</text:p>
          </table:table-cell>
          <table:table-cell table:style-name="ce1" office:value-type="float" office:value="1.22154312335344E+029" calcext:value-type="float">
            <text:p>1.22154312335344E+029</text:p>
          </table:table-cell>
          <table:table-cell table:style-name="ce1" office:value-type="float" office:value="55233" calcext:value-type="float">
            <text:p>55233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7.21000239001101E+020" calcext:value-type="float">
            <text:p>7.21000239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KIM</text:p>
          </table:table-cell>
          <table:table-cell table:style-name="ce1" office:value-type="string" calcext:value-type="string">
            <text:p>S665319652</text:p>
          </table:table-cell>
          <table:table-cell table:style-name="ce1" office:value-type="string" calcext:value-type="string">
            <text:p>SKIM492</text:p>
          </table:table-cell>
          <table:table-cell table:style-name="ce1" office:value-type="float" office:value="142441225" calcext:value-type="float">
            <text:p>142441225</text:p>
          </table:table-cell>
          <table:table-cell table:style-name="ce1" office:value-type="float" office:value="5.34445423544432E+019" calcext:value-type="float">
            <text:p>5.34445423544432E+019</text:p>
          </table:table-cell>
          <table:table-cell table:style-name="ce1" office:value-type="float" office:value="41121" calcext:value-type="float">
            <text:p>41121</text:p>
          </table:table-cell>
          <table:table-cell table:style-name="ce1" table:number-columns-repeated="1014"/>
        </table:table-row>
        <table:table-row table:style-name="ro1">
          <table:table-cell table:style-name="ce1" office:value-type="float" office:value="7.21000027001101E+020" calcext:value-type="float">
            <text:p>7.21000027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ATELSKI</text:p>
          </table:table-cell>
          <table:table-cell table:style-name="ce1" office:value-type="string" calcext:value-type="string">
            <text:p>G662211755</text:p>
          </table:table-cell>
          <table:table-cell table:style-name="ce1" office:value-type="string" calcext:value-type="string">
            <text:p>MATELSK2</text:p>
          </table:table-cell>
          <table:table-cell table:style-name="ce1" office:value-type="float" office:value="31435431233" calcext:value-type="float">
            <text:p>31435431233</text:p>
          </table:table-cell>
          <table:table-cell table:style-name="ce1" office:value-type="float" office:value="3.43551422251545E+017" calcext:value-type="float">
            <text:p>3.43551422251545E+017</text:p>
          </table:table-cell>
          <table:table-cell table:style-name="ce1" office:value-type="float" office:value="55233" calcext:value-type="float">
            <text:p>55233</text:p>
          </table:table-cell>
          <table:table-cell table:style-name="ce1" table:number-columns-repeated="1014"/>
        </table:table-row>
        <table:table-row table:style-name="ro1">
          <table:table-cell table:style-name="ce1" office:value-type="float" office:value="7.21000056001101E+020" calcext:value-type="float">
            <text:p>7.21000056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H657610236</text:p>
          </table:table-cell>
          <table:table-cell table:style-name="ce1" office:value-type="string" calcext:value-type="string">
            <text:p>HANGYUL3</text:p>
          </table:table-cell>
          <table:table-cell table:style-name="ce1" office:value-type="float" office:value="112443242211" calcext:value-type="float">
            <text:p>112443242211</text:p>
          </table:table-cell>
          <table:table-cell table:style-name="ce1" office:value-type="float" office:value="2.43413145433252E+016" calcext:value-type="float">
            <text:p>2.43413145433252E+016</text:p>
          </table:table-cell>
          <table:table-cell table:style-name="ce1" office:value-type="float" office:value="52144" calcext:value-type="float">
            <text:p>52144</text:p>
          </table:table-cell>
          <table:table-cell table:style-name="ce1" table:number-columns-repeated="1014"/>
        </table:table-row>
        <table:table-row table:style-name="ro1">
          <table:table-cell table:style-name="ce1" office:value-type="float" office:value="7.21000234001101E+020" calcext:value-type="float">
            <text:p>7.21000234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HAN</text:p>
          </table:table-cell>
          <table:table-cell table:style-name="ce1" office:value-type="string" calcext:value-type="string">
            <text:p>S673353167</text:p>
          </table:table-cell>
          <table:table-cell table:style-name="ce1" office:value-type="string" calcext:value-type="string">
            <text:p>SILUHAN2</text:p>
          </table:table-cell>
          <table:table-cell table:style-name="ce1" office:value-type="float" office:value="2153541511144" calcext:value-type="float">
            <text:p>2153541511144</text:p>
          </table:table-cell>
          <table:table-cell table:style-name="ce1" office:value-type="float" office:value="3545544321342211" calcext:value-type="float">
            <text:p>3545544321342211</text:p>
          </table:table-cell>
          <table:table-cell table:style-name="ce1" office:value-type="float" office:value="34254" calcext:value-type="float">
            <text:p>34254</text:p>
          </table:table-cell>
          <table:table-cell table:style-name="ce1" table:number-columns-repeated="1014"/>
        </table:table-row>
        <table:table-row table:style-name="ro1">
          <table:table-cell table:style-name="ce1" office:value-type="float" office:value="7.21000436001101E+020" calcext:value-type="float">
            <text:p>7.21000436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GARWAL</text:p>
          </table:table-cell>
          <table:table-cell table:style-name="ce1" office:value-type="string" calcext:value-type="string">
            <text:p>V650454015</text:p>
          </table:table-cell>
          <table:table-cell table:style-name="ce1" office:value-type="string" calcext:value-type="string">
            <text:p>VAGARWA4</text:p>
          </table:table-cell>
          <table:table-cell table:style-name="ce1" office:value-type="float" office:value="2554312234331" calcext:value-type="float">
            <text:p>2554312234331</text:p>
          </table:table-cell>
          <table:table-cell table:style-name="ce1" office:value-type="float" office:value="5114413422243" calcext:value-type="float">
            <text:p>5114413422243</text:p>
          </table:table-cell>
          <table:table-cell table:style-name="ce1" office:value-type="float" office:value="43253" calcext:value-type="float">
            <text:p>43253</text:p>
          </table:table-cell>
          <table:table-cell table:style-name="ce1" table:number-columns-repeated="1014"/>
        </table:table-row>
        <table:table-row table:style-name="ro1">
          <table:table-cell table:style-name="ce1" office:value-type="float" office:value="7.21000037001101E+020" calcext:value-type="float">
            <text:p>7.21000037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RAN</text:p>
          </table:table-cell>
          <table:table-cell table:style-name="ce1" office:value-type="string" calcext:value-type="string">
            <text:p>T669907832</text:p>
          </table:table-cell>
          <table:table-cell table:style-name="ce1" office:value-type="string" calcext:value-type="string">
            <text:p>TLTRAN2</text:p>
          </table:table-cell>
          <table:table-cell table:style-name="ce1" office:value-type="float" office:value="1.34521455241411E+024" calcext:value-type="float">
            <text:p>1.34521455241411E+024</text:p>
          </table:table-cell>
          <table:table-cell table:style-name="ce1" office:value-type="float" office:value="4314" calcext:value-type="float">
            <text:p>4314</text:p>
          </table:table-cell>
          <table:table-cell table:style-name="ce1" office:value-type="float" office:value="31115" calcext:value-type="float">
            <text:p>31115</text:p>
          </table:table-cell>
          <table:table-cell table:style-name="ce1" table:number-columns-repeated="1014"/>
        </table:table-row>
        <table:table-row table:style-name="ro1">
          <table:table-cell table:style-name="ce1" office:value-type="float" office:value="7.21000367001101E+020" calcext:value-type="float">
            <text:p>7.21000367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HUANG</text:p>
          </table:table-cell>
          <table:table-cell table:style-name="ce1" office:value-type="string" calcext:value-type="string">
            <text:p>K655993358</text:p>
          </table:table-cell>
          <table:table-cell table:style-name="ce1" office:value-type="string" calcext:value-type="string">
            <text:p>KTH2</text:p>
          </table:table-cell>
          <table:table-cell table:style-name="ce1" office:value-type="float" office:value="1.35533232314144E+026" calcext:value-type="float">
            <text:p>1.35533232314144E+026</text:p>
          </table:table-cell>
          <table:table-cell table:style-name="ce1" office:value-type="float" office:value="21154" calcext:value-type="float">
            <text:p>21154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7.210006590011E+020" calcext:value-type="float">
            <text:p>7.21000659001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ELSKIS</text:p>
          </table:table-cell>
          <table:table-cell table:style-name="ce1" office:value-type="string" calcext:value-type="string">
            <text:p>B669625100</text:p>
          </table:table-cell>
          <table:table-cell table:style-name="ce1" office:value-type="string" calcext:value-type="string">
            <text:p>BELSKIS2</text:p>
          </table:table-cell>
          <table:table-cell table:style-name="ce1" office:value-type="float" office:value="2.15511542323415E+026" calcext:value-type="float">
            <text:p>2.15511542323415E+0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222" calcext:value-type="float">
            <text:p>45222</text:p>
          </table:table-cell>
          <table:table-cell table:style-name="ce1" table:number-columns-repeated="1014"/>
        </table:table-row>
        <table:table-row table:style-name="ro1">
          <table:table-cell table:style-name="ce1" office:value-type="float" office:value="7.21000396001101E+020" calcext:value-type="float">
            <text:p>7.21000396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OMMER</text:p>
          </table:table-cell>
          <table:table-cell table:style-name="ce1" office:value-type="string" calcext:value-type="string">
            <text:p>J675004277</text:p>
          </table:table-cell>
          <table:table-cell table:style-name="ce1" office:value-type="string" calcext:value-type="string">
            <text:p>JAMESPS2</text:p>
          </table:table-cell>
          <table:table-cell table:style-name="ce1" office:value-type="float" office:value="1.11112153333142E+027" calcext:value-type="float">
            <text:p>1.11112153333142E+027</text:p>
          </table:table-cell>
          <table:table-cell table:style-name="ce1" office:value-type="float" office:value="23123" calcext:value-type="float">
            <text:p>23123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7.21000593001101E+020" calcext:value-type="float">
            <text:p>7.21000593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X654145623</text:p>
          </table:table-cell>
          <table:table-cell table:style-name="ce1" office:value-type="string" calcext:value-type="string">
            <text:p>XLI158</text:p>
          </table:table-cell>
          <table:table-cell table:style-name="ce1" office:value-type="float" office:value="1.35132142313133E+028" calcext:value-type="float">
            <text:p>1.35132142313133E+028</text:p>
          </table:table-cell>
          <table:table-cell table:style-name="ce1" office:value-type="float" office:value="21154" calcext:value-type="float">
            <text:p>21154</text:p>
          </table:table-cell>
          <table:table-cell table:style-name="ce1" table:number-columns-repeated="1015"/>
        </table:table-row>
        <table:table-row table:style-name="ro1">
          <table:table-cell office:value-type="float" office:value="7.210004450011E+020" calcext:value-type="float">
            <text:p>7.21000445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H671990192</text:p>
          </table:table-cell>
          <table:table-cell office:value-type="string" calcext:value-type="string">
            <text:p>HZHNG124</text:p>
          </table:table-cell>
          <table:table-cell office:value-type="float" office:value="1.11112523233542E+029" calcext:value-type="float">
            <text:p>1.11112523233542E+029</text:p>
          </table:table-cell>
          <table:table-cell office:value-type="float" office:value="23123" calcext:value-type="float">
            <text:p>23123</text:p>
          </table:table-cell>
          <table:table-cell table:number-columns-repeated="1015"/>
        </table:table-row>
        <table:table-row table:style-name="ro1">
          <table:table-cell office:value-type="float" office:value="7.21000201001101E+020" calcext:value-type="float">
            <text:p>7.2100020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Z670963568</text:p>
          </table:table-cell>
          <table:table-cell office:value-type="string" calcext:value-type="string">
            <text:p>ZEYUMA2</text:p>
          </table:table-cell>
          <table:table-cell office:value-type="float" office:value="1.11212153333122E+029" calcext:value-type="float">
            <text:p>1.11212153333122E+029</text:p>
          </table:table-cell>
          <table:table-cell office:value-type="float" office:value="23123" calcext:value-type="float">
            <text:p>23123</text:p>
          </table:table-cell>
          <table:table-cell table:number-columns-repeated="1015"/>
        </table:table-row>
        <table:table-row table:style-name="ro1">
          <table:table-cell office:value-type="float" office:value="7.210006390011E+020" calcext:value-type="float">
            <text:p>7.21000639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DHAN</text:p>
          </table:table-cell>
          <table:table-cell office:value-type="string" calcext:value-type="string">
            <text:p>N659367450</text:p>
          </table:table-cell>
          <table:table-cell office:value-type="string" calcext:value-type="string">
            <text:p>NMANDH3</text:p>
          </table:table-cell>
          <table:table-cell office:value-type="float" office:value="1.11213523333122E+029" calcext:value-type="float">
            <text:p>1.11213523333122E+029</text:p>
          </table:table-cell>
          <table:table-cell office:value-type="float" office:value="23123" calcext:value-type="float">
            <text:p>23123</text:p>
          </table:table-cell>
          <table:table-cell table:number-columns-repeated="1015"/>
        </table:table-row>
        <table:table-row table:style-name="ro1">
          <table:table-cell office:value-type="float" office:value="7.21000011001101E+020" calcext:value-type="float">
            <text:p>7.2100001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655967756</text:p>
          </table:table-cell>
          <table:table-cell office:value-type="string" calcext:value-type="string">
            <text:p>YIPEIYE2</text:p>
          </table:table-cell>
          <table:table-cell office:value-type="float" office:value="1.11233313434314E+029" calcext:value-type="float">
            <text:p>1.11233313434314E+029</text:p>
          </table:table-cell>
          <table:table-cell office:value-type="float" office:value="31223" calcext:value-type="float">
            <text:p>31223</text:p>
          </table:table-cell>
          <table:table-cell table:number-columns-repeated="1015"/>
        </table:table-row>
        <table:table-row table:style-name="ro1">
          <table:table-cell office:value-type="float" office:value="7.21000378001101E+020" calcext:value-type="float">
            <text:p>7.2100037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J673385554</text:p>
          </table:table-cell>
          <table:table-cell office:value-type="string" calcext:value-type="string">
            <text:p>JEVERE3</text:p>
          </table:table-cell>
          <table:table-cell office:value-type="float" office:value="1.11252153333133E+029" calcext:value-type="float">
            <text:p>1.11252153333133E+029</text:p>
          </table:table-cell>
          <table:table-cell office:value-type="float" office:value="23123" calcext:value-type="float">
            <text:p>23123</text:p>
          </table:table-cell>
          <table:table-cell table:number-columns-repeated="1015"/>
        </table:table-row>
        <table:table-row table:style-name="ro1">
          <table:table-cell office:value-type="float" office:value="7.21000333001101E+020" calcext:value-type="float">
            <text:p>7.2100033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HM</text:p>
          </table:table-cell>
          <table:table-cell office:value-type="string" calcext:value-type="string">
            <text:p>A660829716</text:p>
          </table:table-cell>
          <table:table-cell office:value-type="string" calcext:value-type="string">
            <text:p>ABOHM2</text:p>
          </table:table-cell>
          <table:table-cell office:value-type="float" office:value="1.11423215132443E+029" calcext:value-type="float">
            <text:p>1.11423215132443E+029</text:p>
          </table:table-cell>
          <table:table-cell office:value-type="float" office:value="34141" calcext:value-type="float">
            <text:p>34141</text:p>
          </table:table-cell>
          <table:table-cell table:number-columns-repeated="1015"/>
        </table:table-row>
        <table:table-row table:style-name="ro1">
          <table:table-cell office:value-type="float" office:value="7.210006710011E+020" calcext:value-type="float">
            <text:p>7.21000671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S667275444</text:p>
          </table:table-cell>
          <table:table-cell office:value-type="string" calcext:value-type="string">
            <text:p>STA4</text:p>
          </table:table-cell>
          <table:table-cell office:value-type="float" office:value="1.12133541241321E+029" calcext:value-type="float">
            <text:p>1.12133541241321E+029</text:p>
          </table:table-cell>
          <table:table-cell office:value-type="float" office:value="52144" calcext:value-type="float">
            <text:p>52144</text:p>
          </table:table-cell>
          <table:table-cell table:number-columns-repeated="1015"/>
        </table:table-row>
        <table:table-row table:style-name="ro1">
          <table:table-cell office:value-type="float" office:value="7.21000272001101E+020" calcext:value-type="float">
            <text:p>7.2100027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S658985802</text:p>
          </table:table-cell>
          <table:table-cell office:value-type="string" calcext:value-type="string">
            <text:p>SPCHRIS2</text:p>
          </table:table-cell>
          <table:table-cell office:value-type="float" office:value="1.12141333414221E+029" calcext:value-type="float">
            <text:p>1.12141333414221E+029</text:p>
          </table:table-cell>
          <table:table-cell office:value-type="float" office:value="12213" calcext:value-type="float">
            <text:p>12213</text:p>
          </table:table-cell>
          <table:table-cell table:number-columns-repeated="1015"/>
        </table:table-row>
        <table:table-row table:style-name="ro1">
          <table:table-cell office:value-type="float" office:value="7.21000232001101E+020" calcext:value-type="float">
            <text:p>7.2100023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IRANAKA</text:p>
          </table:table-cell>
          <table:table-cell office:value-type="string" calcext:value-type="string">
            <text:p>A662446095</text:p>
          </table:table-cell>
          <table:table-cell office:value-type="string" calcext:value-type="string">
            <text:p>AYANOH2</text:p>
          </table:table-cell>
          <table:table-cell office:value-type="float" office:value="1.12333243211324E+029" calcext:value-type="float">
            <text:p>1.12333243211324E+029</text:p>
          </table:table-cell>
          <table:table-cell office:value-type="float" office:value="52144" calcext:value-type="float">
            <text:p>52144</text:p>
          </table:table-cell>
          <table:table-cell table:number-columns-repeated="1015"/>
        </table:table-row>
        <table:table-row table:style-name="ro1">
          <table:table-cell office:value-type="float" office:value="7.21000640001101E+020" calcext:value-type="float">
            <text:p>7.2100064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D671434599</text:p>
          </table:table-cell>
          <table:table-cell office:value-type="string" calcext:value-type="string">
            <text:p>DONGHAN2</text:p>
          </table:table-cell>
          <table:table-cell office:value-type="float" office:value="1.12345342352341E+029" calcext:value-type="float">
            <text:p>1.12345342352341E+029</text:p>
          </table:table-cell>
          <table:table-cell office:value-type="float" office:value="41234" calcext:value-type="float">
            <text:p>41234</text:p>
          </table:table-cell>
          <table:table-cell table:number-columns-repeated="1015"/>
        </table:table-row>
        <table:table-row table:style-name="ro1">
          <table:table-cell office:value-type="float" office:value="7.210006150011E+020" calcext:value-type="float">
            <text:p>7.21000615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ZHAGIRI</text:p>
          </table:table-cell>
          <table:table-cell office:value-type="string" calcext:value-type="string">
            <text:p>A662651489</text:p>
          </table:table-cell>
          <table:table-cell office:value-type="string" calcext:value-type="string">
            <text:p>ASHWINA2</text:p>
          </table:table-cell>
          <table:table-cell office:value-type="float" office:value="1.12354312315344E+029" calcext:value-type="float">
            <text:p>1.12354312315344E+029</text:p>
          </table:table-cell>
          <table:table-cell office:value-type="float" office:value="55233" calcext:value-type="float">
            <text:p>55233</text:p>
          </table:table-cell>
          <table:table-cell table:number-columns-repeated="1015"/>
        </table:table-row>
        <table:table-row table:style-name="ro1">
          <table:table-cell office:value-type="float" office:value="7.21000632001101E+020" calcext:value-type="float">
            <text:p>7.2100063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S660203503</text:p>
          </table:table-cell>
          <table:table-cell office:value-type="string" calcext:value-type="string">
            <text:p>STLAWRE2</text:p>
          </table:table-cell>
          <table:table-cell office:value-type="float" office:value="1.12354312335344E+029" calcext:value-type="float">
            <text:p>1.12354312335344E+029</text:p>
          </table:table-cell>
          <table:table-cell office:value-type="float" office:value="55233" calcext:value-type="float">
            <text:p>55233</text:p>
          </table:table-cell>
          <table:table-cell table:number-columns-repeated="1015"/>
        </table:table-row>
        <table:table-row table:style-name="ro1">
          <table:table-cell office:value-type="float" office:value="7.21000586001101E+020" calcext:value-type="float">
            <text:p>7.2100058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K668506793</text:p>
          </table:table-cell>
          <table:table-cell office:value-type="string" calcext:value-type="string">
            <text:p>KTJAMES2</text:p>
          </table:table-cell>
          <table:table-cell office:value-type="float" office:value="1.12443212221524E+029" calcext:value-type="float">
            <text:p>1.12443212221524E+029</text:p>
          </table:table-cell>
          <table:table-cell office:value-type="float" office:value="52144" calcext:value-type="float">
            <text:p>52144</text:p>
          </table:table-cell>
          <table:table-cell table:number-columns-repeated="1015"/>
        </table:table-row>
        <table:table-row table:style-name="ro1">
          <table:table-cell office:value-type="float" office:value="7.210002810011E+020" calcext:value-type="float">
            <text:p>7.21000281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AN</text:p>
          </table:table-cell>
          <table:table-cell office:value-type="string" calcext:value-type="string">
            <text:p>S670264748</text:p>
          </table:table-cell>
          <table:table-cell office:value-type="string" calcext:value-type="string">
            <text:p>SDUAN5</text:p>
          </table:table-cell>
          <table:table-cell office:value-type="float" office:value="1.12454312335344E+029" calcext:value-type="float">
            <text:p>1.12454312335344E+029</text:p>
          </table:table-cell>
          <table:table-cell office:value-type="float" office:value="55233" calcext:value-type="float">
            <text:p>55233</text:p>
          </table:table-cell>
          <table:table-cell table:number-columns-repeated="1015"/>
        </table:table-row>
        <table:table-row table:style-name="ro1">
          <table:table-cell office:value-type="float" office:value="7.21000418001101E+020" calcext:value-type="float">
            <text:p>7.2100041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NG</text:p>
          </table:table-cell>
          <table:table-cell office:value-type="string" calcext:value-type="string">
            <text:p>X662168731</text:p>
          </table:table-cell>
          <table:table-cell office:value-type="string" calcext:value-type="string">
            <text:p>XUKANG2</text:p>
          </table:table-cell>
          <table:table-cell office:value-type="float" office:value="1.12554332435344E+029" calcext:value-type="float">
            <text:p>1.12554332435344E+029</text:p>
          </table:table-cell>
          <table:table-cell office:value-type="float" office:value="55233" calcext:value-type="float">
            <text:p>55233</text:p>
          </table:table-cell>
          <table:table-cell table:number-columns-repeated="1015"/>
        </table:table-row>
        <table:table-row table:style-name="ro1">
          <table:table-cell office:value-type="float" office:value="7.21000612001101E+020" calcext:value-type="float">
            <text:p>7.2100061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SENG</text:p>
          </table:table-cell>
          <table:table-cell office:value-type="string" calcext:value-type="string">
            <text:p>E663799448</text:p>
          </table:table-cell>
          <table:table-cell office:value-type="string" calcext:value-type="string">
            <text:p>EMMAT2</text:p>
          </table:table-cell>
          <table:table-cell office:value-type="float" office:value="1.13423133454514E+029" calcext:value-type="float">
            <text:p>1.13423133454514E+029</text:p>
          </table:table-cell>
          <table:table-cell office:value-type="float" office:value="31223" calcext:value-type="float">
            <text:p>31223</text:p>
          </table:table-cell>
          <table:table-cell table:number-columns-repeated="1015"/>
        </table:table-row>
        <table:table-row table:style-name="ro1">
          <table:table-cell office:value-type="float" office:value="7.21000082001101E+020" calcext:value-type="float">
            <text:p>7.2100008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GONES</text:p>
          </table:table-cell>
          <table:table-cell office:value-type="string" calcext:value-type="string">
            <text:p>E653706628</text:p>
          </table:table-cell>
          <table:table-cell office:value-type="string" calcext:value-type="string">
            <text:p>EPAGONE2</text:p>
          </table:table-cell>
          <table:table-cell office:value-type="float" office:value="1.14132235241413E+029" calcext:value-type="float">
            <text:p>1.14132235241413E+029</text:p>
          </table:table-cell>
          <table:table-cell office:value-type="float" office:value="31115" calcext:value-type="float">
            <text:p>31115</text:p>
          </table:table-cell>
          <table:table-cell table:number-columns-repeated="1015"/>
        </table:table-row>
        <table:table-row table:style-name="ro1">
          <table:table-cell office:value-type="float" office:value="7.210002790011E+020" calcext:value-type="float">
            <text:p>7.21000279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D667511532</text:p>
          </table:table-cell>
          <table:table-cell office:value-type="string" calcext:value-type="string">
            <text:p>DAWEILI3</text:p>
          </table:table-cell>
          <table:table-cell office:value-type="float" office:value="1.14132235241414E+029" calcext:value-type="float">
            <text:p>1.14132235241414E+029</text:p>
          </table:table-cell>
          <table:table-cell office:value-type="float" office:value="31115" calcext:value-type="float">
            <text:p>31115</text:p>
          </table:table-cell>
          <table:table-cell table:number-columns-repeated="1015"/>
        </table:table-row>
        <table:table-row table:style-name="ro1">
          <table:table-cell office:value-type="float" office:value="7.21000211001101E+020" calcext:value-type="float">
            <text:p>7.2100021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IN</text:p>
          </table:table-cell>
          <table:table-cell office:value-type="string" calcext:value-type="string">
            <text:p>Z671214792</text:p>
          </table:table-cell>
          <table:table-cell office:value-type="string" calcext:value-type="string">
            <text:p>ZJIN19</text:p>
          </table:table-cell>
          <table:table-cell office:value-type="float" office:value="1.14132235541412E+029" calcext:value-type="float">
            <text:p>1.14132235541412E+029</text:p>
          </table:table-cell>
          <table:table-cell office:value-type="float" office:value="31115" calcext:value-type="float">
            <text:p>31115</text:p>
          </table:table-cell>
          <table:table-cell table:number-columns-repeated="1015"/>
        </table:table-row>
        <table:table-row table:style-name="ro1">
          <table:table-cell office:value-type="float" office:value="7.21000206001101E+020" calcext:value-type="float">
            <text:p>7.2100020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YE</text:p>
          </table:table-cell>
          <table:table-cell office:value-type="string" calcext:value-type="string">
            <text:p>C673210818</text:p>
          </table:table-cell>
          <table:table-cell office:value-type="string" calcext:value-type="string">
            <text:p>CRAYE2</text:p>
          </table:table-cell>
          <table:table-cell office:value-type="float" office:value="1.14243113414314E+029" calcext:value-type="float">
            <text:p>1.14243113414314E+029</text:p>
          </table:table-cell>
          <table:table-cell office:value-type="float" office:value="31223" calcext:value-type="float">
            <text:p>31223</text:p>
          </table:table-cell>
          <table:table-cell table:number-columns-repeated="1015"/>
        </table:table-row>
        <table:table-row table:style-name="ro1">
          <table:table-cell office:value-type="float" office:value="7.21000292001101E+020" calcext:value-type="float">
            <text:p>7.2100029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RVAIYA</text:p>
          </table:table-cell>
          <table:table-cell office:value-type="string" calcext:value-type="string">
            <text:p>V668184168</text:p>
          </table:table-cell>
          <table:table-cell office:value-type="string" calcext:value-type="string">
            <text:p>VSARVAI2</text:p>
          </table:table-cell>
          <table:table-cell office:value-type="float" office:value="1.14424115551355E+029" calcext:value-type="float">
            <text:p>1.14424115551355E+029</text:p>
          </table:table-cell>
          <table:table-cell office:value-type="float" office:value="43145" calcext:value-type="float">
            <text:p>43145</text:p>
          </table:table-cell>
          <table:table-cell table:number-columns-repeated="1015"/>
        </table:table-row>
        <table:table-row table:style-name="ro1">
          <table:table-cell office:value-type="float" office:value="7.21000347001101E+020" calcext:value-type="float">
            <text:p>7.2100034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M659950708</text:p>
          </table:table-cell>
          <table:table-cell office:value-type="string" calcext:value-type="string">
            <text:p>MFERNA38</text:p>
          </table:table-cell>
          <table:table-cell office:value-type="float" office:value="1.14522335331413E+029" calcext:value-type="float">
            <text:p>1.14522335331413E+029</text:p>
          </table:table-cell>
          <table:table-cell office:value-type="float" office:value="31115" calcext:value-type="float">
            <text:p>31115</text:p>
          </table:table-cell>
          <table:table-cell table:number-columns-repeated="1015"/>
        </table:table-row>
        <table:table-row table:style-name="ro1">
          <table:table-cell office:value-type="float" office:value="7.21000024001101E+020" calcext:value-type="float">
            <text:p>7.2100002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LIK</text:p>
          </table:table-cell>
          <table:table-cell office:value-type="string" calcext:value-type="string">
            <text:p>W679276382</text:p>
          </table:table-cell>
          <table:table-cell office:value-type="string" calcext:value-type="string">
            <text:p>WFMALIK2</text:p>
          </table:table-cell>
          <table:table-cell office:value-type="float" office:value="1.15211533453135E+029" calcext:value-type="float">
            <text:p>1.15211533453135E+029</text:p>
          </table:table-cell>
          <table:table-cell office:value-type="float" office:value="35153" calcext:value-type="float">
            <text:p>35153</text:p>
          </table:table-cell>
          <table:table-cell table:number-columns-repeated="1015"/>
        </table:table-row>
        <table:table-row table:style-name="ro1">
          <table:table-cell office:value-type="float" office:value="7.21000135001101E+020" calcext:value-type="float">
            <text:p>7.2100013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M673865503</text:p>
          </table:table-cell>
          <table:table-cell office:value-type="string" calcext:value-type="string">
            <text:p>HAKHAN3</text:p>
          </table:table-cell>
          <table:table-cell office:value-type="float" office:value="1.15234512322435E+029" calcext:value-type="float">
            <text:p>1.15234512322435E+029</text:p>
          </table:table-cell>
          <table:table-cell office:value-type="float" office:value="45222" calcext:value-type="float">
            <text:p>45222</text:p>
          </table:table-cell>
          <table:table-cell table:number-columns-repeated="1015"/>
        </table:table-row>
        <table:table-row table:style-name="ro1">
          <table:table-cell office:value-type="float" office:value="7.21000202001101E+020" calcext:value-type="float">
            <text:p>7.2100020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MAT</text:p>
          </table:table-cell>
          <table:table-cell office:value-type="string" calcext:value-type="string">
            <text:p>V676100608</text:p>
          </table:table-cell>
          <table:table-cell office:value-type="string" calcext:value-type="string">
            <text:p>VRKAMAT2</text:p>
          </table:table-cell>
          <table:table-cell office:value-type="float" office:value="1.15312132524325E+029" calcext:value-type="float">
            <text:p>1.15312132524325E+029</text:p>
          </table:table-cell>
          <table:table-cell office:value-type="float" office:value="52144" calcext:value-type="float">
            <text:p>52144</text:p>
          </table:table-cell>
          <table:table-cell table:number-columns-repeated="1015"/>
        </table:table-row>
        <table:table-row table:style-name="ro1">
          <table:table-cell office:value-type="float" office:value="7.21000002001101E+020" calcext:value-type="float">
            <text:p>7.2100000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C655853059</text:p>
          </table:table-cell>
          <table:table-cell office:value-type="string" calcext:value-type="string">
            <text:p>CZHNG108</text:p>
          </table:table-cell>
          <table:table-cell office:value-type="float" office:value="1.21345322555354E+029" calcext:value-type="float">
            <text:p>1.21345322555354E+029</text:p>
          </table:table-cell>
          <table:table-cell office:value-type="float" office:value="22224" calcext:value-type="float">
            <text:p>22224</text:p>
          </table:table-cell>
          <table:table-cell table:number-columns-repeated="1015"/>
        </table:table-row>
        <table:table-row table:style-name="ro1">
          <table:table-cell office:value-type="float" office:value="7.21000400001101E+020" calcext:value-type="float">
            <text:p>7.2100040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ROW</text:p>
          </table:table-cell>
          <table:table-cell office:value-type="string" calcext:value-type="string">
            <text:p>T658734861</text:p>
          </table:table-cell>
          <table:table-cell office:value-type="string" calcext:value-type="string">
            <text:p>TBARROW2</text:p>
          </table:table-cell>
          <table:table-cell office:value-type="float" office:value="1.21432533431245E+029" calcext:value-type="float">
            <text:p>1.21432533431245E+029</text:p>
          </table:table-cell>
          <table:table-cell office:value-type="float" office:value="35153" calcext:value-type="float">
            <text:p>35153</text:p>
          </table:table-cell>
          <table:table-cell table:number-columns-repeated="1015"/>
        </table:table-row>
        <table:table-row table:style-name="ro1">
          <table:table-cell office:value-type="float" office:value="7.21000110001101E+020" calcext:value-type="float">
            <text:p>7.2100011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GOLA</text:p>
          </table:table-cell>
          <table:table-cell office:value-type="string" calcext:value-type="string">
            <text:p>N654425349</text:p>
          </table:table-cell>
          <table:table-cell office:value-type="string" calcext:value-type="string">
            <text:p>NGOGOLA2</text:p>
          </table:table-cell>
          <table:table-cell office:value-type="float" office:value="1.21535235241413E+029" calcext:value-type="float">
            <text:p>1.21535235241413E+029</text:p>
          </table:table-cell>
          <table:table-cell office:value-type="float" office:value="31115" calcext:value-type="float">
            <text:p>31115</text:p>
          </table:table-cell>
          <table:table-cell table:number-columns-repeated="1015"/>
        </table:table-row>
        <table:table-row table:style-name="ro1">
          <table:table-cell office:value-type="float" office:value="7.21000681001101E+020" calcext:value-type="float">
            <text:p>7.2100068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KSHIR</text:p>
          </table:table-cell>
          <table:table-cell office:value-type="string" calcext:value-type="string">
            <text:p>R668747206</text:p>
          </table:table-cell>
          <table:table-cell office:value-type="string" calcext:value-type="string">
            <text:p>PAKSHIR2</text:p>
          </table:table-cell>
          <table:table-cell office:value-type="float" office:value="1.22142224552354E+029" calcext:value-type="float">
            <text:p>1.22142224552354E+029</text:p>
          </table:table-cell>
          <table:table-cell office:value-type="float" office:value="22224" calcext:value-type="float">
            <text:p>22224</text:p>
          </table:table-cell>
          <table:table-cell table:number-columns-repeated="1015"/>
        </table:table-row>
        <table:table-row table:style-name="ro1">
          <table:table-cell office:value-type="float" office:value="7.21000499001101E+020" calcext:value-type="float">
            <text:p>7.2100049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J675561314</text:p>
          </table:table-cell>
          <table:table-cell office:value-type="string" calcext:value-type="string">
            <text:p>JLEE741</text:p>
          </table:table-cell>
          <table:table-cell office:value-type="float" office:value="1.22314425253326E+029" calcext:value-type="float">
            <text:p>1.22314425253326E+029</text:p>
          </table:table-cell>
          <table:table-cell office:value-type="float" office:value="41121" calcext:value-type="float">
            <text:p>41121</text:p>
          </table:table-cell>
          <table:table-cell table:number-columns-repeated="1015"/>
        </table:table-row>
        <table:table-row table:style-name="ro1">
          <table:table-cell office:value-type="float" office:value="7.210002030011E+020" calcext:value-type="float">
            <text:p>7.21000203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RUTTI</text:p>
          </table:table-cell>
          <table:table-cell office:value-type="string" calcext:value-type="string">
            <text:p>M676976708</text:p>
          </table:table-cell>
          <table:table-cell office:value-type="string" calcext:value-type="string">
            <text:p>BERUTTI3</text:p>
          </table:table-cell>
          <table:table-cell office:value-type="float" office:value="1.22315214352121E+029" calcext:value-type="float">
            <text:p>1.22315214352121E+029</text:p>
          </table:table-cell>
          <table:table-cell office:value-type="float" office:value="14124" calcext:value-type="float">
            <text:p>14124</text:p>
          </table:table-cell>
          <table:table-cell table:number-columns-repeated="1015"/>
        </table:table-row>
        <table:table-row table:style-name="ro1">
          <table:table-cell office:value-type="float" office:value="7.21000429001101E+020" calcext:value-type="float">
            <text:p>7.2100042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YERS</text:p>
          </table:table-cell>
          <table:table-cell office:value-type="string" calcext:value-type="string">
            <text:p>J657727922</text:p>
          </table:table-cell>
          <table:table-cell office:value-type="string" calcext:value-type="string">
            <text:p>JLAYERS2</text:p>
          </table:table-cell>
          <table:table-cell office:value-type="float" office:value="1.22414153341151E+029" calcext:value-type="float">
            <text:p>1.22414153341151E+029</text:p>
          </table:table-cell>
          <table:table-cell office:value-type="float" office:value="14232" calcext:value-type="float">
            <text:p>14232</text:p>
          </table:table-cell>
          <table:table-cell table:number-columns-repeated="1015"/>
        </table:table-row>
        <table:table-row table:style-name="ro1">
          <table:table-cell office:value-type="float" office:value="7.21000329001101E+020" calcext:value-type="float">
            <text:p>7.2100032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A650254365</text:p>
          </table:table-cell>
          <table:table-cell office:value-type="string" calcext:value-type="string">
            <text:p>ALFREDY2</text:p>
          </table:table-cell>
          <table:table-cell office:value-type="float" office:value="1.22414333341151E+029" calcext:value-type="float">
            <text:p>1.22414333341151E+029</text:p>
          </table:table-cell>
          <table:table-cell office:value-type="float" office:value="14232" calcext:value-type="float">
            <text:p>14232</text:p>
          </table:table-cell>
          <table:table-cell table:number-columns-repeated="1015"/>
        </table:table-row>
        <table:table-row table:style-name="ro1">
          <table:table-cell office:value-type="float" office:value="7.21000210001101E+020" calcext:value-type="float">
            <text:p>7.2100021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667215567</text:p>
          </table:table-cell>
          <table:table-cell office:value-type="string" calcext:value-type="string">
            <text:p>CPAN9</text:p>
          </table:table-cell>
          <table:table-cell office:value-type="float" office:value="1.22444143342151E+029" calcext:value-type="float">
            <text:p>1.22444143342151E+029</text:p>
          </table:table-cell>
          <table:table-cell office:value-type="float" office:value="14232" calcext:value-type="float">
            <text:p>14232</text:p>
          </table:table-cell>
          <table:table-cell table:number-columns-repeated="1015"/>
        </table:table-row>
        <table:table-row table:style-name="ro1">
          <table:table-cell office:value-type="float" office:value="7.21000185001101E+020" calcext:value-type="float">
            <text:p>7.2100018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ERTZ</text:p>
          </table:table-cell>
          <table:table-cell office:value-type="string" calcext:value-type="string">
            <text:p>N664618607</text:p>
          </table:table-cell>
          <table:table-cell office:value-type="string" calcext:value-type="string">
            <text:p>KERTZ2</text:p>
          </table:table-cell>
          <table:table-cell office:value-type="float" office:value="1.23234331332441E+029" calcext:value-type="float">
            <text:p>1.23234331332441E+029</text:p>
          </table:table-cell>
          <table:table-cell office:value-type="float" office:value="15131" calcext:value-type="float">
            <text:p>15131</text:p>
          </table:table-cell>
          <table:table-cell table:number-columns-repeated="1015"/>
        </table:table-row>
        <table:table-row table:style-name="ro1">
          <table:table-cell office:value-type="float" office:value="7.21000533001101E+020" calcext:value-type="float">
            <text:p>7.2100053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ROZEK</text:p>
          </table:table-cell>
          <table:table-cell office:value-type="string" calcext:value-type="string">
            <text:p>B668760635</text:p>
          </table:table-cell>
          <table:table-cell office:value-type="string" calcext:value-type="string">
            <text:p>BMROZEK2</text:p>
          </table:table-cell>
          <table:table-cell office:value-type="float" office:value="1.23522141122241E+029" calcext:value-type="float">
            <text:p>1.23522141122241E+029</text:p>
          </table:table-cell>
          <table:table-cell office:value-type="float" office:value="15244" calcext:value-type="float">
            <text:p>15244</text:p>
          </table:table-cell>
          <table:table-cell table:number-columns-repeated="1015"/>
        </table:table-row>
        <table:table-row table:style-name="ro1">
          <table:table-cell office:value-type="float" office:value="7.21000375001101E+020" calcext:value-type="float">
            <text:p>7.2100037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YMUT</text:p>
          </table:table-cell>
          <table:table-cell office:value-type="string" calcext:value-type="string">
            <text:p>A663815102</text:p>
          </table:table-cell>
          <table:table-cell office:value-type="string" calcext:value-type="string">
            <text:p>ARYMUT2</text:p>
          </table:table-cell>
          <table:table-cell office:value-type="float" office:value="1.24115112423223E+029" calcext:value-type="float">
            <text:p>1.24115112423223E+029</text:p>
          </table:table-cell>
          <table:table-cell office:value-type="float" office:value="13225" calcext:value-type="float">
            <text:p>13225</text:p>
          </table:table-cell>
          <table:table-cell table:number-columns-repeated="1015"/>
        </table:table-row>
        <table:table-row table:style-name="ro1">
          <table:table-cell office:value-type="float" office:value="7.21000652001101E+020" calcext:value-type="float">
            <text:p>7.2100065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B673241061</text:p>
          </table:table-cell>
          <table:table-cell office:value-type="string" calcext:value-type="string">
            <text:p>BCHAN12</text:p>
          </table:table-cell>
          <table:table-cell office:value-type="float" office:value="1.24132231531412E+029" calcext:value-type="float">
            <text:p>1.24132231531412E+029</text:p>
          </table:table-cell>
          <table:table-cell office:value-type="float" office:value="31115" calcext:value-type="float">
            <text:p>31115</text:p>
          </table:table-cell>
          <table:table-cell table:number-columns-repeated="1015"/>
        </table:table-row>
        <table:table-row table:style-name="ro1">
          <table:table-cell office:value-type="float" office:value="7.21000492001101E+020" calcext:value-type="float">
            <text:p>7.2100049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Z673098200</text:p>
          </table:table-cell>
          <table:table-cell office:value-type="string" calcext:value-type="string">
            <text:p>ZZHAN151</text:p>
          </table:table-cell>
          <table:table-cell office:value-type="float" office:value="1.24133235241412E+029" calcext:value-type="float">
            <text:p>1.24133235241412E+029</text:p>
          </table:table-cell>
          <table:table-cell office:value-type="float" office:value="31115" calcext:value-type="float">
            <text:p>31115</text:p>
          </table:table-cell>
          <table:table-cell table:number-columns-repeated="1015"/>
        </table:table-row>
        <table:table-row table:style-name="ro1">
          <table:table-cell office:value-type="float" office:value="7.21000600001101E+020" calcext:value-type="float">
            <text:p>7.2100060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VALLE</text:p>
          </table:table-cell>
          <table:table-cell office:value-type="string" calcext:value-type="string">
            <text:p>D669435978</text:p>
          </table:table-cell>
          <table:table-cell office:value-type="string" calcext:value-type="string">
            <text:p>DDELVAL2</text:p>
          </table:table-cell>
          <table:table-cell office:value-type="float" office:value="1.24152234451332E+029" calcext:value-type="float">
            <text:p>1.24152234451332E+029</text:p>
          </table:table-cell>
          <table:table-cell office:value-type="float" office:value="35211" calcext:value-type="float">
            <text:p>35211</text:p>
          </table:table-cell>
          <table:table-cell table:number-columns-repeated="1015"/>
        </table:table-row>
        <table:table-row table:style-name="ro1">
          <table:table-cell office:value-type="float" office:value="7.210005730011E+020" calcext:value-type="float">
            <text:p>7.21000573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B665400218</text:p>
          </table:table-cell>
          <table:table-cell office:value-type="string" calcext:value-type="string">
            <text:p>BRIANL2</text:p>
          </table:table-cell>
          <table:table-cell office:value-type="float" office:value="1.24455344231141E+029" calcext:value-type="float">
            <text:p>1.24455344231141E+029</text:p>
          </table:table-cell>
          <table:table-cell office:value-type="float" office:value="51245" calcext:value-type="float">
            <text:p>51245</text:p>
          </table:table-cell>
          <table:table-cell table:number-columns-repeated="1015"/>
        </table:table-row>
        <table:table-row table:style-name="ro1">
          <table:table-cell office:value-type="float" office:value="7.210001270011E+020" calcext:value-type="float">
            <text:p>7.2100012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ING</text:p>
          </table:table-cell>
          <table:table-cell office:value-type="float" office:value="665802270" calcext:value-type="float">
            <text:p>665802270</text:p>
          </table:table-cell>
          <table:table-cell office:value-type="string" calcext:value-type="string">
            <text:p>AJING2</text:p>
          </table:table-cell>
          <table:table-cell office:value-type="float" office:value="1.24532235241412E+029" calcext:value-type="float">
            <text:p>1.24532235241412E+029</text:p>
          </table:table-cell>
          <table:table-cell office:value-type="float" office:value="31115" calcext:value-type="float">
            <text:p>31115</text:p>
          </table:table-cell>
          <table:table-cell table:number-columns-repeated="1015"/>
        </table:table-row>
        <table:table-row table:style-name="ro1">
          <table:table-cell office:value-type="float" office:value="7.21000113001101E+020" calcext:value-type="float">
            <text:p>7.2100011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E664442013</text:p>
          </table:table-cell>
          <table:table-cell office:value-type="string" calcext:value-type="string">
            <text:p>WCWANG2</text:p>
          </table:table-cell>
          <table:table-cell office:value-type="float" office:value="1.24532235241412E+029" calcext:value-type="float">
            <text:p>1.24532235241412E+029</text:p>
          </table:table-cell>
          <table:table-cell office:value-type="float" office:value="31115" calcext:value-type="float">
            <text:p>31115</text:p>
          </table:table-cell>
          <table:table-cell table:number-columns-repeated="1015"/>
        </table:table-row>
        <table:table-row table:style-name="ro1">
          <table:table-cell office:value-type="float" office:value="7.210001250011E+020" calcext:value-type="float">
            <text:p>7.21000125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B663334593</text:p>
          </table:table-cell>
          <table:table-cell office:value-type="string" calcext:value-type="string">
            <text:p>BRLUNG2</text:p>
          </table:table-cell>
          <table:table-cell office:value-type="float" office:value="1.25153244431123E+029" calcext:value-type="float">
            <text:p>1.25153244431123E+029</text:p>
          </table:table-cell>
          <table:table-cell office:value-type="float" office:value="55125" calcext:value-type="float">
            <text:p>55125</text:p>
          </table:table-cell>
          <table:table-cell table:number-columns-repeated="1015"/>
        </table:table-row>
        <table:table-row table:style-name="ro1">
          <table:table-cell office:value-type="float" office:value="7.21000297001101E+020" calcext:value-type="float">
            <text:p>7.2100029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NG</text:p>
          </table:table-cell>
          <table:table-cell office:value-type="string" calcext:value-type="string">
            <text:p>A660726790</text:p>
          </table:table-cell>
          <table:table-cell office:value-type="string" calcext:value-type="string">
            <text:p>APENG5</text:p>
          </table:table-cell>
          <table:table-cell office:value-type="float" office:value="1.25234525111543E+029" calcext:value-type="float">
            <text:p>1.25234525111543E+029</text:p>
          </table:table-cell>
          <table:table-cell office:value-type="float" office:value="15131" calcext:value-type="float">
            <text:p>15131</text:p>
          </table:table-cell>
          <table:table-cell table:number-columns-repeated="1015"/>
        </table:table-row>
        <table:table-row table:style-name="ro1">
          <table:table-cell office:value-type="float" office:value="7.21000496001101E+020" calcext:value-type="float">
            <text:p>7.2100049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T672150903</text:p>
          </table:table-cell>
          <table:table-cell office:value-type="string" calcext:value-type="string">
            <text:p>TIANWEI4</text:p>
          </table:table-cell>
          <table:table-cell office:value-type="float" office:value="1.25245322555355E+029" calcext:value-type="float">
            <text:p>1.25245322555355E+029</text:p>
          </table:table-cell>
          <table:table-cell office:value-type="float" office:value="22224" calcext:value-type="float">
            <text:p>22224</text:p>
          </table:table-cell>
          <table:table-cell table:number-columns-repeated="1015"/>
        </table:table-row>
        <table:table-row table:style-name="ro1">
          <table:table-cell office:value-type="float" office:value="7.21000134001101E+020" calcext:value-type="float">
            <text:p>7.2100013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D670734999</text:p>
          </table:table-cell>
          <table:table-cell office:value-type="string" calcext:value-type="string">
            <text:p>DAEHOC2</text:p>
          </table:table-cell>
          <table:table-cell office:value-type="float" office:value="1.25315514151415E+029" calcext:value-type="float">
            <text:p>1.25315514151415E+029</text:p>
          </table:table-cell>
          <table:table-cell office:value-type="float" office:value="45222" calcext:value-type="float">
            <text:p>45222</text:p>
          </table:table-cell>
          <table:table-cell table:number-columns-repeated="1015"/>
        </table:table-row>
        <table:table-row table:style-name="ro1">
          <table:table-cell office:value-type="float" office:value="7.21000470001101E+020" calcext:value-type="float">
            <text:p>7.2100047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ANG</text:p>
          </table:table-cell>
          <table:table-cell office:value-type="string" calcext:value-type="string">
            <text:p>C652777007</text:p>
          </table:table-cell>
          <table:table-cell office:value-type="string" calcext:value-type="string">
            <text:p>CONANLH2</text:p>
          </table:table-cell>
          <table:table-cell office:value-type="float" office:value="1.25345322555255E+029" calcext:value-type="float">
            <text:p>1.25345322555255E+029</text:p>
          </table:table-cell>
          <table:table-cell office:value-type="float" office:value="22224" calcext:value-type="float">
            <text:p>22224</text:p>
          </table:table-cell>
          <table:table-cell table:number-columns-repeated="1015"/>
        </table:table-row>
        <table:table-row table:style-name="ro1">
          <table:table-cell office:value-type="float" office:value="7.21000218001101E+020" calcext:value-type="float">
            <text:p>7.2100021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AO</text:p>
          </table:table-cell>
          <table:table-cell office:value-type="string" calcext:value-type="string">
            <text:p>Z663986337</text:p>
          </table:table-cell>
          <table:table-cell office:value-type="string" calcext:value-type="string">
            <text:p>ZLIAO15</text:p>
          </table:table-cell>
          <table:table-cell office:value-type="float" office:value="1.25345322555354E+029" calcext:value-type="float">
            <text:p>1.25345322555354E+029</text:p>
          </table:table-cell>
          <table:table-cell office:value-type="float" office:value="22224" calcext:value-type="float">
            <text:p>22224</text:p>
          </table:table-cell>
          <table:table-cell table:number-columns-repeated="1015"/>
        </table:table-row>
        <table:table-row table:style-name="ro1">
          <table:table-cell office:value-type="float" office:value="7.21000048001101E+020" calcext:value-type="float">
            <text:p>7.2100004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S662256268</text:p>
          </table:table-cell>
          <table:table-cell office:value-type="string" calcext:value-type="string">
            <text:p>SWANG249</text:p>
          </table:table-cell>
          <table:table-cell office:value-type="float" office:value="1.25345322555355E+029" calcext:value-type="float">
            <text:p>1.25345322555355E+029</text:p>
          </table:table-cell>
          <table:table-cell office:value-type="float" office:value="22224" calcext:value-type="float">
            <text:p>22224</text:p>
          </table:table-cell>
          <table:table-cell table:number-columns-repeated="1015"/>
        </table:table-row>
        <table:table-row table:style-name="ro1">
          <table:table-cell office:value-type="float" office:value="7.21000005001101E+020" calcext:value-type="float">
            <text:p>7.2100000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ILLENGAS</text:p>
          </table:table-cell>
          <table:table-cell office:value-type="string" calcext:value-type="string">
            <text:p>M650325264</text:p>
          </table:table-cell>
          <table:table-cell office:value-type="string" calcext:value-type="string">
            <text:p>MHILLE3</text:p>
          </table:table-cell>
          <table:table-cell office:value-type="float" office:value="1.31224315134324E+029" calcext:value-type="float">
            <text:p>1.31224315134324E+029</text:p>
          </table:table-cell>
          <table:table-cell office:value-type="float" office:value="42241" calcext:value-type="float">
            <text:p>42241</text:p>
          </table:table-cell>
          <table:table-cell table:number-columns-repeated="1015"/>
        </table:table-row>
        <table:table-row table:style-name="ro1">
          <table:table-cell office:value-type="float" office:value="7.21000622001101E+020" calcext:value-type="float">
            <text:p>7.2100062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CH</text:p>
          </table:table-cell>
          <table:table-cell office:value-type="string" calcext:value-type="string">
            <text:p>A677970056</text:p>
          </table:table-cell>
          <table:table-cell office:value-type="string" calcext:value-type="string">
            <text:p>APACH2</text:p>
          </table:table-cell>
          <table:table-cell office:value-type="float" office:value="1.31245455535223E+029" calcext:value-type="float">
            <text:p>1.31245455535223E+029</text:p>
          </table:table-cell>
          <table:table-cell office:value-type="float" office:value="24243" calcext:value-type="float">
            <text:p>24243</text:p>
          </table:table-cell>
          <table:table-cell table:number-columns-repeated="1015"/>
        </table:table-row>
        <table:table-row table:style-name="ro1">
          <table:table-cell office:value-type="float" office:value="7.21000372001101E+020" calcext:value-type="float">
            <text:p>7.2100037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Z672012260</text:p>
          </table:table-cell>
          <table:table-cell office:value-type="string" calcext:value-type="string">
            <text:p>ZHOUQI2</text:p>
          </table:table-cell>
          <table:table-cell office:value-type="float" office:value="1.31345255515254E+029" calcext:value-type="float">
            <text:p>1.31345255515254E+029</text:p>
          </table:table-cell>
          <table:table-cell office:value-type="float" office:value="24243" calcext:value-type="float">
            <text:p>24243</text:p>
          </table:table-cell>
          <table:table-cell table:number-columns-repeated="1015"/>
        </table:table-row>
        <table:table-row table:style-name="ro1">
          <table:table-cell office:value-type="float" office:value="7.21000182001101E+020" calcext:value-type="float">
            <text:p>7.2100018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D668023159</text:p>
          </table:table-cell>
          <table:table-cell office:value-type="string" calcext:value-type="string">
            <text:p>DATAN2</text:p>
          </table:table-cell>
          <table:table-cell office:value-type="float" office:value="1.31345353535214E+029" calcext:value-type="float">
            <text:p>1.31345353535214E+029</text:p>
          </table:table-cell>
          <table:table-cell office:value-type="float" office:value="24243" calcext:value-type="float">
            <text:p>24243</text:p>
          </table:table-cell>
          <table:table-cell table:number-columns-repeated="1015"/>
        </table:table-row>
        <table:table-row table:style-name="ro1">
          <table:table-cell office:value-type="float" office:value="7.210004870011E+020" calcext:value-type="float">
            <text:p>7.2100048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ONG</text:p>
          </table:table-cell>
          <table:table-cell office:value-type="string" calcext:value-type="string">
            <text:p>Q661094241</text:p>
          </table:table-cell>
          <table:table-cell office:value-type="string" calcext:value-type="string">
            <text:p>QZHONG6</text:p>
          </table:table-cell>
          <table:table-cell office:value-type="float" office:value="1.31345355535223E+029" calcext:value-type="float">
            <text:p>1.31345355535223E+029</text:p>
          </table:table-cell>
          <table:table-cell office:value-type="float" office:value="24243" calcext:value-type="float">
            <text:p>24243</text:p>
          </table:table-cell>
          <table:table-cell table:number-columns-repeated="1015"/>
        </table:table-row>
        <table:table-row table:style-name="ro1">
          <table:table-cell office:value-type="float" office:value="7.21000448001101E+020" calcext:value-type="float">
            <text:p>7.2100044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NSKAT</text:p>
          </table:table-cell>
          <table:table-cell office:value-type="string" calcext:value-type="string">
            <text:p>A662344840</text:p>
          </table:table-cell>
          <table:table-cell office:value-type="string" calcext:value-type="string">
            <text:p>HANSKAT2</text:p>
          </table:table-cell>
          <table:table-cell office:value-type="float" office:value="1.31421215521324E+029" calcext:value-type="float">
            <text:p>1.31421215521324E+029</text:p>
          </table:table-cell>
          <table:table-cell office:value-type="float" office:value="42241" calcext:value-type="float">
            <text:p>42241</text:p>
          </table:table-cell>
          <table:table-cell table:number-columns-repeated="1015"/>
        </table:table-row>
        <table:table-row table:style-name="ro1">
          <table:table-cell office:value-type="float" office:value="7.21000142001101E+020" calcext:value-type="float">
            <text:p>7.2100014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A668663852</text:p>
          </table:table-cell>
          <table:table-cell office:value-type="string" calcext:value-type="string">
            <text:p>AWANG51</text:p>
          </table:table-cell>
          <table:table-cell office:value-type="float" office:value="1.31452541122251E+029" calcext:value-type="float">
            <text:p>1.31452541122251E+029</text:p>
          </table:table-cell>
          <table:table-cell office:value-type="float" office:value="15244" calcext:value-type="float">
            <text:p>15244</text:p>
          </table:table-cell>
          <table:table-cell table:number-columns-repeated="1015"/>
        </table:table-row>
        <table:table-row table:style-name="ro1">
          <table:table-cell office:value-type="float" office:value="7.21000058001101E+020" calcext:value-type="float">
            <text:p>7.2100005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MID</text:p>
          </table:table-cell>
          <table:table-cell office:value-type="string" calcext:value-type="string">
            <text:p>N679748019</text:p>
          </table:table-cell>
          <table:table-cell office:value-type="string" calcext:value-type="string">
            <text:p>NSSCHMD2</text:p>
          </table:table-cell>
          <table:table-cell office:value-type="float" office:value="1.31532341122241E+029" calcext:value-type="float">
            <text:p>1.31532341122241E+029</text:p>
          </table:table-cell>
          <table:table-cell office:value-type="float" office:value="15244" calcext:value-type="float">
            <text:p>15244</text:p>
          </table:table-cell>
          <table:table-cell table:number-columns-repeated="1015"/>
        </table:table-row>
        <table:table-row table:style-name="ro1">
          <table:table-cell office:value-type="float" office:value="7.210004230011E+020" calcext:value-type="float">
            <text:p>7.21000423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J677179059</text:p>
          </table:table-cell>
          <table:table-cell office:value-type="string" calcext:value-type="string">
            <text:p>JTMCGUI2</text:p>
          </table:table-cell>
          <table:table-cell office:value-type="float" office:value="1.31552243322251E+029" calcext:value-type="float">
            <text:p>1.31552243322251E+029</text:p>
          </table:table-cell>
          <table:table-cell office:value-type="float" office:value="15244" calcext:value-type="float">
            <text:p>15244</text:p>
          </table:table-cell>
          <table:table-cell table:number-columns-repeated="1015"/>
        </table:table-row>
        <table:table-row table:style-name="ro1">
          <table:table-cell office:value-type="float" office:value="7.21000582001101E+020" calcext:value-type="float">
            <text:p>7.2100058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CHIDA</text:p>
          </table:table-cell>
          <table:table-cell office:value-type="string" calcext:value-type="string">
            <text:p>K663466245</text:p>
          </table:table-cell>
          <table:table-cell office:value-type="string" calcext:value-type="string">
            <text:p>KUCHIDA2</text:p>
          </table:table-cell>
          <table:table-cell office:value-type="float" office:value="1.31553544511153E+029" calcext:value-type="float">
            <text:p>1.31553544511153E+029</text:p>
          </table:table-cell>
          <table:table-cell office:value-type="float" office:value="55125" calcext:value-type="float">
            <text:p>55125</text:p>
          </table:table-cell>
          <table:table-cell table:number-columns-repeated="1015"/>
        </table:table-row>
        <table:table-row table:style-name="ro1">
          <table:table-cell office:value-type="float" office:value="7.21000433001101E+020" calcext:value-type="float">
            <text:p>7.2100043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IR</text:p>
          </table:table-cell>
          <table:table-cell office:value-type="string" calcext:value-type="string">
            <text:p>A671907189</text:p>
          </table:table-cell>
          <table:table-cell office:value-type="string" calcext:value-type="string">
            <text:p>AANAIR2</text:p>
          </table:table-cell>
          <table:table-cell office:value-type="float" office:value="1.31554432413223E+029" calcext:value-type="float">
            <text:p>1.31554432413223E+029</text:p>
          </table:table-cell>
          <table:table-cell office:value-type="float" office:value="43253" calcext:value-type="float">
            <text:p>43253</text:p>
          </table:table-cell>
          <table:table-cell table:number-columns-repeated="1015"/>
        </table:table-row>
        <table:table-row table:style-name="ro1">
          <table:table-cell office:value-type="float" office:value="7.21000456001101E+020" calcext:value-type="float">
            <text:p>7.2100045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ENNAN</text:p>
          </table:table-cell>
          <table:table-cell office:value-type="string" calcext:value-type="string">
            <text:p>W652688735</text:p>
          </table:table-cell>
          <table:table-cell office:value-type="string" calcext:value-type="string">
            <text:p>WCD2</text:p>
          </table:table-cell>
          <table:table-cell office:value-type="float" office:value="1.32133532211324E+029" calcext:value-type="float">
            <text:p>1.32133532211324E+029</text:p>
          </table:table-cell>
          <table:table-cell office:value-type="float" office:value="52144" calcext:value-type="float">
            <text:p>52144</text:p>
          </table:table-cell>
          <table:table-cell table:number-columns-repeated="1015"/>
        </table:table-row>
        <table:table-row table:style-name="ro1">
          <table:table-cell office:value-type="float" office:value="7.21000324001101E+020" calcext:value-type="float">
            <text:p>7.2100032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IY2</text:p>
          </table:table-cell>
          <table:table-cell office:value-type="float" office:value="1.32333532231324E+029" calcext:value-type="float">
            <text:p>1.32333532231324E+029</text:p>
          </table:table-cell>
          <table:table-cell office:value-type="float" office:value="52144" calcext:value-type="float">
            <text:p>52144</text:p>
          </table:table-cell>
          <table:table-cell table:number-columns-repeated="1015"/>
        </table:table-row>
        <table:table-row table:style-name="ro1">
          <table:table-cell office:value-type="float" office:value="7.210006570011E+020" calcext:value-type="float">
            <text:p>7.2100065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IN</text:p>
          </table:table-cell>
          <table:table-cell office:value-type="string" calcext:value-type="string">
            <text:p>S660127497</text:p>
          </table:table-cell>
          <table:table-cell office:value-type="string" calcext:value-type="string">
            <text:p>SELENAJ2</text:p>
          </table:table-cell>
          <table:table-cell office:value-type="float" office:value="1.32343532211324E+029" calcext:value-type="float">
            <text:p>1.32343532211324E+029</text:p>
          </table:table-cell>
          <table:table-cell office:value-type="float" office:value="52144" calcext:value-type="float">
            <text:p>52144</text:p>
          </table:table-cell>
          <table:table-cell table:number-columns-repeated="1015"/>
        </table:table-row>
        <table:table-row table:style-name="ro1">
          <table:table-cell office:value-type="float" office:value="7.21000349001101E+020" calcext:value-type="float">
            <text:p>7.2100034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NG</text:p>
          </table:table-cell>
          <table:table-cell office:value-type="string" calcext:value-type="string">
            <text:p>K672822760</text:p>
          </table:table-cell>
          <table:table-cell office:value-type="string" calcext:value-type="string">
            <text:p>KFENG</text:p>
          </table:table-cell>
          <table:table-cell office:value-type="float" office:value="1.32354332335344E+029" calcext:value-type="float">
            <text:p>1.32354332335344E+029</text:p>
          </table:table-cell>
          <table:table-cell office:value-type="float" office:value="55233" calcext:value-type="float">
            <text:p>55233</text:p>
          </table:table-cell>
          <table:table-cell table:number-columns-repeated="1015"/>
        </table:table-row>
        <table:table-row table:style-name="ro1">
          <table:table-cell office:value-type="float" office:value="7.210001450011E+020" calcext:value-type="float">
            <text:p>7.21000145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650865937</text:p>
          </table:table-cell>
          <table:table-cell office:value-type="string" calcext:value-type="string">
            <text:p>MINXING2</text:p>
          </table:table-cell>
          <table:table-cell office:value-type="float" office:value="1.32414141443151E+029" calcext:value-type="float">
            <text:p>1.32414141443151E+029</text:p>
          </table:table-cell>
          <table:table-cell office:value-type="float" office:value="14232" calcext:value-type="float">
            <text:p>14232</text:p>
          </table:table-cell>
          <table:table-cell table:number-columns-repeated="1015"/>
        </table:table-row>
        <table:table-row table:style-name="ro1">
          <table:table-cell office:value-type="float" office:value="7.21000054001101E+020" calcext:value-type="float">
            <text:p>7.2100005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Y677689636</text:p>
          </table:table-cell>
          <table:table-cell office:value-type="string" calcext:value-type="string">
            <text:p>YLEE272</text:p>
          </table:table-cell>
          <table:table-cell office:value-type="float" office:value="1.32414153421131E+029" calcext:value-type="float">
            <text:p>1.32414153421131E+029</text:p>
          </table:table-cell>
          <table:table-cell office:value-type="float" office:value="14232" calcext:value-type="float">
            <text:p>14232</text:p>
          </table:table-cell>
          <table:table-cell table:number-columns-repeated="1015"/>
        </table:table-row>
        <table:table-row table:style-name="ro1">
          <table:table-cell office:value-type="float" office:value="7.21000114001101E+020" calcext:value-type="float">
            <text:p>7.2100011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KHAN267</text:p>
          </table:table-cell>
          <table:table-cell office:value-type="float" office:value="1.32414431442141E+029" calcext:value-type="float">
            <text:p>1.32414431442141E+029</text:p>
          </table:table-cell>
          <table:table-cell office:value-type="float" office:value="14232" calcext:value-type="float">
            <text:p>14232</text:p>
          </table:table-cell>
          <table:table-cell table:number-columns-repeated="1015"/>
        </table:table-row>
        <table:table-row table:style-name="ro1">
          <table:table-cell office:value-type="float" office:value="7.21000285001101E+020" calcext:value-type="float">
            <text:p>7.2100028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BIRAK</text:p>
          </table:table-cell>
          <table:table-cell office:value-type="string" calcext:value-type="string">
            <text:p>M653793898</text:p>
          </table:table-cell>
          <table:table-cell office:value-type="string" calcext:value-type="string">
            <text:p>BABIRAK2</text:p>
          </table:table-cell>
          <table:table-cell office:value-type="float" office:value="1.33213143444514E+029" calcext:value-type="float">
            <text:p>1.33213143444514E+029</text:p>
          </table:table-cell>
          <table:table-cell office:value-type="float" office:value="31223" calcext:value-type="float">
            <text:p>31223</text:p>
          </table:table-cell>
          <table:table-cell table:number-columns-repeated="1015"/>
        </table:table-row>
        <table:table-row table:style-name="ro1">
          <table:table-cell office:value-type="float" office:value="7.21000406001101E+020" calcext:value-type="float">
            <text:p>7.2100040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IEDMAN</text:p>
          </table:table-cell>
          <table:table-cell office:value-type="string" calcext:value-type="string">
            <text:p>M670983109</text:p>
          </table:table-cell>
          <table:table-cell office:value-type="string" calcext:value-type="string">
            <text:p>MAFRIED2</text:p>
          </table:table-cell>
          <table:table-cell office:value-type="float" office:value="1.33522141122251E+029" calcext:value-type="float">
            <text:p>1.33522141122251E+029</text:p>
          </table:table-cell>
          <table:table-cell office:value-type="float" office:value="15244" calcext:value-type="float">
            <text:p>15244</text:p>
          </table:table-cell>
          <table:table-cell table:number-columns-repeated="1015"/>
        </table:table-row>
        <table:table-row table:style-name="ro1">
          <table:table-cell office:value-type="float" office:value="7.21000338001101E+020" calcext:value-type="float">
            <text:p>7.2100033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S657549706</text:p>
          </table:table-cell>
          <table:table-cell office:value-type="string" calcext:value-type="string">
            <text:p>SHUYUEZ2</text:p>
          </table:table-cell>
          <table:table-cell office:value-type="float" office:value="1.33522143122241E+029" calcext:value-type="float">
            <text:p>1.33522143122241E+029</text:p>
          </table:table-cell>
          <table:table-cell office:value-type="float" office:value="15244" calcext:value-type="float">
            <text:p>15244</text:p>
          </table:table-cell>
          <table:table-cell table:number-columns-repeated="1015"/>
        </table:table-row>
        <table:table-row table:style-name="ro1">
          <table:table-cell office:value-type="float" office:value="7.21000684001101E+020" calcext:value-type="float">
            <text:p>7.2100068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NG</text:p>
          </table:table-cell>
          <table:table-cell office:value-type="float" office:value="653869451" calcext:value-type="float">
            <text:p>653869451</text:p>
          </table:table-cell>
          <table:table-cell office:value-type="string" calcext:value-type="string">
            <text:p>JIAWANG2</text:p>
          </table:table-cell>
          <table:table-cell office:value-type="float" office:value="1.33552141122111E+029" calcext:value-type="float">
            <text:p>1.33552141122111E+029</text:p>
          </table:table-cell>
          <table:table-cell office:value-type="float" office:value="15244" calcext:value-type="float">
            <text:p>15244</text:p>
          </table:table-cell>
          <table:table-cell table:number-columns-repeated="1015"/>
        </table:table-row>
        <table:table-row table:style-name="ro1">
          <table:table-cell office:value-type="float" office:value="7.21000462001101E+020" calcext:value-type="float">
            <text:p>7.2100046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Y674580232</text:p>
          </table:table-cell>
          <table:table-cell office:value-type="string" calcext:value-type="string">
            <text:p>YWANG498</text:p>
          </table:table-cell>
          <table:table-cell office:value-type="float" office:value="1.33552141122241E+029" calcext:value-type="float">
            <text:p>1.33552141122241E+029</text:p>
          </table:table-cell>
          <table:table-cell office:value-type="float" office:value="15244" calcext:value-type="float">
            <text:p>15244</text:p>
          </table:table-cell>
          <table:table-cell table:number-columns-repeated="1015"/>
        </table:table-row>
        <table:table-row table:style-name="ro1">
          <table:table-cell office:value-type="float" office:value="7.21000080001101E+020" calcext:value-type="float">
            <text:p>7.2100008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UDZICH</text:p>
          </table:table-cell>
          <table:table-cell office:value-type="string" calcext:value-type="string">
            <text:p>P662739777</text:p>
          </table:table-cell>
          <table:table-cell office:value-type="string" calcext:value-type="string">
            <text:p>PCUDZI3</text:p>
          </table:table-cell>
          <table:table-cell office:value-type="float" office:value="1.33552143122251E+029" calcext:value-type="float">
            <text:p>1.33552143122251E+029</text:p>
          </table:table-cell>
          <table:table-cell office:value-type="float" office:value="15244" calcext:value-type="float">
            <text:p>15244</text:p>
          </table:table-cell>
          <table:table-cell table:number-columns-repeated="1015"/>
        </table:table-row>
        <table:table-row table:style-name="ro1">
          <table:table-cell office:value-type="float" office:value="7.21000389001101E+020" calcext:value-type="float">
            <text:p>7.2100038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EN</text:p>
          </table:table-cell>
          <table:table-cell office:value-type="string" calcext:value-type="string">
            <text:p>C655008916</text:p>
          </table:table-cell>
          <table:table-cell office:value-type="string" calcext:value-type="string">
            <text:p>COKEN2</text:p>
          </table:table-cell>
          <table:table-cell office:value-type="float" office:value="1.34234231241413E+029" calcext:value-type="float">
            <text:p>1.34234231241413E+029</text:p>
          </table:table-cell>
          <table:table-cell office:value-type="float" office:value="31115" calcext:value-type="float">
            <text:p>31115</text:p>
          </table:table-cell>
          <table:table-cell table:number-columns-repeated="1015"/>
        </table:table-row>
        <table:table-row table:style-name="ro1">
          <table:table-cell office:value-type="float" office:value="7.21000331001101E+020" calcext:value-type="float">
            <text:p>7.2100033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DUL</text:p>
          </table:table-cell>
          <table:table-cell office:value-type="string" calcext:value-type="string">
            <text:p>RQHIM653900834</text:p>
          </table:table-cell>
          <table:table-cell office:value-type="string" calcext:value-type="string">
            <text:p>INSYIRA2</text:p>
          </table:table-cell>
          <table:table-cell office:value-type="float" office:value="1.34252143133251E+029" calcext:value-type="float">
            <text:p>1.34252143133251E+029</text:p>
          </table:table-cell>
          <table:table-cell office:value-type="float" office:value="15244" calcext:value-type="float">
            <text:p>15244</text:p>
          </table:table-cell>
          <table:table-cell table:number-columns-repeated="1015"/>
        </table:table-row>
        <table:table-row table:style-name="ro1">
          <table:table-cell office:value-type="float" office:value="7.21000594001101E+020" calcext:value-type="float">
            <text:p>7.2100059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M660065644</text:p>
          </table:table-cell>
          <table:table-cell office:value-type="string" calcext:value-type="string">
            <text:p>KHAN70</text:p>
          </table:table-cell>
          <table:table-cell office:value-type="float" office:value="1.34545251543313E+029" calcext:value-type="float">
            <text:p>1.34545251543313E+029</text:p>
          </table:table-cell>
          <table:table-cell office:value-type="float" office:value="31115" calcext:value-type="float">
            <text:p>31115</text:p>
          </table:table-cell>
          <table:table-cell table:number-columns-repeated="1015"/>
        </table:table-row>
        <table:table-row table:style-name="ro1">
          <table:table-cell office:value-type="float" office:value="7.21000545001101E+020" calcext:value-type="float">
            <text:p>7.2100054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IMPF</text:p>
          </table:table-cell>
          <table:table-cell office:value-type="string" calcext:value-type="string">
            <text:p>J675135638</text:p>
          </table:table-cell>
          <table:table-cell office:value-type="string" calcext:value-type="string">
            <text:p>SCHIMPF2</text:p>
          </table:table-cell>
          <table:table-cell office:value-type="float" office:value="1.34553154441151E+029" calcext:value-type="float">
            <text:p>1.34553154441151E+029</text:p>
          </table:table-cell>
          <table:table-cell office:value-type="float" office:value="55125" calcext:value-type="float">
            <text:p>55125</text:p>
          </table:table-cell>
          <table:table-cell table:number-columns-repeated="1015"/>
        </table:table-row>
        <table:table-row table:style-name="ro1">
          <table:table-cell office:value-type="float" office:value="7.21000562001101E+020" calcext:value-type="float">
            <text:p>7.2100056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Z</text:p>
          </table:table-cell>
          <table:table-cell office:value-type="string" calcext:value-type="string">
            <text:p>D661922366</text:p>
          </table:table-cell>
          <table:table-cell office:value-type="string" calcext:value-type="string">
            <text:p>DVAZ2</text:p>
          </table:table-cell>
          <table:table-cell office:value-type="float" office:value="1.35433342312144E+029" calcext:value-type="float">
            <text:p>1.35433342312144E+029</text:p>
          </table:table-cell>
          <table:table-cell office:value-type="float" office:value="21154" calcext:value-type="float">
            <text:p>21154</text:p>
          </table:table-cell>
          <table:table-cell table:number-columns-repeated="1015"/>
        </table:table-row>
        <table:table-row table:style-name="ro1">
          <table:table-cell office:value-type="float" office:value="7.21000678001101E+020" calcext:value-type="float">
            <text:p>7.2100067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ABLA</text:p>
          </table:table-cell>
          <table:table-cell office:value-type="string" calcext:value-type="string">
            <text:p>B663542470</text:p>
          </table:table-cell>
          <table:table-cell office:value-type="string" calcext:value-type="string">
            <text:p>SZABLA2</text:p>
          </table:table-cell>
          <table:table-cell office:value-type="float" office:value="1.35434242313244E+029" calcext:value-type="float">
            <text:p>1.35434242313244E+029</text:p>
          </table:table-cell>
          <table:table-cell office:value-type="float" office:value="21154" calcext:value-type="float">
            <text:p>21154</text:p>
          </table:table-cell>
          <table:table-cell table:number-columns-repeated="1015"/>
        </table:table-row>
        <table:table-row table:style-name="ro1">
          <table:table-cell office:value-type="float" office:value="7.21000139001101E+020" calcext:value-type="float">
            <text:p>7.2100013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LKER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OLKER2</text:p>
          </table:table-cell>
          <table:table-cell office:value-type="float" office:value="1.35435533212244E+029" calcext:value-type="float">
            <text:p>1.35435533212244E+029</text:p>
          </table:table-cell>
          <table:table-cell office:value-type="float" office:value="21154" calcext:value-type="float">
            <text:p>21154</text:p>
          </table:table-cell>
          <table:table-cell table:number-columns-repeated="1015"/>
        </table:table-row>
        <table:table-row table:style-name="ro1">
          <table:table-cell office:value-type="float" office:value="7.21000274001101E+020" calcext:value-type="float">
            <text:p>7.2100027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W674308829</text:p>
          </table:table-cell>
          <table:table-cell office:value-type="string" calcext:value-type="string">
            <text:p>WRMOORE2</text:p>
          </table:table-cell>
          <table:table-cell office:value-type="float" office:value="1.35451344331531E+029" calcext:value-type="float">
            <text:p>1.35451344331531E+029</text:p>
          </table:table-cell>
          <table:table-cell office:value-type="float" office:value="51245" calcext:value-type="float">
            <text:p>51245</text:p>
          </table:table-cell>
          <table:table-cell table:number-columns-repeated="1015"/>
        </table:table-row>
        <table:table-row table:style-name="ro1">
          <table:table-cell office:value-type="float" office:value="7.210003590011E+020" calcext:value-type="float">
            <text:p>7.21000359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T677429112</text:p>
          </table:table-cell>
          <table:table-cell office:value-type="string" calcext:value-type="string">
            <text:p>TALEE3</text:p>
          </table:table-cell>
          <table:table-cell office:value-type="float" office:value="1.35524111313414E+029" calcext:value-type="float">
            <text:p>1.35524111313414E+029</text:p>
          </table:table-cell>
          <table:table-cell office:value-type="float" office:value="24135" calcext:value-type="float">
            <text:p>24135</text:p>
          </table:table-cell>
          <table:table-cell table:number-columns-repeated="1015"/>
        </table:table-row>
        <table:table-row table:style-name="ro1">
          <table:table-cell office:value-type="float" office:value="7.21000267001101E+020" calcext:value-type="float">
            <text:p>7.2100026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R679112545</text:p>
          </table:table-cell>
          <table:table-cell office:value-type="string" calcext:value-type="string">
            <text:p>RUILANG2</text:p>
          </table:table-cell>
          <table:table-cell office:value-type="float" office:value="1.35535222312142E+029" calcext:value-type="float">
            <text:p>1.35535222312142E+029</text:p>
          </table:table-cell>
          <table:table-cell office:value-type="float" office:value="21154" calcext:value-type="float">
            <text:p>21154</text:p>
          </table:table-cell>
          <table:table-cell table:number-columns-repeated="1015"/>
        </table:table-row>
        <table:table-row table:style-name="ro1">
          <table:table-cell office:value-type="float" office:value="7.21000132001101E+020" calcext:value-type="float">
            <text:p>7.2100013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S655489209</text:p>
          </table:table-cell>
          <table:table-cell office:value-type="string" calcext:value-type="string">
            <text:p>SUMANYU2</text:p>
          </table:table-cell>
          <table:table-cell office:value-type="float" office:value="1.41112113333132E+029" calcext:value-type="float">
            <text:p>1.41112113333132E+029</text:p>
          </table:table-cell>
          <table:table-cell office:value-type="float" office:value="23123" calcext:value-type="float">
            <text:p>23123</text:p>
          </table:table-cell>
          <table:table-cell table:number-columns-repeated="1015"/>
        </table:table-row>
        <table:table-row table:style-name="ro1">
          <table:table-cell office:value-type="float" office:value="7.210006010011E+020" calcext:value-type="float">
            <text:p>7.21000601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IN</text:p>
          </table:table-cell>
          <table:table-cell office:value-type="float" office:value="669686972" calcext:value-type="float">
            <text:p>669686972</text:p>
          </table:table-cell>
          <table:table-cell office:value-type="string" calcext:value-type="string">
            <text:p>YIMENGQ2</text:p>
          </table:table-cell>
          <table:table-cell office:value-type="float" office:value="1.41112113333142E+029" calcext:value-type="float">
            <text:p>1.41112113333142E+029</text:p>
          </table:table-cell>
          <table:table-cell office:value-type="float" office:value="23123" calcext:value-type="float">
            <text:p>23123</text:p>
          </table:table-cell>
          <table:table-cell table:number-columns-repeated="1015"/>
        </table:table-row>
        <table:table-row table:style-name="ro1">
          <table:table-cell office:value-type="float" office:value="7.21000302001101E+020" calcext:value-type="float">
            <text:p>7.2100030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NI</text:p>
          </table:table-cell>
          <table:table-cell office:value-type="string" calcext:value-type="string">
            <text:p>P660571701</text:p>
          </table:table-cell>
          <table:table-cell office:value-type="string" calcext:value-type="string">
            <text:p>PSONI6</text:p>
          </table:table-cell>
          <table:table-cell office:value-type="float" office:value="1.41112133333122E+029" calcext:value-type="float">
            <text:p>1.41112133333122E+029</text:p>
          </table:table-cell>
          <table:table-cell office:value-type="float" office:value="23123" calcext:value-type="float">
            <text:p>23123</text:p>
          </table:table-cell>
          <table:table-cell table:number-columns-repeated="1015"/>
        </table:table-row>
        <table:table-row table:style-name="ro1">
          <table:table-cell office:value-type="float" office:value="7.21000579001101E+020" calcext:value-type="float">
            <text:p>7.2100057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GNER</text:p>
          </table:table-cell>
          <table:table-cell office:value-type="string" calcext:value-type="string">
            <text:p>S672799260</text:p>
          </table:table-cell>
          <table:table-cell office:value-type="string" calcext:value-type="string">
            <text:p>SAEGNER2</text:p>
          </table:table-cell>
          <table:table-cell office:value-type="float" office:value="1.41113133333112E+029" calcext:value-type="float">
            <text:p>1.41113133333112E+029</text:p>
          </table:table-cell>
          <table:table-cell office:value-type="float" office:value="23123" calcext:value-type="float">
            <text:p>23123</text:p>
          </table:table-cell>
          <table:table-cell table:number-columns-repeated="1015"/>
        </table:table-row>
        <table:table-row table:style-name="ro1">
          <table:table-cell office:value-type="float" office:value="7.21000560001101E+020" calcext:value-type="float">
            <text:p>7.2100056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N</text:p>
          </table:table-cell>
          <table:table-cell office:value-type="float" office:value="659262550" calcext:value-type="float">
            <text:p>659262550</text:p>
          </table:table-cell>
          <table:table-cell office:value-type="string" calcext:value-type="string">
            <text:p>YUYANGC2</text:p>
          </table:table-cell>
          <table:table-cell office:value-type="float" office:value="1.41223143444525E+029" calcext:value-type="float">
            <text:p>1.41223143444525E+029</text:p>
          </table:table-cell>
          <table:table-cell office:value-type="float" office:value="31223" calcext:value-type="float">
            <text:p>31223</text:p>
          </table:table-cell>
          <table:table-cell table:number-columns-repeated="1015"/>
        </table:table-row>
        <table:table-row table:style-name="ro1">
          <table:table-cell office:value-type="float" office:value="7.21000451001101E+020" calcext:value-type="float">
            <text:p>7.2100045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664252594</text:p>
          </table:table-cell>
          <table:table-cell office:value-type="string" calcext:value-type="string">
            <text:p>KMWHITE4</text:p>
          </table:table-cell>
          <table:table-cell office:value-type="float" office:value="1.41233113434324E+029" calcext:value-type="float">
            <text:p>1.41233113434324E+029</text:p>
          </table:table-cell>
          <table:table-cell office:value-type="float" office:value="31223" calcext:value-type="float">
            <text:p>31223</text:p>
          </table:table-cell>
          <table:table-cell table:number-columns-repeated="1015"/>
        </table:table-row>
        <table:table-row table:style-name="ro1">
          <table:table-cell office:value-type="float" office:value="7.21000289001101E+020" calcext:value-type="float">
            <text:p>7.2100028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ACRUZ</text:p>
          </table:table-cell>
          <table:table-cell office:value-type="string" calcext:value-type="string">
            <text:p>E672775804</text:p>
          </table:table-cell>
          <table:table-cell office:value-type="string" calcext:value-type="string">
            <text:p>EDELACR2</text:p>
          </table:table-cell>
          <table:table-cell office:value-type="float" office:value="1.41233113434514E+029" calcext:value-type="float">
            <text:p>1.41233113434514E+029</text:p>
          </table:table-cell>
          <table:table-cell office:value-type="float" office:value="31223" calcext:value-type="float">
            <text:p>31223</text:p>
          </table:table-cell>
          <table:table-cell table:number-columns-repeated="1015"/>
        </table:table-row>
        <table:table-row table:style-name="ro1">
          <table:table-cell office:value-type="float" office:value="7.210003430011E+020" calcext:value-type="float">
            <text:p>7.21000343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I</text:p>
          </table:table-cell>
          <table:table-cell office:value-type="string" calcext:value-type="string">
            <text:p>Y675425696</text:p>
          </table:table-cell>
          <table:table-cell office:value-type="string" calcext:value-type="string">
            <text:p>YWEI28</text:p>
          </table:table-cell>
          <table:table-cell office:value-type="float" office:value="1.41242113333122E+029" calcext:value-type="float">
            <text:p>1.41242113333122E+029</text:p>
          </table:table-cell>
          <table:table-cell office:value-type="float" office:value="23123" calcext:value-type="float">
            <text:p>23123</text:p>
          </table:table-cell>
          <table:table-cell table:number-columns-repeated="1015"/>
        </table:table-row>
        <table:table-row table:style-name="ro1">
          <table:table-cell office:value-type="float" office:value="7.21000034001101E+020" calcext:value-type="float">
            <text:p>7.2100003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PUDER</text:p>
          </table:table-cell>
          <table:table-cell office:value-type="string" calcext:value-type="string">
            <text:p>D673041611</text:p>
          </table:table-cell>
          <table:table-cell office:value-type="string" calcext:value-type="string">
            <text:p>CAPUDER2</text:p>
          </table:table-cell>
          <table:table-cell office:value-type="float" office:value="1.41252151323522E+029" calcext:value-type="float">
            <text:p>1.41252151323522E+029</text:p>
          </table:table-cell>
          <table:table-cell office:value-type="float" office:value="23123" calcext:value-type="float">
            <text:p>23123</text:p>
          </table:table-cell>
          <table:table-cell table:number-columns-repeated="1015"/>
        </table:table-row>
        <table:table-row table:style-name="ro1">
          <table:table-cell office:value-type="float" office:value="7.21000023001101E+020" calcext:value-type="float">
            <text:p>7.2100002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ENDZIOR</text:p>
          </table:table-cell>
          <table:table-cell office:value-type="string" calcext:value-type="string">
            <text:p>A676733631</text:p>
          </table:table-cell>
          <table:table-cell office:value-type="string" calcext:value-type="string">
            <text:p>AKENDZI2</text:p>
          </table:table-cell>
          <table:table-cell office:value-type="float" office:value="1.41252153333442E+029" calcext:value-type="float">
            <text:p>1.41252153333442E+029</text:p>
          </table:table-cell>
          <table:table-cell office:value-type="float" office:value="23123" calcext:value-type="float">
            <text:p>23123</text:p>
          </table:table-cell>
          <table:table-cell table:number-columns-repeated="1015"/>
        </table:table-row>
        <table:table-row table:style-name="ro1">
          <table:table-cell office:value-type="float" office:value="7.21000251001101E+020" calcext:value-type="float">
            <text:p>7.2100025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EIMEL</text:p>
          </table:table-cell>
          <table:table-cell office:value-type="string" calcext:value-type="string">
            <text:p>A664796224</text:p>
          </table:table-cell>
          <table:table-cell office:value-type="string" calcext:value-type="string">
            <text:p>STEIMEL3</text:p>
          </table:table-cell>
          <table:table-cell office:value-type="float" office:value="1.42212212251513E+029" calcext:value-type="float">
            <text:p>1.42212212251513E+029</text:p>
          </table:table-cell>
          <table:table-cell office:value-type="float" office:value="32122" calcext:value-type="float">
            <text:p>32122</text:p>
          </table:table-cell>
          <table:table-cell table:number-columns-repeated="1015"/>
        </table:table-row>
        <table:table-row table:style-name="ro1">
          <table:table-cell office:value-type="float" office:value="7.21000647001101E+020" calcext:value-type="float">
            <text:p>7.2100064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G</text:p>
          </table:table-cell>
          <table:table-cell office:value-type="string" calcext:value-type="string">
            <text:p>L671058574</text:p>
          </table:table-cell>
          <table:table-cell office:value-type="string" calcext:value-type="string">
            <text:p>LKONG12</text:p>
          </table:table-cell>
          <table:table-cell office:value-type="float" office:value="1.42223551422313E+029" calcext:value-type="float">
            <text:p>1.42223551422313E+029</text:p>
          </table:table-cell>
          <table:table-cell office:value-type="float" office:value="51132" calcext:value-type="float">
            <text:p>51132</text:p>
          </table:table-cell>
          <table:table-cell table:number-columns-repeated="1015"/>
        </table:table-row>
        <table:table-row table:style-name="ro1">
          <table:table-cell office:value-type="float" office:value="7.210004790011E+020" calcext:value-type="float">
            <text:p>7.21000479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FTIS</text:p>
          </table:table-cell>
          <table:table-cell office:value-type="string" calcext:value-type="string">
            <text:p>M668129160</text:p>
          </table:table-cell>
          <table:table-cell office:value-type="string" calcext:value-type="string">
            <text:p>MLOFTIS2</text:p>
          </table:table-cell>
          <table:table-cell office:value-type="float" office:value="1.42242214255533E+029" calcext:value-type="float">
            <text:p>1.42242214255533E+029</text:p>
          </table:table-cell>
          <table:table-cell office:value-type="float" office:value="32122" calcext:value-type="float">
            <text:p>32122</text:p>
          </table:table-cell>
          <table:table-cell table:number-columns-repeated="1015"/>
        </table:table-row>
        <table:table-row table:style-name="ro1">
          <table:table-cell office:value-type="float" office:value="7.21000488001101E+020" calcext:value-type="float">
            <text:p>7.2100048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DDELKE</text:p>
          </table:table-cell>
          <table:table-cell office:value-type="string" calcext:value-type="string">
            <text:p>K674454769</text:p>
          </table:table-cell>
          <table:table-cell office:value-type="string" calcext:value-type="string">
            <text:p>FIDDELK2</text:p>
          </table:table-cell>
          <table:table-cell office:value-type="float" office:value="1.42253243555545E+029" calcext:value-type="float">
            <text:p>1.42253243555545E+029</text:p>
          </table:table-cell>
          <table:table-cell office:value-type="float" office:value="32122" calcext:value-type="float">
            <text:p>32122</text:p>
          </table:table-cell>
          <table:table-cell table:number-columns-repeated="1015"/>
        </table:table-row>
        <table:table-row table:style-name="ro1">
          <table:table-cell office:value-type="float" office:value="7.21000179001101E+020" calcext:value-type="float">
            <text:p>7.2100017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AW</text:p>
          </table:table-cell>
          <table:table-cell office:value-type="string" calcext:value-type="string">
            <text:p>D654677362</text:p>
          </table:table-cell>
          <table:table-cell office:value-type="string" calcext:value-type="string">
            <text:p>DAVIDWS2</text:p>
          </table:table-cell>
          <table:table-cell office:value-type="float" office:value="1.42314425253326E+029" calcext:value-type="float">
            <text:p>1.42314425253326E+029</text:p>
          </table:table-cell>
          <table:table-cell office:value-type="float" office:value="41121" calcext:value-type="float">
            <text:p>41121</text:p>
          </table:table-cell>
          <table:table-cell table:number-columns-repeated="1015"/>
        </table:table-row>
        <table:table-row table:style-name="ro1">
          <table:table-cell office:value-type="float" office:value="7.21000170001101E+020" calcext:value-type="float">
            <text:p>7.2100017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A672358853</text:p>
          </table:table-cell>
          <table:table-cell office:value-type="string" calcext:value-type="string">
            <text:p>ARRUSH2</text:p>
          </table:table-cell>
          <table:table-cell office:value-type="float" office:value="1.42334332435423E+029" calcext:value-type="float">
            <text:p>1.42334332435423E+029</text:p>
          </table:table-cell>
          <table:table-cell office:value-type="float" office:value="55233" calcext:value-type="float">
            <text:p>55233</text:p>
          </table:table-cell>
          <table:table-cell table:number-columns-repeated="1015"/>
        </table:table-row>
        <table:table-row table:style-name="ro1">
          <table:table-cell office:value-type="float" office:value="7.21000012001101E+020" calcext:value-type="float">
            <text:p>7.2100001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STENS</text:p>
          </table:table-cell>
          <table:table-cell office:value-type="string" calcext:value-type="string">
            <text:p>B662095871</text:p>
          </table:table-cell>
          <table:table-cell office:value-type="string" calcext:value-type="string">
            <text:p>BCMERTE2</text:p>
          </table:table-cell>
          <table:table-cell office:value-type="float" office:value="1.42524135451435E+029" calcext:value-type="float">
            <text:p>1.42524135451435E+029</text:p>
          </table:table-cell>
          <table:table-cell office:value-type="float" office:value="43145" calcext:value-type="float">
            <text:p>43145</text:p>
          </table:table-cell>
          <table:table-cell table:number-columns-repeated="1015"/>
        </table:table-row>
        <table:table-row table:style-name="ro1">
          <table:table-cell office:value-type="float" office:value="7.21000022001101E+020" calcext:value-type="float">
            <text:p>7.2100002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DGE</text:p>
          </table:table-cell>
          <table:table-cell office:value-type="string" calcext:value-type="string">
            <text:p>A664499559</text:p>
          </table:table-cell>
          <table:table-cell office:value-type="string" calcext:value-type="string">
            <text:p>ASHEDGE3</text:p>
          </table:table-cell>
          <table:table-cell office:value-type="float" office:value="1.42554312335344E+029" calcext:value-type="float">
            <text:p>1.42554312335344E+029</text:p>
          </table:table-cell>
          <table:table-cell office:value-type="float" office:value="55233" calcext:value-type="float">
            <text:p>55233</text:p>
          </table:table-cell>
          <table:table-cell table:number-columns-repeated="1015"/>
        </table:table-row>
        <table:table-row table:style-name="ro1">
          <table:table-cell office:value-type="float" office:value="7.21000222001101E+020" calcext:value-type="float">
            <text:p>7.2100022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MPKINS</text:p>
          </table:table-cell>
          <table:table-cell office:value-type="string" calcext:value-type="string">
            <text:p>J652834678</text:p>
          </table:table-cell>
          <table:table-cell office:value-type="string" calcext:value-type="string">
            <text:p>JT2</text:p>
          </table:table-cell>
          <table:table-cell office:value-type="float" office:value="1.44112151323432E+029" calcext:value-type="float">
            <text:p>1.44112151323432E+029</text:p>
          </table:table-cell>
          <table:table-cell office:value-type="float" office:value="23123" calcext:value-type="float">
            <text:p>23123</text:p>
          </table:table-cell>
          <table:table-cell table:number-columns-repeated="1015"/>
        </table:table-row>
        <table:table-row table:style-name="ro1">
          <table:table-cell office:value-type="float" office:value="7.21000646001101E+020" calcext:value-type="float">
            <text:p>7.2100064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NG</text:p>
          </table:table-cell>
          <table:table-cell office:value-type="string" calcext:value-type="string">
            <text:p>C669767125</text:p>
          </table:table-cell>
          <table:table-cell office:value-type="string" calcext:value-type="string">
            <text:p>CP10</text:p>
          </table:table-cell>
          <table:table-cell office:value-type="float" office:value="1.45324224555354E+029" calcext:value-type="float">
            <text:p>1.45324224555354E+029</text:p>
          </table:table-cell>
          <table:table-cell office:value-type="float" office:value="22224" calcext:value-type="float">
            <text:p>22224</text:p>
          </table:table-cell>
          <table:table-cell table:number-columns-repeated="1015"/>
        </table:table-row>
        <table:table-row table:style-name="ro1">
          <table:table-cell office:value-type="float" office:value="7.21000477001101E+020" calcext:value-type="float">
            <text:p>7.2100047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EK</text:p>
          </table:table-cell>
          <table:table-cell office:value-type="string" calcext:value-type="string">
            <text:p>J658340921</text:p>
          </table:table-cell>
          <table:table-cell office:value-type="string" calcext:value-type="string">
            <text:p>JBAEK11</text:p>
          </table:table-cell>
          <table:table-cell office:value-type="float" office:value="1.45431242312242E+029" calcext:value-type="float">
            <text:p>1.45431242312242E+029</text:p>
          </table:table-cell>
          <table:table-cell office:value-type="float" office:value="21154" calcext:value-type="float">
            <text:p>21154</text:p>
          </table:table-cell>
          <table:table-cell table:number-columns-repeated="1015"/>
        </table:table-row>
        <table:table-row table:style-name="ro1">
          <table:table-cell office:value-type="float" office:value="7.21000194001101E+020" calcext:value-type="float">
            <text:p>7.2100019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UF</text:p>
          </table:table-cell>
          <table:table-cell office:value-type="string" calcext:value-type="string">
            <text:p>A662003322</text:p>
          </table:table-cell>
          <table:table-cell office:value-type="string" calcext:value-type="string">
            <text:p>RAUF2</text:p>
          </table:table-cell>
          <table:table-cell office:value-type="float" office:value="1.51153222442532E+029" calcext:value-type="float">
            <text:p>1.51153222442532E+029</text:p>
          </table:table-cell>
          <table:table-cell office:value-type="float" office:value="35211" calcext:value-type="float">
            <text:p>35211</text:p>
          </table:table-cell>
          <table:table-cell table:number-columns-repeated="1015"/>
        </table:table-row>
        <table:table-row table:style-name="ro1">
          <table:table-cell office:value-type="float" office:value="7.21000215001101E+020" calcext:value-type="float">
            <text:p>7.2100021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X665238084</text:p>
          </table:table-cell>
          <table:table-cell office:value-type="string" calcext:value-type="string">
            <text:p>XSHEN25</text:p>
          </table:table-cell>
          <table:table-cell office:value-type="float" office:value="1.51233143434314E+029" calcext:value-type="float">
            <text:p>1.51233143434314E+029</text:p>
          </table:table-cell>
          <table:table-cell office:value-type="float" office:value="31223" calcext:value-type="float">
            <text:p>31223</text:p>
          </table:table-cell>
          <table:table-cell table:number-columns-repeated="1015"/>
        </table:table-row>
        <table:table-row table:style-name="ro1">
          <table:table-cell office:value-type="float" office:value="7.21000410001101E+020" calcext:value-type="float">
            <text:p>7.2100041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YDLO</text:p>
          </table:table-cell>
          <table:table-cell office:value-type="string" calcext:value-type="string">
            <text:p>J658500394</text:p>
          </table:table-cell>
          <table:table-cell office:value-type="string" calcext:value-type="string">
            <text:p>JSZYDLO2</text:p>
          </table:table-cell>
          <table:table-cell office:value-type="float" office:value="1.52345322515354E+029" calcext:value-type="float">
            <text:p>1.52345322515354E+029</text:p>
          </table:table-cell>
          <table:table-cell office:value-type="float" office:value="22224" calcext:value-type="float">
            <text:p>22224</text:p>
          </table:table-cell>
          <table:table-cell table:number-columns-repeated="1015"/>
        </table:table-row>
        <table:table-row table:style-name="ro1">
          <table:table-cell office:value-type="float" office:value="7.21000528001101E+020" calcext:value-type="float">
            <text:p>7.2100052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OGSBERG</text:p>
          </table:table-cell>
          <table:table-cell office:value-type="string" calcext:value-type="string">
            <text:p>R676046499</text:p>
          </table:table-cell>
          <table:table-cell office:value-type="string" calcext:value-type="string">
            <text:p>RAS4</text:p>
          </table:table-cell>
          <table:table-cell office:value-type="float" office:value="1.52425354431531E+029" calcext:value-type="float">
            <text:p>1.52425354431531E+029</text:p>
          </table:table-cell>
          <table:table-cell office:value-type="float" office:value="51245" calcext:value-type="float">
            <text:p>51245</text:p>
          </table:table-cell>
          <table:table-cell table:number-columns-repeated="1015"/>
        </table:table-row>
        <table:table-row table:style-name="ro1">
          <table:table-cell office:value-type="float" office:value="7.21000128001101E+020" calcext:value-type="float">
            <text:p>7.2100012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ENKA</text:p>
          </table:table-cell>
          <table:table-cell office:value-type="string" calcext:value-type="string">
            <text:p>G651288720</text:p>
          </table:table-cell>
          <table:table-cell office:value-type="string" calcext:value-type="string">
            <text:p>KGOENKA2</text:p>
          </table:table-cell>
          <table:table-cell office:value-type="float" office:value="1.52431344213331E+029" calcext:value-type="float">
            <text:p>1.52431344213331E+029</text:p>
          </table:table-cell>
          <table:table-cell office:value-type="float" office:value="51245" calcext:value-type="float">
            <text:p>51245</text:p>
          </table:table-cell>
          <table:table-cell table:number-columns-repeated="1015"/>
        </table:table-row>
        <table:table-row table:style-name="ro1">
          <table:table-cell office:value-type="float" office:value="7.21000530001101E+020" calcext:value-type="float">
            <text:p>7.2100053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E654290051</text:p>
          </table:table-cell>
          <table:table-cell office:value-type="string" calcext:value-type="string">
            <text:p>EPERL2</text:p>
          </table:table-cell>
          <table:table-cell office:value-type="float" office:value="1.52431354231531E+029" calcext:value-type="float">
            <text:p>1.52431354231531E+029</text:p>
          </table:table-cell>
          <table:table-cell office:value-type="float" office:value="51245" calcext:value-type="float">
            <text:p>51245</text:p>
          </table:table-cell>
          <table:table-cell table:number-columns-repeated="1015"/>
        </table:table-row>
        <table:table-row table:style-name="ro1">
          <table:table-cell office:value-type="float" office:value="7.21000327001101E+020" calcext:value-type="float">
            <text:p>7.2100032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G</text:p>
          </table:table-cell>
          <table:table-cell office:value-type="string" calcext:value-type="string">
            <text:p>D657391930</text:p>
          </table:table-cell>
          <table:table-cell office:value-type="string" calcext:value-type="string">
            <text:p>DIDENG2</text:p>
          </table:table-cell>
          <table:table-cell office:value-type="float" office:value="1.52434354331341E+029" calcext:value-type="float">
            <text:p>1.52434354331341E+029</text:p>
          </table:table-cell>
          <table:table-cell office:value-type="float" office:value="51245" calcext:value-type="float">
            <text:p>51245</text:p>
          </table:table-cell>
          <table:table-cell table:number-columns-repeated="1015"/>
        </table:table-row>
        <table:table-row table:style-name="ro1">
          <table:table-cell office:value-type="float" office:value="7.21000236001101E+020" calcext:value-type="float">
            <text:p>7.2100023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SHER</text:p>
          </table:table-cell>
          <table:table-cell office:value-type="string" calcext:value-type="string">
            <text:p>L679010424</text:p>
          </table:table-cell>
          <table:table-cell office:value-type="string" calcext:value-type="string">
            <text:p>LLASHER2</text:p>
          </table:table-cell>
          <table:table-cell office:value-type="float" office:value="1.52435354211331E+029" calcext:value-type="float">
            <text:p>1.52435354211331E+029</text:p>
          </table:table-cell>
          <table:table-cell office:value-type="float" office:value="51245" calcext:value-type="float">
            <text:p>51245</text:p>
          </table:table-cell>
          <table:table-cell table:number-columns-repeated="1015"/>
        </table:table-row>
        <table:table-row table:style-name="ro1">
          <table:table-cell office:value-type="float" office:value="7.21000316001101E+020" calcext:value-type="float">
            <text:p>7.2100031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660641232</text:p>
          </table:table-cell>
          <table:table-cell office:value-type="string" calcext:value-type="string">
            <text:p>HHU13</text:p>
          </table:table-cell>
          <table:table-cell office:value-type="float" office:value="1.52454344331341E+029" calcext:value-type="float">
            <text:p>1.52454344331341E+029</text:p>
          </table:table-cell>
          <table:table-cell office:value-type="float" office:value="51245" calcext:value-type="float">
            <text:p>51245</text:p>
          </table:table-cell>
          <table:table-cell table:number-columns-repeated="1015"/>
        </table:table-row>
        <table:table-row table:style-name="ro1">
          <table:table-cell office:value-type="float" office:value="7.21000419001101E+020" calcext:value-type="float">
            <text:p>7.2100041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U</text:p>
          </table:table-cell>
          <table:table-cell office:value-type="string" calcext:value-type="string">
            <text:p>Z662182410</text:p>
          </table:table-cell>
          <table:table-cell office:value-type="string" calcext:value-type="string">
            <text:p>ZX8</text:p>
          </table:table-cell>
          <table:table-cell office:value-type="float" office:value="1.53152143122251E+029" calcext:value-type="float">
            <text:p>1.53152143122251E+029</text:p>
          </table:table-cell>
          <table:table-cell office:value-type="float" office:value="15244" calcext:value-type="float">
            <text:p>15244</text:p>
          </table:table-cell>
          <table:table-cell table:number-columns-repeated="1015"/>
        </table:table-row>
        <table:table-row table:style-name="ro1">
          <table:table-cell office:value-type="float" office:value="7.21000290001101E+020" calcext:value-type="float">
            <text:p>7.2100029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HAVAR</text:p>
          </table:table-cell>
          <table:table-cell office:value-type="string" calcext:value-type="string">
            <text:p>Y675153825</text:p>
          </table:table-cell>
          <table:table-cell office:value-type="string" calcext:value-type="string">
            <text:p>JHAVAR2-</text:p>
          </table:table-cell>
          <table:table-cell office:value-type="float" office:value="1.53421144243212E+029" calcext:value-type="float">
            <text:p>1.53421144243212E+029</text:p>
          </table:table-cell>
          <table:table-cell office:value-type="float" office:value="25142" calcext:value-type="float">
            <text:p>25142</text:p>
          </table:table-cell>
          <table:table-cell table:number-columns-repeated="1015"/>
        </table:table-row>
        <table:table-row table:style-name="ro1">
          <table:table-cell office:value-type="float" office:value="7.21000515001101E+020" calcext:value-type="float">
            <text:p>7.2100051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E</text:p>
          </table:table-cell>
          <table:table-cell office:value-type="float" office:value="665090850" calcext:value-type="float">
            <text:p>665090850</text:p>
          </table:table-cell>
          <table:table-cell office:value-type="string" calcext:value-type="string">
            <text:p>MLEE219</text:p>
          </table:table-cell>
          <table:table-cell office:value-type="float" office:value="1.53421214215441E+029" calcext:value-type="float">
            <text:p>1.53421214215441E+029</text:p>
          </table:table-cell>
          <table:table-cell office:value-type="float" office:value="25142" calcext:value-type="float">
            <text:p>25142</text:p>
          </table:table-cell>
          <table:table-cell table:number-columns-repeated="1015"/>
        </table:table-row>
        <table:table-row table:style-name="ro1">
          <table:table-cell office:value-type="float" office:value="7.21000059001101E+020" calcext:value-type="float">
            <text:p>7.2100005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RBA</text:p>
          </table:table-cell>
          <table:table-cell office:value-type="string" calcext:value-type="string">
            <text:p>M673324214</text:p>
          </table:table-cell>
          <table:table-cell office:value-type="string" calcext:value-type="string">
            <text:p>WERBA2</text:p>
          </table:table-cell>
          <table:table-cell office:value-type="float" office:value="1.53421234245512E+029" calcext:value-type="float">
            <text:p>1.53421234245512E+029</text:p>
          </table:table-cell>
          <table:table-cell office:value-type="float" office:value="25142" calcext:value-type="float">
            <text:p>25142</text:p>
          </table:table-cell>
          <table:table-cell table:number-columns-repeated="1015"/>
        </table:table-row>
        <table:table-row table:style-name="ro1">
          <table:table-cell office:value-type="float" office:value="7.210006850011E+020" calcext:value-type="float">
            <text:p>7.21000685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IMAC</text:p>
          </table:table-cell>
          <table:table-cell office:value-type="string" calcext:value-type="string">
            <text:p>S660613007</text:p>
          </table:table-cell>
          <table:table-cell office:value-type="string" calcext:value-type="string">
            <text:p>SSTIMAC2</text:p>
          </table:table-cell>
          <table:table-cell office:value-type="float" office:value="1.53421244243232E+029" calcext:value-type="float">
            <text:p>1.53421244243232E+029</text:p>
          </table:table-cell>
          <table:table-cell office:value-type="float" office:value="25142" calcext:value-type="float">
            <text:p>25142</text:p>
          </table:table-cell>
          <table:table-cell table:number-columns-repeated="1015"/>
        </table:table-row>
        <table:table-row table:style-name="ro1">
          <table:table-cell office:value-type="float" office:value="7.210006630011E+020" calcext:value-type="float">
            <text:p>7.21000663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AO</text:p>
          </table:table-cell>
          <table:table-cell office:value-type="string" calcext:value-type="string">
            <text:p>C672188359</text:p>
          </table:table-cell>
          <table:table-cell office:value-type="string" calcext:value-type="string">
            <text:p>CZHAO40</text:p>
          </table:table-cell>
          <table:table-cell office:value-type="float" office:value="1.53421244243242E+029" calcext:value-type="float">
            <text:p>1.53421244243242E+029</text:p>
          </table:table-cell>
          <table:table-cell office:value-type="float" office:value="25142" calcext:value-type="float">
            <text:p>25142</text:p>
          </table:table-cell>
          <table:table-cell table:number-columns-repeated="1015"/>
        </table:table-row>
        <table:table-row table:style-name="ro1">
          <table:table-cell office:value-type="float" office:value="7.21000609001101E+020" calcext:value-type="float">
            <text:p>7.2100060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Y677663992</text:p>
          </table:table-cell>
          <table:table-cell office:value-type="string" calcext:value-type="string">
            <text:p>YIZHUW2</text:p>
          </table:table-cell>
          <table:table-cell office:value-type="float" office:value="1.53421244245231E+029" calcext:value-type="float">
            <text:p>1.53421244245231E+029</text:p>
          </table:table-cell>
          <table:table-cell office:value-type="float" office:value="25142" calcext:value-type="float">
            <text:p>25142</text:p>
          </table:table-cell>
          <table:table-cell table:number-columns-repeated="1015"/>
        </table:table-row>
        <table:table-row table:style-name="ro1">
          <table:table-cell office:value-type="float" office:value="7.210002530011E+020" calcext:value-type="float">
            <text:p>7.21000253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MHA</text:p>
          </table:table-cell>
          <table:table-cell office:value-type="string" calcext:value-type="string">
            <text:p>A674828070</text:p>
          </table:table-cell>
          <table:table-cell office:value-type="string" calcext:value-type="string">
            <text:p>ARNAVS2</text:p>
          </table:table-cell>
          <table:table-cell office:value-type="float" office:value="1.53421244245531E+029" calcext:value-type="float">
            <text:p>1.53421244245531E+029</text:p>
          </table:table-cell>
          <table:table-cell office:value-type="float" office:value="25142" calcext:value-type="float">
            <text:p>25142</text:p>
          </table:table-cell>
          <table:table-cell table:number-columns-repeated="1015"/>
        </table:table-row>
        <table:table-row table:style-name="ro1">
          <table:table-cell office:value-type="float" office:value="7.21000196001101E+020" calcext:value-type="float">
            <text:p>7.2100019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IDI</text:p>
          </table:table-cell>
          <table:table-cell office:value-type="string" calcext:value-type="string">
            <text:p>I657202670</text:p>
          </table:table-cell>
          <table:table-cell office:value-type="string" calcext:value-type="string">
            <text:p>OBIDI2</text:p>
          </table:table-cell>
          <table:table-cell office:value-type="float" office:value="1.53421244542212E+029" calcext:value-type="float">
            <text:p>1.53421244542212E+029</text:p>
          </table:table-cell>
          <table:table-cell office:value-type="float" office:value="25142" calcext:value-type="float">
            <text:p>25142</text:p>
          </table:table-cell>
          <table:table-cell table:number-columns-repeated="1015"/>
        </table:table-row>
        <table:table-row table:style-name="ro1">
          <table:table-cell office:value-type="float" office:value="7.21000614001101E+020" calcext:value-type="float">
            <text:p>7.2100061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J656353358</text:p>
          </table:table-cell>
          <table:table-cell office:value-type="string" calcext:value-type="string">
            <text:p>JUNDAIS2</text:p>
          </table:table-cell>
          <table:table-cell office:value-type="float" office:value="1.53422114245232E+029" calcext:value-type="float">
            <text:p>1.53422114245232E+029</text:p>
          </table:table-cell>
          <table:table-cell office:value-type="float" office:value="25142" calcext:value-type="float">
            <text:p>25142</text:p>
          </table:table-cell>
          <table:table-cell table:number-columns-repeated="1015"/>
        </table:table-row>
        <table:table-row table:style-name="ro1">
          <table:table-cell office:value-type="float" office:value="7.21000518001101E+020" calcext:value-type="float">
            <text:p>7.2100051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653173929</text:p>
          </table:table-cell>
          <table:table-cell office:value-type="string" calcext:value-type="string">
            <text:p>DVBROWN2</text:p>
          </table:table-cell>
          <table:table-cell office:value-type="float" office:value="1.53423214545212E+029" calcext:value-type="float">
            <text:p>1.53423214545212E+029</text:p>
          </table:table-cell>
          <table:table-cell office:value-type="float" office:value="25142" calcext:value-type="float">
            <text:p>25142</text:p>
          </table:table-cell>
          <table:table-cell table:number-columns-repeated="1015"/>
        </table:table-row>
        <table:table-row table:style-name="ro1">
          <table:table-cell office:value-type="float" office:value="7.21000464001101E+020" calcext:value-type="float">
            <text:p>7.2100046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S655359578</text:p>
          </table:table-cell>
          <table:table-cell office:value-type="string" calcext:value-type="string">
            <text:p>SLAM20</text:p>
          </table:table-cell>
          <table:table-cell office:value-type="float" office:value="1.53423244243532E+029" calcext:value-type="float">
            <text:p>1.53423244243532E+029</text:p>
          </table:table-cell>
          <table:table-cell office:value-type="float" office:value="25142" calcext:value-type="float">
            <text:p>25142</text:p>
          </table:table-cell>
          <table:table-cell table:number-columns-repeated="1015"/>
        </table:table-row>
        <table:table-row table:style-name="ro1">
          <table:table-cell office:value-type="float" office:value="7.21000107001101E+020" calcext:value-type="float">
            <text:p>7.2100010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M672644380</text:p>
          </table:table-cell>
          <table:table-cell office:value-type="string" calcext:value-type="string">
            <text:p>MJFABIA2</text:p>
          </table:table-cell>
          <table:table-cell office:value-type="float" office:value="1.53424214245242E+029" calcext:value-type="float">
            <text:p>1.53424214245242E+029</text:p>
          </table:table-cell>
          <table:table-cell office:value-type="float" office:value="25142" calcext:value-type="float">
            <text:p>25142</text:p>
          </table:table-cell>
          <table:table-cell table:number-columns-repeated="1015"/>
        </table:table-row>
        <table:table-row table:style-name="ro1">
          <table:table-cell office:value-type="float" office:value="7.21000260001101E+020" calcext:value-type="float">
            <text:p>7.2100026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D655857221</text:p>
          </table:table-cell>
          <table:table-cell office:value-type="string" calcext:value-type="string">
            <text:p>DROMERO2</text:p>
          </table:table-cell>
          <table:table-cell office:value-type="float" office:value="1.53424244243442E+029" calcext:value-type="float">
            <text:p>1.53424244243442E+029</text:p>
          </table:table-cell>
          <table:table-cell office:value-type="float" office:value="25142" calcext:value-type="float">
            <text:p>25142</text:p>
          </table:table-cell>
          <table:table-cell table:number-columns-repeated="1015"/>
        </table:table-row>
        <table:table-row table:style-name="ro1">
          <table:table-cell office:value-type="float" office:value="7.21000216001101E+020" calcext:value-type="float">
            <text:p>7.2100021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UM</text:p>
          </table:table-cell>
          <table:table-cell office:value-type="string" calcext:value-type="string">
            <text:p>B677987119</text:p>
          </table:table-cell>
          <table:table-cell office:value-type="string" calcext:value-type="string">
            <text:p>BLCRUM2</text:p>
          </table:table-cell>
          <table:table-cell office:value-type="float" office:value="1.53424244245412E+029" calcext:value-type="float">
            <text:p>1.53424244245412E+029</text:p>
          </table:table-cell>
          <table:table-cell office:value-type="float" office:value="25142" calcext:value-type="float">
            <text:p>25142</text:p>
          </table:table-cell>
          <table:table-cell table:number-columns-repeated="1015"/>
        </table:table-row>
        <table:table-row table:style-name="ro1">
          <table:table-cell office:value-type="float" office:value="7.21000654001101E+020" calcext:value-type="float">
            <text:p>7.2100065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D668784194</text:p>
          </table:table-cell>
          <table:table-cell office:value-type="string" calcext:value-type="string">
            <text:p>DK3</text:p>
          </table:table-cell>
          <table:table-cell office:value-type="float" office:value="1.54345232441532E+029" calcext:value-type="float">
            <text:p>1.54345232441532E+029</text:p>
          </table:table-cell>
          <table:table-cell office:value-type="float" office:value="35211" calcext:value-type="float">
            <text:p>35211</text:p>
          </table:table-cell>
          <table:table-cell table:number-columns-repeated="1015"/>
        </table:table-row>
        <table:table-row table:style-name="ro1">
          <table:table-cell office:value-type="float" office:value="7.21000318001101E+020" calcext:value-type="float">
            <text:p>7.2100031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LAN</text:p>
          </table:table-cell>
          <table:table-cell office:value-type="string" calcext:value-type="string">
            <text:p>D665998369</text:p>
          </table:table-cell>
          <table:table-cell office:value-type="string" calcext:value-type="string">
            <text:p>DJALAN2</text:p>
          </table:table-cell>
          <table:table-cell office:value-type="float" office:value="1.54425354331541E+029" calcext:value-type="float">
            <text:p>1.54425354331541E+029</text:p>
          </table:table-cell>
          <table:table-cell office:value-type="float" office:value="51245" calcext:value-type="float">
            <text:p>51245</text:p>
          </table:table-cell>
          <table:table-cell table:number-columns-repeated="1015"/>
        </table:table-row>
        <table:table-row table:style-name="ro1">
          <table:table-cell office:value-type="float" office:value="7.21000307001101E+020" calcext:value-type="float">
            <text:p>7.2100030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NG</text:p>
          </table:table-cell>
          <table:table-cell office:value-type="string" calcext:value-type="string">
            <text:p>P668082125</text:p>
          </table:table-cell>
          <table:table-cell office:value-type="string" calcext:value-type="string">
            <text:p>PZANG2</text:p>
          </table:table-cell>
          <table:table-cell office:value-type="float" office:value="1.54431342331341E+029" calcext:value-type="float">
            <text:p>1.54431342331341E+029</text:p>
          </table:table-cell>
          <table:table-cell office:value-type="float" office:value="51245" calcext:value-type="float">
            <text:p>51245</text:p>
          </table:table-cell>
          <table:table-cell table:number-columns-repeated="1015"/>
        </table:table-row>
        <table:table-row table:style-name="ro1">
          <table:table-cell office:value-type="float" office:value="7.21000482001101E+020" calcext:value-type="float">
            <text:p>7.2100048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HAIDI</text:p>
          </table:table-cell>
          <table:table-cell office:value-type="string" calcext:value-type="string">
            <text:p>F679576265</text:p>
          </table:table-cell>
          <table:table-cell office:value-type="string" calcext:value-type="string">
            <text:p>FATENAS2</text:p>
          </table:table-cell>
          <table:table-cell office:value-type="float" office:value="1.54451344433341E+029" calcext:value-type="float">
            <text:p>1.54451344433341E+029</text:p>
          </table:table-cell>
          <table:table-cell office:value-type="float" office:value="51245" calcext:value-type="float">
            <text:p>51245</text:p>
          </table:table-cell>
          <table:table-cell table:number-columns-repeated="1015"/>
        </table:table-row>
        <table:table-row table:style-name="ro1">
          <table:table-cell office:value-type="float" office:value="7.21000401001101E+020" calcext:value-type="float">
            <text:p>7.2100040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TON</text:p>
          </table:table-cell>
          <table:table-cell office:value-type="float" office:value="650984001" calcext:value-type="float">
            <text:p>650984001</text:p>
          </table:table-cell>
          <table:table-cell office:value-type="string" calcext:value-type="string">
            <text:p>BNORTON2</text:p>
          </table:table-cell>
          <table:table-cell office:value-type="float" office:value="1.55315324553354E+029" calcext:value-type="float">
            <text:p>1.55315324553354E+029</text:p>
          </table:table-cell>
          <table:table-cell office:value-type="float" office:value="22224" calcext:value-type="float">
            <text:p>22224</text:p>
          </table:table-cell>
          <table:table-cell table:number-columns-repeated="1015"/>
        </table:table-row>
        <table:table-row table:style-name="ro1">
          <table:table-cell office:value-type="float" office:value="7.21000373001101E+020" calcext:value-type="float">
            <text:p>7.2100037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ELTGEN</text:p>
          </table:table-cell>
          <table:table-cell office:value-type="string" calcext:value-type="string">
            <text:p>T676439988</text:p>
          </table:table-cell>
          <table:table-cell office:value-type="string" calcext:value-type="string">
            <text:p>OELTGEN3</text:p>
          </table:table-cell>
          <table:table-cell office:value-type="float" office:value="1.55325354551354E+029" calcext:value-type="float">
            <text:p>1.55325354551354E+029</text:p>
          </table:table-cell>
          <table:table-cell office:value-type="float" office:value="22224" calcext:value-type="float">
            <text:p>22224</text:p>
          </table:table-cell>
          <table:table-cell table:number-columns-repeated="1015"/>
        </table:table-row>
        <table:table-row table:style-name="ro1">
          <table:table-cell office:value-type="float" office:value="7.21000623001101E+020" calcext:value-type="float">
            <text:p>7.2100062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ZICANIN</text:p>
          </table:table-cell>
          <table:table-cell office:value-type="string" calcext:value-type="string">
            <text:p>E650743399</text:p>
          </table:table-cell>
          <table:table-cell office:value-type="string" calcext:value-type="string">
            <text:p>EUZICA2</text:p>
          </table:table-cell>
          <table:table-cell office:value-type="float" office:value="1.55453241441232E+029" calcext:value-type="float">
            <text:p>1.55453241441232E+029</text:p>
          </table:table-cell>
          <table:table-cell office:value-type="float" office:value="35211" calcext:value-type="float">
            <text:p>35211</text:p>
          </table:table-cell>
          <table:table-cell table:number-columns-repeated="1015"/>
        </table:table-row>
        <table:table-row table:style-name="ro1">
          <table:table-cell office:value-type="float" office:value="7.21000320001101E+020" calcext:value-type="float">
            <text:p>7.2100032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YMULA</text:p>
          </table:table-cell>
          <table:table-cell office:value-type="string" calcext:value-type="string">
            <text:p>A655215481</text:p>
          </table:table-cell>
          <table:table-cell office:value-type="string" calcext:value-type="string">
            <text:p>ASZYMU2</text:p>
          </table:table-cell>
          <table:table-cell office:value-type="float" office:value="2.11122132521314E+029" calcext:value-type="float">
            <text:p>2.11122132521314E+029</text:p>
          </table:table-cell>
          <table:table-cell office:value-type="float" office:value="43145" calcext:value-type="float">
            <text:p>43145</text:p>
          </table:table-cell>
          <table:table-cell table:number-columns-repeated="1015"/>
        </table:table-row>
        <table:table-row table:style-name="ro1">
          <table:table-cell office:value-type="float" office:value="7.21000141001101E+020" calcext:value-type="float">
            <text:p>7.2100014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M663992399</text:p>
          </table:table-cell>
          <table:table-cell office:value-type="string" calcext:value-type="string">
            <text:p>ML16</text:p>
          </table:table-cell>
          <table:table-cell office:value-type="float" office:value="2.11154312335324E+029" calcext:value-type="float">
            <text:p>2.11154312335324E+029</text:p>
          </table:table-cell>
          <table:table-cell office:value-type="float" office:value="55233" calcext:value-type="float">
            <text:p>55233</text:p>
          </table:table-cell>
          <table:table-cell table:number-columns-repeated="1015"/>
        </table:table-row>
        <table:table-row table:style-name="ro1">
          <table:table-cell office:value-type="float" office:value="7.210006070011E+020" calcext:value-type="float">
            <text:p>7.2100060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O</text:p>
          </table:table-cell>
          <table:table-cell office:value-type="string" calcext:value-type="string">
            <text:p>L667728364</text:p>
          </table:table-cell>
          <table:table-cell office:value-type="string" calcext:value-type="string">
            <text:p>LINGRUI2</text:p>
          </table:table-cell>
          <table:table-cell office:value-type="float" office:value="2.11233143414315E+029" calcext:value-type="float">
            <text:p>2.11233143414315E+029</text:p>
          </table:table-cell>
          <table:table-cell office:value-type="float" office:value="31223" calcext:value-type="float">
            <text:p>31223</text:p>
          </table:table-cell>
          <table:table-cell table:number-columns-repeated="1015"/>
        </table:table-row>
        <table:table-row table:style-name="ro1">
          <table:table-cell office:value-type="float" office:value="7.21000486001101E+020" calcext:value-type="float">
            <text:p>7.2100048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YU</text:p>
          </table:table-cell>
          <table:table-cell office:value-type="string" calcext:value-type="string">
            <text:p>B652339412</text:p>
          </table:table-cell>
          <table:table-cell office:value-type="string" calcext:value-type="string">
            <text:p>BRYU3</text:p>
          </table:table-cell>
          <table:table-cell office:value-type="float" office:value="2.11334332331344E+029" calcext:value-type="float">
            <text:p>2.11334332331344E+029</text:p>
          </table:table-cell>
          <table:table-cell office:value-type="float" office:value="55233" calcext:value-type="float">
            <text:p>55233</text:p>
          </table:table-cell>
          <table:table-cell table:number-columns-repeated="1015"/>
        </table:table-row>
        <table:table-row table:style-name="ro1">
          <table:table-cell office:value-type="float" office:value="7.21000326001101E+020" calcext:value-type="float">
            <text:p>7.2100032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KHAHDEZ</text:p>
          </table:table-cell>
          <table:table-cell office:value-type="string" calcext:value-type="string">
            <text:p>R671584354</text:p>
          </table:table-cell>
          <table:table-cell office:value-type="string" calcext:value-type="string">
            <text:p>FRNNDZS2</text:p>
          </table:table-cell>
          <table:table-cell office:value-type="float" office:value="2.11423315231444E+029" calcext:value-type="float">
            <text:p>2.11423315231444E+029</text:p>
          </table:table-cell>
          <table:table-cell office:value-type="float" office:value="34141" calcext:value-type="float">
            <text:p>34141</text:p>
          </table:table-cell>
          <table:table-cell table:number-columns-repeated="1015"/>
        </table:table-row>
        <table:table-row table:style-name="ro1">
          <table:table-cell office:value-type="float" office:value="7.21000304001101E+020" calcext:value-type="float">
            <text:p>7.2100030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UME</text:p>
          </table:table-cell>
          <table:table-cell office:value-type="string" calcext:value-type="string">
            <text:p>P675203618</text:p>
          </table:table-cell>
          <table:table-cell office:value-type="string" calcext:value-type="string">
            <text:p>PAULWB2</text:p>
          </table:table-cell>
          <table:table-cell office:value-type="float" office:value="2.11522135531455E+029" calcext:value-type="float">
            <text:p>2.11522135531455E+029</text:p>
          </table:table-cell>
          <table:table-cell office:value-type="float" office:value="43145" calcext:value-type="float">
            <text:p>43145</text:p>
          </table:table-cell>
          <table:table-cell table:number-columns-repeated="1015"/>
        </table:table-row>
        <table:table-row table:style-name="ro1">
          <table:table-cell office:value-type="float" office:value="7.21000379001101E+020" calcext:value-type="float">
            <text:p>7.2100037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Y670874190</text:p>
          </table:table-cell>
          <table:table-cell office:value-type="string" calcext:value-type="string">
            <text:p>YYAN9</text:p>
          </table:table-cell>
          <table:table-cell office:value-type="float" office:value="2.11554342355443E+029" calcext:value-type="float">
            <text:p>2.11554342355443E+029</text:p>
          </table:table-cell>
          <table:table-cell office:value-type="float" office:value="55233" calcext:value-type="float">
            <text:p>55233</text:p>
          </table:table-cell>
          <table:table-cell table:number-columns-repeated="1015"/>
        </table:table-row>
        <table:table-row table:style-name="ro1">
          <table:table-cell office:value-type="float" office:value="7.21000427001101E+020" calcext:value-type="float">
            <text:p>7.2100042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WSON</text:p>
          </table:table-cell>
          <table:table-cell office:value-type="string" calcext:value-type="string">
            <text:p>M661157844</text:p>
          </table:table-cell>
          <table:table-cell office:value-type="string" calcext:value-type="string">
            <text:p>MDAWSON3</text:p>
          </table:table-cell>
          <table:table-cell office:value-type="float" office:value="2.12313342345244E+029" calcext:value-type="float">
            <text:p>2.12313342345244E+029</text:p>
          </table:table-cell>
          <table:table-cell office:value-type="float" office:value="41234" calcext:value-type="float">
            <text:p>41234</text:p>
          </table:table-cell>
          <table:table-cell table:number-columns-repeated="1015"/>
        </table:table-row>
        <table:table-row table:style-name="ro1">
          <table:table-cell office:value-type="float" office:value="7.21000271001101E+020" calcext:value-type="float">
            <text:p>7.2100027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CNICHOLS</text:p>
          </table:table-cell>
          <table:table-cell office:value-type="string" calcext:value-type="string">
            <text:p>B669640964</text:p>
          </table:table-cell>
          <table:table-cell office:value-type="string" calcext:value-type="string">
            <text:p>BMCNICH2</text:p>
          </table:table-cell>
          <table:table-cell office:value-type="float" office:value="2.12342333114221E+029" calcext:value-type="float">
            <text:p>2.12342333114221E+029</text:p>
          </table:table-cell>
          <table:table-cell office:value-type="float" office:value="12213" calcext:value-type="float">
            <text:p>12213</text:p>
          </table:table-cell>
          <table:table-cell table:number-columns-repeated="1015"/>
        </table:table-row>
        <table:table-row table:style-name="ro1">
          <table:table-cell office:value-type="float" office:value="7.21000596001101E+020" calcext:value-type="float">
            <text:p>7.2100059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RACINO</text:p>
          </table:table-cell>
          <table:table-cell office:value-type="string" calcext:value-type="string">
            <text:p>A655711223</text:p>
          </table:table-cell>
          <table:table-cell office:value-type="string" calcext:value-type="string">
            <text:p>SPARACN2</text:p>
          </table:table-cell>
          <table:table-cell office:value-type="float" office:value="2.13231534223331E+029" calcext:value-type="float">
            <text:p>2.13231534223331E+029</text:p>
          </table:table-cell>
          <table:table-cell office:value-type="float" office:value="54221" calcext:value-type="float">
            <text:p>54221</text:p>
          </table:table-cell>
          <table:table-cell table:number-columns-repeated="1015"/>
        </table:table-row>
        <table:table-row table:style-name="ro1">
          <table:table-cell office:value-type="float" office:value="7.21000071001101E+020" calcext:value-type="float">
            <text:p>7.2100007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658236161</text:p>
          </table:table-cell>
          <table:table-cell office:value-type="string" calcext:value-type="string">
            <text:p>JMDIMND2</text:p>
          </table:table-cell>
          <table:table-cell office:value-type="float" office:value="2.13243412423312E+029" calcext:value-type="float">
            <text:p>2.13243412423312E+029</text:p>
          </table:table-cell>
          <table:table-cell office:value-type="float" office:value="54221" calcext:value-type="float">
            <text:p>54221</text:p>
          </table:table-cell>
          <table:table-cell table:number-columns-repeated="1015"/>
        </table:table-row>
        <table:table-row table:style-name="ro1">
          <table:table-cell office:value-type="float" office:value="7.21000225001101E+020" calcext:value-type="float">
            <text:p>7.2100022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THA</text:p>
          </table:table-cell>
          <table:table-cell office:value-type="string" calcext:value-type="string">
            <text:p>I655958294</text:p>
          </table:table-cell>
          <table:table-cell office:value-type="string" calcext:value-type="string">
            <text:p>ICHATHA2</text:p>
          </table:table-cell>
          <table:table-cell office:value-type="float" office:value="2.14143552121543E+029" calcext:value-type="float">
            <text:p>2.14143552121543E+029</text:p>
          </table:table-cell>
          <table:table-cell office:value-type="float" office:value="13112" calcext:value-type="float">
            <text:p>13112</text:p>
          </table:table-cell>
          <table:table-cell table:number-columns-repeated="1015"/>
        </table:table-row>
        <table:table-row table:style-name="ro1">
          <table:table-cell office:value-type="float" office:value="7.21000391001101E+020" calcext:value-type="float">
            <text:p>7.2100039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TI</text:p>
          </table:table-cell>
          <table:table-cell office:value-type="string" calcext:value-type="string">
            <text:p>I673617932</text:p>
          </table:table-cell>
          <table:table-cell office:value-type="string" calcext:value-type="string">
            <text:p>KUTI2</text:p>
          </table:table-cell>
          <table:table-cell office:value-type="float" office:value="2.14145512135242E+029" calcext:value-type="float">
            <text:p>2.14145512135242E+029</text:p>
          </table:table-cell>
          <table:table-cell office:value-type="float" office:value="41234" calcext:value-type="float">
            <text:p>41234</text:p>
          </table:table-cell>
          <table:table-cell table:number-columns-repeated="1015"/>
        </table:table-row>
        <table:table-row table:style-name="ro1">
          <table:table-cell office:value-type="float" office:value="7.210004690011E+020" calcext:value-type="float">
            <text:p>7.21000469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NNIGAN</text:p>
          </table:table-cell>
          <table:table-cell office:value-type="string" calcext:value-type="string">
            <text:p>D655123000</text:p>
          </table:table-cell>
          <table:table-cell office:value-type="string" calcext:value-type="string">
            <text:p>DFINNI2</text:p>
          </table:table-cell>
          <table:table-cell office:value-type="float" office:value="2.14211515352333E+029" calcext:value-type="float">
            <text:p>2.14211515352333E+029</text:p>
          </table:table-cell>
          <table:table-cell office:value-type="float" office:value="45222" calcext:value-type="float">
            <text:p>45222</text:p>
          </table:table-cell>
          <table:table-cell table:number-columns-repeated="1015"/>
        </table:table-row>
        <table:table-row table:style-name="ro1">
          <table:table-cell office:value-type="float" office:value="7.21000420001101E+020" calcext:value-type="float">
            <text:p>7.2100042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LTON</text:p>
          </table:table-cell>
          <table:table-cell office:value-type="string" calcext:value-type="string">
            <text:p>E673456792</text:p>
          </table:table-cell>
          <table:table-cell office:value-type="string" calcext:value-type="string">
            <text:p>EAFULTO2</text:p>
          </table:table-cell>
          <table:table-cell office:value-type="float" office:value="2.14241351314432E+029" calcext:value-type="float">
            <text:p>2.14241351314432E+029</text:p>
          </table:table-cell>
          <table:table-cell office:value-type="float" office:value="34254" calcext:value-type="float">
            <text:p>34254</text:p>
          </table:table-cell>
          <table:table-cell table:number-columns-repeated="1015"/>
        </table:table-row>
        <table:table-row table:style-name="ro1">
          <table:table-cell office:value-type="float" office:value="7.210006650011E+020" calcext:value-type="float">
            <text:p>7.21000665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KER</text:p>
          </table:table-cell>
          <table:table-cell office:value-type="string" calcext:value-type="string">
            <text:p>S662730193</text:p>
          </table:table-cell>
          <table:table-cell office:value-type="string" calcext:value-type="string">
            <text:p>SICOKER2</text:p>
          </table:table-cell>
          <table:table-cell office:value-type="float" office:value="2.14243532222341E+029" calcext:value-type="float">
            <text:p>2.14243532222341E+029</text:p>
          </table:table-cell>
          <table:table-cell office:value-type="float" office:value="54221" calcext:value-type="float">
            <text:p>54221</text:p>
          </table:table-cell>
          <table:table-cell table:number-columns-repeated="1015"/>
        </table:table-row>
        <table:table-row table:style-name="ro1">
          <table:table-cell office:value-type="float" office:value="7.21000010001101E+020" calcext:value-type="float">
            <text:p>7.2100001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RASIMHAN</text:p>
          </table:table-cell>
          <table:table-cell office:value-type="float" office:value="653442106" calcext:value-type="float">
            <text:p>653442106</text:p>
          </table:table-cell>
          <table:table-cell office:value-type="string" calcext:value-type="string">
            <text:p>ANJANAN2</text:p>
          </table:table-cell>
          <table:table-cell office:value-type="float" office:value="2.14254351111435E+029" calcext:value-type="float">
            <text:p>2.14254351111435E+029</text:p>
          </table:table-cell>
          <table:table-cell office:value-type="float" office:value="34254" calcext:value-type="float">
            <text:p>34254</text:p>
          </table:table-cell>
          <table:table-cell table:number-columns-repeated="1015"/>
        </table:table-row>
        <table:table-row table:style-name="ro1">
          <table:table-cell office:value-type="float" office:value="7.210000890011E+020" calcext:value-type="float">
            <text:p>7.21000089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KBOTE</text:p>
          </table:table-cell>
          <table:table-cell office:value-type="string" calcext:value-type="string">
            <text:p>R659621279</text:p>
          </table:table-cell>
          <table:table-cell office:value-type="string" calcext:value-type="string">
            <text:p>REKBOT2</text:p>
          </table:table-cell>
          <table:table-cell office:value-type="float" office:value="2.14413255133442E+029" calcext:value-type="float">
            <text:p>2.14413255133442E+029</text:p>
          </table:table-cell>
          <table:table-cell office:value-type="float" office:value="34141" calcext:value-type="float">
            <text:p>34141</text:p>
          </table:table-cell>
          <table:table-cell table:number-columns-repeated="1015"/>
        </table:table-row>
        <table:table-row table:style-name="ro1">
          <table:table-cell office:value-type="float" office:value="7.21000388001101E+020" calcext:value-type="float">
            <text:p>7.2100038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P673225381</text:p>
          </table:table-cell>
          <table:table-cell office:value-type="string" calcext:value-type="string">
            <text:p>PCHANG16</text:p>
          </table:table-cell>
          <table:table-cell office:value-type="float" office:value="2.14511544232411E+029" calcext:value-type="float">
            <text:p>2.14511544232411E+029</text:p>
          </table:table-cell>
          <table:table-cell office:value-type="float" office:value="45222" calcext:value-type="float">
            <text:p>45222</text:p>
          </table:table-cell>
          <table:table-cell table:number-columns-repeated="1015"/>
        </table:table-row>
        <table:table-row table:style-name="ro1">
          <table:table-cell office:value-type="float" office:value="7.21000570001101E+020" calcext:value-type="float">
            <text:p>7.2100057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RAG</text:p>
          </table:table-cell>
          <table:table-cell office:value-type="string" calcext:value-type="string">
            <text:p>P664729422</text:p>
          </table:table-cell>
          <table:table-cell office:value-type="string" calcext:value-type="string">
            <text:p>GARAG2</text:p>
          </table:table-cell>
          <table:table-cell office:value-type="float" office:value="2.14554341111435E+029" calcext:value-type="float">
            <text:p>2.14554341111435E+029</text:p>
          </table:table-cell>
          <table:table-cell office:value-type="float" office:value="34254" calcext:value-type="float">
            <text:p>34254</text:p>
          </table:table-cell>
          <table:table-cell table:number-columns-repeated="1015"/>
        </table:table-row>
        <table:table-row table:style-name="ro1">
          <table:table-cell office:value-type="float" office:value="7.21000526001101E+020" calcext:value-type="float">
            <text:p>7.2100052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J663755530</text:p>
          </table:table-cell>
          <table:table-cell office:value-type="string" calcext:value-type="string">
            <text:p>JIHUNYU2</text:p>
          </table:table-cell>
          <table:table-cell office:value-type="float" office:value="2.15211512352333E+029" calcext:value-type="float">
            <text:p>2.15211512352333E+029</text:p>
          </table:table-cell>
          <table:table-cell office:value-type="float" office:value="45222" calcext:value-type="float">
            <text:p>45222</text:p>
          </table:table-cell>
          <table:table-cell table:number-columns-repeated="1015"/>
        </table:table-row>
        <table:table-row table:style-name="ro1">
          <table:table-cell office:value-type="float" office:value="7.210005510011E+020" calcext:value-type="float">
            <text:p>7.21000551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H662941296</text:p>
          </table:table-cell>
          <table:table-cell office:value-type="string" calcext:value-type="string">
            <text:p>HAOYANG6</text:p>
          </table:table-cell>
          <table:table-cell office:value-type="float" office:value="2.15215512352335E+029" calcext:value-type="float">
            <text:p>2.15215512352335E+029</text:p>
          </table:table-cell>
          <table:table-cell office:value-type="float" office:value="45222" calcext:value-type="float">
            <text:p>45222</text:p>
          </table:table-cell>
          <table:table-cell table:number-columns-repeated="1015"/>
        </table:table-row>
        <table:table-row table:style-name="ro1">
          <table:table-cell office:value-type="float" office:value="7.210003810011E+020" calcext:value-type="float">
            <text:p>7.21000381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H676420568</text:p>
          </table:table-cell>
          <table:table-cell office:value-type="string" calcext:value-type="string">
            <text:p>HZHNG120</text:p>
          </table:table-cell>
          <table:table-cell office:value-type="float" office:value="2.15215514352335E+029" calcext:value-type="float">
            <text:p>2.15215514352335E+029</text:p>
          </table:table-cell>
          <table:table-cell office:value-type="float" office:value="45222" calcext:value-type="float">
            <text:p>45222</text:p>
          </table:table-cell>
          <table:table-cell table:number-columns-repeated="1015"/>
        </table:table-row>
        <table:table-row table:style-name="ro1">
          <table:table-cell office:value-type="float" office:value="7.21000357001101E+020" calcext:value-type="float">
            <text:p>7.2100035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NG</text:p>
          </table:table-cell>
          <table:table-cell office:value-type="float" office:value="655477214" calcext:value-type="float">
            <text:p>655477214</text:p>
          </table:table-cell>
          <table:table-cell office:value-type="string" calcext:value-type="string">
            <text:p>CANWANG4</text:p>
          </table:table-cell>
          <table:table-cell office:value-type="float" office:value="2.15224251114435E+029" calcext:value-type="float">
            <text:p>2.15224251114435E+029</text:p>
          </table:table-cell>
          <table:table-cell office:value-type="float" office:value="34254" calcext:value-type="float">
            <text:p>34254</text:p>
          </table:table-cell>
          <table:table-cell table:number-columns-repeated="1015"/>
        </table:table-row>
        <table:table-row table:style-name="ro1">
          <table:table-cell office:value-type="float" office:value="7.21000630001101E+020" calcext:value-type="float">
            <text:p>7.2100063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ENG</text:p>
          </table:table-cell>
          <table:table-cell office:value-type="string" calcext:value-type="string">
            <text:p>S662529901</text:p>
          </table:table-cell>
          <table:table-cell office:value-type="string" calcext:value-type="string">
            <text:p>SICONG2</text:p>
          </table:table-cell>
          <table:table-cell office:value-type="float" office:value="2.15231514322332E+029" calcext:value-type="float">
            <text:p>2.15231514322332E+029</text:p>
          </table:table-cell>
          <table:table-cell office:value-type="float" office:value="45222" calcext:value-type="float">
            <text:p>45222</text:p>
          </table:table-cell>
          <table:table-cell table:number-columns-repeated="1015"/>
        </table:table-row>
        <table:table-row table:style-name="ro1">
          <table:table-cell office:value-type="float" office:value="7.21000405001101E+020" calcext:value-type="float">
            <text:p>7.2100040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LABANOS</text:p>
          </table:table-cell>
          <table:table-cell office:value-type="string" calcext:value-type="string">
            <text:p>P679030498</text:p>
          </table:table-cell>
          <table:table-cell office:value-type="string" calcext:value-type="string">
            <text:p>BALABNS2</text:p>
          </table:table-cell>
          <table:table-cell office:value-type="float" office:value="2.15231552322335E+029" calcext:value-type="float">
            <text:p>2.15231552322335E+029</text:p>
          </table:table-cell>
          <table:table-cell office:value-type="float" office:value="45222" calcext:value-type="float">
            <text:p>45222</text:p>
          </table:table-cell>
          <table:table-cell table:number-columns-repeated="1015"/>
        </table:table-row>
        <table:table-row table:style-name="ro1">
          <table:table-cell office:value-type="float" office:value="7.210006310011E+020" calcext:value-type="float">
            <text:p>7.21000631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LHOTRA</text:p>
          </table:table-cell>
          <table:table-cell office:value-type="string" calcext:value-type="string">
            <text:p>K655347604</text:p>
          </table:table-cell>
          <table:table-cell office:value-type="string" calcext:value-type="string">
            <text:p>KMALHOT3</text:p>
          </table:table-cell>
          <table:table-cell office:value-type="float" office:value="2.15234351111434E+029" calcext:value-type="float">
            <text:p>2.15234351111434E+029</text:p>
          </table:table-cell>
          <table:table-cell office:value-type="float" office:value="34254" calcext:value-type="float">
            <text:p>34254</text:p>
          </table:table-cell>
          <table:table-cell table:number-columns-repeated="1015"/>
        </table:table-row>
        <table:table-row table:style-name="ro1">
          <table:table-cell office:value-type="float" office:value="7.21000243001101E+020" calcext:value-type="float">
            <text:p>7.2100024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YSWAL</text:p>
          </table:table-cell>
          <table:table-cell office:value-type="string" calcext:value-type="string">
            <text:p>N676699407</text:p>
          </table:table-cell>
          <table:table-cell office:value-type="string" calcext:value-type="string">
            <text:p>NJAYSW2</text:p>
          </table:table-cell>
          <table:table-cell office:value-type="float" office:value="2.15241243113135E+029" calcext:value-type="float">
            <text:p>2.15241243113135E+029</text:p>
          </table:table-cell>
          <table:table-cell office:value-type="float" office:value="34254" calcext:value-type="float">
            <text:p>34254</text:p>
          </table:table-cell>
          <table:table-cell table:number-columns-repeated="1015"/>
        </table:table-row>
        <table:table-row table:style-name="ro1">
          <table:table-cell office:value-type="float" office:value="7.21000150001101E+020" calcext:value-type="float">
            <text:p>7.2100015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ENZ</text:p>
          </table:table-cell>
          <table:table-cell office:value-type="string" calcext:value-type="string">
            <text:p>M679777613</text:p>
          </table:table-cell>
          <table:table-cell office:value-type="string" calcext:value-type="string">
            <text:p>MSAENZ4</text:p>
          </table:table-cell>
          <table:table-cell office:value-type="float" office:value="2.15254251515134E+029" calcext:value-type="float">
            <text:p>2.15254251515134E+029</text:p>
          </table:table-cell>
          <table:table-cell office:value-type="float" office:value="34254" calcext:value-type="float">
            <text:p>34254</text:p>
          </table:table-cell>
          <table:table-cell table:number-columns-repeated="1015"/>
        </table:table-row>
        <table:table-row table:style-name="ro1">
          <table:table-cell office:value-type="float" office:value="7.21000616001101E+020" calcext:value-type="float">
            <text:p>7.2100061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I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XING3</text:p>
          </table:table-cell>
          <table:table-cell office:value-type="float" office:value="2.15254351314435E+029" calcext:value-type="float">
            <text:p>2.15254351314435E+029</text:p>
          </table:table-cell>
          <table:table-cell office:value-type="float" office:value="34254" calcext:value-type="float">
            <text:p>34254</text:p>
          </table:table-cell>
          <table:table-cell table:number-columns-repeated="1015"/>
        </table:table-row>
        <table:table-row table:style-name="ro1">
          <table:table-cell office:value-type="float" office:value="7.210002950011E+020" calcext:value-type="float">
            <text:p>7.21000295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G</text:p>
          </table:table-cell>
          <table:table-cell office:value-type="string" calcext:value-type="string">
            <text:p>H672545060</text:p>
          </table:table-cell>
          <table:table-cell office:value-type="string" calcext:value-type="string">
            <text:p>HAODING3</text:p>
          </table:table-cell>
          <table:table-cell office:value-type="float" office:value="2.15311542352423E+029" calcext:value-type="float">
            <text:p>2.15311542352423E+029</text:p>
          </table:table-cell>
          <table:table-cell office:value-type="float" office:value="45222" calcext:value-type="float">
            <text:p>45222</text:p>
          </table:table-cell>
          <table:table-cell table:number-columns-repeated="1015"/>
        </table:table-row>
        <table:table-row table:style-name="ro1">
          <table:table-cell office:value-type="float" office:value="7.21000195001101E+020" calcext:value-type="float">
            <text:p>7.2100019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TT</text:p>
          </table:table-cell>
          <table:table-cell office:value-type="string" calcext:value-type="string">
            <text:p>C661834844</text:p>
          </table:table-cell>
          <table:table-cell office:value-type="string" calcext:value-type="string">
            <text:p>CBOTT2</text:p>
          </table:table-cell>
          <table:table-cell office:value-type="float" office:value="2.15335222212144E+029" calcext:value-type="float">
            <text:p>2.15335222212144E+029</text:p>
          </table:table-cell>
          <table:table-cell office:value-type="float" office:value="21154" calcext:value-type="float">
            <text:p>21154</text:p>
          </table:table-cell>
          <table:table-cell table:number-columns-repeated="1015"/>
        </table:table-row>
        <table:table-row table:style-name="ro1">
          <table:table-cell office:value-type="float" office:value="7.21000084001101E+020" calcext:value-type="float">
            <text:p>7.2100008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SHED</text:p>
          </table:table-cell>
          <table:table-cell office:value-type="string" calcext:value-type="string">
            <text:p>S664283056</text:p>
          </table:table-cell>
          <table:table-cell office:value-type="string" calcext:value-type="string">
            <text:p>SRASHED2</text:p>
          </table:table-cell>
          <table:table-cell office:value-type="float" office:value="2.15335422323144E+029" calcext:value-type="float">
            <text:p>2.15335422323144E+029</text:p>
          </table:table-cell>
          <table:table-cell office:value-type="float" office:value="21154" calcext:value-type="float">
            <text:p>21154</text:p>
          </table:table-cell>
          <table:table-cell table:number-columns-repeated="1015"/>
        </table:table-row>
        <table:table-row table:style-name="ro1">
          <table:table-cell office:value-type="float" office:value="7.21000116001101E+020" calcext:value-type="float">
            <text:p>7.2100011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RANG</text:p>
          </table:table-cell>
          <table:table-cell office:value-type="string" calcext:value-type="string">
            <text:p>S665071957</text:p>
          </table:table-cell>
          <table:table-cell office:value-type="string" calcext:value-type="string">
            <text:p>SNARANG3</text:p>
          </table:table-cell>
          <table:table-cell office:value-type="float" office:value="2.15354351114434E+029" calcext:value-type="float">
            <text:p>2.15354351114434E+029</text:p>
          </table:table-cell>
          <table:table-cell office:value-type="float" office:value="34254" calcext:value-type="float">
            <text:p>34254</text:p>
          </table:table-cell>
          <table:table-cell table:number-columns-repeated="1015"/>
        </table:table-row>
        <table:table-row table:style-name="ro1">
          <table:table-cell office:value-type="float" office:value="7.210001580011E+020" calcext:value-type="float">
            <text:p>7.21000158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GUEROA</text:p>
          </table:table-cell>
          <table:table-cell office:value-type="float" office:value="662311142" calcext:value-type="float">
            <text:p>662311142</text:p>
          </table:table-cell>
          <table:table-cell office:value-type="string" calcext:value-type="string">
            <text:p>MFIGUE28</text:p>
          </table:table-cell>
          <table:table-cell office:value-type="float" office:value="2.15534351511332E+029" calcext:value-type="float">
            <text:p>2.15534351511332E+029</text:p>
          </table:table-cell>
          <table:table-cell office:value-type="float" office:value="34254" calcext:value-type="float">
            <text:p>34254</text:p>
          </table:table-cell>
          <table:table-cell table:number-columns-repeated="1015"/>
        </table:table-row>
        <table:table-row table:style-name="ro1">
          <table:table-cell office:value-type="float" office:value="7.21000306001101E+020" calcext:value-type="float">
            <text:p>7.2100030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J651524461</text:p>
          </table:table-cell>
          <table:table-cell office:value-type="string" calcext:value-type="string">
            <text:p>JANTONI3</text:p>
          </table:table-cell>
          <table:table-cell office:value-type="float" office:value="2.15552351311434E+029" calcext:value-type="float">
            <text:p>2.15552351311434E+029</text:p>
          </table:table-cell>
          <table:table-cell office:value-type="float" office:value="34254" calcext:value-type="float">
            <text:p>34254</text:p>
          </table:table-cell>
          <table:table-cell table:number-columns-repeated="1015"/>
        </table:table-row>
        <table:table-row table:style-name="ro1">
          <table:table-cell office:value-type="float" office:value="7.21000075001101E+020" calcext:value-type="float">
            <text:p>7.2100007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R661280613</text:p>
          </table:table-cell>
          <table:table-cell office:value-type="string" calcext:value-type="string">
            <text:p>ROBERT3</text:p>
          </table:table-cell>
          <table:table-cell office:value-type="float" office:value="2.15554151111424E+029" calcext:value-type="float">
            <text:p>2.15554151111424E+029</text:p>
          </table:table-cell>
          <table:table-cell office:value-type="float" office:value="34254" calcext:value-type="float">
            <text:p>34254</text:p>
          </table:table-cell>
          <table:table-cell table:number-columns-repeated="1015"/>
        </table:table-row>
        <table:table-row table:style-name="ro1">
          <table:table-cell office:value-type="float" office:value="7.21000176001101E+020" calcext:value-type="float">
            <text:p>7.2100017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GUS</text:p>
          </table:table-cell>
          <table:table-cell office:value-type="string" calcext:value-type="string">
            <text:p>B673828968</text:p>
          </table:table-cell>
          <table:table-cell office:value-type="string" calcext:value-type="string">
            <text:p>BMIGUS2</text:p>
          </table:table-cell>
          <table:table-cell office:value-type="float" office:value="2.21214241221345E+029" calcext:value-type="float">
            <text:p>2.21214241221345E+029</text:p>
          </table:table-cell>
          <table:table-cell office:value-type="float" office:value="25255" calcext:value-type="float">
            <text:p>25255</text:p>
          </table:table-cell>
          <table:table-cell table:number-columns-repeated="1015"/>
        </table:table-row>
        <table:table-row table:style-name="ro1">
          <table:table-cell office:value-type="float" office:value="7.21000269001101E+020" calcext:value-type="float">
            <text:p>7.2100026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H667076409</text:p>
          </table:table-cell>
          <table:table-cell office:value-type="string" calcext:value-type="string">
            <text:p>HQU6</text:p>
          </table:table-cell>
          <table:table-cell office:value-type="float" office:value="2.21214241511345E+029" calcext:value-type="float">
            <text:p>2.21214241511345E+029</text:p>
          </table:table-cell>
          <table:table-cell office:value-type="float" office:value="25255" calcext:value-type="float">
            <text:p>25255</text:p>
          </table:table-cell>
          <table:table-cell table:number-columns-repeated="1015"/>
        </table:table-row>
        <table:table-row table:style-name="ro1">
          <table:table-cell office:value-type="float" office:value="7.21000033001101E+020" calcext:value-type="float">
            <text:p>7.2100003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HU</text:p>
          </table:table-cell>
          <table:table-cell office:value-type="string" calcext:value-type="string">
            <text:p>A658478112</text:p>
          </table:table-cell>
          <table:table-cell office:value-type="string" calcext:value-type="string">
            <text:p>ASHEHU2</text:p>
          </table:table-cell>
          <table:table-cell office:value-type="float" office:value="2.21324441331255E+029" calcext:value-type="float">
            <text:p>2.21324441331255E+029</text:p>
          </table:table-cell>
          <table:table-cell office:value-type="float" office:value="25255" calcext:value-type="float">
            <text:p>25255</text:p>
          </table:table-cell>
          <table:table-cell table:number-columns-repeated="1015"/>
        </table:table-row>
        <table:table-row table:style-name="ro1">
          <table:table-cell office:value-type="float" office:value="7.21000368001101E+020" calcext:value-type="float">
            <text:p>7.2100036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AIN670079176</text:p>
          </table:table-cell>
          <table:table-cell office:value-type="string" calcext:value-type="string">
            <text:p>NIM4</text:p>
          </table:table-cell>
          <table:table-cell office:value-type="float" office:value="2.22111425251326E+029" calcext:value-type="float">
            <text:p>2.22111425251326E+029</text:p>
          </table:table-cell>
          <table:table-cell office:value-type="float" office:value="41121" calcext:value-type="float">
            <text:p>41121</text:p>
          </table:table-cell>
          <table:table-cell table:number-columns-repeated="1015"/>
        </table:table-row>
        <table:table-row table:style-name="ro1">
          <table:table-cell office:value-type="float" office:value="7.21000049001101E+020" calcext:value-type="float">
            <text:p>7.2100004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AFER</text:p>
          </table:table-cell>
          <table:table-cell office:value-type="string" calcext:value-type="string">
            <text:p>A655868170</text:p>
          </table:table-cell>
          <table:table-cell office:value-type="string" calcext:value-type="string">
            <text:p>ASCHAFE2</text:p>
          </table:table-cell>
          <table:table-cell office:value-type="float" office:value="2.22115224251141E+029" calcext:value-type="float">
            <text:p>2.22115224251141E+029</text:p>
          </table:table-cell>
          <table:table-cell office:value-type="float" office:value="14124" calcext:value-type="float">
            <text:p>14124</text:p>
          </table:table-cell>
          <table:table-cell table:number-columns-repeated="1015"/>
        </table:table-row>
        <table:table-row table:style-name="ro1">
          <table:table-cell office:value-type="float" office:value="7.21000172001101E+020" calcext:value-type="float">
            <text:p>7.2100017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RDON</text:p>
          </table:table-cell>
          <table:table-cell office:value-type="float" office:value="671082352" calcext:value-type="float">
            <text:p>671082352</text:p>
          </table:table-cell>
          <table:table-cell office:value-type="string" calcext:value-type="string">
            <text:p>MJG3</text:p>
          </table:table-cell>
          <table:table-cell office:value-type="float" office:value="2.22115224252121E+029" calcext:value-type="float">
            <text:p>2.22115224252121E+029</text:p>
          </table:table-cell>
          <table:table-cell office:value-type="float" office:value="14124" calcext:value-type="float">
            <text:p>14124</text:p>
          </table:table-cell>
          <table:table-cell table:number-columns-repeated="1015"/>
        </table:table-row>
        <table:table-row table:style-name="ro1">
          <table:table-cell office:value-type="float" office:value="7.21000374001101E+020" calcext:value-type="float">
            <text:p>7.2100037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RDES</text:p>
          </table:table-cell>
          <table:table-cell office:value-type="string" calcext:value-type="string">
            <text:p>Q677372623</text:p>
          </table:table-cell>
          <table:table-cell office:value-type="string" calcext:value-type="string">
            <text:p>QGERDES2</text:p>
          </table:table-cell>
          <table:table-cell office:value-type="float" office:value="2.22215354132442E+029" calcext:value-type="float">
            <text:p>2.22215354132442E+029</text:p>
          </table:table-cell>
          <table:table-cell office:value-type="float" office:value="11251" calcext:value-type="float">
            <text:p>11251</text:p>
          </table:table-cell>
          <table:table-cell table:number-columns-repeated="1015"/>
        </table:table-row>
        <table:table-row table:style-name="ro1">
          <table:table-cell office:value-type="float" office:value="7.21000576001101E+020" calcext:value-type="float">
            <text:p>7.2100057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DMAN</text:p>
          </table:table-cell>
          <table:table-cell office:value-type="string" calcext:value-type="string">
            <text:p>S650005802</text:p>
          </table:table-cell>
          <table:table-cell office:value-type="string" calcext:value-type="string">
            <text:p>SREDMAN2</text:p>
          </table:table-cell>
          <table:table-cell office:value-type="float" office:value="2.22313125213325E+029" calcext:value-type="float">
            <text:p>2.22313125213325E+029</text:p>
          </table:table-cell>
          <table:table-cell office:value-type="float" office:value="41121" calcext:value-type="float">
            <text:p>41121</text:p>
          </table:table-cell>
          <table:table-cell table:number-columns-repeated="1015"/>
        </table:table-row>
        <table:table-row table:style-name="ro1">
          <table:table-cell office:value-type="float" office:value="7.21000346001101E+020" calcext:value-type="float">
            <text:p>7.2100034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J677766918</text:p>
          </table:table-cell>
          <table:table-cell office:value-type="string" calcext:value-type="string">
            <text:p>JROBLE20</text:p>
          </table:table-cell>
          <table:table-cell office:value-type="float" office:value="2.22314425253325E+029" calcext:value-type="float">
            <text:p>2.22314425253325E+029</text:p>
          </table:table-cell>
          <table:table-cell office:value-type="float" office:value="41121" calcext:value-type="float">
            <text:p>41121</text:p>
          </table:table-cell>
          <table:table-cell table:number-columns-repeated="1015"/>
        </table:table-row>
        <table:table-row table:style-name="ro1">
          <table:table-cell office:value-type="float" office:value="7.21000001001101E+020" calcext:value-type="float">
            <text:p>7.2100000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M650878955</text:p>
          </table:table-cell>
          <table:table-cell office:value-type="string" calcext:value-type="string">
            <text:p>MJMILLE4</text:p>
          </table:table-cell>
          <table:table-cell office:value-type="float" office:value="2.22314525253326E+029" calcext:value-type="float">
            <text:p>2.22314525253326E+029</text:p>
          </table:table-cell>
          <table:table-cell office:value-type="float" office:value="41121" calcext:value-type="float">
            <text:p>41121</text:p>
          </table:table-cell>
          <table:table-cell table:number-columns-repeated="1015"/>
        </table:table-row>
        <table:table-row table:style-name="ro1">
          <table:table-cell office:value-type="float" office:value="7.21000155001101E+020" calcext:value-type="float">
            <text:p>7.2100015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G</text:p>
          </table:table-cell>
          <table:table-cell office:value-type="string" calcext:value-type="string">
            <text:p>Y669019168</text:p>
          </table:table-cell>
          <table:table-cell office:value-type="string" calcext:value-type="string">
            <text:p>YFUNG2</text:p>
          </table:table-cell>
          <table:table-cell office:value-type="float" office:value="2.22315113433542E+029" calcext:value-type="float">
            <text:p>2.22315113433542E+029</text:p>
          </table:table-cell>
          <table:table-cell office:value-type="float" office:value="33134" calcext:value-type="float">
            <text:p>33134</text:p>
          </table:table-cell>
          <table:table-cell table:number-columns-repeated="1015"/>
        </table:table-row>
        <table:table-row table:style-name="ro1">
          <table:table-cell office:value-type="float" office:value="7.21000620001101E+020" calcext:value-type="float">
            <text:p>7.2100062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UORIO</text:p>
          </table:table-cell>
          <table:table-cell office:value-type="string" calcext:value-type="string">
            <text:p>A667664408</text:p>
          </table:table-cell>
          <table:table-cell office:value-type="string" calcext:value-type="string">
            <text:p>AIUORIO2</text:p>
          </table:table-cell>
          <table:table-cell office:value-type="float" office:value="2.22315114252141E+029" calcext:value-type="float">
            <text:p>2.22315114252141E+029</text:p>
          </table:table-cell>
          <table:table-cell office:value-type="float" office:value="14124" calcext:value-type="float">
            <text:p>14124</text:p>
          </table:table-cell>
          <table:table-cell table:number-columns-repeated="1015"/>
        </table:table-row>
        <table:table-row table:style-name="ro1">
          <table:table-cell office:value-type="float" office:value="7.21000050001101E+020" calcext:value-type="float">
            <text:p>7.2100005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H670164699</text:p>
          </table:table-cell>
          <table:table-cell office:value-type="string" calcext:value-type="string">
            <text:p>HANDRSN2</text:p>
          </table:table-cell>
          <table:table-cell office:value-type="float" office:value="2.22315214152141E+029" calcext:value-type="float">
            <text:p>2.22315214152141E+029</text:p>
          </table:table-cell>
          <table:table-cell office:value-type="float" office:value="14124" calcext:value-type="float">
            <text:p>14124</text:p>
          </table:table-cell>
          <table:table-cell table:number-columns-repeated="1015"/>
        </table:table-row>
        <table:table-row table:style-name="ro1">
          <table:table-cell office:value-type="float" office:value="7.21000571001101E+020" calcext:value-type="float">
            <text:p>7.2100057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J665386877</text:p>
          </table:table-cell>
          <table:table-cell office:value-type="string" calcext:value-type="string">
            <text:p>JPGRAHA2</text:p>
          </table:table-cell>
          <table:table-cell office:value-type="float" office:value="2.22322113431542E+029" calcext:value-type="float">
            <text:p>2.22322113431542E+029</text:p>
          </table:table-cell>
          <table:table-cell office:value-type="float" office:value="33134" calcext:value-type="float">
            <text:p>33134</text:p>
          </table:table-cell>
          <table:table-cell table:number-columns-repeated="1015"/>
        </table:table-row>
        <table:table-row table:style-name="ro1">
          <table:table-cell office:value-type="float" office:value="7.21000207001101E+020" calcext:value-type="float">
            <text:p>7.2100020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MBERG</text:p>
          </table:table-cell>
          <table:table-cell office:value-type="string" calcext:value-type="string">
            <text:p>P659908162</text:p>
          </table:table-cell>
          <table:table-cell office:value-type="string" calcext:value-type="string">
            <text:p>PLIMBER2</text:p>
          </table:table-cell>
          <table:table-cell office:value-type="float" office:value="2.22334332335444E+029" calcext:value-type="float">
            <text:p>2.22334332335444E+029</text:p>
          </table:table-cell>
          <table:table-cell office:value-type="float" office:value="55233" calcext:value-type="float">
            <text:p>55233</text:p>
          </table:table-cell>
          <table:table-cell table:number-columns-repeated="1015"/>
        </table:table-row>
        <table:table-row table:style-name="ro1">
          <table:table-cell office:value-type="float" office:value="7.21000426001101E+020" calcext:value-type="float">
            <text:p>7.2100042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T652389126</text:p>
          </table:table-cell>
          <table:table-cell office:value-type="string" calcext:value-type="string">
            <text:p>TBU2</text:p>
          </table:table-cell>
          <table:table-cell office:value-type="float" office:value="2.22335113433141E+029" calcext:value-type="float">
            <text:p>2.22335113433141E+029</text:p>
          </table:table-cell>
          <table:table-cell office:value-type="float" office:value="33134" calcext:value-type="float">
            <text:p>33134</text:p>
          </table:table-cell>
          <table:table-cell table:number-columns-repeated="1015"/>
        </table:table-row>
        <table:table-row table:style-name="ro1">
          <table:table-cell office:value-type="float" office:value="7.21000099001101E+020" calcext:value-type="float">
            <text:p>7.2100009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GHESE</text:p>
          </table:table-cell>
          <table:table-cell office:value-type="string" calcext:value-type="string">
            <text:p>J668817207</text:p>
          </table:table-cell>
          <table:table-cell office:value-type="string" calcext:value-type="string">
            <text:p>JVARGH9</text:p>
          </table:table-cell>
          <table:table-cell office:value-type="float" office:value="2.22345113431542E+029" calcext:value-type="float">
            <text:p>2.22345113431542E+029</text:p>
          </table:table-cell>
          <table:table-cell office:value-type="float" office:value="33134" calcext:value-type="float">
            <text:p>33134</text:p>
          </table:table-cell>
          <table:table-cell table:number-columns-repeated="1015"/>
        </table:table-row>
        <table:table-row table:style-name="ro1">
          <table:table-cell office:value-type="float" office:value="7.21000245001101E+020" calcext:value-type="float">
            <text:p>7.2100024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B660911159</text:p>
          </table:table-cell>
          <table:table-cell office:value-type="string" calcext:value-type="string">
            <text:p>BHLIU2</text:p>
          </table:table-cell>
          <table:table-cell office:value-type="float" office:value="2.22345113431542E+029" calcext:value-type="float">
            <text:p>2.22345113431542E+029</text:p>
          </table:table-cell>
          <table:table-cell office:value-type="float" office:value="33134" calcext:value-type="float">
            <text:p>33134</text:p>
          </table:table-cell>
          <table:table-cell table:number-columns-repeated="1015"/>
        </table:table-row>
        <table:table-row table:style-name="ro1">
          <table:table-cell office:value-type="float" office:value="7.21000345001101E+020" calcext:value-type="float">
            <text:p>7.2100034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Q663585699</text:p>
          </table:table-cell>
          <table:table-cell office:value-type="string" calcext:value-type="string">
            <text:p>QLU10</text:p>
          </table:table-cell>
          <table:table-cell office:value-type="float" office:value="2.22345113433542E+029" calcext:value-type="float">
            <text:p>2.22345113433542E+029</text:p>
          </table:table-cell>
          <table:table-cell office:value-type="float" office:value="33134" calcext:value-type="float">
            <text:p>33134</text:p>
          </table:table-cell>
          <table:table-cell table:number-columns-repeated="1015"/>
        </table:table-row>
        <table:table-row table:style-name="ro1">
          <table:table-cell office:value-type="float" office:value="7.21000552001101E+020" calcext:value-type="float">
            <text:p>7.2100055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SHOW</text:p>
          </table:table-cell>
          <table:table-cell office:value-type="string" calcext:value-type="string">
            <text:p>O675865716</text:p>
          </table:table-cell>
          <table:table-cell office:value-type="string" calcext:value-type="string">
            <text:p>KASHOW2</text:p>
          </table:table-cell>
          <table:table-cell office:value-type="float" office:value="2.22345113433542E+029" calcext:value-type="float">
            <text:p>2.22345113433542E+029</text:p>
          </table:table-cell>
          <table:table-cell office:value-type="float" office:value="33134" calcext:value-type="float">
            <text:p>33134</text:p>
          </table:table-cell>
          <table:table-cell table:number-columns-repeated="1015"/>
        </table:table-row>
        <table:table-row table:style-name="ro1">
          <table:table-cell office:value-type="float" office:value="7.21000592001101E+020" calcext:value-type="float">
            <text:p>7.2100059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TTA</text:p>
          </table:table-cell>
          <table:table-cell office:value-type="string" calcext:value-type="string">
            <text:p>S665562291</text:p>
          </table:table-cell>
          <table:table-cell office:value-type="string" calcext:value-type="string">
            <text:p>SURJOSD2</text:p>
          </table:table-cell>
          <table:table-cell office:value-type="float" office:value="2.22345113433542E+029" calcext:value-type="float">
            <text:p>2.22345113433542E+029</text:p>
          </table:table-cell>
          <table:table-cell office:value-type="float" office:value="33134" calcext:value-type="float">
            <text:p>33134</text:p>
          </table:table-cell>
          <table:table-cell table:number-columns-repeated="1015"/>
        </table:table-row>
        <table:table-row table:style-name="ro1">
          <table:table-cell office:value-type="float" office:value="7.21000190001101E+020" calcext:value-type="float">
            <text:p>7.2100019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EONG</text:p>
          </table:table-cell>
          <table:table-cell office:value-type="string" calcext:value-type="string">
            <text:p>Y659559746</text:p>
          </table:table-cell>
          <table:table-cell office:value-type="string" calcext:value-type="string">
            <text:p>YJEONG12</text:p>
          </table:table-cell>
          <table:table-cell office:value-type="float" office:value="2.22351345253345E+029" calcext:value-type="float">
            <text:p>2.22351345253345E+029</text:p>
          </table:table-cell>
          <table:table-cell office:value-type="float" office:value="41121" calcext:value-type="float">
            <text:p>41121</text:p>
          </table:table-cell>
          <table:table-cell table:number-columns-repeated="1015"/>
        </table:table-row>
        <table:table-row table:style-name="ro1">
          <table:table-cell office:value-type="float" office:value="7.210001590011E+020" calcext:value-type="float">
            <text:p>7.21000159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C678359301</text:p>
          </table:table-cell>
          <table:table-cell office:value-type="string" calcext:value-type="string">
            <text:p>CHO204</text:p>
          </table:table-cell>
          <table:table-cell office:value-type="float" office:value="2.22411553253224E+029" calcext:value-type="float">
            <text:p>2.22411553253224E+029</text:p>
          </table:table-cell>
          <table:table-cell office:value-type="float" office:value="41121" calcext:value-type="float">
            <text:p>41121</text:p>
          </table:table-cell>
          <table:table-cell table:number-columns-repeated="1015"/>
        </table:table-row>
        <table:table-row table:style-name="ro1">
          <table:table-cell office:value-type="float" office:value="7.21000558001101E+020" calcext:value-type="float">
            <text:p>7.2100055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Y668091880</text:p>
          </table:table-cell>
          <table:table-cell office:value-type="string" calcext:value-type="string">
            <text:p>YIFANL4</text:p>
          </table:table-cell>
          <table:table-cell office:value-type="float" office:value="2.22414143323121E+029" calcext:value-type="float">
            <text:p>2.22414143323121E+029</text:p>
          </table:table-cell>
          <table:table-cell office:value-type="float" office:value="14232" calcext:value-type="float">
            <text:p>14232</text:p>
          </table:table-cell>
          <table:table-cell table:number-columns-repeated="1015"/>
        </table:table-row>
        <table:table-row table:style-name="ro1">
          <table:table-cell office:value-type="float" office:value="7.21000690001101E+020" calcext:value-type="float">
            <text:p>7.2100069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ZEEV</text:p>
          </table:table-cell>
          <table:table-cell office:value-type="string" calcext:value-type="string">
            <text:p>BENZEEV2</text:p>
          </table:table-cell>
          <table:table-cell office:value-type="float" office:value="2.22534312425344E+029" calcext:value-type="float">
            <text:p>2.22534312425344E+029</text:p>
          </table:table-cell>
          <table:table-cell office:value-type="float" office:value="55233" calcext:value-type="float">
            <text:p>55233</text:p>
          </table:table-cell>
          <table:table-cell table:number-columns-repeated="1015"/>
        </table:table-row>
        <table:table-row table:style-name="ro1">
          <table:table-cell office:value-type="float" office:value="7.210002750011E+020" calcext:value-type="float">
            <text:p>7.21000275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A670353344</text:p>
          </table:table-cell>
          <table:table-cell office:value-type="string" calcext:value-type="string">
            <text:p>AWBELL2</text:p>
          </table:table-cell>
          <table:table-cell office:value-type="float" office:value="2.22555132413453E+029" calcext:value-type="float">
            <text:p>2.22555132413453E+029</text:p>
          </table:table-cell>
          <table:table-cell office:value-type="float" office:value="43253" calcext:value-type="float">
            <text:p>43253</text:p>
          </table:table-cell>
          <table:table-cell table:number-columns-repeated="1015"/>
        </table:table-row>
        <table:table-row table:style-name="ro1">
          <table:table-cell office:value-type="float" office:value="7.210001730011E+020" calcext:value-type="float">
            <text:p>7.21000173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DACKI</text:p>
          </table:table-cell>
          <table:table-cell office:value-type="string" calcext:value-type="string">
            <text:p>M670960556</text:p>
          </table:table-cell>
          <table:table-cell office:value-type="string" calcext:value-type="string">
            <text:p>BUDACKI2</text:p>
          </table:table-cell>
          <table:table-cell office:value-type="float" office:value="2.24223324132142E+029" calcext:value-type="float">
            <text:p>2.24223324132142E+029</text:p>
          </table:table-cell>
          <table:table-cell office:value-type="float" office:value="11251" calcext:value-type="float">
            <text:p>11251</text:p>
          </table:table-cell>
          <table:table-cell table:number-columns-repeated="1015"/>
        </table:table-row>
        <table:table-row table:style-name="ro1">
          <table:table-cell office:value-type="float" office:value="7.21000452001101E+020" calcext:value-type="float">
            <text:p>7.2100045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LAT</text:p>
          </table:table-cell>
          <table:table-cell office:value-type="string" calcext:value-type="string">
            <text:p>J659329958</text:p>
          </table:table-cell>
          <table:table-cell office:value-type="string" calcext:value-type="string">
            <text:p>JCPILAT2</text:p>
          </table:table-cell>
          <table:table-cell office:value-type="float" office:value="2.24345323433354E+029" calcext:value-type="float">
            <text:p>2.24345323433354E+029</text:p>
          </table:table-cell>
          <table:table-cell office:value-type="float" office:value="22224" calcext:value-type="float">
            <text:p>22224</text:p>
          </table:table-cell>
          <table:table-cell table:number-columns-repeated="1015"/>
        </table:table-row>
        <table:table-row table:style-name="ro1">
          <table:table-cell office:value-type="float" office:value="7.21000666001101E+020" calcext:value-type="float">
            <text:p>7.2100066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ODI</text:p>
          </table:table-cell>
          <table:table-cell office:value-type="string" calcext:value-type="string">
            <text:p>A660453562</text:p>
          </table:table-cell>
          <table:table-cell office:value-type="string" calcext:value-type="string">
            <text:p>AAMODI3</text:p>
          </table:table-cell>
          <table:table-cell office:value-type="float" office:value="2.24521215231114E+029" calcext:value-type="float">
            <text:p>2.24521215231114E+029</text:p>
          </table:table-cell>
          <table:table-cell office:value-type="float" office:value="42241" calcext:value-type="float">
            <text:p>42241</text:p>
          </table:table-cell>
          <table:table-cell table:number-columns-repeated="1015"/>
        </table:table-row>
        <table:table-row table:style-name="ro1">
          <table:table-cell office:value-type="float" office:value="7.210002870011E+020" calcext:value-type="float">
            <text:p>7.2100028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B670628070</text:p>
          </table:table-cell>
          <table:table-cell office:value-type="string" calcext:value-type="string">
            <text:p>BELLIS6-</text:p>
          </table:table-cell>
          <table:table-cell office:value-type="float" office:value="2.25125112413223E+029" calcext:value-type="float">
            <text:p>2.25125112413223E+029</text:p>
          </table:table-cell>
          <table:table-cell office:value-type="float" office:value="13225" calcext:value-type="float">
            <text:p>13225</text:p>
          </table:table-cell>
          <table:table-cell table:number-columns-repeated="1015"/>
        </table:table-row>
        <table:table-row table:style-name="ro1">
          <table:table-cell office:value-type="float" office:value="7.21000183001101E+020" calcext:value-type="float">
            <text:p>7.2100018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S662718516</text:p>
          </table:table-cell>
          <table:table-cell office:value-type="string" calcext:value-type="string">
            <text:p>SEANDM2</text:p>
          </table:table-cell>
          <table:table-cell office:value-type="float" office:value="2.25151323352154E+029" calcext:value-type="float">
            <text:p>2.25151323352154E+029</text:p>
          </table:table-cell>
          <table:table-cell office:value-type="float" office:value="23231" calcext:value-type="float">
            <text:p>23231</text:p>
          </table:table-cell>
          <table:table-cell table:number-columns-repeated="1015"/>
        </table:table-row>
        <table:table-row table:style-name="ro1">
          <table:table-cell office:value-type="float" office:value="7.21000226001101E+020" calcext:value-type="float">
            <text:p>7.2100022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Y669175835</text:p>
          </table:table-cell>
          <table:table-cell office:value-type="string" calcext:value-type="string">
            <text:p>YIMENGH2</text:p>
          </table:table-cell>
          <table:table-cell office:value-type="float" office:value="2.25224351111433E+029" calcext:value-type="float">
            <text:p>2.25224351111433E+029</text:p>
          </table:table-cell>
          <table:table-cell office:value-type="float" office:value="34254" calcext:value-type="float">
            <text:p>34254</text:p>
          </table:table-cell>
          <table:table-cell table:number-columns-repeated="1015"/>
        </table:table-row>
        <table:table-row table:style-name="ro1">
          <table:table-cell office:value-type="float" office:value="7.21000628001101E+020" calcext:value-type="float">
            <text:p>7.2100062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E677915315</text:p>
          </table:table-cell>
          <table:table-cell office:value-type="string" calcext:value-type="string">
            <text:p>EK2</text:p>
          </table:table-cell>
          <table:table-cell office:value-type="float" office:value="2.25314525253344E+029" calcext:value-type="float">
            <text:p>2.25314525253344E+029</text:p>
          </table:table-cell>
          <table:table-cell office:value-type="float" office:value="41121" calcext:value-type="float">
            <text:p>41121</text:p>
          </table:table-cell>
          <table:table-cell table:number-columns-repeated="1015"/>
        </table:table-row>
        <table:table-row table:style-name="ro1">
          <table:table-cell office:value-type="float" office:value="7.21000283001101E+020" calcext:value-type="float">
            <text:p>7.2100028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UEVAS</text:p>
          </table:table-cell>
          <table:table-cell office:value-type="string" calcext:value-type="string">
            <text:p>A662240041</text:p>
          </table:table-cell>
          <table:table-cell office:value-type="string" calcext:value-type="string">
            <text:p>ACUEVA6</text:p>
          </table:table-cell>
          <table:table-cell office:value-type="float" office:value="2.25345324515354E+029" calcext:value-type="float">
            <text:p>2.25345324515354E+029</text:p>
          </table:table-cell>
          <table:table-cell office:value-type="float" office:value="22224" calcext:value-type="float">
            <text:p>22224</text:p>
          </table:table-cell>
          <table:table-cell table:number-columns-repeated="1015"/>
        </table:table-row>
        <table:table-row table:style-name="ro1">
          <table:table-cell office:value-type="float" office:value="7.21000361001101E+020" calcext:value-type="float">
            <text:p>7.2100036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J663593419</text:p>
          </table:table-cell>
          <table:table-cell office:value-type="string" calcext:value-type="string">
            <text:p>JQNGUYE2</text:p>
          </table:table-cell>
          <table:table-cell office:value-type="float" office:value="2.25351325253326E+029" calcext:value-type="float">
            <text:p>2.25351325253326E+029</text:p>
          </table:table-cell>
          <table:table-cell office:value-type="float" office:value="41121" calcext:value-type="float">
            <text:p>41121</text:p>
          </table:table-cell>
          <table:table-cell table:number-columns-repeated="1015"/>
        </table:table-row>
        <table:table-row table:style-name="ro1">
          <table:table-cell office:value-type="float" office:value="7.21000538001101E+020" calcext:value-type="float">
            <text:p>7.2100053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Y675328351</text:p>
          </table:table-cell>
          <table:table-cell office:value-type="string" calcext:value-type="string">
            <text:p>YZHAN253</text:p>
          </table:table-cell>
          <table:table-cell office:value-type="float" office:value="2.31143312554135E+029" calcext:value-type="float">
            <text:p>2.31143312554135E+029</text:p>
          </table:table-cell>
          <table:table-cell office:value-type="float" office:value="21212" calcext:value-type="float">
            <text:p>21212</text:p>
          </table:table-cell>
          <table:table-cell table:number-columns-repeated="1015"/>
        </table:table-row>
        <table:table-row table:style-name="ro1">
          <table:table-cell office:value-type="float" office:value="7.21000547001101E+020" calcext:value-type="float">
            <text:p>7.2100054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SNER</text:p>
          </table:table-cell>
          <table:table-cell office:value-type="string" calcext:value-type="string">
            <text:p>N676243778</text:p>
          </table:table-cell>
          <table:table-cell office:value-type="string" calcext:value-type="string">
            <text:p>NKASNER2</text:p>
          </table:table-cell>
          <table:table-cell office:value-type="float" office:value="2.31221215432323E+029" calcext:value-type="float">
            <text:p>2.31221215432323E+029</text:p>
          </table:table-cell>
          <table:table-cell office:value-type="float" office:value="42241" calcext:value-type="float">
            <text:p>42241</text:p>
          </table:table-cell>
          <table:table-cell table:number-columns-repeated="1015"/>
        </table:table-row>
        <table:table-row table:style-name="ro1">
          <table:table-cell office:value-type="float" office:value="7.21000055001101E+020" calcext:value-type="float">
            <text:p>7.2100005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J671332031</text:p>
          </table:table-cell>
          <table:table-cell office:value-type="string" calcext:value-type="string">
            <text:p>JIAYUAN3</text:p>
          </table:table-cell>
          <table:table-cell office:value-type="float" office:value="2.31233213235424E+029" calcext:value-type="float">
            <text:p>2.31233213235424E+029</text:p>
          </table:table-cell>
          <table:table-cell office:value-type="float" office:value="32235" calcext:value-type="float">
            <text:p>32235</text:p>
          </table:table-cell>
          <table:table-cell table:number-columns-repeated="1015"/>
        </table:table-row>
        <table:table-row table:style-name="ro1">
          <table:table-cell office:value-type="float" office:value="7.21000402001101E+020" calcext:value-type="float">
            <text:p>7.2100040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BS</text:p>
          </table:table-cell>
          <table:table-cell office:value-type="string" calcext:value-type="string">
            <text:p>R671556436</text:p>
          </table:table-cell>
          <table:table-cell office:value-type="string" calcext:value-type="string">
            <text:p>RERBS2</text:p>
          </table:table-cell>
          <table:table-cell office:value-type="float" office:value="2.31421315434524E+029" calcext:value-type="float">
            <text:p>2.31421315434524E+029</text:p>
          </table:table-cell>
          <table:table-cell office:value-type="float" office:value="42241" calcext:value-type="float">
            <text:p>42241</text:p>
          </table:table-cell>
          <table:table-cell table:number-columns-repeated="1015"/>
        </table:table-row>
        <table:table-row table:style-name="ro1">
          <table:table-cell office:value-type="float" office:value="7.210004670011E+020" calcext:value-type="float">
            <text:p>7.2100046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KUL</text:p>
          </table:table-cell>
          <table:table-cell office:value-type="string" calcext:value-type="string">
            <text:p>K672219350</text:p>
          </table:table-cell>
          <table:table-cell office:value-type="string" calcext:value-type="string">
            <text:p>KPIKUL2</text:p>
          </table:table-cell>
          <table:table-cell office:value-type="float" office:value="2.31422215424524E+029" calcext:value-type="float">
            <text:p>2.31422215424524E+029</text:p>
          </table:table-cell>
          <table:table-cell office:value-type="float" office:value="42241" calcext:value-type="float">
            <text:p>42241</text:p>
          </table:table-cell>
          <table:table-cell table:number-columns-repeated="1015"/>
        </table:table-row>
        <table:table-row table:style-name="ro1">
          <table:table-cell office:value-type="float" office:value="7.21000040001101E+020" calcext:value-type="float">
            <text:p>7.2100004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R664905459</text:p>
          </table:table-cell>
          <table:table-cell office:value-type="string" calcext:value-type="string">
            <text:p>RROY20</text:p>
          </table:table-cell>
          <table:table-cell office:value-type="float" office:value="2.31425433524235E+029" calcext:value-type="float">
            <text:p>2.31425433524235E+029</text:p>
          </table:table-cell>
          <table:table-cell office:value-type="float" office:value="21212" calcext:value-type="float">
            <text:p>21212</text:p>
          </table:table-cell>
          <table:table-cell table:number-columns-repeated="1015"/>
        </table:table-row>
        <table:table-row table:style-name="ro1">
          <table:table-cell office:value-type="float" office:value="7.21000590001101E+020" calcext:value-type="float">
            <text:p>7.2100059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EK</text:p>
          </table:table-cell>
          <table:table-cell office:value-type="string" calcext:value-type="string">
            <text:p>W659604539</text:p>
          </table:table-cell>
          <table:table-cell office:value-type="string" calcext:value-type="string">
            <text:p>WBAEK3</text:p>
          </table:table-cell>
          <table:table-cell office:value-type="float" office:value="2.31554312335346E+029" calcext:value-type="float">
            <text:p>2.31554312335346E+029</text:p>
          </table:table-cell>
          <table:table-cell office:value-type="float" office:value="55233" calcext:value-type="float">
            <text:p>55233</text:p>
          </table:table-cell>
          <table:table-cell table:number-columns-repeated="1015"/>
        </table:table-row>
        <table:table-row table:style-name="ro1">
          <table:table-cell office:value-type="float" office:value="7.21000250001101E+020" calcext:value-type="float">
            <text:p>7.2100025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J672435782</text:p>
          </table:table-cell>
          <table:table-cell office:value-type="string" calcext:value-type="string">
            <text:p>CEJA2</text:p>
          </table:table-cell>
          <table:table-cell office:value-type="float" office:value="2.32223212222431E+029" calcext:value-type="float">
            <text:p>2.32223212222431E+029</text:p>
          </table:table-cell>
          <table:table-cell office:value-type="float" office:value="32235" calcext:value-type="float">
            <text:p>32235</text:p>
          </table:table-cell>
          <table:table-cell table:number-columns-repeated="1015"/>
        </table:table-row>
        <table:table-row table:style-name="ro1">
          <table:table-cell office:value-type="float" office:value="7.21000025001101E+020" calcext:value-type="float">
            <text:p>7.2100002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HER</text:p>
          </table:table-cell>
          <table:table-cell office:value-type="string" calcext:value-type="string">
            <text:p>A663949084</text:p>
          </table:table-cell>
          <table:table-cell office:value-type="string" calcext:value-type="string">
            <text:p>AHMAHER2</text:p>
          </table:table-cell>
          <table:table-cell office:value-type="float" office:value="2.32243413235231E+029" calcext:value-type="float">
            <text:p>2.32243413235231E+029</text:p>
          </table:table-cell>
          <table:table-cell office:value-type="float" office:value="32235" calcext:value-type="float">
            <text:p>32235</text:p>
          </table:table-cell>
          <table:table-cell table:number-columns-repeated="1015"/>
        </table:table-row>
        <table:table-row table:style-name="ro1">
          <table:table-cell office:value-type="float" office:value="7.21000148001101E+020" calcext:value-type="float">
            <text:p>7.2100014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UAN</text:p>
          </table:table-cell>
          <table:table-cell office:value-type="string" calcext:value-type="string">
            <text:p>Z665643516</text:p>
          </table:table-cell>
          <table:table-cell office:value-type="string" calcext:value-type="string">
            <text:p>ZIPENGY2</text:p>
          </table:table-cell>
          <table:table-cell office:value-type="float" office:value="2.32333532211324E+029" calcext:value-type="float">
            <text:p>2.32333532211324E+029</text:p>
          </table:table-cell>
          <table:table-cell office:value-type="float" office:value="52144" calcext:value-type="float">
            <text:p>52144</text:p>
          </table:table-cell>
          <table:table-cell table:number-columns-repeated="1015"/>
        </table:table-row>
        <table:table-row table:style-name="ro1">
          <table:table-cell office:value-type="float" office:value="7.21000212001101E+020" calcext:value-type="float">
            <text:p>7.2100021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NOFRIO</text:p>
          </table:table-cell>
          <table:table-cell office:value-type="string" calcext:value-type="string">
            <text:p>A652471369</text:p>
          </table:table-cell>
          <table:table-cell office:value-type="string" calcext:value-type="string">
            <text:p>ADONOFR2</text:p>
          </table:table-cell>
          <table:table-cell office:value-type="float" office:value="2.32414545132325E+029" calcext:value-type="float">
            <text:p>2.32414545132325E+029</text:p>
          </table:table-cell>
          <table:table-cell office:value-type="float" office:value="33242" calcext:value-type="float">
            <text:p>33242</text:p>
          </table:table-cell>
          <table:table-cell table:number-columns-repeated="1015"/>
        </table:table-row>
        <table:table-row table:style-name="ro1">
          <table:table-cell office:value-type="float" office:value="7.21000294001101E+020" calcext:value-type="float">
            <text:p>7.2100029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ICKSON</text:p>
          </table:table-cell>
          <table:table-cell office:value-type="string" calcext:value-type="string">
            <text:p>N672743448</text:p>
          </table:table-cell>
          <table:table-cell office:value-type="string" calcext:value-type="string">
            <text:p>NDERICK2</text:p>
          </table:table-cell>
          <table:table-cell office:value-type="float" office:value="2.32421215424424E+029" calcext:value-type="float">
            <text:p>2.32421215424424E+029</text:p>
          </table:table-cell>
          <table:table-cell office:value-type="float" office:value="42241" calcext:value-type="float">
            <text:p>42241</text:p>
          </table:table-cell>
          <table:table-cell table:number-columns-repeated="1015"/>
        </table:table-row>
        <table:table-row table:style-name="ro1">
          <table:table-cell office:value-type="float" office:value="7.21000421001101E+020" calcext:value-type="float">
            <text:p>7.2100042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M678302459</text:p>
          </table:table-cell>
          <table:table-cell office:value-type="string" calcext:value-type="string">
            <text:p>MMKING2</text:p>
          </table:table-cell>
          <table:table-cell office:value-type="float" office:value="2.32423415422322E+029" calcext:value-type="float">
            <text:p>2.32423415422322E+029</text:p>
          </table:table-cell>
          <table:table-cell office:value-type="float" office:value="42241" calcext:value-type="float">
            <text:p>42241</text:p>
          </table:table-cell>
          <table:table-cell table:number-columns-repeated="1015"/>
        </table:table-row>
        <table:table-row table:style-name="ro1">
          <table:table-cell office:value-type="float" office:value="7.21000613001101E+020" calcext:value-type="float">
            <text:p>7.2100061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Z675440757</text:p>
          </table:table-cell>
          <table:table-cell office:value-type="string" calcext:value-type="string">
            <text:p>ZCURTIS2</text:p>
          </table:table-cell>
          <table:table-cell office:value-type="float" office:value="2.32442144312121E+029" calcext:value-type="float">
            <text:p>2.32442144312121E+029</text:p>
          </table:table-cell>
          <table:table-cell office:value-type="float" office:value="14232" calcext:value-type="float">
            <text:p>14232</text:p>
          </table:table-cell>
          <table:table-cell table:number-columns-repeated="1015"/>
        </table:table-row>
        <table:table-row table:style-name="ro1">
          <table:table-cell office:value-type="float" office:value="7.21000077001101E+020" calcext:value-type="float">
            <text:p>7.2100007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E671891877</text:p>
          </table:table-cell>
          <table:table-cell office:value-type="string" calcext:value-type="string">
            <text:p>EMNELSO3</text:p>
          </table:table-cell>
          <table:table-cell office:value-type="float" office:value="2.32451215112522E+029" calcext:value-type="float">
            <text:p>2.32451215112522E+029</text:p>
          </table:table-cell>
          <table:table-cell office:value-type="float" office:value="42241" calcext:value-type="float">
            <text:p>42241</text:p>
          </table:table-cell>
          <table:table-cell table:number-columns-repeated="1015"/>
        </table:table-row>
        <table:table-row table:style-name="ro1">
          <table:table-cell office:value-type="float" office:value="7.21000566001101E+020" calcext:value-type="float">
            <text:p>7.2100056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AULOCKN671293261</text:p>
          </table:table-cell>
          <table:table-cell office:value-type="string" calcext:value-type="string">
            <text:p>VONAULO2</text:p>
          </table:table-cell>
          <table:table-cell office:value-type="float" office:value="2.33144121423254E+029" calcext:value-type="float">
            <text:p>2.33144121423254E+029</text:p>
          </table:table-cell>
          <table:table-cell office:value-type="float" office:value="24135" calcext:value-type="float">
            <text:p>24135</text:p>
          </table:table-cell>
          <table:table-cell table:number-columns-repeated="1015"/>
        </table:table-row>
        <table:table-row table:style-name="ro1">
          <table:table-cell office:value-type="float" office:value="7.21000053001101E+020" calcext:value-type="float">
            <text:p>7.2100005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SKE</text:p>
          </table:table-cell>
          <table:table-cell office:value-type="string" calcext:value-type="string">
            <text:p>G657292340</text:p>
          </table:table-cell>
          <table:table-cell office:value-type="string" calcext:value-type="string">
            <text:p>GUSKE2</text:p>
          </table:table-cell>
          <table:table-cell office:value-type="float" office:value="2.33313241241235E+029" calcext:value-type="float">
            <text:p>2.33313241241235E+029</text:p>
          </table:table-cell>
          <table:table-cell office:value-type="float" office:value="32235" calcext:value-type="float">
            <text:p>32235</text:p>
          </table:table-cell>
          <table:table-cell table:number-columns-repeated="1015"/>
        </table:table-row>
        <table:table-row table:style-name="ro1">
          <table:table-cell office:value-type="float" office:value="7.21000312001101E+020" calcext:value-type="float">
            <text:p>7.2100031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DIHOKE</text:p>
          </table:table-cell>
          <table:table-cell office:value-type="string" calcext:value-type="string">
            <text:p>N670815010</text:p>
          </table:table-cell>
          <table:table-cell office:value-type="string" calcext:value-type="string">
            <text:p>GADIHOK2</text:p>
          </table:table-cell>
          <table:table-cell office:value-type="float" office:value="2.33513511531133E+029" calcext:value-type="float">
            <text:p>2.33513511531133E+029</text:p>
          </table:table-cell>
          <table:table-cell office:value-type="float" office:value="55125" calcext:value-type="float">
            <text:p>55125</text:p>
          </table:table-cell>
          <table:table-cell table:number-columns-repeated="1015"/>
        </table:table-row>
        <table:table-row table:style-name="ro1">
          <table:table-cell office:value-type="float" office:value="7.210004070011E+020" calcext:value-type="float">
            <text:p>7.2100040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RR</text:p>
          </table:table-cell>
          <table:table-cell office:value-type="string" calcext:value-type="string">
            <text:p>A663173422</text:p>
          </table:table-cell>
          <table:table-cell office:value-type="string" calcext:value-type="string">
            <text:p>AKIRR2</text:p>
          </table:table-cell>
          <table:table-cell office:value-type="float" office:value="2.35223233235221E+029" calcext:value-type="float">
            <text:p>2.35223233235221E+029</text:p>
          </table:table-cell>
          <table:table-cell office:value-type="float" office:value="32235" calcext:value-type="float">
            <text:p>32235</text:p>
          </table:table-cell>
          <table:table-cell table:number-columns-repeated="1015"/>
        </table:table-row>
        <table:table-row table:style-name="ro1">
          <table:table-cell office:value-type="float" office:value="7.21000567001101E+020" calcext:value-type="float">
            <text:p>7.2100056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R651190713</text:p>
          </table:table-cell>
          <table:table-cell office:value-type="string" calcext:value-type="string">
            <text:p>RALONSO3</text:p>
          </table:table-cell>
          <table:table-cell office:value-type="float" office:value="2.35233213235131E+029" calcext:value-type="float">
            <text:p>2.35233213235131E+029</text:p>
          </table:table-cell>
          <table:table-cell office:value-type="float" office:value="32235" calcext:value-type="float">
            <text:p>32235</text:p>
          </table:table-cell>
          <table:table-cell table:number-columns-repeated="1015"/>
        </table:table-row>
        <table:table-row table:style-name="ro1">
          <table:table-cell office:value-type="float" office:value="7.21000662001101E+020" calcext:value-type="float">
            <text:p>7.2100066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K650980612</text:p>
          </table:table-cell>
          <table:table-cell office:value-type="string" calcext:value-type="string">
            <text:p>KUSHP2</text:p>
          </table:table-cell>
          <table:table-cell office:value-type="float" office:value="2.35233233232421E+029" calcext:value-type="float">
            <text:p>2.35233233232421E+029</text:p>
          </table:table-cell>
          <table:table-cell office:value-type="float" office:value="32235" calcext:value-type="float">
            <text:p>32235</text:p>
          </table:table-cell>
          <table:table-cell table:number-columns-repeated="1015"/>
        </table:table-row>
        <table:table-row table:style-name="ro1">
          <table:table-cell office:value-type="float" office:value="7.210005990011E+020" calcext:value-type="float">
            <text:p>7.21000599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D651300312</text:p>
          </table:table-cell>
          <table:table-cell office:value-type="string" calcext:value-type="string">
            <text:p>DANASIM2</text:p>
          </table:table-cell>
          <table:table-cell office:value-type="float" office:value="2.41113334524135E+029" calcext:value-type="float">
            <text:p>2.41113334524135E+029</text:p>
          </table:table-cell>
          <table:table-cell office:value-type="float" office:value="21212" calcext:value-type="float">
            <text:p>21212</text:p>
          </table:table-cell>
          <table:table-cell table:number-columns-repeated="1015"/>
        </table:table-row>
        <table:table-row table:style-name="ro1">
          <table:table-cell office:value-type="float" office:value="7.210003190011E+020" calcext:value-type="float">
            <text:p>7.21000319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AKKAR</text:p>
          </table:table-cell>
          <table:table-cell office:value-type="string" calcext:value-type="string">
            <text:p>V655851088</text:p>
          </table:table-cell>
          <table:table-cell office:value-type="string" calcext:value-type="string">
            <text:p>VNT2</text:p>
          </table:table-cell>
          <table:table-cell office:value-type="float" office:value="2.41124533554135E+029" calcext:value-type="float">
            <text:p>2.41124533554135E+029</text:p>
          </table:table-cell>
          <table:table-cell office:value-type="float" office:value="21212" calcext:value-type="float">
            <text:p>21212</text:p>
          </table:table-cell>
          <table:table-cell table:number-columns-repeated="1015"/>
        </table:table-row>
        <table:table-row table:style-name="ro1">
          <table:table-cell office:value-type="float" office:value="7.21000044001101E+020" calcext:value-type="float">
            <text:p>7.2100004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655511361</text:p>
          </table:table-cell>
          <table:table-cell office:value-type="string" calcext:value-type="string">
            <text:p>MKBROWN3</text:p>
          </table:table-cell>
          <table:table-cell office:value-type="float" office:value="2.41142533524135E+029" calcext:value-type="float">
            <text:p>2.41142533524135E+029</text:p>
          </table:table-cell>
          <table:table-cell office:value-type="float" office:value="21212" calcext:value-type="float">
            <text:p>21212</text:p>
          </table:table-cell>
          <table:table-cell table:number-columns-repeated="1015"/>
        </table:table-row>
        <table:table-row table:style-name="ro1">
          <table:table-cell office:value-type="float" office:value="7.210002550011E+020" calcext:value-type="float">
            <text:p>7.21000255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RKLIN</text:p>
          </table:table-cell>
          <table:table-cell office:value-type="string" calcext:value-type="string">
            <text:p>B679938730</text:p>
          </table:table-cell>
          <table:table-cell office:value-type="string" calcext:value-type="string">
            <text:p>KIRKLIN2</text:p>
          </table:table-cell>
          <table:table-cell office:value-type="float" office:value="2.41142534524131E+029" calcext:value-type="float">
            <text:p>2.41142534524131E+029</text:p>
          </table:table-cell>
          <table:table-cell office:value-type="float" office:value="21212" calcext:value-type="float">
            <text:p>21212</text:p>
          </table:table-cell>
          <table:table-cell table:number-columns-repeated="1015"/>
        </table:table-row>
        <table:table-row table:style-name="ro1">
          <table:table-cell office:value-type="float" office:value="7.21000491001101E+020" calcext:value-type="float">
            <text:p>7.2100049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AO</text:p>
          </table:table-cell>
          <table:table-cell office:value-type="string" calcext:value-type="string">
            <text:p>Z664364957</text:p>
          </table:table-cell>
          <table:table-cell office:value-type="string" calcext:value-type="string">
            <text:p>ZIXUANS2</text:p>
          </table:table-cell>
          <table:table-cell office:value-type="float" office:value="2.41143534524235E+029" calcext:value-type="float">
            <text:p>2.41143534524235E+029</text:p>
          </table:table-cell>
          <table:table-cell office:value-type="float" office:value="21212" calcext:value-type="float">
            <text:p>21212</text:p>
          </table:table-cell>
          <table:table-cell table:number-columns-repeated="1015"/>
        </table:table-row>
        <table:table-row table:style-name="ro1">
          <table:table-cell office:value-type="float" office:value="7.21000412001101E+020" calcext:value-type="float">
            <text:p>7.2100041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</text:p>
          </table:table-cell>
          <table:table-cell office:value-type="float" office:value="665746846" calcext:value-type="float">
            <text:p>665746846</text:p>
          </table:table-cell>
          <table:table-cell office:value-type="string" calcext:value-type="string">
            <text:p>SGU13</text:p>
          </table:table-cell>
          <table:table-cell office:value-type="float" office:value="2.41144414524131E+029" calcext:value-type="float">
            <text:p>2.41144414524131E+029</text:p>
          </table:table-cell>
          <table:table-cell office:value-type="float" office:value="21212" calcext:value-type="float">
            <text:p>21212</text:p>
          </table:table-cell>
          <table:table-cell table:number-columns-repeated="1015"/>
        </table:table-row>
        <table:table-row table:style-name="ro1">
          <table:table-cell office:value-type="float" office:value="7.21000392001101E+020" calcext:value-type="float">
            <text:p>7.2100039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TOSO</text:p>
          </table:table-cell>
          <table:table-cell office:value-type="string" calcext:value-type="string">
            <text:p>M673798538</text:p>
          </table:table-cell>
          <table:table-cell office:value-type="string" calcext:value-type="string">
            <text:p>MOSANTO2</text:p>
          </table:table-cell>
          <table:table-cell office:value-type="float" office:value="2.41145513524135E+029" calcext:value-type="float">
            <text:p>2.41145513524135E+029</text:p>
          </table:table-cell>
          <table:table-cell office:value-type="float" office:value="21212" calcext:value-type="float">
            <text:p>21212</text:p>
          </table:table-cell>
          <table:table-cell table:number-columns-repeated="1015"/>
        </table:table-row>
        <table:table-row table:style-name="ro1">
          <table:table-cell office:value-type="float" office:value="7.21000248001101E+020" calcext:value-type="float">
            <text:p>7.2100024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UAN</text:p>
          </table:table-cell>
          <table:table-cell office:value-type="string" calcext:value-type="string">
            <text:p>H677398799</text:p>
          </table:table-cell>
          <table:table-cell office:value-type="string" calcext:value-type="string">
            <text:p>HENGZHI2</text:p>
          </table:table-cell>
          <table:table-cell office:value-type="float" office:value="2.41145534554135E+029" calcext:value-type="float">
            <text:p>2.41145534554135E+029</text:p>
          </table:table-cell>
          <table:table-cell office:value-type="float" office:value="21212" calcext:value-type="float">
            <text:p>21212</text:p>
          </table:table-cell>
          <table:table-cell table:number-columns-repeated="1015"/>
        </table:table-row>
        <table:table-row table:style-name="ro1">
          <table:table-cell office:value-type="float" office:value="7.21000214001101E+020" calcext:value-type="float">
            <text:p>7.2100021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Z674292507</text:p>
          </table:table-cell>
          <table:table-cell office:value-type="string" calcext:value-type="string">
            <text:p>ZHIWEIW2</text:p>
          </table:table-cell>
          <table:table-cell office:value-type="float" office:value="2.41522135551435E+029" calcext:value-type="float">
            <text:p>2.41522135551435E+029</text:p>
          </table:table-cell>
          <table:table-cell office:value-type="float" office:value="43145" calcext:value-type="float">
            <text:p>43145</text:p>
          </table:table-cell>
          <table:table-cell table:number-columns-repeated="1015"/>
        </table:table-row>
        <table:table-row table:style-name="ro1">
          <table:table-cell office:value-type="float" office:value="7.210001030011E+020" calcext:value-type="float">
            <text:p>7.21000103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FF</text:p>
          </table:table-cell>
          <table:table-cell office:value-type="string" calcext:value-type="string">
            <text:p>V669274102</text:p>
          </table:table-cell>
          <table:table-cell office:value-type="string" calcext:value-type="string">
            <text:p>VHOFF2</text:p>
          </table:table-cell>
          <table:table-cell office:value-type="float" office:value="2.41524135251434E+029" calcext:value-type="float">
            <text:p>2.41524135251434E+029</text:p>
          </table:table-cell>
          <table:table-cell office:value-type="float" office:value="43145" calcext:value-type="float">
            <text:p>43145</text:p>
          </table:table-cell>
          <table:table-cell table:number-columns-repeated="1015"/>
        </table:table-row>
        <table:table-row table:style-name="ro1">
          <table:table-cell office:value-type="float" office:value="7.21000386001101E+020" calcext:value-type="float">
            <text:p>7.2100038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PPAS</text:p>
          </table:table-cell>
          <table:table-cell office:value-type="string" calcext:value-type="string">
            <text:p>K669031961</text:p>
          </table:table-cell>
          <table:table-cell office:value-type="string" calcext:value-type="string">
            <text:p>KMPAPPA2</text:p>
          </table:table-cell>
          <table:table-cell office:value-type="float" office:value="2.41524135521435E+029" calcext:value-type="float">
            <text:p>2.41524135521435E+029</text:p>
          </table:table-cell>
          <table:table-cell office:value-type="float" office:value="43145" calcext:value-type="float">
            <text:p>43145</text:p>
          </table:table-cell>
          <table:table-cell table:number-columns-repeated="1015"/>
        </table:table-row>
        <table:table-row table:style-name="ro1">
          <table:table-cell office:value-type="float" office:value="7.21000455001101E+020" calcext:value-type="float">
            <text:p>7.2100045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DARAM</text:p>
          </table:table-cell>
          <table:table-cell office:value-type="string" calcext:value-type="string">
            <text:p>K673593587</text:p>
          </table:table-cell>
          <table:table-cell office:value-type="string" calcext:value-type="string">
            <text:p>KS6</text:p>
          </table:table-cell>
          <table:table-cell office:value-type="float" office:value="2.41524135551431E+029" calcext:value-type="float">
            <text:p>2.41524135551431E+029</text:p>
          </table:table-cell>
          <table:table-cell office:value-type="float" office:value="43145" calcext:value-type="float">
            <text:p>43145</text:p>
          </table:table-cell>
          <table:table-cell table:number-columns-repeated="1015"/>
        </table:table-row>
        <table:table-row table:style-name="ro1">
          <table:table-cell office:value-type="float" office:value="7.21000606001101E+020" calcext:value-type="float">
            <text:p>7.2100060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WAR</text:p>
          </table:table-cell>
          <table:table-cell office:value-type="string" calcext:value-type="string">
            <text:p>A672002367</text:p>
          </table:table-cell>
          <table:table-cell office:value-type="string" calcext:value-type="string">
            <text:p>AKAWAR2</text:p>
          </table:table-cell>
          <table:table-cell office:value-type="float" office:value="2.41524135551435E+029" calcext:value-type="float">
            <text:p>2.41524135551435E+029</text:p>
          </table:table-cell>
          <table:table-cell office:value-type="float" office:value="43145" calcext:value-type="float">
            <text:p>43145</text:p>
          </table:table-cell>
          <table:table-cell table:number-columns-repeated="1015"/>
        </table:table-row>
        <table:table-row table:style-name="ro1">
          <table:table-cell office:value-type="float" office:value="7.210005430011E+020" calcext:value-type="float">
            <text:p>7.21000543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ER</text:p>
          </table:table-cell>
          <table:table-cell office:value-type="string" calcext:value-type="string">
            <text:p>J656640240</text:p>
          </table:table-cell>
          <table:table-cell office:value-type="string" calcext:value-type="string">
            <text:p>SYER2</text:p>
          </table:table-cell>
          <table:table-cell office:value-type="float" office:value="2.41542135551333E+029" calcext:value-type="float">
            <text:p>2.41542135551333E+029</text:p>
          </table:table-cell>
          <table:table-cell office:value-type="float" office:value="43145" calcext:value-type="float">
            <text:p>43145</text:p>
          </table:table-cell>
          <table:table-cell table:number-columns-repeated="1015"/>
        </table:table-row>
        <table:table-row table:style-name="ro1">
          <table:table-cell office:value-type="float" office:value="7.21000563001101E+020" calcext:value-type="float">
            <text:p>7.2100056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677084708</text:p>
          </table:table-cell>
          <table:table-cell office:value-type="string" calcext:value-type="string">
            <text:p>KAWLLMS4</text:p>
          </table:table-cell>
          <table:table-cell office:value-type="float" office:value="2.42143314554111E+029" calcext:value-type="float">
            <text:p>2.42143314554111E+029</text:p>
          </table:table-cell>
          <table:table-cell office:value-type="float" office:value="21212" calcext:value-type="float">
            <text:p>21212</text:p>
          </table:table-cell>
          <table:table-cell table:number-columns-repeated="1015"/>
        </table:table-row>
        <table:table-row table:style-name="ro1">
          <table:table-cell office:value-type="float" office:value="7.21000572001101E+020" calcext:value-type="float">
            <text:p>7.2100057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UCK</text:p>
          </table:table-cell>
          <table:table-cell office:value-type="string" calcext:value-type="string">
            <text:p>J668967352</text:p>
          </table:table-cell>
          <table:table-cell office:value-type="string" calcext:value-type="string">
            <text:p>JJLEUCK2</text:p>
          </table:table-cell>
          <table:table-cell office:value-type="float" office:value="2.42211212524513E+029" calcext:value-type="float">
            <text:p>2.42211212524513E+029</text:p>
          </table:table-cell>
          <table:table-cell office:value-type="float" office:value="32122" calcext:value-type="float">
            <text:p>32122</text:p>
          </table:table-cell>
          <table:table-cell table:number-columns-repeated="1015"/>
        </table:table-row>
        <table:table-row table:style-name="ro1">
          <table:table-cell office:value-type="float" office:value="7.21000370001101E+020" calcext:value-type="float">
            <text:p>7.2100037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CTOR</text:p>
          </table:table-cell>
          <table:table-cell office:value-type="string" calcext:value-type="string">
            <text:p>P663180358</text:p>
          </table:table-cell>
          <table:table-cell office:value-type="string" calcext:value-type="string">
            <text:p>PPROCTO2</text:p>
          </table:table-cell>
          <table:table-cell office:value-type="float" office:value="2.42212212234513E+029" calcext:value-type="float">
            <text:p>2.42212212234513E+029</text:p>
          </table:table-cell>
          <table:table-cell office:value-type="float" office:value="32122" calcext:value-type="float">
            <text:p>32122</text:p>
          </table:table-cell>
          <table:table-cell table:number-columns-repeated="1015"/>
        </table:table-row>
        <table:table-row table:style-name="ro1">
          <table:table-cell office:value-type="float" office:value="7.21000088001101E+020" calcext:value-type="float">
            <text:p>7.2100008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AUM</text:p>
          </table:table-cell>
          <table:table-cell office:value-type="string" calcext:value-type="string">
            <text:p>N679255085</text:p>
          </table:table-cell>
          <table:table-cell office:value-type="string" calcext:value-type="string">
            <text:p>NRAAUM2</text:p>
          </table:table-cell>
          <table:table-cell office:value-type="float" office:value="2.42212212254313E+029" calcext:value-type="float">
            <text:p>2.42212212254313E+029</text:p>
          </table:table-cell>
          <table:table-cell office:value-type="float" office:value="32122" calcext:value-type="float">
            <text:p>32122</text:p>
          </table:table-cell>
          <table:table-cell table:number-columns-repeated="1015"/>
        </table:table-row>
        <table:table-row table:style-name="ro1">
          <table:table-cell office:value-type="float" office:value="7.21000081001101E+020" calcext:value-type="float">
            <text:p>7.2100008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RONADO</text:p>
          </table:table-cell>
          <table:table-cell office:value-type="string" calcext:value-type="string">
            <text:p>C673652333</text:p>
          </table:table-cell>
          <table:table-cell office:value-type="string" calcext:value-type="string">
            <text:p>CCORON7</text:p>
          </table:table-cell>
          <table:table-cell office:value-type="float" office:value="2.42212241234513E+029" calcext:value-type="float">
            <text:p>2.42212241234513E+029</text:p>
          </table:table-cell>
          <table:table-cell office:value-type="float" office:value="32122" calcext:value-type="float">
            <text:p>32122</text:p>
          </table:table-cell>
          <table:table-cell table:number-columns-repeated="1015"/>
        </table:table-row>
        <table:table-row table:style-name="ro1">
          <table:table-cell office:value-type="float" office:value="7.21000257001101E+020" calcext:value-type="float">
            <text:p>7.2100025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ISHIMA</text:p>
          </table:table-cell>
          <table:table-cell office:value-type="string" calcext:value-type="string">
            <text:p>S671237621</text:p>
          </table:table-cell>
          <table:table-cell office:value-type="string" calcext:value-type="string">
            <text:p>MORISHM2</text:p>
          </table:table-cell>
          <table:table-cell office:value-type="float" office:value="2.42212242524513E+029" calcext:value-type="float">
            <text:p>2.42212242524513E+029</text:p>
          </table:table-cell>
          <table:table-cell office:value-type="float" office:value="32122" calcext:value-type="float">
            <text:p>32122</text:p>
          </table:table-cell>
          <table:table-cell table:number-columns-repeated="1015"/>
        </table:table-row>
        <table:table-row table:style-name="ro1">
          <table:table-cell office:value-type="float" office:value="7.21000580001101E+020" calcext:value-type="float">
            <text:p>7.2100058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ZIURA</text:p>
          </table:table-cell>
          <table:table-cell office:value-type="string" calcext:value-type="string">
            <text:p>P667868193</text:p>
          </table:table-cell>
          <table:table-cell office:value-type="string" calcext:value-type="string">
            <text:p>PDZIURA2</text:p>
          </table:table-cell>
          <table:table-cell office:value-type="float" office:value="2.42232551422311E+029" calcext:value-type="float">
            <text:p>2.42232551422311E+029</text:p>
          </table:table-cell>
          <table:table-cell office:value-type="float" office:value="51132" calcext:value-type="float">
            <text:p>51132</text:p>
          </table:table-cell>
          <table:table-cell table:number-columns-repeated="1015"/>
        </table:table-row>
        <table:table-row table:style-name="ro1">
          <table:table-cell office:value-type="float" office:value="7.21000336001101E+020" calcext:value-type="float">
            <text:p>7.2100033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H675123684</text:p>
          </table:table-cell>
          <table:table-cell office:value-type="string" calcext:value-type="string">
            <text:p>HRAMIR20</text:p>
          </table:table-cell>
          <table:table-cell office:value-type="float" office:value="2.42234245114242E+029" calcext:value-type="float">
            <text:p>2.42234245114242E+029</text:p>
          </table:table-cell>
          <table:table-cell office:value-type="float" office:value="15131" calcext:value-type="float">
            <text:p>15131</text:p>
          </table:table-cell>
          <table:table-cell table:number-columns-repeated="1015"/>
        </table:table-row>
        <table:table-row table:style-name="ro1">
          <table:table-cell office:value-type="float" office:value="7.210004090011E+020" calcext:value-type="float">
            <text:p>7.21000409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J651751363</text:p>
          </table:table-cell>
          <table:table-cell office:value-type="string" calcext:value-type="string">
            <text:p>JCHEN283</text:p>
          </table:table-cell>
          <table:table-cell office:value-type="float" office:value="2.42334332335344E+029" calcext:value-type="float">
            <text:p>2.42334332335344E+029</text:p>
          </table:table-cell>
          <table:table-cell office:value-type="float" office:value="55233" calcext:value-type="float">
            <text:p>55233</text:p>
          </table:table-cell>
          <table:table-cell table:number-columns-repeated="1015"/>
        </table:table-row>
        <table:table-row table:style-name="ro1">
          <table:table-cell office:value-type="float" office:value="7.21000291001101E+020" calcext:value-type="float">
            <text:p>7.2100029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ERJEE</text:p>
          </table:table-cell>
          <table:table-cell office:value-type="string" calcext:value-type="string">
            <text:p>N668758506</text:p>
          </table:table-cell>
          <table:table-cell office:value-type="string" calcext:value-type="string">
            <text:p>NKB2</text:p>
          </table:table-cell>
          <table:table-cell office:value-type="float" office:value="2.42345113243542E+029" calcext:value-type="float">
            <text:p>2.42345113243542E+029</text:p>
          </table:table-cell>
          <table:table-cell office:value-type="float" office:value="33134" calcext:value-type="float">
            <text:p>33134</text:p>
          </table:table-cell>
          <table:table-cell table:number-columns-repeated="1015"/>
        </table:table-row>
        <table:table-row table:style-name="ro1">
          <table:table-cell office:value-type="float" office:value="7.21000658001101E+020" calcext:value-type="float">
            <text:p>7.2100065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PP</text:p>
          </table:table-cell>
          <table:table-cell office:value-type="string" calcext:value-type="string">
            <text:p>T675006497</text:p>
          </table:table-cell>
          <table:table-cell office:value-type="string" calcext:value-type="string">
            <text:p>THAPP2</text:p>
          </table:table-cell>
          <table:table-cell office:value-type="float" office:value="2.42454351425344E+029" calcext:value-type="float">
            <text:p>2.42454351425344E+029</text:p>
          </table:table-cell>
          <table:table-cell office:value-type="float" office:value="51132" calcext:value-type="float">
            <text:p>51132</text:p>
          </table:table-cell>
          <table:table-cell table:number-columns-repeated="1015"/>
        </table:table-row>
        <table:table-row table:style-name="ro1">
          <table:table-cell office:value-type="float" office:value="7.21000137001101E+020" calcext:value-type="float">
            <text:p>7.2100013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U</text:p>
          </table:table-cell>
          <table:table-cell office:value-type="string" calcext:value-type="string">
            <text:p>Y655675679</text:p>
          </table:table-cell>
          <table:table-cell office:value-type="string" calcext:value-type="string">
            <text:p>YIFEIXU2</text:p>
          </table:table-cell>
          <table:table-cell office:value-type="float" office:value="2.43212211554513E+029" calcext:value-type="float">
            <text:p>2.43212211554513E+029</text:p>
          </table:table-cell>
          <table:table-cell office:value-type="float" office:value="32122" calcext:value-type="float">
            <text:p>32122</text:p>
          </table:table-cell>
          <table:table-cell table:number-columns-repeated="1015"/>
        </table:table-row>
        <table:table-row table:style-name="ro1">
          <table:table-cell office:value-type="float" office:value="7.21000014001101E+020" calcext:value-type="float">
            <text:p>7.2100001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MADIS</text:p>
          </table:table-cell>
          <table:table-cell office:value-type="string" calcext:value-type="string">
            <text:p>J663343860</text:p>
          </table:table-cell>
          <table:table-cell office:value-type="string" calcext:value-type="string">
            <text:p>SIMADIS2</text:p>
          </table:table-cell>
          <table:table-cell office:value-type="float" office:value="2.43213212244541E+029" calcext:value-type="float">
            <text:p>2.43213212244541E+029</text:p>
          </table:table-cell>
          <table:table-cell office:value-type="float" office:value="32122" calcext:value-type="float">
            <text:p>32122</text:p>
          </table:table-cell>
          <table:table-cell table:number-columns-repeated="1015"/>
        </table:table-row>
        <table:table-row table:style-name="ro1">
          <table:table-cell office:value-type="float" office:value="7.21000100001101E+020" calcext:value-type="float">
            <text:p>7.2100010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JARI</text:p>
          </table:table-cell>
          <table:table-cell office:value-type="string" calcext:value-type="string">
            <text:p>S673778449</text:p>
          </table:table-cell>
          <table:table-cell office:value-type="string" calcext:value-type="string">
            <text:p>SPUJARI2</text:p>
          </table:table-cell>
          <table:table-cell office:value-type="float" office:value="2.43235121445443E+029" calcext:value-type="float">
            <text:p>2.43235121445443E+029</text:p>
          </table:table-cell>
          <table:table-cell office:value-type="float" office:value="24135" calcext:value-type="float">
            <text:p>24135</text:p>
          </table:table-cell>
          <table:table-cell table:number-columns-repeated="1015"/>
        </table:table-row>
        <table:table-row table:style-name="ro1">
          <table:table-cell office:value-type="float" office:value="7.21000537001101E+020" calcext:value-type="float">
            <text:p>7.2100053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HLEN</text:p>
          </table:table-cell>
          <table:table-cell office:value-type="string" calcext:value-type="string">
            <text:p>K650561595</text:p>
          </table:table-cell>
          <table:table-cell office:value-type="string" calcext:value-type="string">
            <text:p>DAHLEN2</text:p>
          </table:table-cell>
          <table:table-cell office:value-type="float" office:value="2.43523145421335E+029" calcext:value-type="float">
            <text:p>2.43523145421335E+029</text:p>
          </table:table-cell>
          <table:table-cell office:value-type="float" office:value="43145" calcext:value-type="float">
            <text:p>43145</text:p>
          </table:table-cell>
          <table:table-cell table:number-columns-repeated="1015"/>
        </table:table-row>
        <table:table-row table:style-name="ro1">
          <table:table-cell office:value-type="float" office:value="7.21000624001101E+020" calcext:value-type="float">
            <text:p>7.2100062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FISTER</text:p>
          </table:table-cell>
          <table:table-cell office:value-type="string" calcext:value-type="string">
            <text:p>G673057335</text:p>
          </table:table-cell>
          <table:table-cell office:value-type="string" calcext:value-type="string">
            <text:p>GMPFIST2</text:p>
          </table:table-cell>
          <table:table-cell office:value-type="float" office:value="2.44254232255512E+029" calcext:value-type="float">
            <text:p>2.44254232255512E+029</text:p>
          </table:table-cell>
          <table:table-cell office:value-type="float" office:value="32122" calcext:value-type="float">
            <text:p>32122</text:p>
          </table:table-cell>
          <table:table-cell table:number-columns-repeated="1015"/>
        </table:table-row>
        <table:table-row table:style-name="ro1">
          <table:table-cell office:value-type="float" office:value="7.21000233001101E+020" calcext:value-type="float">
            <text:p>7.2100023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Y661482189</text:p>
          </table:table-cell>
          <table:table-cell office:value-type="string" calcext:value-type="string">
            <text:p>YMOON11</text:p>
          </table:table-cell>
          <table:table-cell office:value-type="float" office:value="2.44424122323154E+029" calcext:value-type="float">
            <text:p>2.44424122323154E+029</text:p>
          </table:table-cell>
          <table:table-cell office:value-type="float" office:value="11143" calcext:value-type="float">
            <text:p>11143</text:p>
          </table:table-cell>
          <table:table-cell table:number-columns-repeated="1015"/>
        </table:table-row>
        <table:table-row table:style-name="ro1">
          <table:table-cell office:value-type="float" office:value="7.21000184001101E+020" calcext:value-type="float">
            <text:p>7.2100018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C655359827</text:p>
          </table:table-cell>
          <table:table-cell office:value-type="string" calcext:value-type="string">
            <text:p>CLIU208</text:p>
          </table:table-cell>
          <table:table-cell office:value-type="float" office:value="2.44524135521435E+029" calcext:value-type="float">
            <text:p>2.44524135521435E+029</text:p>
          </table:table-cell>
          <table:table-cell office:value-type="float" office:value="43145" calcext:value-type="float">
            <text:p>43145</text:p>
          </table:table-cell>
          <table:table-cell table:number-columns-repeated="1015"/>
        </table:table-row>
        <table:table-row table:style-name="ro1">
          <table:table-cell office:value-type="float" office:value="7.21000581001101E+020" calcext:value-type="float">
            <text:p>7.2100058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MKEN</text:p>
          </table:table-cell>
          <table:table-cell office:value-type="string" calcext:value-type="string">
            <text:p>A669760531</text:p>
          </table:table-cell>
          <table:table-cell office:value-type="string" calcext:value-type="string">
            <text:p>AHEMKEN2</text:p>
          </table:table-cell>
          <table:table-cell office:value-type="float" office:value="2.45212211254515E+029" calcext:value-type="float">
            <text:p>2.45212211254515E+029</text:p>
          </table:table-cell>
          <table:table-cell office:value-type="float" office:value="32122" calcext:value-type="float">
            <text:p>32122</text:p>
          </table:table-cell>
          <table:table-cell table:number-columns-repeated="1015"/>
        </table:table-row>
        <table:table-row table:style-name="ro1">
          <table:table-cell office:value-type="float" office:value="7.21000342001101E+020" calcext:value-type="float">
            <text:p>7.2100034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Z675308692</text:p>
          </table:table-cell>
          <table:table-cell office:value-type="string" calcext:value-type="string">
            <text:p>ZIHANGW2</text:p>
          </table:table-cell>
          <table:table-cell office:value-type="float" office:value="2.45313332312254E+029" calcext:value-type="float">
            <text:p>2.45313332312254E+029</text:p>
          </table:table-cell>
          <table:table-cell office:value-type="float" office:value="21154" calcext:value-type="float">
            <text:p>21154</text:p>
          </table:table-cell>
          <table:table-cell table:number-columns-repeated="1015"/>
        </table:table-row>
        <table:table-row table:style-name="ro1">
          <table:table-cell office:value-type="float" office:value="7.21000494001101E+020" calcext:value-type="float">
            <text:p>7.2100049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INES</text:p>
          </table:table-cell>
          <table:table-cell office:value-type="string" calcext:value-type="string">
            <text:p>A663940169</text:p>
          </table:table-cell>
          <table:table-cell office:value-type="string" calcext:value-type="string">
            <text:p>PHINES2</text:p>
          </table:table-cell>
          <table:table-cell office:value-type="float" office:value="2.45335242312144E+029" calcext:value-type="float">
            <text:p>2.45335242312144E+029</text:p>
          </table:table-cell>
          <table:table-cell office:value-type="float" office:value="21154" calcext:value-type="float">
            <text:p>21154</text:p>
          </table:table-cell>
          <table:table-cell table:number-columns-repeated="1015"/>
        </table:table-row>
        <table:table-row table:style-name="ro1">
          <table:table-cell office:value-type="float" office:value="7.210006870011E+020" calcext:value-type="float">
            <text:p>7.2100068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JM4</text:p>
          </table:table-cell>
          <table:table-cell office:value-type="float" office:value="2.45434233314141E+029" calcext:value-type="float">
            <text:p>2.45434233314141E+029</text:p>
          </table:table-cell>
          <table:table-cell office:value-type="float" office:value="21154" calcext:value-type="float">
            <text:p>21154</text:p>
          </table:table-cell>
          <table:table-cell table:number-columns-repeated="1015"/>
        </table:table-row>
        <table:table-row table:style-name="ro1">
          <table:table-cell office:value-type="float" office:value="7.21000146001101E+020" calcext:value-type="float">
            <text:p>7.2100014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X656642361</text:p>
          </table:table-cell>
          <table:table-cell office:value-type="string" calcext:value-type="string">
            <text:p>XYU64</text:p>
          </table:table-cell>
          <table:table-cell office:value-type="float" office:value="2.45435342312142E+029" calcext:value-type="float">
            <text:p>2.45435342312142E+029</text:p>
          </table:table-cell>
          <table:table-cell office:value-type="float" office:value="21154" calcext:value-type="float">
            <text:p>21154</text:p>
          </table:table-cell>
          <table:table-cell table:number-columns-repeated="1015"/>
        </table:table-row>
        <table:table-row table:style-name="ro1">
          <table:table-cell office:value-type="float" office:value="7.21000644001101E+020" calcext:value-type="float">
            <text:p>7.2100064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TON</text:p>
          </table:table-cell>
          <table:table-cell office:value-type="string" calcext:value-type="string">
            <text:p>J672079237</text:p>
          </table:table-cell>
          <table:table-cell office:value-type="string" calcext:value-type="string">
            <text:p>JBROTON2</text:p>
          </table:table-cell>
          <table:table-cell office:value-type="float" office:value="2.51431533423155E+029" calcext:value-type="float">
            <text:p>2.51431533423155E+029</text:p>
          </table:table-cell>
          <table:table-cell office:value-type="float" office:value="35153" calcext:value-type="float">
            <text:p>35153</text:p>
          </table:table-cell>
          <table:table-cell table:number-columns-repeated="1015"/>
        </table:table-row>
        <table:table-row table:style-name="ro1">
          <table:table-cell office:value-type="float" office:value="7.21000078001101E+020" calcext:value-type="float">
            <text:p>7.2100007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EZIORSKI</text:p>
          </table:table-cell>
          <table:table-cell office:value-type="string" calcext:value-type="string">
            <text:p>W673078703</text:p>
          </table:table-cell>
          <table:table-cell office:value-type="string" calcext:value-type="string">
            <text:p>WSJ2</text:p>
          </table:table-cell>
          <table:table-cell office:value-type="float" office:value="2.52331533431135E+029" calcext:value-type="float">
            <text:p>2.52331533431135E+029</text:p>
          </table:table-cell>
          <table:table-cell office:value-type="float" office:value="35153" calcext:value-type="float">
            <text:p>35153</text:p>
          </table:table-cell>
          <table:table-cell table:number-columns-repeated="1015"/>
        </table:table-row>
        <table:table-row table:style-name="ro1">
          <table:table-cell office:value-type="float" office:value="7.210005030011E+020" calcext:value-type="float">
            <text:p>7.21000503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M662416958</text:p>
          </table:table-cell>
          <table:table-cell office:value-type="string" calcext:value-type="string">
            <text:p>MINGXIZ2</text:p>
          </table:table-cell>
          <table:table-cell office:value-type="float" office:value="2.52331533433132E+029" calcext:value-type="float">
            <text:p>2.52331533433132E+029</text:p>
          </table:table-cell>
          <table:table-cell office:value-type="float" office:value="35153" calcext:value-type="float">
            <text:p>35153</text:p>
          </table:table-cell>
          <table:table-cell table:number-columns-repeated="1015"/>
        </table:table-row>
        <table:table-row table:style-name="ro1">
          <table:table-cell office:value-type="float" office:value="7.210001750011E+020" calcext:value-type="float">
            <text:p>7.21000175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H661269983</text:p>
          </table:table-cell>
          <table:table-cell office:value-type="string" calcext:value-type="string">
            <text:p>HAOL4</text:p>
          </table:table-cell>
          <table:table-cell office:value-type="float" office:value="2.52344333154121E+029" calcext:value-type="float">
            <text:p>2.52344333154121E+029</text:p>
          </table:table-cell>
          <table:table-cell office:value-type="float" office:value="12213" calcext:value-type="float">
            <text:p>12213</text:p>
          </table:table-cell>
          <table:table-cell table:number-columns-repeated="1015"/>
        </table:table-row>
        <table:table-row table:style-name="ro1">
          <table:table-cell office:value-type="float" office:value="7.21000094001101E+020" calcext:value-type="float">
            <text:p>7.2100009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IN</text:p>
          </table:table-cell>
          <table:table-cell office:value-type="string" calcext:value-type="string">
            <text:p>Y671664516</text:p>
          </table:table-cell>
          <table:table-cell office:value-type="string" calcext:value-type="string">
            <text:p>YJIN44</text:p>
          </table:table-cell>
          <table:table-cell office:value-type="float" office:value="2.52344333154223E+029" calcext:value-type="float">
            <text:p>2.52344333154223E+029</text:p>
          </table:table-cell>
          <table:table-cell office:value-type="float" office:value="12213" calcext:value-type="float">
            <text:p>12213</text:p>
          </table:table-cell>
          <table:table-cell table:number-columns-repeated="1015"/>
        </table:table-row>
        <table:table-row table:style-name="ro1">
          <table:table-cell office:value-type="float" office:value="7.21000642001101E+020" calcext:value-type="float">
            <text:p>7.2100064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H656316093</text:p>
          </table:table-cell>
          <table:table-cell office:value-type="string" calcext:value-type="string">
            <text:p>HL14</text:p>
          </table:table-cell>
          <table:table-cell office:value-type="float" office:value="2.52344333454221E+029" calcext:value-type="float">
            <text:p>2.52344333454221E+029</text:p>
          </table:table-cell>
          <table:table-cell office:value-type="float" office:value="12213" calcext:value-type="float">
            <text:p>12213</text:p>
          </table:table-cell>
          <table:table-cell table:number-columns-repeated="1015"/>
        </table:table-row>
        <table:table-row table:style-name="ro1">
          <table:table-cell office:value-type="float" office:value="7.21000524001101E+020" calcext:value-type="float">
            <text:p>7.2100052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RDING</text:p>
          </table:table-cell>
          <table:table-cell office:value-type="string" calcext:value-type="string">
            <text:p>B674682268</text:p>
          </table:table-cell>
          <table:table-cell office:value-type="string" calcext:value-type="string">
            <text:p>BDH2</text:p>
          </table:table-cell>
          <table:table-cell office:value-type="float" office:value="2.52431533433135E+029" calcext:value-type="float">
            <text:p>2.52431533433135E+029</text:p>
          </table:table-cell>
          <table:table-cell office:value-type="float" office:value="35153" calcext:value-type="float">
            <text:p>35153</text:p>
          </table:table-cell>
          <table:table-cell table:number-columns-repeated="1015"/>
        </table:table-row>
        <table:table-row table:style-name="ro1">
          <table:table-cell office:value-type="float" office:value="7.21000187001101E+020" calcext:value-type="float">
            <text:p>7.2100018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B656839259</text:p>
          </table:table-cell>
          <table:table-cell office:value-type="string" calcext:value-type="string">
            <text:p>BKIM102</text:p>
          </table:table-cell>
          <table:table-cell office:value-type="float" office:value="2.52431533453135E+029" calcext:value-type="float">
            <text:p>2.52431533453135E+029</text:p>
          </table:table-cell>
          <table:table-cell office:value-type="float" office:value="35153" calcext:value-type="float">
            <text:p>35153</text:p>
          </table:table-cell>
          <table:table-cell table:number-columns-repeated="1015"/>
        </table:table-row>
        <table:table-row table:style-name="ro1">
          <table:table-cell office:value-type="float" office:value="7.21000109001101E+020" calcext:value-type="float">
            <text:p>7.2100010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VERSON</text:p>
          </table:table-cell>
          <table:table-cell office:value-type="string" calcext:value-type="string">
            <text:p>M660919326</text:p>
          </table:table-cell>
          <table:table-cell office:value-type="string" calcext:value-type="string">
            <text:p>MSEVERS2</text:p>
          </table:table-cell>
          <table:table-cell office:value-type="float" office:value="2.52451344231541E+029" calcext:value-type="float">
            <text:p>2.52451344231541E+029</text:p>
          </table:table-cell>
          <table:table-cell office:value-type="float" office:value="51245" calcext:value-type="float">
            <text:p>51245</text:p>
          </table:table-cell>
          <table:table-cell table:number-columns-repeated="1015"/>
        </table:table-row>
        <table:table-row table:style-name="ro1">
          <table:table-cell office:value-type="float" office:value="7.21000371001101E+020" calcext:value-type="float">
            <text:p>7.2100037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C657396907</text:p>
          </table:table-cell>
          <table:table-cell office:value-type="string" calcext:value-type="string">
            <text:p>CMW4</text:p>
          </table:table-cell>
          <table:table-cell office:value-type="float" office:value="2.53541313114522E+029" calcext:value-type="float">
            <text:p>2.53541313114522E+029</text:p>
          </table:table-cell>
          <table:table-cell office:value-type="float" office:value="12213" calcext:value-type="float">
            <text:p>12213</text:p>
          </table:table-cell>
          <table:table-cell table:number-columns-repeated="1015"/>
        </table:table-row>
        <table:table-row table:style-name="ro1">
          <table:table-cell office:value-type="float" office:value="7.21000474001101E+020" calcext:value-type="float">
            <text:p>7.2100047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A671071522</text:p>
          </table:table-cell>
          <table:table-cell office:value-type="string" calcext:value-type="string">
            <text:p>ASZHU2</text:p>
          </table:table-cell>
          <table:table-cell office:value-type="float" office:value="2.55232423121244E+029" calcext:value-type="float">
            <text:p>2.55232423121244E+029</text:p>
          </table:table-cell>
          <table:table-cell office:value-type="float" office:value="53214" calcext:value-type="float">
            <text:p>53214</text:p>
          </table:table-cell>
          <table:table-cell table:number-columns-repeated="1015"/>
        </table:table-row>
        <table:table-row table:style-name="ro1">
          <table:table-cell office:value-type="float" office:value="7.21000442001101E+020" calcext:value-type="float">
            <text:p>7.2100044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VBEK</text:p>
          </table:table-cell>
          <table:table-cell office:value-type="string" calcext:value-type="string">
            <text:p>A654693833</text:p>
          </table:table-cell>
          <table:table-cell office:value-type="string" calcext:value-type="string">
            <text:p>BAVBEK2</text:p>
          </table:table-cell>
          <table:table-cell office:value-type="float" office:value="2.55331523431122E+029" calcext:value-type="float">
            <text:p>2.55331523431122E+029</text:p>
          </table:table-cell>
          <table:table-cell office:value-type="float" office:value="35153" calcext:value-type="float">
            <text:p>35153</text:p>
          </table:table-cell>
          <table:table-cell table:number-columns-repeated="1015"/>
        </table:table-row>
        <table:table-row table:style-name="ro1">
          <table:table-cell office:value-type="float" office:value="7.21000648001101E+020" calcext:value-type="float">
            <text:p>7.2100064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P675054603</text:p>
          </table:table-cell>
          <table:table-cell office:value-type="string" calcext:value-type="string">
            <text:p>PEIWENZ2</text:p>
          </table:table-cell>
          <table:table-cell office:value-type="float" office:value="2.55331533433135E+029" calcext:value-type="float">
            <text:p>2.55331533433135E+029</text:p>
          </table:table-cell>
          <table:table-cell office:value-type="float" office:value="35153" calcext:value-type="float">
            <text:p>35153</text:p>
          </table:table-cell>
          <table:table-cell table:number-columns-repeated="1015"/>
        </table:table-row>
        <table:table-row table:style-name="ro1">
          <table:table-cell office:value-type="float" office:value="7.21000417001101E+020" calcext:value-type="float">
            <text:p>7.2100041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SAI</text:p>
          </table:table-cell>
          <table:table-cell office:value-type="string" calcext:value-type="string">
            <text:p>D677505245</text:p>
          </table:table-cell>
          <table:table-cell office:value-type="string" calcext:value-type="string">
            <text:p>DHRUVD2</text:p>
          </table:table-cell>
          <table:table-cell office:value-type="float" office:value="2.55431523433135E+029" calcext:value-type="float">
            <text:p>2.55431523433135E+029</text:p>
          </table:table-cell>
          <table:table-cell office:value-type="float" office:value="35153" calcext:value-type="float">
            <text:p>35153</text:p>
          </table:table-cell>
          <table:table-cell table:number-columns-repeated="1015"/>
        </table:table-row>
        <table:table-row table:style-name="ro1">
          <table:table-cell office:value-type="float" office:value="7.21000244001101E+020" calcext:value-type="float">
            <text:p>7.2100024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UE</text:p>
          </table:table-cell>
          <table:table-cell office:value-type="string" calcext:value-type="string">
            <text:p>L660291634</text:p>
          </table:table-cell>
          <table:table-cell office:value-type="string" calcext:value-type="string">
            <text:p>LUANXUE2</text:p>
          </table:table-cell>
          <table:table-cell office:value-type="float" office:value="2.55435452231253E+029" calcext:value-type="float">
            <text:p>2.55435452231253E+029</text:p>
          </table:table-cell>
          <table:table-cell office:value-type="float" office:value="53214" calcext:value-type="float">
            <text:p>53214</text:p>
          </table:table-cell>
          <table:table-cell table:number-columns-repeated="1015"/>
        </table:table-row>
        <table:table-row table:style-name="ro1">
          <table:table-cell office:value-type="float" office:value="7.21000165001101E+020" calcext:value-type="float">
            <text:p>7.2100016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CHMAN</text:p>
          </table:table-cell>
          <table:table-cell office:value-type="string" calcext:value-type="string">
            <text:p>A668152794</text:p>
          </table:table-cell>
          <table:table-cell office:value-type="string" calcext:value-type="string">
            <text:p>PICHMAN2</text:p>
          </table:table-cell>
          <table:table-cell office:value-type="float" office:value="2.55435453221254E+029" calcext:value-type="float">
            <text:p>2.55435453221254E+029</text:p>
          </table:table-cell>
          <table:table-cell office:value-type="float" office:value="53214" calcext:value-type="float">
            <text:p>53214</text:p>
          </table:table-cell>
          <table:table-cell table:number-columns-repeated="1015"/>
        </table:table-row>
        <table:table-row table:style-name="ro1">
          <table:table-cell office:value-type="float" office:value="7.21000591001101E+020" calcext:value-type="float">
            <text:p>7.2100059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NG</text:p>
          </table:table-cell>
          <table:table-cell office:value-type="string" calcext:value-type="string">
            <text:p>S663012818</text:p>
          </table:table-cell>
          <table:table-cell office:value-type="string" calcext:value-type="string">
            <text:p>SCHENG18</text:p>
          </table:table-cell>
          <table:table-cell office:value-type="float" office:value="2.55435453541454E+029" calcext:value-type="float">
            <text:p>2.55435453541454E+029</text:p>
          </table:table-cell>
          <table:table-cell office:value-type="float" office:value="53214" calcext:value-type="float">
            <text:p>53214</text:p>
          </table:table-cell>
          <table:table-cell table:number-columns-repeated="1015"/>
        </table:table-row>
        <table:table-row table:style-name="ro1">
          <table:table-cell office:value-type="float" office:value="7.21000332001101E+020" calcext:value-type="float">
            <text:p>7.2100033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NG</text:p>
          </table:table-cell>
          <table:table-cell office:value-type="string" calcext:value-type="string">
            <text:p>J657399418</text:p>
          </table:table-cell>
          <table:table-cell office:value-type="string" calcext:value-type="string">
            <text:p>JBH2</text:p>
          </table:table-cell>
          <table:table-cell office:value-type="float" office:value="3.11223143434514E+029" calcext:value-type="float">
            <text:p>3.11223143434514E+029</text:p>
          </table:table-cell>
          <table:table-cell office:value-type="float" office:value="31223" calcext:value-type="float">
            <text:p>31223</text:p>
          </table:table-cell>
          <table:table-cell table:number-columns-repeated="1015"/>
        </table:table-row>
        <table:table-row table:style-name="ro1">
          <table:table-cell office:value-type="float" office:value="7.21000408001101E+020" calcext:value-type="float">
            <text:p>7.2100040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S664925387</text:p>
          </table:table-cell>
          <table:table-cell office:value-type="string" calcext:value-type="string">
            <text:p>SWU68</text:p>
          </table:table-cell>
          <table:table-cell office:value-type="float" office:value="3.11241112111314E+029" calcext:value-type="float">
            <text:p>3.11241112111314E+029</text:p>
          </table:table-cell>
          <table:table-cell office:value-type="float" office:value="45114" calcext:value-type="float">
            <text:p>45114</text:p>
          </table:table-cell>
          <table:table-cell table:number-columns-repeated="1015"/>
        </table:table-row>
        <table:table-row table:style-name="ro1">
          <table:table-cell office:value-type="float" office:value="7.21000070001101E+020" calcext:value-type="float">
            <text:p>7.2100007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Y</text:p>
          </table:table-cell>
          <table:table-cell office:value-type="string" calcext:value-type="string">
            <text:p>C674836260</text:p>
          </table:table-cell>
          <table:table-cell office:value-type="string" calcext:value-type="string">
            <text:p>CORYMOY2</text:p>
          </table:table-cell>
          <table:table-cell office:value-type="float" office:value="3.11242115111313E+029" calcext:value-type="float">
            <text:p>3.11242115111313E+029</text:p>
          </table:table-cell>
          <table:table-cell office:value-type="float" office:value="45114" calcext:value-type="float">
            <text:p>45114</text:p>
          </table:table-cell>
          <table:table-cell table:number-columns-repeated="1015"/>
        </table:table-row>
        <table:table-row table:style-name="ro1">
          <table:table-cell office:value-type="float" office:value="7.21000531001101E+020" calcext:value-type="float">
            <text:p>7.2100053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NG</text:p>
          </table:table-cell>
          <table:table-cell office:value-type="string" calcext:value-type="string">
            <text:p>B675359421</text:p>
          </table:table-cell>
          <table:table-cell office:value-type="string" calcext:value-type="string">
            <text:p>BTUNG3</text:p>
          </table:table-cell>
          <table:table-cell office:value-type="float" office:value="3.11242212111343E+029" calcext:value-type="float">
            <text:p>3.11242212111343E+029</text:p>
          </table:table-cell>
          <table:table-cell office:value-type="float" office:value="45114" calcext:value-type="float">
            <text:p>45114</text:p>
          </table:table-cell>
          <table:table-cell table:number-columns-repeated="1015"/>
        </table:table-row>
        <table:table-row table:style-name="ro1">
          <table:table-cell office:value-type="float" office:value="7.21000163001101E+020" calcext:value-type="float">
            <text:p>7.2100016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E650107088</text:p>
          </table:table-cell>
          <table:table-cell office:value-type="string" calcext:value-type="string">
            <text:p>EUGENEP2</text:p>
          </table:table-cell>
          <table:table-cell office:value-type="float" office:value="3.11242231121313E+029" calcext:value-type="float">
            <text:p>3.11242231121313E+029</text:p>
          </table:table-cell>
          <table:table-cell office:value-type="float" office:value="45114" calcext:value-type="float">
            <text:p>45114</text:p>
          </table:table-cell>
          <table:table-cell table:number-columns-repeated="1015"/>
        </table:table-row>
        <table:table-row table:style-name="ro1">
          <table:table-cell office:value-type="float" office:value="7.21000506001101E+020" calcext:value-type="float">
            <text:p>7.2100050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NGH2</text:p>
          </table:table-cell>
          <table:table-cell office:value-type="float" office:value="3.11242253121335E+029" calcext:value-type="float">
            <text:p>3.11242253121335E+029</text:p>
          </table:table-cell>
          <table:table-cell office:value-type="float" office:value="45114" calcext:value-type="float">
            <text:p>45114</text:p>
          </table:table-cell>
          <table:table-cell table:number-columns-repeated="1015"/>
        </table:table-row>
        <table:table-row table:style-name="ro1">
          <table:table-cell office:value-type="float" office:value="7.21000237001101E+020" calcext:value-type="float">
            <text:p>7.2100023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N651594444</text:p>
          </table:table-cell>
          <table:table-cell office:value-type="string" calcext:value-type="string">
            <text:p>GNZLZPT2</text:p>
          </table:table-cell>
          <table:table-cell office:value-type="float" office:value="3.11351352454511E+029" calcext:value-type="float">
            <text:p>3.11351352454511E+029</text:p>
          </table:table-cell>
          <table:table-cell office:value-type="float" office:value="52252" calcext:value-type="float">
            <text:p>52252</text:p>
          </table:table-cell>
          <table:table-cell table:number-columns-repeated="1015"/>
        </table:table-row>
        <table:table-row table:style-name="ro1">
          <table:table-cell office:value-type="float" office:value="7.21000310001101E+020" calcext:value-type="float">
            <text:p>7.2100031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672945901</text:p>
          </table:table-cell>
          <table:table-cell office:value-type="string" calcext:value-type="string">
            <text:p>EUNSIK2</text:p>
          </table:table-cell>
          <table:table-cell office:value-type="float" office:value="3.11442432255312E+029" calcext:value-type="float">
            <text:p>3.11442432255312E+029</text:p>
          </table:table-cell>
          <table:table-cell office:value-type="float" office:value="45114" calcext:value-type="float">
            <text:p>45114</text:p>
          </table:table-cell>
          <table:table-cell table:number-columns-repeated="1015"/>
        </table:table-row>
        <table:table-row table:style-name="ro1">
          <table:table-cell office:value-type="float" office:value="7.210000950011E+020" calcext:value-type="float">
            <text:p>7.21000095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K651527790</text:p>
          </table:table-cell>
          <table:table-cell office:value-type="string" calcext:value-type="string">
            <text:p>KHLAM2</text:p>
          </table:table-cell>
          <table:table-cell office:value-type="float" office:value="3.12122522131443E+029" calcext:value-type="float">
            <text:p>3.12122522131443E+029</text:p>
          </table:table-cell>
          <table:table-cell office:value-type="float" office:value="13112" calcext:value-type="float">
            <text:p>13112</text:p>
          </table:table-cell>
          <table:table-cell table:number-columns-repeated="1015"/>
        </table:table-row>
        <table:table-row table:style-name="ro1">
          <table:table-cell office:value-type="float" office:value="7.210001190011E+020" calcext:value-type="float">
            <text:p>7.21000119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BERS</text:p>
          </table:table-cell>
          <table:table-cell office:value-type="string" calcext:value-type="string">
            <text:p>N668093838</text:p>
          </table:table-cell>
          <table:table-cell office:value-type="string" calcext:value-type="string">
            <text:p>NREBERS2</text:p>
          </table:table-cell>
          <table:table-cell office:value-type="float" office:value="3.13123523131143E+029" calcext:value-type="float">
            <text:p>3.13123523131143E+029</text:p>
          </table:table-cell>
          <table:table-cell office:value-type="float" office:value="13112" calcext:value-type="float">
            <text:p>13112</text:p>
          </table:table-cell>
          <table:table-cell table:number-columns-repeated="1015"/>
        </table:table-row>
        <table:table-row table:style-name="ro1">
          <table:table-cell office:value-type="float" office:value="7.210003410011E+020" calcext:value-type="float">
            <text:p>7.21000341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K664130895</text:p>
          </table:table-cell>
          <table:table-cell office:value-type="string" calcext:value-type="string">
            <text:p>KMCARRO2</text:p>
          </table:table-cell>
          <table:table-cell office:value-type="float" office:value="3.13243531223311E+029" calcext:value-type="float">
            <text:p>3.13243531223311E+029</text:p>
          </table:table-cell>
          <table:table-cell office:value-type="float" office:value="54221" calcext:value-type="float">
            <text:p>54221</text:p>
          </table:table-cell>
          <table:table-cell table:number-columns-repeated="1015"/>
        </table:table-row>
        <table:table-row table:style-name="ro1">
          <table:table-cell office:value-type="float" office:value="7.210005050011E+020" calcext:value-type="float">
            <text:p>7.21000505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Y650084511</text:p>
          </table:table-cell>
          <table:table-cell office:value-type="string" calcext:value-type="string">
            <text:p>YINGZHE2</text:p>
          </table:table-cell>
          <table:table-cell office:value-type="float" office:value="3.13243531223311E+029" calcext:value-type="float">
            <text:p>3.13243531223311E+029</text:p>
          </table:table-cell>
          <table:table-cell office:value-type="float" office:value="54221" calcext:value-type="float">
            <text:p>54221</text:p>
          </table:table-cell>
          <table:table-cell table:number-columns-repeated="1015"/>
        </table:table-row>
        <table:table-row table:style-name="ro1">
          <table:table-cell office:value-type="float" office:value="7.210003390011E+020" calcext:value-type="float">
            <text:p>7.21000339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ERTA</text:p>
          </table:table-cell>
          <table:table-cell office:value-type="string" calcext:value-type="string">
            <text:p>A650411439</text:p>
          </table:table-cell>
          <table:table-cell office:value-type="string" calcext:value-type="string">
            <text:p>ASHUERT2</text:p>
          </table:table-cell>
          <table:table-cell office:value-type="float" office:value="3.13243534424312E+029" calcext:value-type="float">
            <text:p>3.13243534424312E+029</text:p>
          </table:table-cell>
          <table:table-cell office:value-type="float" office:value="54221" calcext:value-type="float">
            <text:p>54221</text:p>
          </table:table-cell>
          <table:table-cell table:number-columns-repeated="1015"/>
        </table:table-row>
        <table:table-row table:style-name="ro1">
          <table:table-cell office:value-type="float" office:value="7.21000352001101E+020" calcext:value-type="float">
            <text:p>7.2100035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AO</text:p>
          </table:table-cell>
          <table:table-cell office:value-type="string" calcext:value-type="string">
            <text:p>E659610082</text:p>
          </table:table-cell>
          <table:table-cell office:value-type="string" calcext:value-type="string">
            <text:p>JZ14</text:p>
          </table:table-cell>
          <table:table-cell office:value-type="float" office:value="3.14122522141543E+029" calcext:value-type="float">
            <text:p>3.14122522141543E+029</text:p>
          </table:table-cell>
          <table:table-cell office:value-type="float" office:value="13112" calcext:value-type="float">
            <text:p>13112</text:p>
          </table:table-cell>
          <table:table-cell table:number-columns-repeated="1015"/>
        </table:table-row>
        <table:table-row table:style-name="ro1">
          <table:table-cell office:value-type="float" office:value="7.21000534001101E+020" calcext:value-type="float">
            <text:p>7.2100053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K653079487</text:p>
          </table:table-cell>
          <table:table-cell office:value-type="string" calcext:value-type="string">
            <text:p>KLEE146</text:p>
          </table:table-cell>
          <table:table-cell office:value-type="float" office:value="3.14122552121443E+029" calcext:value-type="float">
            <text:p>3.14122552121443E+029</text:p>
          </table:table-cell>
          <table:table-cell office:value-type="float" office:value="13112" calcext:value-type="float">
            <text:p>13112</text:p>
          </table:table-cell>
          <table:table-cell table:number-columns-repeated="1015"/>
        </table:table-row>
        <table:table-row table:style-name="ro1">
          <table:table-cell office:value-type="float" office:value="7.210000150011E+020" calcext:value-type="float">
            <text:p>7.21000015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THAIYA</text:p>
          </table:table-cell>
          <table:table-cell office:value-type="string" calcext:value-type="string">
            <text:p>M674937095</text:p>
          </table:table-cell>
          <table:table-cell office:value-type="string" calcext:value-type="string">
            <text:p>MMUTHA2</text:p>
          </table:table-cell>
          <table:table-cell office:value-type="float" office:value="3.14122552521534E+029" calcext:value-type="float">
            <text:p>3.14122552521534E+029</text:p>
          </table:table-cell>
          <table:table-cell office:value-type="float" office:value="13112" calcext:value-type="float">
            <text:p>13112</text:p>
          </table:table-cell>
          <table:table-cell table:number-columns-repeated="1015"/>
        </table:table-row>
        <table:table-row table:style-name="ro1">
          <table:table-cell office:value-type="float" office:value="7.21000669001101E+020" calcext:value-type="float">
            <text:p>7.2100066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E665132811</text:p>
          </table:table-cell>
          <table:table-cell office:value-type="string" calcext:value-type="string">
            <text:p>EEADAMS2</text:p>
          </table:table-cell>
          <table:table-cell office:value-type="float" office:value="3.14123522121143E+029" calcext:value-type="float">
            <text:p>3.14123522121143E+029</text:p>
          </table:table-cell>
          <table:table-cell office:value-type="float" office:value="13112" calcext:value-type="float">
            <text:p>13112</text:p>
          </table:table-cell>
          <table:table-cell table:number-columns-repeated="1015"/>
        </table:table-row>
        <table:table-row table:style-name="ro1">
          <table:table-cell office:value-type="float" office:value="7.21000021001101E+020" calcext:value-type="float">
            <text:p>7.2100002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NKOWSKI</text:p>
          </table:table-cell>
          <table:table-cell office:value-type="string" calcext:value-type="string">
            <text:p>J662172870</text:p>
          </table:table-cell>
          <table:table-cell office:value-type="string" calcext:value-type="string">
            <text:p>BINKWSK2</text:p>
          </table:table-cell>
          <table:table-cell office:value-type="float" office:value="3.14142552541543E+029" calcext:value-type="float">
            <text:p>3.14142552541543E+029</text:p>
          </table:table-cell>
          <table:table-cell office:value-type="float" office:value="13112" calcext:value-type="float">
            <text:p>13112</text:p>
          </table:table-cell>
          <table:table-cell table:number-columns-repeated="1015"/>
        </table:table-row>
        <table:table-row table:style-name="ro1">
          <table:table-cell office:value-type="float" office:value="7.21000300001101E+020" calcext:value-type="float">
            <text:p>7.2100030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A654165133</text:p>
          </table:table-cell>
          <table:table-cell office:value-type="string" calcext:value-type="string">
            <text:p>ACHEN38</text:p>
          </table:table-cell>
          <table:table-cell office:value-type="float" office:value="3.14242212111344E+029" calcext:value-type="float">
            <text:p>3.14242212111344E+029</text:p>
          </table:table-cell>
          <table:table-cell office:value-type="float" office:value="45114" calcext:value-type="float">
            <text:p>45114</text:p>
          </table:table-cell>
          <table:table-cell table:number-columns-repeated="1015"/>
        </table:table-row>
        <table:table-row table:style-name="ro1">
          <table:table-cell office:value-type="float" office:value="7.210005970011E+020" calcext:value-type="float">
            <text:p>7.2100059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RWAN</text:p>
          </table:table-cell>
          <table:table-cell office:value-type="string" calcext:value-type="string">
            <text:p>S660167758</text:p>
          </table:table-cell>
          <table:table-cell office:value-type="string" calcext:value-type="string">
            <text:p>SKIRWAN3</text:p>
          </table:table-cell>
          <table:table-cell office:value-type="float" office:value="3.14322522121243E+029" calcext:value-type="float">
            <text:p>3.14322522121243E+029</text:p>
          </table:table-cell>
          <table:table-cell office:value-type="float" office:value="13112" calcext:value-type="float">
            <text:p>13112</text:p>
          </table:table-cell>
          <table:table-cell table:number-columns-repeated="1015"/>
        </table:table-row>
        <table:table-row table:style-name="ro1">
          <table:table-cell office:value-type="float" office:value="7.21000156001101E+020" calcext:value-type="float">
            <text:p>7.2100015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P651127879</text:p>
          </table:table-cell>
          <table:table-cell office:value-type="string" calcext:value-type="string">
            <text:p>PENGYUE2</text:p>
          </table:table-cell>
          <table:table-cell office:value-type="float" office:value="3.14322552141143E+029" calcext:value-type="float">
            <text:p>3.14322552141143E+029</text:p>
          </table:table-cell>
          <table:table-cell office:value-type="float" office:value="13112" calcext:value-type="float">
            <text:p>13112</text:p>
          </table:table-cell>
          <table:table-cell table:number-columns-repeated="1015"/>
        </table:table-row>
        <table:table-row table:style-name="ro1">
          <table:table-cell office:value-type="float" office:value="7.21000298001101E+020" calcext:value-type="float">
            <text:p>7.2100029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S665280869</text:p>
          </table:table-cell>
          <table:table-cell office:value-type="string" calcext:value-type="string">
            <text:p>SWCALL2</text:p>
          </table:table-cell>
          <table:table-cell office:value-type="float" office:value="3.14351555334513E+029" calcext:value-type="float">
            <text:p>3.14351555334513E+029</text:p>
          </table:table-cell>
          <table:table-cell office:value-type="float" office:value="52252" calcext:value-type="float">
            <text:p>52252</text:p>
          </table:table-cell>
          <table:table-cell table:number-columns-repeated="1015"/>
        </table:table-row>
        <table:table-row table:style-name="ro1">
          <table:table-cell office:value-type="float" office:value="7.210000390011E+020" calcext:value-type="float">
            <text:p>7.21000039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K662700387</text:p>
          </table:table-cell>
          <table:table-cell office:value-type="string" calcext:value-type="string">
            <text:p>KATHYYR2</text:p>
          </table:table-cell>
          <table:table-cell office:value-type="float" office:value="3.14353152153231E+029" calcext:value-type="float">
            <text:p>3.14353152153231E+029</text:p>
          </table:table-cell>
          <table:table-cell office:value-type="float" office:value="52252" calcext:value-type="float">
            <text:p>52252</text:p>
          </table:table-cell>
          <table:table-cell table:number-columns-repeated="1015"/>
        </table:table-row>
        <table:table-row table:style-name="ro1">
          <table:table-cell office:value-type="float" office:value="7.21000428001101E+020" calcext:value-type="float">
            <text:p>7.2100042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NDA</text:p>
          </table:table-cell>
          <table:table-cell office:value-type="string" calcext:value-type="string">
            <text:p>A668617333</text:p>
          </table:table-cell>
          <table:table-cell office:value-type="string" calcext:value-type="string">
            <text:p>PANDA2</text:p>
          </table:table-cell>
          <table:table-cell office:value-type="float" office:value="3.15332112132515E+029" calcext:value-type="float">
            <text:p>3.15332112132515E+029</text:p>
          </table:table-cell>
          <table:table-cell office:value-type="float" office:value="45222" calcext:value-type="float">
            <text:p>45222</text:p>
          </table:table-cell>
          <table:table-cell table:number-columns-repeated="1015"/>
        </table:table-row>
        <table:table-row table:style-name="ro1">
          <table:table-cell office:value-type="float" office:value="7.21000522001101E+020" calcext:value-type="float">
            <text:p>7.2100052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Z654139508</text:p>
          </table:table-cell>
          <table:table-cell office:value-type="string" calcext:value-type="string">
            <text:p>ZGUO30</text:p>
          </table:table-cell>
          <table:table-cell office:value-type="float" office:value="3.21214141521345E+029" calcext:value-type="float">
            <text:p>3.21214141521345E+029</text:p>
          </table:table-cell>
          <table:table-cell office:value-type="float" office:value="25255" calcext:value-type="float">
            <text:p>25255</text:p>
          </table:table-cell>
          <table:table-cell table:number-columns-repeated="1015"/>
        </table:table-row>
        <table:table-row table:style-name="ro1">
          <table:table-cell office:value-type="float" office:value="7.21000064001101E+020" calcext:value-type="float">
            <text:p>7.2100006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L654411795</text:p>
          </table:table-cell>
          <table:table-cell office:value-type="string" calcext:value-type="string">
            <text:p>LUC3</text:p>
          </table:table-cell>
          <table:table-cell office:value-type="float" office:value="3.21214241221345E+029" calcext:value-type="float">
            <text:p>3.21214241221345E+029</text:p>
          </table:table-cell>
          <table:table-cell office:value-type="float" office:value="25255" calcext:value-type="float">
            <text:p>25255</text:p>
          </table:table-cell>
          <table:table-cell table:number-columns-repeated="1015"/>
        </table:table-row>
        <table:table-row table:style-name="ro1">
          <table:table-cell office:value-type="float" office:value="7.21000192001101E+020" calcext:value-type="float">
            <text:p>7.2100019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SSBACH</text:p>
          </table:table-cell>
          <table:table-cell office:value-type="string" calcext:value-type="string">
            <text:p>J662951236</text:p>
          </table:table-cell>
          <table:table-cell office:value-type="string" calcext:value-type="string">
            <text:p>ROSSBAC2</text:p>
          </table:table-cell>
          <table:table-cell office:value-type="float" office:value="3.21214241221355E+029" calcext:value-type="float">
            <text:p>3.21214241221355E+029</text:p>
          </table:table-cell>
          <table:table-cell office:value-type="float" office:value="25255" calcext:value-type="float">
            <text:p>25255</text:p>
          </table:table-cell>
          <table:table-cell table:number-columns-repeated="1015"/>
        </table:table-row>
        <table:table-row table:style-name="ro1">
          <table:table-cell office:value-type="float" office:value="7.21000072001101E+020" calcext:value-type="float">
            <text:p>7.2100007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H650770826</text:p>
          </table:table-cell>
          <table:table-cell office:value-type="string" calcext:value-type="string">
            <text:p>HANLI5</text:p>
          </table:table-cell>
          <table:table-cell office:value-type="float" office:value="3.21224241513345E+029" calcext:value-type="float">
            <text:p>3.21224241513345E+029</text:p>
          </table:table-cell>
          <table:table-cell office:value-type="float" office:value="25255" calcext:value-type="float">
            <text:p>25255</text:p>
          </table:table-cell>
          <table:table-cell table:number-columns-repeated="1015"/>
        </table:table-row>
        <table:table-row table:style-name="ro1">
          <table:table-cell office:value-type="float" office:value="7.21000604001101E+020" calcext:value-type="float">
            <text:p>7.2100060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OW</text:p>
          </table:table-cell>
          <table:table-cell office:value-type="string" calcext:value-type="string">
            <text:p>R658270112</text:p>
          </table:table-cell>
          <table:table-cell office:value-type="string" calcext:value-type="string">
            <text:p>RTCHOW2</text:p>
          </table:table-cell>
          <table:table-cell office:value-type="float" office:value="3.21422124522244E+029" calcext:value-type="float">
            <text:p>3.21422124522244E+029</text:p>
          </table:table-cell>
          <table:table-cell office:value-type="float" office:value="11143" calcext:value-type="float">
            <text:p>11143</text:p>
          </table:table-cell>
          <table:table-cell table:number-columns-repeated="1015"/>
        </table:table-row>
        <table:table-row table:style-name="ro1">
          <table:table-cell office:value-type="float" office:value="7.21000574001101E+020" calcext:value-type="float">
            <text:p>7.2100057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D668418253</text:p>
          </table:table-cell>
          <table:table-cell office:value-type="string" calcext:value-type="string">
            <text:p>DGONZLS2</text:p>
          </table:table-cell>
          <table:table-cell office:value-type="float" office:value="3.21422451132151E+029" calcext:value-type="float">
            <text:p>3.21422451132151E+029</text:p>
          </table:table-cell>
          <table:table-cell office:value-type="float" office:value="25255" calcext:value-type="float">
            <text:p>25255</text:p>
          </table:table-cell>
          <table:table-cell table:number-columns-repeated="1015"/>
        </table:table-row>
        <table:table-row table:style-name="ro1">
          <table:table-cell office:value-type="float" office:value="7.21000133001101E+020" calcext:value-type="float">
            <text:p>7.2100013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Y655396226</text:p>
          </table:table-cell>
          <table:table-cell office:value-type="string" calcext:value-type="string">
            <text:p>YUNJOOL2</text:p>
          </table:table-cell>
          <table:table-cell office:value-type="float" office:value="3.21424122124241E+029" calcext:value-type="float">
            <text:p>3.21424122124241E+029</text:p>
          </table:table-cell>
          <table:table-cell office:value-type="float" office:value="11143" calcext:value-type="float">
            <text:p>11143</text:p>
          </table:table-cell>
          <table:table-cell table:number-columns-repeated="1015"/>
        </table:table-row>
        <table:table-row table:style-name="ro1">
          <table:table-cell office:value-type="float" office:value="7.210000310011E+020" calcext:value-type="float">
            <text:p>7.21000031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UNG</text:p>
          </table:table-cell>
          <table:table-cell office:value-type="string" calcext:value-type="string">
            <text:p>B672922669</text:p>
          </table:table-cell>
          <table:table-cell office:value-type="string" calcext:value-type="string">
            <text:p>BJCHUNG2</text:p>
          </table:table-cell>
          <table:table-cell office:value-type="float" office:value="3.21441253515134E+029" calcext:value-type="float">
            <text:p>3.21441253515134E+029</text:p>
          </table:table-cell>
          <table:table-cell office:value-type="float" office:value="24243" calcext:value-type="float">
            <text:p>24243</text:p>
          </table:table-cell>
          <table:table-cell table:number-columns-repeated="1015"/>
        </table:table-row>
        <table:table-row table:style-name="ro1">
          <table:table-cell office:value-type="float" office:value="7.21000565001101E+020" calcext:value-type="float">
            <text:p>7.2100056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YNH</text:p>
          </table:table-cell>
          <table:table-cell office:value-type="string" calcext:value-type="string">
            <text:p>A677763198</text:p>
          </table:table-cell>
          <table:table-cell office:value-type="string" calcext:value-type="string">
            <text:p>AHUYNH9</text:p>
          </table:table-cell>
          <table:table-cell office:value-type="float" office:value="3.22115144254123E+029" calcext:value-type="float">
            <text:p>3.22115144254123E+029</text:p>
          </table:table-cell>
          <table:table-cell office:value-type="float" office:value="14124" calcext:value-type="float">
            <text:p>14124</text:p>
          </table:table-cell>
          <table:table-cell table:number-columns-repeated="1015"/>
        </table:table-row>
        <table:table-row table:style-name="ro1">
          <table:table-cell office:value-type="float" office:value="7.210004710011E+020" calcext:value-type="float">
            <text:p>7.21000471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M672161622</text:p>
          </table:table-cell>
          <table:table-cell office:value-type="string" calcext:value-type="string">
            <text:p>MAMOODY2</text:p>
          </table:table-cell>
          <table:table-cell office:value-type="float" office:value="3.22213124132142E+029" calcext:value-type="float">
            <text:p>3.22213124132142E+029</text:p>
          </table:table-cell>
          <table:table-cell office:value-type="float" office:value="11251" calcext:value-type="float">
            <text:p>11251</text:p>
          </table:table-cell>
          <table:table-cell table:number-columns-repeated="1015"/>
        </table:table-row>
        <table:table-row table:style-name="ro1">
          <table:table-cell office:value-type="float" office:value="7.21000035001101E+020" calcext:value-type="float">
            <text:p>7.2100003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HN</text:p>
          </table:table-cell>
          <table:table-cell office:value-type="string" calcext:value-type="string">
            <text:p>K679161227</text:p>
          </table:table-cell>
          <table:table-cell office:value-type="string" calcext:value-type="string">
            <text:p>KAHN15</text:p>
          </table:table-cell>
          <table:table-cell office:value-type="float" office:value="3.22213124132442E+029" calcext:value-type="float">
            <text:p>3.22213124132442E+029</text:p>
          </table:table-cell>
          <table:table-cell office:value-type="float" office:value="11251" calcext:value-type="float">
            <text:p>11251</text:p>
          </table:table-cell>
          <table:table-cell table:number-columns-repeated="1015"/>
        </table:table-row>
        <table:table-row table:style-name="ro1">
          <table:table-cell office:value-type="float" office:value="7.21000288001101E+020" calcext:value-type="float">
            <text:p>7.2100028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H</text:p>
          </table:table-cell>
          <table:table-cell office:value-type="string" calcext:value-type="string">
            <text:p>H652023869</text:p>
          </table:table-cell>
          <table:table-cell office:value-type="string" calcext:value-type="string">
            <text:p>HYEH20</text:p>
          </table:table-cell>
          <table:table-cell office:value-type="float" office:value="3.22213124132442E+029" calcext:value-type="float">
            <text:p>3.22213124132442E+029</text:p>
          </table:table-cell>
          <table:table-cell office:value-type="float" office:value="11251" calcext:value-type="float">
            <text:p>11251</text:p>
          </table:table-cell>
          <table:table-cell table:number-columns-repeated="1015"/>
        </table:table-row>
        <table:table-row table:style-name="ro1">
          <table:table-cell office:value-type="float" office:value="7.21000649001101E+020" calcext:value-type="float">
            <text:p>7.2100064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LK</text:p>
          </table:table-cell>
          <table:table-cell office:value-type="string" calcext:value-type="string">
            <text:p>N662920846</text:p>
          </table:table-cell>
          <table:table-cell office:value-type="string" calcext:value-type="string">
            <text:p>NOAHS2</text:p>
          </table:table-cell>
          <table:table-cell office:value-type="float" office:value="3.22213124132442E+029" calcext:value-type="float">
            <text:p>3.22213124132442E+029</text:p>
          </table:table-cell>
          <table:table-cell office:value-type="float" office:value="11251" calcext:value-type="float">
            <text:p>11251</text:p>
          </table:table-cell>
          <table:table-cell table:number-columns-repeated="1015"/>
        </table:table-row>
        <table:table-row table:style-name="ro1">
          <table:table-cell office:value-type="float" office:value="7.21000454001101E+020" calcext:value-type="float">
            <text:p>7.2100045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VONIAN</text:p>
          </table:table-cell>
          <table:table-cell office:value-type="string" calcext:value-type="string">
            <text:p>E653651847</text:p>
          </table:table-cell>
          <table:table-cell office:value-type="string" calcext:value-type="string">
            <text:p>TEVONIA2</text:p>
          </table:table-cell>
          <table:table-cell office:value-type="float" office:value="3.22214125132441E+029" calcext:value-type="float">
            <text:p>3.22214125132441E+029</text:p>
          </table:table-cell>
          <table:table-cell office:value-type="float" office:value="11251" calcext:value-type="float">
            <text:p>11251</text:p>
          </table:table-cell>
          <table:table-cell table:number-columns-repeated="1015"/>
        </table:table-row>
        <table:table-row table:style-name="ro1">
          <table:table-cell office:value-type="float" office:value="7.210006700011E+020" calcext:value-type="float">
            <text:p>7.21000670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K672197896</text:p>
          </table:table-cell>
          <table:table-cell office:value-type="string" calcext:value-type="string">
            <text:p>KEHAN2</text:p>
          </table:table-cell>
          <table:table-cell office:value-type="float" office:value="3.22233124132442E+029" calcext:value-type="float">
            <text:p>3.22233124132442E+029</text:p>
          </table:table-cell>
          <table:table-cell office:value-type="float" office:value="11251" calcext:value-type="float">
            <text:p>11251</text:p>
          </table:table-cell>
          <table:table-cell table:number-columns-repeated="1015"/>
        </table:table-row>
        <table:table-row table:style-name="ro1">
          <table:table-cell office:value-type="float" office:value="7.21000520001101E+020" calcext:value-type="float">
            <text:p>7.2100052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GOWAINY</text:p>
          </table:table-cell>
          <table:table-cell office:value-type="string" calcext:value-type="string">
            <text:p>A661375944</text:p>
          </table:table-cell>
          <table:table-cell office:value-type="string" calcext:value-type="string">
            <text:p>AELGOW2</text:p>
          </table:table-cell>
          <table:table-cell office:value-type="float" office:value="3.22315134152425E+029" calcext:value-type="float">
            <text:p>3.22315134152425E+029</text:p>
          </table:table-cell>
          <table:table-cell office:value-type="float" office:value="14124" calcext:value-type="float">
            <text:p>14124</text:p>
          </table:table-cell>
          <table:table-cell table:number-columns-repeated="1015"/>
        </table:table-row>
        <table:table-row table:style-name="ro1">
          <table:table-cell office:value-type="float" office:value="7.21000123001101E+020" calcext:value-type="float">
            <text:p>7.2100012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UDTKE</text:p>
          </table:table-cell>
          <table:table-cell office:value-type="string" calcext:value-type="string">
            <text:p>R665866499</text:p>
          </table:table-cell>
          <table:table-cell office:value-type="string" calcext:value-type="string">
            <text:p>RWUDTKE2</text:p>
          </table:table-cell>
          <table:table-cell office:value-type="float" office:value="3.22345341315541E+029" calcext:value-type="float">
            <text:p>3.22345341315541E+029</text:p>
          </table:table-cell>
          <table:table-cell office:value-type="float" office:value="41234" calcext:value-type="float">
            <text:p>41234</text:p>
          </table:table-cell>
          <table:table-cell table:number-columns-repeated="1015"/>
        </table:table-row>
        <table:table-row table:style-name="ro1">
          <table:table-cell office:value-type="float" office:value="7.21000557001101E+020" calcext:value-type="float">
            <text:p>7.2100055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662417301</text:p>
          </table:table-cell>
          <table:table-cell office:value-type="string" calcext:value-type="string">
            <text:p>SXSUN2</text:p>
          </table:table-cell>
          <table:table-cell office:value-type="float" office:value="3.22415433324151E+029" calcext:value-type="float">
            <text:p>3.22415433324151E+029</text:p>
          </table:table-cell>
          <table:table-cell office:value-type="float" office:value="14232" calcext:value-type="float">
            <text:p>14232</text:p>
          </table:table-cell>
          <table:table-cell table:number-columns-repeated="1015"/>
        </table:table-row>
        <table:table-row table:style-name="ro1">
          <table:table-cell office:value-type="float" office:value="7.21000390001101E+020" calcext:value-type="float">
            <text:p>7.2100039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F661940281</text:p>
          </table:table-cell>
          <table:table-cell office:value-type="string" calcext:value-type="string">
            <text:p>FIDELR2</text:p>
          </table:table-cell>
          <table:table-cell office:value-type="float" office:value="3.22532513451126E+029" calcext:value-type="float">
            <text:p>3.22532513451126E+029</text:p>
          </table:table-cell>
          <table:table-cell office:value-type="float" office:value="35153" calcext:value-type="float">
            <text:p>35153</text:p>
          </table:table-cell>
          <table:table-cell table:number-columns-repeated="1015"/>
        </table:table-row>
        <table:table-row table:style-name="ro1">
          <table:table-cell office:value-type="float" office:value="7.21000032001101E+020" calcext:value-type="float">
            <text:p>7.2100003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ICHERT</text:p>
          </table:table-cell>
          <table:table-cell office:value-type="float" office:value="676633985" calcext:value-type="float">
            <text:p>676633985</text:p>
          </table:table-cell>
          <table:table-cell office:value-type="string" calcext:value-type="string">
            <text:p>KODYKR2</text:p>
          </table:table-cell>
          <table:table-cell office:value-type="float" office:value="3.22544534215322E+029" calcext:value-type="float">
            <text:p>3.22544534215322E+029</text:p>
          </table:table-cell>
          <table:table-cell office:value-type="float" office:value="41234" calcext:value-type="float">
            <text:p>41234</text:p>
          </table:table-cell>
          <table:table-cell table:number-columns-repeated="1015"/>
        </table:table-row>
        <table:table-row table:style-name="ro1">
          <table:table-cell office:value-type="float" office:value="7.21000513001101E+020" calcext:value-type="float">
            <text:p>7.2100051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MIDT</text:p>
          </table:table-cell>
          <table:table-cell office:value-type="float" office:value="665790555" calcext:value-type="float">
            <text:p>665790555</text:p>
          </table:table-cell>
          <table:table-cell office:value-type="string" calcext:value-type="string">
            <text:p>SAS5</text:p>
          </table:table-cell>
          <table:table-cell office:value-type="float" office:value="3.23241422321155E+029" calcext:value-type="float">
            <text:p>3.23241422321155E+029</text:p>
          </table:table-cell>
          <table:table-cell office:value-type="float" office:value="23231" calcext:value-type="float">
            <text:p>23231</text:p>
          </table:table-cell>
          <table:table-cell table:number-columns-repeated="1015"/>
        </table:table-row>
        <table:table-row table:style-name="ro1">
          <table:table-cell office:value-type="float" office:value="7.21000160001101E+020" calcext:value-type="float">
            <text:p>7.2100016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AN</text:p>
          </table:table-cell>
          <table:table-cell office:value-type="string" calcext:value-type="string">
            <text:p>J663342938</text:p>
          </table:table-cell>
          <table:table-cell office:value-type="string" calcext:value-type="string">
            <text:p>JDUAN6</text:p>
          </table:table-cell>
          <table:table-cell office:value-type="float" office:value="3.23422554422421E+029" calcext:value-type="float">
            <text:p>3.23422554422421E+029</text:p>
          </table:table-cell>
          <table:table-cell office:value-type="float" office:value="51132" calcext:value-type="float">
            <text:p>51132</text:p>
          </table:table-cell>
          <table:table-cell table:number-columns-repeated="1015"/>
        </table:table-row>
        <table:table-row table:style-name="ro1">
          <table:table-cell office:value-type="float" office:value="7.210000130011E+020" calcext:value-type="float">
            <text:p>7.21000013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RDIN</text:p>
          </table:table-cell>
          <table:table-cell office:value-type="string" calcext:value-type="string">
            <text:p>J657981787</text:p>
          </table:table-cell>
          <table:table-cell office:value-type="string" calcext:value-type="string">
            <text:p>JHARDI9</text:p>
          </table:table-cell>
          <table:table-cell office:value-type="float" office:value="3.23545322333134E+029" calcext:value-type="float">
            <text:p>3.23545322333134E+029</text:p>
          </table:table-cell>
          <table:table-cell office:value-type="float" office:value="23231" calcext:value-type="float">
            <text:p>23231</text:p>
          </table:table-cell>
          <table:table-cell table:number-columns-repeated="1015"/>
        </table:table-row>
        <table:table-row table:style-name="ro1">
          <table:table-cell office:value-type="float" office:value="7.210004950011E+020" calcext:value-type="float">
            <text:p>7.21000495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LCAY</text:p>
          </table:table-cell>
          <table:table-cell office:value-type="string" calcext:value-type="string">
            <text:p>A657382517</text:p>
          </table:table-cell>
          <table:table-cell office:value-type="string" calcext:value-type="string">
            <text:p>ABALCAY2</text:p>
          </table:table-cell>
          <table:table-cell office:value-type="float" office:value="3.24141213221344E+029" calcext:value-type="float">
            <text:p>3.24141213221344E+029</text:p>
          </table:table-cell>
          <table:table-cell office:value-type="float" office:value="45114" calcext:value-type="float">
            <text:p>45114</text:p>
          </table:table-cell>
          <table:table-cell table:number-columns-repeated="1015"/>
        </table:table-row>
        <table:table-row table:style-name="ro1">
          <table:table-cell office:value-type="float" office:value="7.21000540001101E+020" calcext:value-type="float">
            <text:p>7.2100054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NEGGER</text:p>
          </table:table-cell>
          <table:table-cell office:value-type="string" calcext:value-type="string">
            <text:p>E668100888</text:p>
          </table:table-cell>
          <table:table-cell office:value-type="string" calcext:value-type="string">
            <text:p>EEHONEG2</text:p>
          </table:table-cell>
          <table:table-cell office:value-type="float" office:value="3.24213355132442E+029" calcext:value-type="float">
            <text:p>3.24213355132442E+029</text:p>
          </table:table-cell>
          <table:table-cell office:value-type="float" office:value="11251" calcext:value-type="float">
            <text:p>11251</text:p>
          </table:table-cell>
          <table:table-cell table:number-columns-repeated="1015"/>
        </table:table-row>
        <table:table-row table:style-name="ro1">
          <table:table-cell office:value-type="float" office:value="7.210006370011E+020" calcext:value-type="float">
            <text:p>7.2100063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RHAN</text:p>
          </table:table-cell>
          <table:table-cell office:value-type="string" calcext:value-type="string">
            <text:p>S656798760</text:p>
          </table:table-cell>
          <table:table-cell office:value-type="string" calcext:value-type="string">
            <text:p>FARHAN2</text:p>
          </table:table-cell>
          <table:table-cell office:value-type="float" office:value="3.24231125322155E+029" calcext:value-type="float">
            <text:p>3.24231125322155E+029</text:p>
          </table:table-cell>
          <table:table-cell office:value-type="float" office:value="23231" calcext:value-type="float">
            <text:p>23231</text:p>
          </table:table-cell>
          <table:table-cell table:number-columns-repeated="1015"/>
        </table:table-row>
        <table:table-row table:style-name="ro1">
          <table:table-cell office:value-type="float" office:value="7.21000062001101E+020" calcext:value-type="float">
            <text:p>7.2100006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BAK</text:p>
          </table:table-cell>
          <table:table-cell office:value-type="string" calcext:value-type="string">
            <text:p>J669437206</text:p>
          </table:table-cell>
          <table:table-cell office:value-type="string" calcext:value-type="string">
            <text:p>JDTABAK2</text:p>
          </table:table-cell>
          <table:table-cell office:value-type="float" office:value="3.24251243322154E+029" calcext:value-type="float">
            <text:p>3.24251243322154E+029</text:p>
          </table:table-cell>
          <table:table-cell office:value-type="float" office:value="23231" calcext:value-type="float">
            <text:p>23231</text:p>
          </table:table-cell>
          <table:table-cell table:number-columns-repeated="1015"/>
        </table:table-row>
        <table:table-row table:style-name="ro1">
          <table:table-cell office:value-type="float" office:value="7.21000549001101E+020" calcext:value-type="float">
            <text:p>7.2100054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GIN</text:p>
          </table:table-cell>
          <table:table-cell office:value-type="string" calcext:value-type="string">
            <text:p>S669434102</text:p>
          </table:table-cell>
          <table:table-cell office:value-type="string" calcext:value-type="string">
            <text:p>SELGIN2</text:p>
          </table:table-cell>
          <table:table-cell office:value-type="float" office:value="3.24351252323513E+029" calcext:value-type="float">
            <text:p>3.24351252323513E+029</text:p>
          </table:table-cell>
          <table:table-cell office:value-type="float" office:value="52252" calcext:value-type="float">
            <text:p>52252</text:p>
          </table:table-cell>
          <table:table-cell table:number-columns-repeated="1015"/>
        </table:table-row>
        <table:table-row table:style-name="ro1">
          <table:table-cell office:value-type="float" office:value="7.21000356001101E+020" calcext:value-type="float">
            <text:p>7.2100035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G657578900</text:p>
          </table:table-cell>
          <table:table-cell office:value-type="string" calcext:value-type="string">
            <text:p>GCHEN40</text:p>
          </table:table-cell>
          <table:table-cell office:value-type="float" office:value="3.24412124124441E+029" calcext:value-type="float">
            <text:p>3.24412124124441E+029</text:p>
          </table:table-cell>
          <table:table-cell office:value-type="float" office:value="11143" calcext:value-type="float">
            <text:p>11143</text:p>
          </table:table-cell>
          <table:table-cell table:number-columns-repeated="1015"/>
        </table:table-row>
        <table:table-row table:style-name="ro1">
          <table:table-cell office:value-type="float" office:value="7.21000523001101E+020" calcext:value-type="float">
            <text:p>7.2100052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M665851176</text:p>
          </table:table-cell>
          <table:table-cell office:value-type="string" calcext:value-type="string">
            <text:p>MTCARR2</text:p>
          </table:table-cell>
          <table:table-cell office:value-type="float" office:value="3.24422124153244E+029" calcext:value-type="float">
            <text:p>3.24422124153244E+029</text:p>
          </table:table-cell>
          <table:table-cell office:value-type="float" office:value="11143" calcext:value-type="float">
            <text:p>11143</text:p>
          </table:table-cell>
          <table:table-cell table:number-columns-repeated="1015"/>
        </table:table-row>
        <table:table-row table:style-name="ro1">
          <table:table-cell office:value-type="float" office:value="7.21000366001101E+020" calcext:value-type="float">
            <text:p>7.2100036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B653083621</text:p>
          </table:table-cell>
          <table:table-cell office:value-type="string" calcext:value-type="string">
            <text:p>BKIM111</text:p>
          </table:table-cell>
          <table:table-cell office:value-type="float" office:value="3.24422124312441E+029" calcext:value-type="float">
            <text:p>3.24422124312441E+029</text:p>
          </table:table-cell>
          <table:table-cell office:value-type="float" office:value="11143" calcext:value-type="float">
            <text:p>11143</text:p>
          </table:table-cell>
          <table:table-cell table:number-columns-repeated="1015"/>
        </table:table-row>
        <table:table-row table:style-name="ro1">
          <table:table-cell office:value-type="float" office:value="7.21000144001101E+020" calcext:value-type="float">
            <text:p>7.2100014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H677031803</text:p>
          </table:table-cell>
          <table:table-cell office:value-type="string" calcext:value-type="string">
            <text:p>HEYIWU2</text:p>
          </table:table-cell>
          <table:table-cell office:value-type="float" office:value="3.24422124323354E+029" calcext:value-type="float">
            <text:p>3.24422124323354E+029</text:p>
          </table:table-cell>
          <table:table-cell office:value-type="float" office:value="11143" calcext:value-type="float">
            <text:p>11143</text:p>
          </table:table-cell>
          <table:table-cell table:number-columns-repeated="1015"/>
        </table:table-row>
        <table:table-row table:style-name="ro1">
          <table:table-cell office:value-type="float" office:value="7.21000259001101E+020" calcext:value-type="float">
            <text:p>7.2100025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AULT</text:p>
          </table:table-cell>
          <table:table-cell office:value-type="string" calcext:value-type="string">
            <text:p>S656114461</text:p>
          </table:table-cell>
          <table:table-cell office:value-type="string" calcext:value-type="string">
            <text:p>ENAULT2</text:p>
          </table:table-cell>
          <table:table-cell office:value-type="float" office:value="3.25231322342154E+029" calcext:value-type="float">
            <text:p>3.25231322342154E+029</text:p>
          </table:table-cell>
          <table:table-cell office:value-type="float" office:value="23231" calcext:value-type="float">
            <text:p>23231</text:p>
          </table:table-cell>
          <table:table-cell table:number-columns-repeated="1015"/>
        </table:table-row>
        <table:table-row table:style-name="ro1">
          <table:table-cell office:value-type="float" office:value="7.21000645001101E+020" calcext:value-type="float">
            <text:p>7.2100064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GHAVI</text:p>
          </table:table-cell>
          <table:table-cell office:value-type="float" office:value="679848059" calcext:value-type="float">
            <text:p>679848059</text:p>
          </table:table-cell>
          <table:table-cell office:value-type="string" calcext:value-type="string">
            <text:p>RDS3</text:p>
          </table:table-cell>
          <table:table-cell office:value-type="float" office:value="3.25251224312155E+029" calcext:value-type="float">
            <text:p>3.25251224312155E+029</text:p>
          </table:table-cell>
          <table:table-cell office:value-type="float" office:value="23231" calcext:value-type="float">
            <text:p>23231</text:p>
          </table:table-cell>
          <table:table-cell table:number-columns-repeated="1015"/>
        </table:table-row>
        <table:table-row table:style-name="ro1">
          <table:table-cell office:value-type="float" office:value="7.21000161001101E+020" calcext:value-type="float">
            <text:p>7.2100016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N</text:p>
          </table:table-cell>
          <table:table-cell office:value-type="float" office:value="651936481" calcext:value-type="float">
            <text:p>651936481</text:p>
          </table:table-cell>
          <table:table-cell office:value-type="string" calcext:value-type="string">
            <text:p>DCHEN48</text:p>
          </table:table-cell>
          <table:table-cell office:value-type="float" office:value="3.25251322312155E+029" calcext:value-type="float">
            <text:p>3.25251322312155E+029</text:p>
          </table:table-cell>
          <table:table-cell office:value-type="float" office:value="23231" calcext:value-type="float">
            <text:p>23231</text:p>
          </table:table-cell>
          <table:table-cell table:number-columns-repeated="1015"/>
        </table:table-row>
        <table:table-row table:style-name="ro1">
          <table:table-cell office:value-type="float" office:value="7.21000502001101E+020" calcext:value-type="float">
            <text:p>7.2100050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FARA</text:p>
          </table:table-cell>
          <table:table-cell office:value-type="string" calcext:value-type="string">
            <text:p>N652881935</text:p>
          </table:table-cell>
          <table:table-cell office:value-type="string" calcext:value-type="string">
            <text:p>NFAFARA2</text:p>
          </table:table-cell>
          <table:table-cell office:value-type="float" office:value="3.25251322322253E+029" calcext:value-type="float">
            <text:p>3.25251322322253E+029</text:p>
          </table:table-cell>
          <table:table-cell office:value-type="float" office:value="23231" calcext:value-type="float">
            <text:p>23231</text:p>
          </table:table-cell>
          <table:table-cell table:number-columns-repeated="1015"/>
        </table:table-row>
        <table:table-row table:style-name="ro1">
          <table:table-cell office:value-type="float" office:value="7.21000092001101E+020" calcext:value-type="float">
            <text:p>7.2100009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668803819</text:p>
          </table:table-cell>
          <table:table-cell office:value-type="string" calcext:value-type="string">
            <text:p>AW4</text:p>
          </table:table-cell>
          <table:table-cell office:value-type="float" office:value="3.25251342352154E+029" calcext:value-type="float">
            <text:p>3.25251342352154E+029</text:p>
          </table:table-cell>
          <table:table-cell office:value-type="float" office:value="23231" calcext:value-type="float">
            <text:p>23231</text:p>
          </table:table-cell>
          <table:table-cell table:number-columns-repeated="1015"/>
        </table:table-row>
        <table:table-row table:style-name="ro1">
          <table:table-cell office:value-type="float" office:value="7.21000440001101E+020" calcext:value-type="float">
            <text:p>7.2100044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ANG</text:p>
          </table:table-cell>
          <table:table-cell office:value-type="float" office:value="662438050" calcext:value-type="float">
            <text:p>662438050</text:p>
          </table:table-cell>
          <table:table-cell office:value-type="string" calcext:value-type="string">
            <text:p>JLIANG50</text:p>
          </table:table-cell>
          <table:table-cell office:value-type="float" office:value="3.25251422313554E+029" calcext:value-type="float">
            <text:p>3.25251422313554E+029</text:p>
          </table:table-cell>
          <table:table-cell office:value-type="float" office:value="23231" calcext:value-type="float">
            <text:p>23231</text:p>
          </table:table-cell>
          <table:table-cell table:number-columns-repeated="1015"/>
        </table:table-row>
        <table:table-row table:style-name="ro1">
          <table:table-cell office:value-type="float" office:value="7.21000066001101E+020" calcext:value-type="float">
            <text:p>7.2100006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NG</text:p>
          </table:table-cell>
          <table:table-cell office:value-type="float" office:value="674889597" calcext:value-type="float">
            <text:p>674889597</text:p>
          </table:table-cell>
          <table:table-cell office:value-type="string" calcext:value-type="string">
            <text:p>JIEMING2</text:p>
          </table:table-cell>
          <table:table-cell office:value-type="float" office:value="3.25351552134511E+029" calcext:value-type="float">
            <text:p>3.25351552134511E+029</text:p>
          </table:table-cell>
          <table:table-cell office:value-type="float" office:value="52252" calcext:value-type="float">
            <text:p>52252</text:p>
          </table:table-cell>
          <table:table-cell table:number-columns-repeated="1015"/>
        </table:table-row>
        <table:table-row table:style-name="ro1">
          <table:table-cell office:value-type="float" office:value="7.21000280001101E+020" calcext:value-type="float">
            <text:p>7.2100028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STY</text:p>
          </table:table-cell>
          <table:table-cell office:value-type="string" calcext:value-type="string">
            <text:p>D651818400</text:p>
          </table:table-cell>
          <table:table-cell office:value-type="string" calcext:value-type="string">
            <text:p>DGRASTY2</text:p>
          </table:table-cell>
          <table:table-cell office:value-type="float" office:value="3.25351552353511E+029" calcext:value-type="float">
            <text:p>3.25351552353511E+029</text:p>
          </table:table-cell>
          <table:table-cell office:value-type="float" office:value="52252" calcext:value-type="float">
            <text:p>52252</text:p>
          </table:table-cell>
          <table:table-cell table:number-columns-repeated="1015"/>
        </table:table-row>
        <table:table-row table:style-name="ro1">
          <table:table-cell office:value-type="float" office:value="7.21000126001101E+020" calcext:value-type="float">
            <text:p>7.2100012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NG</text:p>
          </table:table-cell>
          <table:table-cell office:value-type="string" calcext:value-type="string">
            <text:p>Y650844507</text:p>
          </table:table-cell>
          <table:table-cell office:value-type="string" calcext:value-type="string">
            <text:p>YCHENG56</text:p>
          </table:table-cell>
          <table:table-cell office:value-type="float" office:value="3.25351552354511E+029" calcext:value-type="float">
            <text:p>3.25351552354511E+029</text:p>
          </table:table-cell>
          <table:table-cell office:value-type="float" office:value="52252" calcext:value-type="float">
            <text:p>52252</text:p>
          </table:table-cell>
          <table:table-cell table:number-columns-repeated="1015"/>
        </table:table-row>
        <table:table-row table:style-name="ro1">
          <table:table-cell office:value-type="float" office:value="7.21000377001101E+020" calcext:value-type="float">
            <text:p>7.2100037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ENE</text:p>
          </table:table-cell>
          <table:table-cell office:value-type="string" calcext:value-type="string">
            <text:p>P657122776</text:p>
          </table:table-cell>
          <table:table-cell office:value-type="string" calcext:value-type="string">
            <text:p>PHUENE2</text:p>
          </table:table-cell>
          <table:table-cell office:value-type="float" office:value="3.25351552354511E+029" calcext:value-type="float">
            <text:p>3.25351552354511E+029</text:p>
          </table:table-cell>
          <table:table-cell office:value-type="float" office:value="52252" calcext:value-type="float">
            <text:p>52252</text:p>
          </table:table-cell>
          <table:table-cell table:number-columns-repeated="1015"/>
        </table:table-row>
        <table:table-row table:style-name="ro1">
          <table:table-cell office:value-type="float" office:value="7.21000042001101E+020" calcext:value-type="float">
            <text:p>7.2100004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NG</text:p>
          </table:table-cell>
          <table:table-cell office:value-type="string" calcext:value-type="string">
            <text:p>J667389203</text:p>
          </table:table-cell>
          <table:table-cell office:value-type="string" calcext:value-type="string">
            <text:p>JIFANH2</text:p>
          </table:table-cell>
          <table:table-cell office:value-type="float" office:value="3.25352152313511E+029" calcext:value-type="float">
            <text:p>3.25352152313511E+029</text:p>
          </table:table-cell>
          <table:table-cell office:value-type="float" office:value="52252" calcext:value-type="float">
            <text:p>52252</text:p>
          </table:table-cell>
          <table:table-cell table:number-columns-repeated="1015"/>
        </table:table-row>
        <table:table-row table:style-name="ro1">
          <table:table-cell office:value-type="float" office:value="7.210006790011E+020" calcext:value-type="float">
            <text:p>7.21000679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LLI</text:p>
          </table:table-cell>
          <table:table-cell office:value-type="string" calcext:value-type="string">
            <text:p>K661393093</text:p>
          </table:table-cell>
          <table:table-cell office:value-type="string" calcext:value-type="string">
            <text:p>KNELLI2</text:p>
          </table:table-cell>
          <table:table-cell office:value-type="float" office:value="3.25553252331153E+029" calcext:value-type="float">
            <text:p>3.25553252331153E+029</text:p>
          </table:table-cell>
          <table:table-cell office:value-type="float" office:value="55125" calcext:value-type="float">
            <text:p>55125</text:p>
          </table:table-cell>
          <table:table-cell table:number-columns-repeated="1015"/>
        </table:table-row>
        <table:table-row table:style-name="ro1">
          <table:table-cell office:value-type="float" office:value="7.21000625001101E+020" calcext:value-type="float">
            <text:p>7.2100062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AO</text:p>
          </table:table-cell>
          <table:table-cell office:value-type="string" calcext:value-type="string">
            <text:p>RUIJIE662709677</text:p>
          </table:table-cell>
          <table:table-cell office:value-type="string" calcext:value-type="string">
            <text:p>RUIJIE2</text:p>
          </table:table-cell>
          <table:table-cell office:value-type="float" office:value="3.31111141223222E+029" calcext:value-type="float">
            <text:p>3.31111141223222E+029</text:p>
          </table:table-cell>
          <table:table-cell office:value-type="float" office:value="44215" calcext:value-type="float">
            <text:p>44215</text:p>
          </table:table-cell>
          <table:table-cell table:number-columns-repeated="1015"/>
        </table:table-row>
        <table:table-row table:style-name="ro1">
          <table:table-cell office:value-type="float" office:value="7.21000578001101E+020" calcext:value-type="float">
            <text:p>7.2100057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SNAIN</text:p>
          </table:table-cell>
          <table:table-cell office:value-type="string" calcext:value-type="string">
            <text:p>A671972336</text:p>
          </table:table-cell>
          <table:table-cell office:value-type="string" calcext:value-type="string">
            <text:p>ACHASNA2</text:p>
          </table:table-cell>
          <table:table-cell office:value-type="float" office:value="3.31131341212212E+029" calcext:value-type="float">
            <text:p>3.31131341212212E+029</text:p>
          </table:table-cell>
          <table:table-cell office:value-type="float" office:value="44215" calcext:value-type="float">
            <text:p>44215</text:p>
          </table:table-cell>
          <table:table-cell table:number-columns-repeated="1015"/>
        </table:table-row>
        <table:table-row table:style-name="ro1">
          <table:table-cell office:value-type="float" office:value="7.21000242001101E+020" calcext:value-type="float">
            <text:p>7.2100024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LTON</text:p>
          </table:table-cell>
          <table:table-cell office:value-type="string" calcext:value-type="string">
            <text:p>ARNA674627294</text:p>
          </table:table-cell>
          <table:table-cell office:value-type="string" calcext:value-type="string">
            <text:p>ARW2</text:p>
          </table:table-cell>
          <table:table-cell office:value-type="float" office:value="3.31141141212521E+029" calcext:value-type="float">
            <text:p>3.31141141212521E+029</text:p>
          </table:table-cell>
          <table:table-cell office:value-type="float" office:value="44215" calcext:value-type="float">
            <text:p>44215</text:p>
          </table:table-cell>
          <table:table-cell table:number-columns-repeated="1015"/>
        </table:table-row>
        <table:table-row table:style-name="ro1">
          <table:table-cell office:value-type="float" office:value="7.21000387001101E+020" calcext:value-type="float">
            <text:p>7.2100038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D673619360</text:p>
          </table:table-cell>
          <table:table-cell office:value-type="string" calcext:value-type="string">
            <text:p>DAEHYUN2</text:p>
          </table:table-cell>
          <table:table-cell office:value-type="float" office:value="3.31141151212212E+029" calcext:value-type="float">
            <text:p>3.31141151212212E+029</text:p>
          </table:table-cell>
          <table:table-cell office:value-type="float" office:value="44215" calcext:value-type="float">
            <text:p>44215</text:p>
          </table:table-cell>
          <table:table-cell table:number-columns-repeated="1015"/>
        </table:table-row>
        <table:table-row table:style-name="ro1">
          <table:table-cell office:value-type="float" office:value="7.21000340001101E+020" calcext:value-type="float">
            <text:p>7.2100034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GG</text:p>
          </table:table-cell>
          <table:table-cell office:value-type="string" calcext:value-type="string">
            <text:p>S658827371</text:p>
          </table:table-cell>
          <table:table-cell office:value-type="string" calcext:value-type="string">
            <text:p>LEGG2</text:p>
          </table:table-cell>
          <table:table-cell office:value-type="float" office:value="3.31145341213521E+029" calcext:value-type="float">
            <text:p>3.31145341213521E+029</text:p>
          </table:table-cell>
          <table:table-cell office:value-type="float" office:value="44215" calcext:value-type="float">
            <text:p>44215</text:p>
          </table:table-cell>
          <table:table-cell table:number-columns-repeated="1015"/>
        </table:table-row>
        <table:table-row table:style-name="ro1">
          <table:table-cell office:value-type="float" office:value="7.21000131001101E+020" calcext:value-type="float">
            <text:p>7.2100013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WANG</text:p>
          </table:table-cell>
          <table:table-cell office:value-type="string" calcext:value-type="string">
            <text:p>H663014729</text:p>
          </table:table-cell>
          <table:table-cell office:value-type="string" calcext:value-type="string">
            <text:p>HHWANG11</text:p>
          </table:table-cell>
          <table:table-cell office:value-type="float" office:value="3.31151141211222E+029" calcext:value-type="float">
            <text:p>3.31151141211222E+029</text:p>
          </table:table-cell>
          <table:table-cell office:value-type="float" office:value="44215" calcext:value-type="float">
            <text:p>44215</text:p>
          </table:table-cell>
          <table:table-cell table:number-columns-repeated="1015"/>
        </table:table-row>
        <table:table-row table:style-name="ro1">
          <table:table-cell office:value-type="float" office:value="7.21000334001101E+020" calcext:value-type="float">
            <text:p>7.2100033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J665143479</text:p>
          </table:table-cell>
          <table:table-cell office:value-type="string" calcext:value-type="string">
            <text:p>JOHNHB2</text:p>
          </table:table-cell>
          <table:table-cell office:value-type="float" office:value="3.31151141212212E+029" calcext:value-type="float">
            <text:p>3.31151141212212E+029</text:p>
          </table:table-cell>
          <table:table-cell office:value-type="float" office:value="44215" calcext:value-type="float">
            <text:p>44215</text:p>
          </table:table-cell>
          <table:table-cell table:number-columns-repeated="1015"/>
        </table:table-row>
        <table:table-row table:style-name="ro1">
          <table:table-cell office:value-type="float" office:value="7.21000140001101E+020" calcext:value-type="float">
            <text:p>7.2100014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ECKER</text:p>
          </table:table-cell>
          <table:table-cell office:value-type="string" calcext:value-type="string">
            <text:p>J650132909</text:p>
          </table:table-cell>
          <table:table-cell office:value-type="string" calcext:value-type="string">
            <text:p>JSTECKE2</text:p>
          </table:table-cell>
          <table:table-cell office:value-type="float" office:value="3.31151141214212E+029" calcext:value-type="float">
            <text:p>3.31151141214212E+029</text:p>
          </table:table-cell>
          <table:table-cell office:value-type="float" office:value="44215" calcext:value-type="float">
            <text:p>44215</text:p>
          </table:table-cell>
          <table:table-cell table:number-columns-repeated="1015"/>
        </table:table-row>
        <table:table-row table:style-name="ro1">
          <table:table-cell office:value-type="float" office:value="7.21000577001101E+020" calcext:value-type="float">
            <text:p>7.2100057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VORAK</text:p>
          </table:table-cell>
          <table:table-cell office:value-type="string" calcext:value-type="string">
            <text:p>B677751623</text:p>
          </table:table-cell>
          <table:table-cell office:value-type="string" calcext:value-type="string">
            <text:p>BDVORAK2</text:p>
          </table:table-cell>
          <table:table-cell office:value-type="float" office:value="3.31151151214322E+029" calcext:value-type="float">
            <text:p>3.31151151214322E+029</text:p>
          </table:table-cell>
          <table:table-cell office:value-type="float" office:value="44215" calcext:value-type="float">
            <text:p>44215</text:p>
          </table:table-cell>
          <table:table-cell table:number-columns-repeated="1015"/>
        </table:table-row>
        <table:table-row table:style-name="ro1">
          <table:table-cell office:value-type="float" office:value="7.21000380001101E+020" calcext:value-type="float">
            <text:p>7.2100038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AO</text:p>
          </table:table-cell>
          <table:table-cell office:value-type="string" calcext:value-type="string">
            <text:p>S674120875</text:p>
          </table:table-cell>
          <table:table-cell office:value-type="string" calcext:value-type="string">
            <text:p>SZ9</text:p>
          </table:table-cell>
          <table:table-cell office:value-type="float" office:value="3.31151341214212E+029" calcext:value-type="float">
            <text:p>3.31151341214212E+029</text:p>
          </table:table-cell>
          <table:table-cell office:value-type="float" office:value="44215" calcext:value-type="float">
            <text:p>44215</text:p>
          </table:table-cell>
          <table:table-cell table:number-columns-repeated="1015"/>
        </table:table-row>
        <table:table-row table:style-name="ro1">
          <table:table-cell office:value-type="float" office:value="7.21000278001101E+020" calcext:value-type="float">
            <text:p>7.2100027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NTHALIA</text:p>
          </table:table-cell>
          <table:table-cell office:value-type="string" calcext:value-type="string">
            <text:p>S669286419</text:p>
          </table:table-cell>
          <table:table-cell office:value-type="string" calcext:value-type="string">
            <text:p>SONTHAL2</text:p>
          </table:table-cell>
          <table:table-cell office:value-type="float" office:value="3.31151541214422E+029" calcext:value-type="float">
            <text:p>3.31151541214422E+029</text:p>
          </table:table-cell>
          <table:table-cell office:value-type="float" office:value="44215" calcext:value-type="float">
            <text:p>44215</text:p>
          </table:table-cell>
          <table:table-cell table:number-columns-repeated="1015"/>
        </table:table-row>
        <table:table-row table:style-name="ro1">
          <table:table-cell office:value-type="float" office:value="7.21000588001101E+020" calcext:value-type="float">
            <text:p>7.2100058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INBERG</text:p>
          </table:table-cell>
          <table:table-cell office:value-type="string" calcext:value-type="string">
            <text:p>A659970406</text:p>
          </table:table-cell>
          <table:table-cell office:value-type="string" calcext:value-type="string">
            <text:p>AWEINBE2</text:p>
          </table:table-cell>
          <table:table-cell office:value-type="float" office:value="3.31332321141433E+029" calcext:value-type="float">
            <text:p>3.31332321141433E+029</text:p>
          </table:table-cell>
          <table:table-cell office:value-type="float" office:value="42133" calcext:value-type="float">
            <text:p>42133</text:p>
          </table:table-cell>
          <table:table-cell table:number-columns-repeated="1015"/>
        </table:table-row>
        <table:table-row table:style-name="ro1">
          <table:table-cell office:value-type="float" office:value="7.21000605001101E+020" calcext:value-type="float">
            <text:p>7.2100060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USICH</text:p>
          </table:table-cell>
          <table:table-cell office:value-type="string" calcext:value-type="string">
            <text:p>K671436217</text:p>
          </table:table-cell>
          <table:table-cell office:value-type="string" calcext:value-type="string">
            <text:p>KBRUSIC2</text:p>
          </table:table-cell>
          <table:table-cell office:value-type="float" office:value="3.31345255235234E+029" calcext:value-type="float">
            <text:p>3.31345255235234E+029</text:p>
          </table:table-cell>
          <table:table-cell office:value-type="float" office:value="24243" calcext:value-type="float">
            <text:p>24243</text:p>
          </table:table-cell>
          <table:table-cell table:number-columns-repeated="1015"/>
        </table:table-row>
        <table:table-row table:style-name="ro1">
          <table:table-cell office:value-type="float" office:value="7.21000104001101E+020" calcext:value-type="float">
            <text:p>7.2100010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M</text:p>
          </table:table-cell>
          <table:table-cell office:value-type="float" office:value="653032103" calcext:value-type="float">
            <text:p>653032103</text:p>
          </table:table-cell>
          <table:table-cell office:value-type="string" calcext:value-type="string">
            <text:p>KKIM107</text:p>
          </table:table-cell>
          <table:table-cell office:value-type="float" office:value="3.31345353535224E+029" calcext:value-type="float">
            <text:p>3.31345353535224E+029</text:p>
          </table:table-cell>
          <table:table-cell office:value-type="float" office:value="24243" calcext:value-type="float">
            <text:p>24243</text:p>
          </table:table-cell>
          <table:table-cell table:number-columns-repeated="1015"/>
        </table:table-row>
        <table:table-row table:style-name="ro1">
          <table:table-cell office:value-type="float" office:value="7.21000199001101E+020" calcext:value-type="float">
            <text:p>7.2100019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RILLO</text:p>
          </table:table-cell>
          <table:table-cell office:value-type="float" office:value="652575292" calcext:value-type="float">
            <text:p>652575292</text:p>
          </table:table-cell>
          <table:table-cell office:value-type="string" calcext:value-type="string">
            <text:p>IVANAM2</text:p>
          </table:table-cell>
          <table:table-cell office:value-type="float" office:value="3.31345355535133E+029" calcext:value-type="float">
            <text:p>3.31345355535133E+029</text:p>
          </table:table-cell>
          <table:table-cell office:value-type="float" office:value="24243" calcext:value-type="float">
            <text:p>24243</text:p>
          </table:table-cell>
          <table:table-cell table:number-columns-repeated="1015"/>
        </table:table-row>
        <table:table-row table:style-name="ro1">
          <table:table-cell office:value-type="float" office:value="7.21000263001101E+020" calcext:value-type="float">
            <text:p>7.2100026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RDING</text:p>
          </table:table-cell>
          <table:table-cell office:value-type="string" calcext:value-type="string">
            <text:p>A678678709</text:p>
          </table:table-cell>
          <table:table-cell office:value-type="string" calcext:value-type="string">
            <text:p>AEH2</text:p>
          </table:table-cell>
          <table:table-cell office:value-type="float" office:value="3.31345355535234E+029" calcext:value-type="float">
            <text:p>3.31345355535234E+029</text:p>
          </table:table-cell>
          <table:table-cell office:value-type="float" office:value="24243" calcext:value-type="float">
            <text:p>24243</text:p>
          </table:table-cell>
          <table:table-cell table:number-columns-repeated="1015"/>
        </table:table-row>
        <table:table-row table:style-name="ro1">
          <table:table-cell office:value-type="float" office:value="7.21000315001101E+020" calcext:value-type="float">
            <text:p>7.2100031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WU67</text:p>
          </table:table-cell>
          <table:table-cell office:value-type="float" office:value="3.31445153135232E+029" calcext:value-type="float">
            <text:p>3.31445153135232E+029</text:p>
          </table:table-cell>
          <table:table-cell office:value-type="float" office:value="24243" calcext:value-type="float">
            <text:p>24243</text:p>
          </table:table-cell>
          <table:table-cell table:number-columns-repeated="1015"/>
        </table:table-row>
        <table:table-row table:style-name="ro1">
          <table:table-cell office:value-type="float" office:value="7.210001490011E+020" calcext:value-type="float">
            <text:p>7.21000149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S668138204</text:p>
          </table:table-cell>
          <table:table-cell office:value-type="string" calcext:value-type="string">
            <text:p>SCHEN173</text:p>
          </table:table-cell>
          <table:table-cell office:value-type="float" office:value="3.31451121213221E+029" calcext:value-type="float">
            <text:p>3.31451121213221E+029</text:p>
          </table:table-cell>
          <table:table-cell office:value-type="float" office:value="44215" calcext:value-type="float">
            <text:p>44215</text:p>
          </table:table-cell>
          <table:table-cell table:number-columns-repeated="1015"/>
        </table:table-row>
        <table:table-row table:style-name="ro1">
          <table:table-cell office:value-type="float" office:value="7.21000559001101E+020" calcext:value-type="float">
            <text:p>7.2100055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ERSEMA</text:p>
          </table:table-cell>
          <table:table-cell office:value-type="string" calcext:value-type="string">
            <text:p>P657121514</text:p>
          </table:table-cell>
          <table:table-cell office:value-type="string" calcext:value-type="string">
            <text:p>PWW2</text:p>
          </table:table-cell>
          <table:table-cell office:value-type="float" office:value="3.31551341222222E+029" calcext:value-type="float">
            <text:p>3.31551341222222E+029</text:p>
          </table:table-cell>
          <table:table-cell office:value-type="float" office:value="44215" calcext:value-type="float">
            <text:p>44215</text:p>
          </table:table-cell>
          <table:table-cell table:number-columns-repeated="1015"/>
        </table:table-row>
        <table:table-row table:style-name="ro1">
          <table:table-cell office:value-type="float" office:value="7.21000209001101E+020" calcext:value-type="float">
            <text:p>7.2100020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ABHAKAR</text:p>
          </table:table-cell>
          <table:table-cell office:value-type="string" calcext:value-type="string">
            <text:p>R676503581</text:p>
          </table:table-cell>
          <table:table-cell office:value-type="string" calcext:value-type="string">
            <text:p>RBP3</text:p>
          </table:table-cell>
          <table:table-cell office:value-type="float" office:value="3.32133542211324E+029" calcext:value-type="float">
            <text:p>3.32133542211324E+029</text:p>
          </table:table-cell>
          <table:table-cell office:value-type="float" office:value="52144" calcext:value-type="float">
            <text:p>52144</text:p>
          </table:table-cell>
          <table:table-cell table:number-columns-repeated="1015"/>
        </table:table-row>
        <table:table-row table:style-name="ro1">
          <table:table-cell office:value-type="float" office:value="7.21000443001101E+020" calcext:value-type="float">
            <text:p>7.2100044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EHNE</text:p>
          </table:table-cell>
          <table:table-cell office:value-type="string" calcext:value-type="string">
            <text:p>T659545924</text:p>
          </table:table-cell>
          <table:table-cell office:value-type="string" calcext:value-type="string">
            <text:p>KOEHNE2</text:p>
          </table:table-cell>
          <table:table-cell office:value-type="float" office:value="3.32233221235422E+029" calcext:value-type="float">
            <text:p>3.32233221235422E+029</text:p>
          </table:table-cell>
          <table:table-cell office:value-type="float" office:value="32235" calcext:value-type="float">
            <text:p>32235</text:p>
          </table:table-cell>
          <table:table-cell table:number-columns-repeated="1015"/>
        </table:table-row>
        <table:table-row table:style-name="ro1">
          <table:table-cell office:value-type="float" office:value="7.21000450001101E+020" calcext:value-type="float">
            <text:p>7.2100045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INITES</text:p>
          </table:table-cell>
          <table:table-cell office:value-type="float" office:value="676241059" calcext:value-type="float">
            <text:p>676241059</text:p>
          </table:table-cell>
          <table:table-cell office:value-type="string" calcext:value-type="string">
            <text:p>MJS3</text:p>
          </table:table-cell>
          <table:table-cell office:value-type="float" office:value="3.32311253113243E+029" calcext:value-type="float">
            <text:p>3.32311253113243E+029</text:p>
          </table:table-cell>
          <table:table-cell office:value-type="float" office:value="42133" calcext:value-type="float">
            <text:p>42133</text:p>
          </table:table-cell>
          <table:table-cell table:number-columns-repeated="1015"/>
        </table:table-row>
        <table:table-row table:style-name="ro1">
          <table:table-cell office:value-type="float" office:value="7.21000449001101E+020" calcext:value-type="float">
            <text:p>7.2100044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OI</text:p>
          </table:table-cell>
          <table:table-cell office:value-type="string" calcext:value-type="string">
            <text:p>T677616567</text:p>
          </table:table-cell>
          <table:table-cell office:value-type="string" calcext:value-type="string">
            <text:p>TCHOI9</text:p>
          </table:table-cell>
          <table:table-cell office:value-type="float" office:value="3.32431424134422E+029" calcext:value-type="float">
            <text:p>3.32431424134422E+029</text:p>
          </table:table-cell>
          <table:table-cell office:value-type="float" office:value="42133" calcext:value-type="float">
            <text:p>42133</text:p>
          </table:table-cell>
          <table:table-cell table:number-columns-repeated="1015"/>
        </table:table-row>
        <table:table-row table:style-name="ro1">
          <table:table-cell office:value-type="float" office:value="7.21000403001101E+020" calcext:value-type="float">
            <text:p>7.2100040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P662874718</text:p>
          </table:table-cell>
          <table:table-cell office:value-type="string" calcext:value-type="string">
            <text:p>PLEE56</text:p>
          </table:table-cell>
          <table:table-cell office:value-type="float" office:value="3.32513244231123E+029" calcext:value-type="float">
            <text:p>3.32513244231123E+029</text:p>
          </table:table-cell>
          <table:table-cell office:value-type="float" office:value="55125" calcext:value-type="float">
            <text:p>55125</text:p>
          </table:table-cell>
          <table:table-cell table:number-columns-repeated="1015"/>
        </table:table-row>
        <table:table-row table:style-name="ro1">
          <table:table-cell office:value-type="float" office:value="7.21000475001101E+020" calcext:value-type="float">
            <text:p>7.2100047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Z</text:p>
          </table:table-cell>
          <table:table-cell office:value-type="float" office:value="651358270" calcext:value-type="float">
            <text:p>651358270</text:p>
          </table:table-cell>
          <table:table-cell office:value-type="string" calcext:value-type="string">
            <text:p>MMOTZ2</text:p>
          </table:table-cell>
          <table:table-cell office:value-type="float" office:value="3.34344321121443E+029" calcext:value-type="float">
            <text:p>3.34344321121443E+029</text:p>
          </table:table-cell>
          <table:table-cell office:value-type="float" office:value="42133" calcext:value-type="float">
            <text:p>42133</text:p>
          </table:table-cell>
          <table:table-cell table:number-columns-repeated="1015"/>
        </table:table-row>
        <table:table-row table:style-name="ro1">
          <table:table-cell office:value-type="float" office:value="7.210001170011E+020" calcext:value-type="float">
            <text:p>7.2100011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I655055808</text:p>
          </table:table-cell>
          <table:table-cell office:value-type="string" calcext:value-type="string">
            <text:p>ISHAN2</text:p>
          </table:table-cell>
          <table:table-cell office:value-type="float" office:value="3.34344321315243E+029" calcext:value-type="float">
            <text:p>3.34344321315243E+029</text:p>
          </table:table-cell>
          <table:table-cell office:value-type="float" office:value="42133" calcext:value-type="float">
            <text:p>42133</text:p>
          </table:table-cell>
          <table:table-cell table:number-columns-repeated="1015"/>
        </table:table-row>
        <table:table-row table:style-name="ro1">
          <table:table-cell office:value-type="float" office:value="7.21000504001101E+020" calcext:value-type="float">
            <text:p>7.2100050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MSTEAD</text:p>
          </table:table-cell>
          <table:table-cell office:value-type="string" calcext:value-type="string">
            <text:p>A656281619</text:p>
          </table:table-cell>
          <table:table-cell office:value-type="string" calcext:value-type="string">
            <text:p>AARMSTE2</text:p>
          </table:table-cell>
          <table:table-cell office:value-type="float" office:value="3.34344324121212E+029" calcext:value-type="float">
            <text:p>3.34344324121212E+029</text:p>
          </table:table-cell>
          <table:table-cell office:value-type="float" office:value="42133" calcext:value-type="float">
            <text:p>42133</text:p>
          </table:table-cell>
          <table:table-cell table:number-columns-repeated="1015"/>
        </table:table-row>
        <table:table-row table:style-name="ro1">
          <table:table-cell office:value-type="float" office:value="7.21000229001101E+020" calcext:value-type="float">
            <text:p>7.2100022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MIANI</text:p>
          </table:table-cell>
          <table:table-cell office:value-type="string" calcext:value-type="string">
            <text:p>L674347980</text:p>
          </table:table-cell>
          <table:table-cell office:value-type="string" calcext:value-type="string">
            <text:p>LDAMIAN2</text:p>
          </table:table-cell>
          <table:table-cell office:value-type="float" office:value="3.34344354121543E+029" calcext:value-type="float">
            <text:p>3.34344354121543E+029</text:p>
          </table:table-cell>
          <table:table-cell office:value-type="float" office:value="42133" calcext:value-type="float">
            <text:p>42133</text:p>
          </table:table-cell>
          <table:table-cell table:number-columns-repeated="1015"/>
        </table:table-row>
        <table:table-row table:style-name="ro1">
          <table:table-cell office:value-type="float" office:value="7.210000410011E+020" calcext:value-type="float">
            <text:p>7.21000041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M</text:p>
          </table:table-cell>
          <table:table-cell office:value-type="float" office:value="678961404" calcext:value-type="float">
            <text:p>678961404</text:p>
          </table:table-cell>
          <table:table-cell office:value-type="string" calcext:value-type="string">
            <text:p>YKIM259</text:p>
          </table:table-cell>
          <table:table-cell office:value-type="float" office:value="3.34415142231123E+029" calcext:value-type="float">
            <text:p>3.34415142231123E+029</text:p>
          </table:table-cell>
          <table:table-cell office:value-type="float" office:value="55125" calcext:value-type="float">
            <text:p>55125</text:p>
          </table:table-cell>
          <table:table-cell table:number-columns-repeated="1015"/>
        </table:table-row>
        <table:table-row table:style-name="ro1">
          <table:table-cell office:value-type="float" office:value="7.210002170011E+020" calcext:value-type="float">
            <text:p>7.2100021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L651401941</text:p>
          </table:table-cell>
          <table:table-cell office:value-type="string" calcext:value-type="string">
            <text:p>LITAIZ2</text:p>
          </table:table-cell>
          <table:table-cell office:value-type="float" office:value="3.34552244331133E+029" calcext:value-type="float">
            <text:p>3.34552244331133E+029</text:p>
          </table:table-cell>
          <table:table-cell office:value-type="float" office:value="55125" calcext:value-type="float">
            <text:p>55125</text:p>
          </table:table-cell>
          <table:table-cell table:number-columns-repeated="1015"/>
        </table:table-row>
        <table:table-row table:style-name="ro1">
          <table:table-cell office:value-type="float" office:value="7.21000101001101E+020" calcext:value-type="float">
            <text:p>7.2100010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HODE</text:p>
          </table:table-cell>
          <table:table-cell office:value-type="string" calcext:value-type="string">
            <text:p>M661603410</text:p>
          </table:table-cell>
          <table:table-cell office:value-type="string" calcext:value-type="string">
            <text:p>MERHODE2</text:p>
          </table:table-cell>
          <table:table-cell office:value-type="float" office:value="3.34553242331133E+029" calcext:value-type="float">
            <text:p>3.34553242331133E+029</text:p>
          </table:table-cell>
          <table:table-cell office:value-type="float" office:value="55125" calcext:value-type="float">
            <text:p>55125</text:p>
          </table:table-cell>
          <table:table-cell table:number-columns-repeated="1015"/>
        </table:table-row>
        <table:table-row table:style-name="ro1">
          <table:table-cell office:value-type="float" office:value="7.21000651001101E+020" calcext:value-type="float">
            <text:p>7.2100065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HUJA</text:p>
          </table:table-cell>
          <table:table-cell office:value-type="string" calcext:value-type="string">
            <text:p>S654058546</text:p>
          </table:table-cell>
          <table:table-cell office:value-type="string" calcext:value-type="string">
            <text:p>SOHAMA2</text:p>
          </table:table-cell>
          <table:table-cell office:value-type="float" office:value="3.35114545432225E+029" calcext:value-type="float">
            <text:p>3.35114545432225E+029</text:p>
          </table:table-cell>
          <table:table-cell office:value-type="float" office:value="33242" calcext:value-type="float">
            <text:p>33242</text:p>
          </table:table-cell>
          <table:table-cell table:number-columns-repeated="1015"/>
        </table:table-row>
        <table:table-row table:style-name="ro1">
          <table:table-cell office:value-type="float" office:value="7.21000610001101E+020" calcext:value-type="float">
            <text:p>7.2100061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S676023135</text:p>
          </table:table-cell>
          <table:table-cell office:value-type="string" calcext:value-type="string">
            <text:p>SRODRGZ6</text:p>
          </table:table-cell>
          <table:table-cell office:value-type="float" office:value="3.35212422121333E+029" calcext:value-type="float">
            <text:p>3.35212422121333E+029</text:p>
          </table:table-cell>
          <table:table-cell office:value-type="float" office:value="42133" calcext:value-type="float">
            <text:p>42133</text:p>
          </table:table-cell>
          <table:table-cell table:number-columns-repeated="1015"/>
        </table:table-row>
        <table:table-row table:style-name="ro1">
          <table:table-cell office:value-type="float" office:value="7.21000508001101E+020" calcext:value-type="float">
            <text:p>7.2100050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J655454092</text:p>
          </table:table-cell>
          <table:table-cell office:value-type="string" calcext:value-type="string">
            <text:p>JAMESMC2</text:p>
          </table:table-cell>
          <table:table-cell office:value-type="float" office:value="3.35251123322143E+029" calcext:value-type="float">
            <text:p>3.35251123322143E+029</text:p>
          </table:table-cell>
          <table:table-cell office:value-type="float" office:value="23231" calcext:value-type="float">
            <text:p>23231</text:p>
          </table:table-cell>
          <table:table-cell table:number-columns-repeated="1015"/>
        </table:table-row>
        <table:table-row table:style-name="ro1">
          <table:table-cell office:value-type="float" office:value="7.21000314001101E+020" calcext:value-type="float">
            <text:p>7.2100031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X678923826</text:p>
          </table:table-cell>
          <table:table-cell office:value-type="string" calcext:value-type="string">
            <text:p>XZHAN137</text:p>
          </table:table-cell>
          <table:table-cell office:value-type="float" office:value="3.35314543132225E+029" calcext:value-type="float">
            <text:p>3.35314543132225E+029</text:p>
          </table:table-cell>
          <table:table-cell office:value-type="float" office:value="33242" calcext:value-type="float">
            <text:p>33242</text:p>
          </table:table-cell>
          <table:table-cell table:number-columns-repeated="1015"/>
        </table:table-row>
        <table:table-row table:style-name="ro1">
          <table:table-cell office:value-type="float" office:value="7.21000686001101E+020" calcext:value-type="float">
            <text:p>7.2100068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R652163947</text:p>
          </table:table-cell>
          <table:table-cell office:value-type="string" calcext:value-type="string">
            <text:p>RMORALE4</text:p>
          </table:table-cell>
          <table:table-cell office:value-type="float" office:value="3.35314543432221E+029" calcext:value-type="float">
            <text:p>3.35314543432221E+029</text:p>
          </table:table-cell>
          <table:table-cell office:value-type="float" office:value="33242" calcext:value-type="float">
            <text:p>33242</text:p>
          </table:table-cell>
          <table:table-cell table:number-columns-repeated="1015"/>
        </table:table-row>
        <table:table-row table:style-name="ro1">
          <table:table-cell office:value-type="float" office:value="7.21000541001101E+020" calcext:value-type="float">
            <text:p>7.2100054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LIA</text:p>
          </table:table-cell>
          <table:table-cell office:value-type="string" calcext:value-type="string">
            <text:p>J659699836</text:p>
          </table:table-cell>
          <table:table-cell office:value-type="string" calcext:value-type="string">
            <text:p>JMELIA2</text:p>
          </table:table-cell>
          <table:table-cell office:value-type="float" office:value="3.35332321131243E+029" calcext:value-type="float">
            <text:p>3.35332321131243E+029</text:p>
          </table:table-cell>
          <table:table-cell office:value-type="float" office:value="42133" calcext:value-type="float">
            <text:p>42133</text:p>
          </table:table-cell>
          <table:table-cell table:number-columns-repeated="1015"/>
        </table:table-row>
        <table:table-row table:style-name="ro1">
          <table:table-cell office:value-type="float" office:value="7.21000653001101E+020" calcext:value-type="float">
            <text:p>7.2100065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PART</text:p>
          </table:table-cell>
          <table:table-cell office:value-type="string" calcext:value-type="string">
            <text:p>A656846570</text:p>
          </table:table-cell>
          <table:table-cell office:value-type="string" calcext:value-type="string">
            <text:p>PARPART2</text:p>
          </table:table-cell>
          <table:table-cell office:value-type="float" office:value="3.35342144111413E+029" calcext:value-type="float">
            <text:p>3.35342144111413E+029</text:p>
          </table:table-cell>
          <table:table-cell office:value-type="float" office:value="42133" calcext:value-type="float">
            <text:p>42133</text:p>
          </table:table-cell>
          <table:table-cell table:number-columns-repeated="1015"/>
        </table:table-row>
        <table:table-row table:style-name="ro1">
          <table:table-cell office:value-type="float" office:value="7.21000507001101E+020" calcext:value-type="float">
            <text:p>7.2100050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J667116309</text:p>
          </table:table-cell>
          <table:table-cell office:value-type="string" calcext:value-type="string">
            <text:p>JRSAGE2</text:p>
          </table:table-cell>
          <table:table-cell office:value-type="float" office:value="3.35342321121413E+029" calcext:value-type="float">
            <text:p>3.35342321121413E+029</text:p>
          </table:table-cell>
          <table:table-cell office:value-type="float" office:value="42133" calcext:value-type="float">
            <text:p>42133</text:p>
          </table:table-cell>
          <table:table-cell table:number-columns-repeated="1015"/>
        </table:table-row>
        <table:table-row table:style-name="ro1">
          <table:table-cell office:value-type="float" office:value="7.210004410011E+020" calcext:value-type="float">
            <text:p>7.21000441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656476428</text:p>
          </table:table-cell>
          <table:table-cell office:value-type="string" calcext:value-type="string">
            <text:p>JLI140</text:p>
          </table:table-cell>
          <table:table-cell office:value-type="float" office:value="3.35342334121233E+029" calcext:value-type="float">
            <text:p>3.35342334121233E+029</text:p>
          </table:table-cell>
          <table:table-cell office:value-type="float" office:value="42133" calcext:value-type="float">
            <text:p>42133</text:p>
          </table:table-cell>
          <table:table-cell table:number-columns-repeated="1015"/>
        </table:table-row>
        <table:table-row table:style-name="ro1">
          <table:table-cell office:value-type="float" office:value="7.21000020001101E+020" calcext:value-type="float">
            <text:p>7.2100002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D652756926</text:p>
          </table:table-cell>
          <table:table-cell office:value-type="string" calcext:value-type="string">
            <text:p>DJGNZLZ2</text:p>
          </table:table-cell>
          <table:table-cell office:value-type="float" office:value="3.35344324125513E+029" calcext:value-type="float">
            <text:p>3.35344324125513E+029</text:p>
          </table:table-cell>
          <table:table-cell office:value-type="float" office:value="42133" calcext:value-type="float">
            <text:p>42133</text:p>
          </table:table-cell>
          <table:table-cell table:number-columns-repeated="1015"/>
        </table:table-row>
        <table:table-row table:style-name="ro1">
          <table:table-cell office:value-type="float" office:value="7.21000480001101E+020" calcext:value-type="float">
            <text:p>7.2100048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663057369</text:p>
          </table:table-cell>
          <table:table-cell office:value-type="string" calcext:value-type="string">
            <text:p>JIFULI2</text:p>
          </table:table-cell>
          <table:table-cell office:value-type="float" office:value="3.35351352234451E+029" calcext:value-type="float">
            <text:p>3.35351352234451E+029</text:p>
          </table:table-cell>
          <table:table-cell office:value-type="float" office:value="52252" calcext:value-type="float">
            <text:p>52252</text:p>
          </table:table-cell>
          <table:table-cell table:number-columns-repeated="1015"/>
        </table:table-row>
        <table:table-row table:style-name="ro1">
          <table:table-cell office:value-type="float" office:value="7.21000668001101E+020" calcext:value-type="float">
            <text:p>7.2100066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TES</text:p>
          </table:table-cell>
          <table:table-cell office:value-type="string" calcext:value-type="string">
            <text:p>E651387555</text:p>
          </table:table-cell>
          <table:table-cell office:value-type="string" calcext:value-type="string">
            <text:p>EMGATES2</text:p>
          </table:table-cell>
          <table:table-cell office:value-type="float" office:value="3.41422223132455E+029" calcext:value-type="float">
            <text:p>3.41422223132455E+029</text:p>
          </table:table-cell>
          <table:table-cell office:value-type="float" office:value="11143" calcext:value-type="float">
            <text:p>11143</text:p>
          </table:table-cell>
          <table:table-cell table:number-columns-repeated="1015"/>
        </table:table-row>
        <table:table-row table:style-name="ro1">
          <table:table-cell office:value-type="float" office:value="7.21000457001101E+020" calcext:value-type="float">
            <text:p>7.2100045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ITCH</text:p>
          </table:table-cell>
          <table:table-cell office:value-type="string" calcext:value-type="string">
            <text:p>B672295460</text:p>
          </table:table-cell>
          <table:table-cell office:value-type="string" calcext:value-type="string">
            <text:p>BVEITCH2</text:p>
          </table:table-cell>
          <table:table-cell office:value-type="float" office:value="3.41424123523421E+029" calcext:value-type="float">
            <text:p>3.41424123523421E+029</text:p>
          </table:table-cell>
          <table:table-cell office:value-type="float" office:value="11143" calcext:value-type="float">
            <text:p>11143</text:p>
          </table:table-cell>
          <table:table-cell table:number-columns-repeated="1015"/>
        </table:table-row>
        <table:table-row table:style-name="ro1">
          <table:table-cell office:value-type="float" office:value="7.21000111001101E+020" calcext:value-type="float">
            <text:p>7.2100011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UEGER</text:p>
          </table:table-cell>
          <table:table-cell office:value-type="string" calcext:value-type="string">
            <text:p>W667394027</text:p>
          </table:table-cell>
          <table:table-cell office:value-type="string" calcext:value-type="string">
            <text:p>WKRUEGE2</text:p>
          </table:table-cell>
          <table:table-cell office:value-type="float" office:value="3.42134554534124E+029" calcext:value-type="float">
            <text:p>3.42134554534124E+029</text:p>
          </table:table-cell>
          <table:table-cell office:value-type="float" office:value="44152" calcext:value-type="float">
            <text:p>44152</text:p>
          </table:table-cell>
          <table:table-cell table:number-columns-repeated="1015"/>
        </table:table-row>
        <table:table-row table:style-name="ro1">
          <table:table-cell office:value-type="float" office:value="7.21000422001101E+020" calcext:value-type="float">
            <text:p>7.2100042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EDBALEC</text:p>
          </table:table-cell>
          <table:table-cell office:value-type="string" calcext:value-type="string">
            <text:p>A671327189</text:p>
          </table:table-cell>
          <table:table-cell office:value-type="string" calcext:value-type="string">
            <text:p>NIEDBAL2</text:p>
          </table:table-cell>
          <table:table-cell office:value-type="float" office:value="3.42422124123251E+029" calcext:value-type="float">
            <text:p>3.42422124123251E+029</text:p>
          </table:table-cell>
          <table:table-cell office:value-type="float" office:value="11143" calcext:value-type="float">
            <text:p>11143</text:p>
          </table:table-cell>
          <table:table-cell table:number-columns-repeated="1015"/>
        </table:table-row>
        <table:table-row table:style-name="ro1">
          <table:table-cell office:value-type="float" office:value="7.21000682001101E+020" calcext:value-type="float">
            <text:p>7.2100068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LSON</text:p>
          </table:table-cell>
          <table:table-cell office:value-type="string" calcext:value-type="string">
            <text:p>J678544217</text:p>
          </table:table-cell>
          <table:table-cell office:value-type="string" calcext:value-type="string">
            <text:p>JACOBRC2</text:p>
          </table:table-cell>
          <table:table-cell office:value-type="float" office:value="3.42422124124341E+029" calcext:value-type="float">
            <text:p>3.42422124124341E+029</text:p>
          </table:table-cell>
          <table:table-cell office:value-type="float" office:value="11143" calcext:value-type="float">
            <text:p>11143</text:p>
          </table:table-cell>
          <table:table-cell table:number-columns-repeated="1015"/>
        </table:table-row>
        <table:table-row table:style-name="ro1">
          <table:table-cell office:value-type="float" office:value="7.21000384001101E+020" calcext:value-type="float">
            <text:p>7.2100038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ANJIE</text:p>
          </table:table-cell>
          <table:table-cell office:value-type="string" calcext:value-type="string">
            <text:p>W654420740</text:p>
          </table:table-cell>
          <table:table-cell office:value-type="string" calcext:value-type="string">
            <text:p>YANJIEW2</text:p>
          </table:table-cell>
          <table:table-cell office:value-type="float" office:value="3.42424124152253E+029" calcext:value-type="float">
            <text:p>3.42424124152253E+029</text:p>
          </table:table-cell>
          <table:table-cell office:value-type="float" office:value="11143" calcext:value-type="float">
            <text:p>11143</text:p>
          </table:table-cell>
          <table:table-cell table:number-columns-repeated="1015"/>
        </table:table-row>
        <table:table-row table:style-name="ro1">
          <table:table-cell office:value-type="float" office:value="7.21000262001101E+020" calcext:value-type="float">
            <text:p>7.2100026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SEY</text:p>
          </table:table-cell>
          <table:table-cell office:value-type="string" calcext:value-type="string">
            <text:p>A667564124</text:p>
          </table:table-cell>
          <table:table-cell office:value-type="string" calcext:value-type="string">
            <text:p>AHERSEY2</text:p>
          </table:table-cell>
          <table:table-cell office:value-type="float" office:value="3.42443112133332E+029" calcext:value-type="float">
            <text:p>3.42443112133332E+029</text:p>
          </table:table-cell>
          <table:table-cell office:value-type="float" office:value="45114" calcext:value-type="float">
            <text:p>45114</text:p>
          </table:table-cell>
          <table:table-cell table:number-columns-repeated="1015"/>
        </table:table-row>
        <table:table-row table:style-name="ro1">
          <table:table-cell office:value-type="float" office:value="7.21000168001101E+020" calcext:value-type="float">
            <text:p>7.2100016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PPES</text:p>
          </table:table-cell>
          <table:table-cell office:value-type="string" calcext:value-type="string">
            <text:p>T650558040</text:p>
          </table:table-cell>
          <table:table-cell office:value-type="string" calcext:value-type="string">
            <text:p>TSUPPES2</text:p>
          </table:table-cell>
          <table:table-cell office:value-type="float" office:value="3.43335415513412E+029" calcext:value-type="float">
            <text:p>3.43335415513412E+029</text:p>
          </table:table-cell>
          <table:table-cell office:value-type="float" office:value="12155" calcext:value-type="float">
            <text:p>12155</text:p>
          </table:table-cell>
          <table:table-cell table:number-columns-repeated="1015"/>
        </table:table-row>
        <table:table-row table:style-name="ro1">
          <table:table-cell office:value-type="float" office:value="7.21000069001101E+020" calcext:value-type="float">
            <text:p>7.2100006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GGIERO</text:p>
          </table:table-cell>
          <table:table-cell office:value-type="string" calcext:value-type="string">
            <text:p>P661296239</text:p>
          </table:table-cell>
          <table:table-cell office:value-type="string" calcext:value-type="string">
            <text:p>PRUGGIE2</text:p>
          </table:table-cell>
          <table:table-cell office:value-type="float" office:value="3.44345144515134E+029" calcext:value-type="float">
            <text:p>3.44345144515134E+029</text:p>
          </table:table-cell>
          <table:table-cell office:value-type="float" office:value="24243" calcext:value-type="float">
            <text:p>24243</text:p>
          </table:table-cell>
          <table:table-cell table:number-columns-repeated="1015"/>
        </table:table-row>
        <table:table-row table:style-name="ro1">
          <table:table-cell office:value-type="float" office:value="7.21000589001101E+020" calcext:value-type="float">
            <text:p>7.2100058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S670535928</text:p>
          </table:table-cell>
          <table:table-cell office:value-type="string" calcext:value-type="string">
            <text:p>SHH3</text:p>
          </table:table-cell>
          <table:table-cell office:value-type="float" office:value="3.44422124124341E+029" calcext:value-type="float">
            <text:p>3.44422124124341E+029</text:p>
          </table:table-cell>
          <table:table-cell office:value-type="float" office:value="11143" calcext:value-type="float">
            <text:p>11143</text:p>
          </table:table-cell>
          <table:table-cell table:number-columns-repeated="1015"/>
        </table:table-row>
        <table:table-row table:style-name="ro1">
          <table:table-cell office:value-type="float" office:value="7.210002470011E+020" calcext:value-type="float">
            <text:p>7.2100024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OU</text:p>
          </table:table-cell>
          <table:table-cell office:value-type="string" calcext:value-type="string">
            <text:p>A674862960</text:p>
          </table:table-cell>
          <table:table-cell office:value-type="string" calcext:value-type="string">
            <text:p>ALLENSZ2</text:p>
          </table:table-cell>
          <table:table-cell office:value-type="float" office:value="3.45422114152211E+029" calcext:value-type="float">
            <text:p>3.45422114152211E+029</text:p>
          </table:table-cell>
          <table:table-cell office:value-type="float" office:value="11143" calcext:value-type="float">
            <text:p>11143</text:p>
          </table:table-cell>
          <table:table-cell table:number-columns-repeated="1015"/>
        </table:table-row>
        <table:table-row table:style-name="ro1">
          <table:table-cell office:value-type="float" office:value="7.21000395001101E+020" calcext:value-type="float">
            <text:p>7.2100039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VIS</text:p>
          </table:table-cell>
          <table:table-cell office:value-type="float" office:value="679153862" calcext:value-type="float">
            <text:p>679153862</text:p>
          </table:table-cell>
          <table:table-cell office:value-type="string" calcext:value-type="string">
            <text:p>JRD2</text:p>
          </table:table-cell>
          <table:table-cell office:value-type="float" office:value="3.51145442255135E+029" calcext:value-type="float">
            <text:p>3.51145442255135E+029</text:p>
          </table:table-cell>
          <table:table-cell office:value-type="float" office:value="24243" calcext:value-type="float">
            <text:p>24243</text:p>
          </table:table-cell>
          <table:table-cell table:number-columns-repeated="1015"/>
        </table:table-row>
        <table:table-row table:style-name="ro1">
          <table:table-cell office:value-type="float" office:value="7.21000171001101E+020" calcext:value-type="float">
            <text:p>7.2100017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CHSIN</text:p>
          </table:table-cell>
          <table:table-cell office:value-type="string" calcext:value-type="string">
            <text:p>J679031111</text:p>
          </table:table-cell>
          <table:table-cell office:value-type="string" calcext:value-type="string">
            <text:p>NACHSIN2</text:p>
          </table:table-cell>
          <table:table-cell office:value-type="float" office:value="3.51441131123414E+029" calcext:value-type="float">
            <text:p>3.51441131123414E+029</text:p>
          </table:table-cell>
          <table:table-cell office:value-type="float" office:value="22111" calcext:value-type="float">
            <text:p>22111</text:p>
          </table:table-cell>
          <table:table-cell table:number-columns-repeated="1015"/>
        </table:table-row>
        <table:table-row table:style-name="ro1">
          <table:table-cell office:value-type="float" office:value="7.21000553001101E+020" calcext:value-type="float">
            <text:p>7.2100055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LA</text:p>
          </table:table-cell>
          <table:table-cell office:value-type="string" calcext:value-type="string">
            <text:p>S678232120</text:p>
          </table:table-cell>
          <table:table-cell office:value-type="string" calcext:value-type="string">
            <text:p>SAV3</text:p>
          </table:table-cell>
          <table:table-cell office:value-type="float" office:value="3.52145452535432E+029" calcext:value-type="float">
            <text:p>3.52145452535432E+029</text:p>
          </table:table-cell>
          <table:table-cell office:value-type="float" office:value="24243" calcext:value-type="float">
            <text:p>24243</text:p>
          </table:table-cell>
          <table:table-cell table:number-columns-repeated="1015"/>
        </table:table-row>
        <table:table-row table:style-name="ro1">
          <table:table-cell office:value-type="float" office:value="7.21000323001101E+020" calcext:value-type="float">
            <text:p>7.2100032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Z676208122</text:p>
          </table:table-cell>
          <table:table-cell office:value-type="string" calcext:value-type="string">
            <text:p>ZRWONG2</text:p>
          </table:table-cell>
          <table:table-cell office:value-type="float" office:value="3.52342151342514E+029" calcext:value-type="float">
            <text:p>3.52342151342514E+029</text:p>
          </table:table-cell>
          <table:table-cell office:value-type="float" office:value="22111" calcext:value-type="float">
            <text:p>22111</text:p>
          </table:table-cell>
          <table:table-cell table:number-columns-repeated="1015"/>
        </table:table-row>
        <table:table-row table:style-name="ro1">
          <table:table-cell office:value-type="float" office:value="7.21000512001101E+020" calcext:value-type="float">
            <text:p>7.2100051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ELPS</text:p>
          </table:table-cell>
          <table:table-cell office:value-type="string" calcext:value-type="string">
            <text:p>T657053092</text:p>
          </table:table-cell>
          <table:table-cell office:value-type="string" calcext:value-type="string">
            <text:p>TDPHELP2</text:p>
          </table:table-cell>
          <table:table-cell office:value-type="float" office:value="3.52441131123414E+029" calcext:value-type="float">
            <text:p>3.52441131123414E+029</text:p>
          </table:table-cell>
          <table:table-cell office:value-type="float" office:value="22111" calcext:value-type="float">
            <text:p>22111</text:p>
          </table:table-cell>
          <table:table-cell table:number-columns-repeated="1015"/>
        </table:table-row>
        <table:table-row table:style-name="ro1">
          <table:table-cell office:value-type="float" office:value="7.210003500011E+020" calcext:value-type="float">
            <text:p>7.21000350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BICH</text:p>
          </table:table-cell>
          <table:table-cell office:value-type="string" calcext:value-type="string">
            <text:p>J650922024</text:p>
          </table:table-cell>
          <table:table-cell office:value-type="string" calcext:value-type="string">
            <text:p>JRIBICH2</text:p>
          </table:table-cell>
          <table:table-cell office:value-type="float" office:value="3.52441131123534E+029" calcext:value-type="float">
            <text:p>3.52441131123534E+029</text:p>
          </table:table-cell>
          <table:table-cell office:value-type="float" office:value="22111" calcext:value-type="float">
            <text:p>22111</text:p>
          </table:table-cell>
          <table:table-cell table:number-columns-repeated="1015"/>
        </table:table-row>
        <table:table-row table:style-name="ro1">
          <table:table-cell office:value-type="float" office:value="7.21000585001101E+020" calcext:value-type="float">
            <text:p>7.2100058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C650456499</text:p>
          </table:table-cell>
          <table:table-cell office:value-type="string" calcext:value-type="string">
            <text:p>CJMULLR2</text:p>
          </table:table-cell>
          <table:table-cell office:value-type="float" office:value="3.52441151323314E+029" calcext:value-type="float">
            <text:p>3.52441151323314E+029</text:p>
          </table:table-cell>
          <table:table-cell office:value-type="float" office:value="22111" calcext:value-type="float">
            <text:p>22111</text:p>
          </table:table-cell>
          <table:table-cell table:number-columns-repeated="1015"/>
        </table:table-row>
        <table:table-row table:style-name="ro1">
          <table:table-cell office:value-type="float" office:value="7.21000564001101E+020" calcext:value-type="float">
            <text:p>7.2100056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IGUS</text:p>
          </table:table-cell>
          <table:table-cell office:value-type="string" calcext:value-type="string">
            <text:p>J665519420</text:p>
          </table:table-cell>
          <table:table-cell office:value-type="string" calcext:value-type="string">
            <text:p>JGRIGUS2</text:p>
          </table:table-cell>
          <table:table-cell office:value-type="float" office:value="3.52441331123414E+029" calcext:value-type="float">
            <text:p>3.52441331123414E+029</text:p>
          </table:table-cell>
          <table:table-cell office:value-type="float" office:value="22111" calcext:value-type="float">
            <text:p>22111</text:p>
          </table:table-cell>
          <table:table-cell table:number-columns-repeated="1015"/>
        </table:table-row>
        <table:table-row table:style-name="ro1">
          <table:table-cell office:value-type="float" office:value="7.21000664001101E+020" calcext:value-type="float">
            <text:p>7.2100066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MANCHEK</text:p>
          </table:table-cell>
          <table:table-cell office:value-type="string" calcext:value-type="string">
            <text:p>D661336093</text:p>
          </table:table-cell>
          <table:table-cell office:value-type="string" calcext:value-type="string">
            <text:p>DROMANC2</text:p>
          </table:table-cell>
          <table:table-cell office:value-type="float" office:value="3.52441351113514E+029" calcext:value-type="float">
            <text:p>3.52441351113514E+029</text:p>
          </table:table-cell>
          <table:table-cell office:value-type="float" office:value="22111" calcext:value-type="float">
            <text:p>22111</text:p>
          </table:table-cell>
          <table:table-cell table:number-columns-repeated="1015"/>
        </table:table-row>
        <table:table-row table:style-name="ro1">
          <table:table-cell office:value-type="float" office:value="7.21000083001101E+020" calcext:value-type="float">
            <text:p>7.2100008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ROLL</text:p>
          </table:table-cell>
          <table:table-cell office:value-type="string" calcext:value-type="string">
            <text:p>E654452998</text:p>
          </table:table-cell>
          <table:table-cell office:value-type="string" calcext:value-type="string">
            <text:p>KAROLL2</text:p>
          </table:table-cell>
          <table:table-cell office:value-type="float" office:value="3.52441351123524E+029" calcext:value-type="float">
            <text:p>3.52441351123524E+029</text:p>
          </table:table-cell>
          <table:table-cell office:value-type="float" office:value="22111" calcext:value-type="float">
            <text:p>22111</text:p>
          </table:table-cell>
          <table:table-cell table:number-columns-repeated="1015"/>
        </table:table-row>
        <table:table-row table:style-name="ro1">
          <table:table-cell office:value-type="float" office:value="7.210000170011E+020" calcext:value-type="float">
            <text:p>7.2100001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A676087457</text:p>
          </table:table-cell>
          <table:table-cell office:value-type="string" calcext:value-type="string">
            <text:p>AR8</text:p>
          </table:table-cell>
          <table:table-cell office:value-type="float" office:value="3.52441351343115E+029" calcext:value-type="float">
            <text:p>3.52441351343115E+029</text:p>
          </table:table-cell>
          <table:table-cell office:value-type="float" office:value="22111" calcext:value-type="float">
            <text:p>22111</text:p>
          </table:table-cell>
          <table:table-cell table:number-columns-repeated="1015"/>
        </table:table-row>
        <table:table-row table:style-name="ro1">
          <table:table-cell office:value-type="float" office:value="7.21000276001101E+020" calcext:value-type="float">
            <text:p>7.2100027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A667794906</text:p>
          </table:table-cell>
          <table:table-cell office:value-type="string" calcext:value-type="string">
            <text:p>AWANG17</text:p>
          </table:table-cell>
          <table:table-cell office:value-type="float" office:value="3.52441351523331E+029" calcext:value-type="float">
            <text:p>3.52441351523331E+029</text:p>
          </table:table-cell>
          <table:table-cell office:value-type="float" office:value="22111" calcext:value-type="float">
            <text:p>22111</text:p>
          </table:table-cell>
          <table:table-cell table:number-columns-repeated="1015"/>
        </table:table-row>
        <table:table-row table:style-name="ro1">
          <table:table-cell office:value-type="float" office:value="7.21000157001101E+020" calcext:value-type="float">
            <text:p>7.2100015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J656609567</text:p>
          </table:table-cell>
          <table:table-cell office:value-type="string" calcext:value-type="string">
            <text:p>JLIU156</text:p>
          </table:table-cell>
          <table:table-cell office:value-type="float" office:value="3.52442151543415E+029" calcext:value-type="float">
            <text:p>3.52442151543415E+029</text:p>
          </table:table-cell>
          <table:table-cell office:value-type="float" office:value="22111" calcext:value-type="float">
            <text:p>22111</text:p>
          </table:table-cell>
          <table:table-cell table:number-columns-repeated="1015"/>
        </table:table-row>
        <table:table-row table:style-name="ro1">
          <table:table-cell office:value-type="float" office:value="7.210006610011E+020" calcext:value-type="float">
            <text:p>7.21000661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LIK</text:p>
          </table:table-cell>
          <table:table-cell office:value-type="string" calcext:value-type="string">
            <text:p>J656180160</text:p>
          </table:table-cell>
          <table:table-cell office:value-type="string" calcext:value-type="string">
            <text:p>JGMALIK</text:p>
          </table:table-cell>
          <table:table-cell office:value-type="float" office:value="3.52443151423314E+029" calcext:value-type="float">
            <text:p>3.52443151423314E+029</text:p>
          </table:table-cell>
          <table:table-cell office:value-type="float" office:value="22111" calcext:value-type="float">
            <text:p>22111</text:p>
          </table:table-cell>
          <table:table-cell table:number-columns-repeated="1015"/>
        </table:table-row>
        <table:table-row table:style-name="ro1">
          <table:table-cell office:value-type="float" office:value="7.21000490001101E+020" calcext:value-type="float">
            <text:p>7.2100049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IA</text:p>
          </table:table-cell>
          <table:table-cell office:value-type="string" calcext:value-type="string">
            <text:p>X671833442</text:p>
          </table:table-cell>
          <table:table-cell office:value-type="string" calcext:value-type="string">
            <text:p>XXIA10</text:p>
          </table:table-cell>
          <table:table-cell office:value-type="float" office:value="3.52531533431225E+029" calcext:value-type="float">
            <text:p>3.52531533431225E+029</text:p>
          </table:table-cell>
          <table:table-cell office:value-type="float" office:value="35153" calcext:value-type="float">
            <text:p>35153</text:p>
          </table:table-cell>
          <table:table-cell table:number-columns-repeated="1015"/>
        </table:table-row>
        <table:table-row table:style-name="ro1">
          <table:table-cell office:value-type="float" office:value="7.210001770011E+020" calcext:value-type="float">
            <text:p>7.2100017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X677583587</text:p>
          </table:table-cell>
          <table:table-cell office:value-type="string" calcext:value-type="string">
            <text:p>XINYIL2</text:p>
          </table:table-cell>
          <table:table-cell office:value-type="float" office:value="3.53223542423332E+029" calcext:value-type="float">
            <text:p>3.53223542423332E+029</text:p>
          </table:table-cell>
          <table:table-cell office:value-type="float" office:value="54221" calcext:value-type="float">
            <text:p>54221</text:p>
          </table:table-cell>
          <table:table-cell table:number-columns-repeated="1015"/>
        </table:table-row>
        <table:table-row table:style-name="ro1">
          <table:table-cell office:value-type="float" office:value="7.21000348001101E+020" calcext:value-type="float">
            <text:p>7.2100034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NG</text:p>
          </table:table-cell>
          <table:table-cell office:value-type="string" calcext:value-type="string">
            <text:p>S664595179</text:p>
          </table:table-cell>
          <table:table-cell office:value-type="string" calcext:value-type="string">
            <text:p>SHONG63</text:p>
          </table:table-cell>
          <table:table-cell office:value-type="float" office:value="3.53243511424312E+029" calcext:value-type="float">
            <text:p>3.53243511424312E+029</text:p>
          </table:table-cell>
          <table:table-cell office:value-type="float" office:value="54221" calcext:value-type="float">
            <text:p>54221</text:p>
          </table:table-cell>
          <table:table-cell table:number-columns-repeated="1015"/>
        </table:table-row>
        <table:table-row table:style-name="ro1">
          <table:table-cell office:value-type="float" office:value="7.21000097001101E+020" calcext:value-type="float">
            <text:p>7.2100009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Y665147835</text:p>
          </table:table-cell>
          <table:table-cell office:value-type="string" calcext:value-type="string">
            <text:p>YISONGL2</text:p>
          </table:table-cell>
          <table:table-cell office:value-type="float" office:value="3.53525353344253E+029" calcext:value-type="float">
            <text:p>3.53525353344253E+029</text:p>
          </table:table-cell>
          <table:table-cell office:value-type="float" office:value="53214" calcext:value-type="float">
            <text:p>53214</text:p>
          </table:table-cell>
          <table:table-cell table:number-columns-repeated="1015"/>
        </table:table-row>
        <table:table-row table:style-name="ro1">
          <table:table-cell office:value-type="float" office:value="7.21000102001101E+020" calcext:value-type="float">
            <text:p>7.2100010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H652397971</text:p>
          </table:table-cell>
          <table:table-cell office:value-type="string" calcext:value-type="string">
            <text:p>HMENDE5</text:p>
          </table:table-cell>
          <table:table-cell office:value-type="float" office:value="3.54332453454552E+029" calcext:value-type="float">
            <text:p>3.54332453454552E+029</text:p>
          </table:table-cell>
          <table:table-cell office:value-type="float" office:value="53214" calcext:value-type="float">
            <text:p>53214</text:p>
          </table:table-cell>
          <table:table-cell table:number-columns-repeated="1015"/>
        </table:table-row>
        <table:table-row table:style-name="ro1">
          <table:table-cell office:value-type="float" office:value="7.21000397001101E+020" calcext:value-type="float">
            <text:p>7.2100039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PINSKI</text:p>
          </table:table-cell>
          <table:table-cell office:value-type="string" calcext:value-type="string">
            <text:p>C667519834</text:p>
          </table:table-cell>
          <table:table-cell office:value-type="string" calcext:value-type="string">
            <text:p>CJLIPIN2</text:p>
          </table:table-cell>
          <table:table-cell office:value-type="float" office:value="3.54441331113524E+029" calcext:value-type="float">
            <text:p>3.54441331113524E+029</text:p>
          </table:table-cell>
          <table:table-cell office:value-type="float" office:value="22111" calcext:value-type="float">
            <text:p>22111</text:p>
          </table:table-cell>
          <table:table-cell table:number-columns-repeated="1015"/>
        </table:table-row>
        <table:table-row table:style-name="ro1">
          <table:table-cell office:value-type="float" office:value="7.21000434001101E+020" calcext:value-type="float">
            <text:p>7.2100043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A668770987</text:p>
          </table:table-cell>
          <table:table-cell office:value-type="string" calcext:value-type="string">
            <text:p>ANDIL2</text:p>
          </table:table-cell>
          <table:table-cell office:value-type="float" office:value="3.55114545422126E+029" calcext:value-type="float">
            <text:p>3.55114545422126E+029</text:p>
          </table:table-cell>
          <table:table-cell office:value-type="float" office:value="33242" calcext:value-type="float">
            <text:p>33242</text:p>
          </table:table-cell>
          <table:table-cell table:number-columns-repeated="1015"/>
        </table:table-row>
        <table:table-row table:style-name="ro1">
          <table:table-cell office:value-type="float" office:value="7.21000399001101E+020" calcext:value-type="float">
            <text:p>7.2100039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RILLO</text:p>
          </table:table-cell>
          <table:table-cell office:value-type="string" calcext:value-type="string">
            <text:p>M657727222</text:p>
          </table:table-cell>
          <table:table-cell office:value-type="string" calcext:value-type="string">
            <text:p>MDGARCI2</text:p>
          </table:table-cell>
          <table:table-cell office:value-type="float" office:value="3.55232353444254E+029" calcext:value-type="float">
            <text:p>3.55232353444254E+029</text:p>
          </table:table-cell>
          <table:table-cell office:value-type="float" office:value="53214" calcext:value-type="float">
            <text:p>53214</text:p>
          </table:table-cell>
          <table:table-cell table:number-columns-repeated="1015"/>
        </table:table-row>
        <table:table-row table:style-name="ro1">
          <table:table-cell office:value-type="float" office:value="7.21000643001101E+020" calcext:value-type="float">
            <text:p>7.2100064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B678286631</text:p>
          </table:table-cell>
          <table:table-cell office:value-type="string" calcext:value-type="string">
            <text:p>BRIANC3</text:p>
          </table:table-cell>
          <table:table-cell office:value-type="float" office:value="3.55351552323511E+029" calcext:value-type="float">
            <text:p>3.55351552323511E+029</text:p>
          </table:table-cell>
          <table:table-cell office:value-type="float" office:value="52252" calcext:value-type="float">
            <text:p>52252</text:p>
          </table:table-cell>
          <table:table-cell table:number-columns-repeated="1015"/>
        </table:table-row>
        <table:table-row table:style-name="ro1">
          <table:table-cell office:value-type="float" office:value="7.21000521001101E+020" calcext:value-type="float">
            <text:p>7.2100052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I672542339</text:p>
          </table:table-cell>
          <table:table-cell office:value-type="string" calcext:value-type="string">
            <text:p>IFOREMA2</text:p>
          </table:table-cell>
          <table:table-cell office:value-type="float" office:value="3.55432353131144E+029" calcext:value-type="float">
            <text:p>3.55432353131144E+029</text:p>
          </table:table-cell>
          <table:table-cell office:value-type="float" office:value="53214" calcext:value-type="float">
            <text:p>53214</text:p>
          </table:table-cell>
          <table:table-cell table:number-columns-repeated="1015"/>
        </table:table-row>
        <table:table-row table:style-name="ro1">
          <table:table-cell office:value-type="float" office:value="7.210001530011E+020" calcext:value-type="float">
            <text:p>7.21000153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UCKER</text:p>
          </table:table-cell>
          <table:table-cell office:value-type="string" calcext:value-type="string">
            <text:p>R678265001</text:p>
          </table:table-cell>
          <table:table-cell office:value-type="string" calcext:value-type="string">
            <text:p>RFBRUCK2</text:p>
          </table:table-cell>
          <table:table-cell office:value-type="float" office:value="3.55432452441251E+029" calcext:value-type="float">
            <text:p>3.55432452441251E+029</text:p>
          </table:table-cell>
          <table:table-cell office:value-type="float" office:value="53214" calcext:value-type="float">
            <text:p>53214</text:p>
          </table:table-cell>
          <table:table-cell table:number-columns-repeated="1015"/>
        </table:table-row>
        <table:table-row table:style-name="ro1">
          <table:table-cell office:value-type="float" office:value="7.21000393001101E+020" calcext:value-type="float">
            <text:p>7.2100039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IN</text:p>
          </table:table-cell>
          <table:table-cell office:value-type="string" calcext:value-type="string">
            <text:p>T669751676</text:p>
          </table:table-cell>
          <table:table-cell office:value-type="string" calcext:value-type="string">
            <text:p>TREIN2</text:p>
          </table:table-cell>
          <table:table-cell office:value-type="float" office:value="4.11233413434515E+029" calcext:value-type="float">
            <text:p>4.11233413434515E+029</text:p>
          </table:table-cell>
          <table:table-cell office:value-type="float" office:value="31223" calcext:value-type="float">
            <text:p>31223</text:p>
          </table:table-cell>
          <table:table-cell table:number-columns-repeated="1015"/>
        </table:table-row>
        <table:table-row table:style-name="ro1">
          <table:table-cell office:value-type="float" office:value="7.21000489001101E+020" calcext:value-type="float">
            <text:p>7.2100048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HAN</text:p>
          </table:table-cell>
          <table:table-cell office:value-type="string" calcext:value-type="string">
            <text:p>A656425513</text:p>
          </table:table-cell>
          <table:table-cell office:value-type="string" calcext:value-type="string">
            <text:p>AYMOHAN2</text:p>
          </table:table-cell>
          <table:table-cell office:value-type="float" office:value="4.11424241221344E+029" calcext:value-type="float">
            <text:p>4.11424241221344E+029</text:p>
          </table:table-cell>
          <table:table-cell office:value-type="float" office:value="25255" calcext:value-type="float">
            <text:p>25255</text:p>
          </table:table-cell>
          <table:table-cell table:number-columns-repeated="1015"/>
        </table:table-row>
        <table:table-row table:style-name="ro1">
          <table:table-cell office:value-type="float" office:value="7.210000630011E+020" calcext:value-type="float">
            <text:p>7.21000063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S660820028</text:p>
          </table:table-cell>
          <table:table-cell office:value-type="string" calcext:value-type="string">
            <text:p>SEVGIEC2</text:p>
          </table:table-cell>
          <table:table-cell office:value-type="float" office:value="4.11453232442533E+029" calcext:value-type="float">
            <text:p>4.11453232442533E+029</text:p>
          </table:table-cell>
          <table:table-cell office:value-type="float" office:value="35211" calcext:value-type="float">
            <text:p>35211</text:p>
          </table:table-cell>
          <table:table-cell table:number-columns-repeated="1015"/>
        </table:table-row>
        <table:table-row table:style-name="ro1">
          <table:table-cell office:value-type="float" office:value="7.210001510011E+020" calcext:value-type="float">
            <text:p>7.21000151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ANSIGA</text:p>
          </table:table-cell>
          <table:table-cell office:value-type="string" calcext:value-type="string">
            <text:p>I662870063</text:p>
          </table:table-cell>
          <table:table-cell office:value-type="string" calcext:value-type="string">
            <text:p>IVANF2</text:p>
          </table:table-cell>
          <table:table-cell office:value-type="float" office:value="4.12224541422311E+029" calcext:value-type="float">
            <text:p>4.12224541422311E+029</text:p>
          </table:table-cell>
          <table:table-cell office:value-type="float" office:value="51132" calcext:value-type="float">
            <text:p>51132</text:p>
          </table:table-cell>
          <table:table-cell table:number-columns-repeated="1015"/>
        </table:table-row>
        <table:table-row table:style-name="ro1">
          <table:table-cell office:value-type="float" office:value="7.21000463001101E+020" calcext:value-type="float">
            <text:p>7.2100046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N</text:p>
          </table:table-cell>
          <table:table-cell office:value-type="string" calcext:value-type="string">
            <text:p>Z664164345</text:p>
          </table:table-cell>
          <table:table-cell office:value-type="string" calcext:value-type="string">
            <text:p>ZW4</text:p>
          </table:table-cell>
          <table:table-cell office:value-type="float" office:value="4.12224544422211E+029" calcext:value-type="float">
            <text:p>4.12224544422211E+029</text:p>
          </table:table-cell>
          <table:table-cell office:value-type="float" office:value="51132" calcext:value-type="float">
            <text:p>51132</text:p>
          </table:table-cell>
          <table:table-cell table:number-columns-repeated="1015"/>
        </table:table-row>
        <table:table-row table:style-name="ro1">
          <table:table-cell office:value-type="float" office:value="7.21000130001101E+020" calcext:value-type="float">
            <text:p>7.2100013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SAVI</text:p>
          </table:table-cell>
          <table:table-cell office:value-type="string" calcext:value-type="string">
            <text:p>M668946015</text:p>
          </table:table-cell>
          <table:table-cell office:value-type="string" calcext:value-type="string">
            <text:p>GOSAVI2</text:p>
          </table:table-cell>
          <table:table-cell office:value-type="float" office:value="4.12224551423311E+029" calcext:value-type="float">
            <text:p>4.12224551423311E+029</text:p>
          </table:table-cell>
          <table:table-cell office:value-type="float" office:value="51132" calcext:value-type="float">
            <text:p>51132</text:p>
          </table:table-cell>
          <table:table-cell table:number-columns-repeated="1015"/>
        </table:table-row>
        <table:table-row table:style-name="ro1">
          <table:table-cell office:value-type="float" office:value="7.21000587001101E+020" calcext:value-type="float">
            <text:p>7.2100058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J672145551</text:p>
          </table:table-cell>
          <table:table-cell office:value-type="string" calcext:value-type="string">
            <text:p>JMORGA29</text:p>
          </table:table-cell>
          <table:table-cell office:value-type="float" office:value="4.12243531423345E+029" calcext:value-type="float">
            <text:p>4.12243531423345E+029</text:p>
          </table:table-cell>
          <table:table-cell office:value-type="float" office:value="54221" calcext:value-type="float">
            <text:p>54221</text:p>
          </table:table-cell>
          <table:table-cell table:number-columns-repeated="1015"/>
        </table:table-row>
        <table:table-row table:style-name="ro1">
          <table:table-cell office:value-type="float" office:value="7.210005690011E+020" calcext:value-type="float">
            <text:p>7.21000569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HARATH</text:p>
          </table:table-cell>
          <table:table-cell office:value-type="string" calcext:value-type="string">
            <text:p>P679958923</text:p>
          </table:table-cell>
          <table:table-cell office:value-type="string" calcext:value-type="string">
            <text:p>BHARATH3</text:p>
          </table:table-cell>
          <table:table-cell office:value-type="float" office:value="4.12315344332125E+029" calcext:value-type="float">
            <text:p>4.12315344332125E+029</text:p>
          </table:table-cell>
          <table:table-cell office:value-type="float" office:value="41234" calcext:value-type="float">
            <text:p>41234</text:p>
          </table:table-cell>
          <table:table-cell table:number-columns-repeated="1015"/>
        </table:table-row>
        <table:table-row table:style-name="ro1">
          <table:table-cell office:value-type="float" office:value="7.210004470011E+020" calcext:value-type="float">
            <text:p>7.2100044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LE</text:p>
          </table:table-cell>
          <table:table-cell office:value-type="string" calcext:value-type="string">
            <text:p>M650835646</text:p>
          </table:table-cell>
          <table:table-cell office:value-type="string" calcext:value-type="string">
            <text:p>MGALE2</text:p>
          </table:table-cell>
          <table:table-cell office:value-type="float" office:value="4.12343341312142E+029" calcext:value-type="float">
            <text:p>4.12343341312142E+029</text:p>
          </table:table-cell>
          <table:table-cell office:value-type="float" office:value="41234" calcext:value-type="float">
            <text:p>41234</text:p>
          </table:table-cell>
          <table:table-cell table:number-columns-repeated="1015"/>
        </table:table-row>
        <table:table-row table:style-name="ro1">
          <table:table-cell office:value-type="float" office:value="7.21000241001101E+020" calcext:value-type="float">
            <text:p>7.2100024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LORAN</text:p>
          </table:table-cell>
          <table:table-cell office:value-type="string" calcext:value-type="string">
            <text:p>K664073638</text:p>
          </table:table-cell>
          <table:table-cell office:value-type="string" calcext:value-type="string">
            <text:p>KELLIE2</text:p>
          </table:table-cell>
          <table:table-cell office:value-type="float" office:value="4.12343341312242E+029" calcext:value-type="float">
            <text:p>4.12343341312242E+029</text:p>
          </table:table-cell>
          <table:table-cell office:value-type="float" office:value="41234" calcext:value-type="float">
            <text:p>41234</text:p>
          </table:table-cell>
          <table:table-cell table:number-columns-repeated="1015"/>
        </table:table-row>
        <table:table-row table:style-name="ro1">
          <table:table-cell office:value-type="float" office:value="7.21000355001101E+020" calcext:value-type="float">
            <text:p>7.2100035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M677353536</text:p>
          </table:table-cell>
          <table:table-cell office:value-type="string" calcext:value-type="string">
            <text:p>MGARC67</text:p>
          </table:table-cell>
          <table:table-cell office:value-type="float" office:value="4.12343341315142E+029" calcext:value-type="float">
            <text:p>4.12343341315142E+029</text:p>
          </table:table-cell>
          <table:table-cell office:value-type="float" office:value="41234" calcext:value-type="float">
            <text:p>41234</text:p>
          </table:table-cell>
          <table:table-cell table:number-columns-repeated="1015"/>
        </table:table-row>
        <table:table-row table:style-name="ro1">
          <table:table-cell office:value-type="float" office:value="7.21000293001101E+020" calcext:value-type="float">
            <text:p>7.2100029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B653352514</text:p>
          </table:table-cell>
          <table:table-cell office:value-type="string" calcext:value-type="string">
            <text:p>BJONE</text:p>
          </table:table-cell>
          <table:table-cell office:value-type="float" office:value="4.12345341315341E+029" calcext:value-type="float">
            <text:p>4.12345341315341E+029</text:p>
          </table:table-cell>
          <table:table-cell office:value-type="float" office:value="41234" calcext:value-type="float">
            <text:p>41234</text:p>
          </table:table-cell>
          <table:table-cell table:number-columns-repeated="1015"/>
        </table:table-row>
        <table:table-row table:style-name="ro1">
          <table:table-cell office:value-type="float" office:value="7.21000493001101E+020" calcext:value-type="float">
            <text:p>7.2100049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J658147295</text:p>
          </table:table-cell>
          <table:table-cell office:value-type="string" calcext:value-type="string">
            <text:p>JVNGUYN2</text:p>
          </table:table-cell>
          <table:table-cell office:value-type="float" office:value="4.12345344352442E+029" calcext:value-type="float">
            <text:p>4.12345344352442E+029</text:p>
          </table:table-cell>
          <table:table-cell office:value-type="float" office:value="41234" calcext:value-type="float">
            <text:p>41234</text:p>
          </table:table-cell>
          <table:table-cell table:number-columns-repeated="1015"/>
        </table:table-row>
        <table:table-row table:style-name="ro1">
          <table:table-cell office:value-type="float" office:value="7.21000038001101E+020" calcext:value-type="float">
            <text:p>7.2100003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HL</text:p>
          </table:table-cell>
          <table:table-cell office:value-type="string" calcext:value-type="string">
            <text:p>J654091999</text:p>
          </table:table-cell>
          <table:table-cell office:value-type="string" calcext:value-type="string">
            <text:p>JTSTAHL2</text:p>
          </table:table-cell>
          <table:table-cell office:value-type="float" office:value="4.13224451422321E+029" calcext:value-type="float">
            <text:p>4.13224451422321E+029</text:p>
          </table:table-cell>
          <table:table-cell office:value-type="float" office:value="51132" calcext:value-type="float">
            <text:p>51132</text:p>
          </table:table-cell>
          <table:table-cell table:number-columns-repeated="1015"/>
        </table:table-row>
        <table:table-row table:style-name="ro1">
          <table:table-cell office:value-type="float" office:value="7.21000618001101E+020" calcext:value-type="float">
            <text:p>7.2100061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M673716951</text:p>
          </table:table-cell>
          <table:table-cell office:value-type="string" calcext:value-type="string">
            <text:p>MW7</text:p>
          </table:table-cell>
          <table:table-cell office:value-type="float" office:value="4.13234511312143E+029" calcext:value-type="float">
            <text:p>4.13234511312143E+029</text:p>
          </table:table-cell>
          <table:table-cell office:value-type="float" office:value="15131" calcext:value-type="float">
            <text:p>15131</text:p>
          </table:table-cell>
          <table:table-cell table:number-columns-repeated="1015"/>
        </table:table-row>
        <table:table-row table:style-name="ro1">
          <table:table-cell office:value-type="float" office:value="7.21000043001101E+020" calcext:value-type="float">
            <text:p>7.2100004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FSHAR</text:p>
          </table:table-cell>
          <table:table-cell office:value-type="string" calcext:value-type="string">
            <text:p>R674452796</text:p>
          </table:table-cell>
          <table:table-cell office:value-type="string" calcext:value-type="string">
            <text:p>AFSHAR2</text:p>
          </table:table-cell>
          <table:table-cell office:value-type="float" office:value="4.13234513111144E+029" calcext:value-type="float">
            <text:p>4.13234513111144E+029</text:p>
          </table:table-cell>
          <table:table-cell office:value-type="float" office:value="15131" calcext:value-type="float">
            <text:p>15131</text:p>
          </table:table-cell>
          <table:table-cell table:number-columns-repeated="1015"/>
        </table:table-row>
        <table:table-row table:style-name="ro1">
          <table:table-cell office:value-type="float" office:value="7.210006550011E+020" calcext:value-type="float">
            <text:p>7.21000655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S670192881</text:p>
          </table:table-cell>
          <table:table-cell office:value-type="string" calcext:value-type="string">
            <text:p>SCHEN137</text:p>
          </table:table-cell>
          <table:table-cell office:value-type="float" office:value="4.13234513311113E+029" calcext:value-type="float">
            <text:p>4.13234513311113E+029</text:p>
          </table:table-cell>
          <table:table-cell office:value-type="float" office:value="15131" calcext:value-type="float">
            <text:p>15131</text:p>
          </table:table-cell>
          <table:table-cell table:number-columns-repeated="1015"/>
        </table:table-row>
        <table:table-row table:style-name="ro1">
          <table:table-cell office:value-type="float" office:value="7.21000266001101E+020" calcext:value-type="float">
            <text:p>7.2100026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NG</text:p>
          </table:table-cell>
          <table:table-cell office:value-type="string" calcext:value-type="string">
            <text:p>H678817390</text:p>
          </table:table-cell>
          <table:table-cell office:value-type="string" calcext:value-type="string">
            <text:p>JANG51</text:p>
          </table:table-cell>
          <table:table-cell office:value-type="float" office:value="4.13234521111144E+029" calcext:value-type="float">
            <text:p>4.13234521111144E+029</text:p>
          </table:table-cell>
          <table:table-cell office:value-type="float" office:value="15131" calcext:value-type="float">
            <text:p>15131</text:p>
          </table:table-cell>
          <table:table-cell table:number-columns-repeated="1015"/>
        </table:table-row>
        <table:table-row table:style-name="ro1">
          <table:table-cell office:value-type="float" office:value="7.21000205001101E+020" calcext:value-type="float">
            <text:p>7.2100020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RPACK</text:p>
          </table:table-cell>
          <table:table-cell office:value-type="string" calcext:value-type="string">
            <text:p>E675592062</text:p>
          </table:table-cell>
          <table:table-cell office:value-type="string" calcext:value-type="string">
            <text:p>TIRPACK2</text:p>
          </table:table-cell>
          <table:table-cell office:value-type="float" office:value="4.13244525211143E+029" calcext:value-type="float">
            <text:p>4.13244525211143E+029</text:p>
          </table:table-cell>
          <table:table-cell office:value-type="float" office:value="15131" calcext:value-type="float">
            <text:p>15131</text:p>
          </table:table-cell>
          <table:table-cell table:number-columns-repeated="1015"/>
        </table:table-row>
        <table:table-row table:style-name="ro1">
          <table:table-cell office:value-type="float" office:value="7.21000555001101E+020" calcext:value-type="float">
            <text:p>7.2100055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MARENA</text:p>
          </table:table-cell>
          <table:table-cell office:value-type="string" calcext:value-type="string">
            <text:p>K671260415</text:p>
          </table:table-cell>
          <table:table-cell office:value-type="string" calcext:value-type="string">
            <text:p>KCAMARE2</text:p>
          </table:table-cell>
          <table:table-cell office:value-type="float" office:value="4.13315445313314E+029" calcext:value-type="float">
            <text:p>4.13315445313314E+029</text:p>
          </table:table-cell>
          <table:table-cell office:value-type="float" office:value="12155" calcext:value-type="float">
            <text:p>12155</text:p>
          </table:table-cell>
          <table:table-cell table:number-columns-repeated="1015"/>
        </table:table-row>
        <table:table-row table:style-name="ro1">
          <table:table-cell office:value-type="float" office:value="7.210003110011E+020" calcext:value-type="float">
            <text:p>7.21000311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H671646108</text:p>
          </table:table-cell>
          <table:table-cell office:value-type="string" calcext:value-type="string">
            <text:p>HVLIU2</text:p>
          </table:table-cell>
          <table:table-cell office:value-type="float" office:value="4.13325445113314E+029" calcext:value-type="float">
            <text:p>4.13325445113314E+029</text:p>
          </table:table-cell>
          <table:table-cell office:value-type="float" office:value="12155" calcext:value-type="float">
            <text:p>12155</text:p>
          </table:table-cell>
          <table:table-cell table:number-columns-repeated="1015"/>
        </table:table-row>
        <table:table-row table:style-name="ro1">
          <table:table-cell office:value-type="float" office:value="7.21000677001101E+020" calcext:value-type="float">
            <text:p>7.2100067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ONG</text:p>
          </table:table-cell>
          <table:table-cell office:value-type="string" calcext:value-type="string">
            <text:p>Y664497942</text:p>
          </table:table-cell>
          <table:table-cell office:value-type="string" calcext:value-type="string">
            <text:p>YZHONG19</text:p>
          </table:table-cell>
          <table:table-cell office:value-type="float" office:value="4.13325445313214E+029" calcext:value-type="float">
            <text:p>4.13325445313214E+029</text:p>
          </table:table-cell>
          <table:table-cell office:value-type="float" office:value="12155" calcext:value-type="float">
            <text:p>12155</text:p>
          </table:table-cell>
          <table:table-cell table:number-columns-repeated="1015"/>
        </table:table-row>
        <table:table-row table:style-name="ro1">
          <table:table-cell office:value-type="float" office:value="7.21000539001101E+020" calcext:value-type="float">
            <text:p>7.2100053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RMAN</text:p>
          </table:table-cell>
          <table:table-cell office:value-type="string" calcext:value-type="string">
            <text:p>M678016726</text:p>
          </table:table-cell>
          <table:table-cell office:value-type="string" calcext:value-type="string">
            <text:p>MAGORMA2</text:p>
          </table:table-cell>
          <table:table-cell office:value-type="float" office:value="4.13413451231422E+029" calcext:value-type="float">
            <text:p>4.13413451231422E+029</text:p>
          </table:table-cell>
          <table:table-cell office:value-type="float" office:value="34141" calcext:value-type="float">
            <text:p>34141</text:p>
          </table:table-cell>
          <table:table-cell table:number-columns-repeated="1015"/>
        </table:table-row>
        <table:table-row table:style-name="ro1">
          <table:table-cell office:value-type="float" office:value="7.21000364001101E+020" calcext:value-type="float">
            <text:p>7.2100036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NG</text:p>
          </table:table-cell>
          <table:table-cell office:value-type="string" calcext:value-type="string">
            <text:p>B674534366</text:p>
          </table:table-cell>
          <table:table-cell office:value-type="string" calcext:value-type="string">
            <text:p>BOP2</text:p>
          </table:table-cell>
          <table:table-cell office:value-type="float" office:value="4.15544124313415E+029" calcext:value-type="float">
            <text:p>4.15544124313415E+029</text:p>
          </table:table-cell>
          <table:table-cell office:value-type="float" office:value="24135" calcext:value-type="float">
            <text:p>24135</text:p>
          </table:table-cell>
          <table:table-cell table:number-columns-repeated="1015"/>
        </table:table-row>
        <table:table-row table:style-name="ro1">
          <table:table-cell office:value-type="float" office:value="7.21000186001101E+020" calcext:value-type="float">
            <text:p>7.2100018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NGSTON</text:p>
          </table:table-cell>
          <table:table-cell office:value-type="float" office:value="650118451" calcext:value-type="float">
            <text:p>650118451</text:p>
          </table:table-cell>
          <table:table-cell office:value-type="string" calcext:value-type="string">
            <text:p>MBENGS2</text:p>
          </table:table-cell>
          <table:table-cell office:value-type="float" office:value="4.21211241211356E+029" calcext:value-type="float">
            <text:p>4.21211241211356E+029</text:p>
          </table:table-cell>
          <table:table-cell office:value-type="float" office:value="25255" calcext:value-type="float">
            <text:p>25255</text:p>
          </table:table-cell>
          <table:table-cell table:number-columns-repeated="1015"/>
        </table:table-row>
        <table:table-row table:style-name="ro1">
          <table:table-cell office:value-type="float" office:value="7.21000608001101E+020" calcext:value-type="float">
            <text:p>7.2100060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X651951396</text:p>
          </table:table-cell>
          <table:table-cell office:value-type="string" calcext:value-type="string">
            <text:p>XCAO14</text:p>
          </table:table-cell>
          <table:table-cell office:value-type="float" office:value="4.21214241221356E+029" calcext:value-type="float">
            <text:p>4.21214241221356E+029</text:p>
          </table:table-cell>
          <table:table-cell office:value-type="float" office:value="25255" calcext:value-type="float">
            <text:p>25255</text:p>
          </table:table-cell>
          <table:table-cell table:number-columns-repeated="1015"/>
        </table:table-row>
        <table:table-row table:style-name="ro1">
          <table:table-cell office:value-type="float" office:value="7.21000626001101E+020" calcext:value-type="float">
            <text:p>7.2100062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X664212278</text:p>
          </table:table-cell>
          <table:table-cell office:value-type="string" calcext:value-type="string">
            <text:p>XIPUHAN2</text:p>
          </table:table-cell>
          <table:table-cell office:value-type="float" office:value="4.21214241221356E+029" calcext:value-type="float">
            <text:p>4.21214241221356E+029</text:p>
          </table:table-cell>
          <table:table-cell office:value-type="float" office:value="25255" calcext:value-type="float">
            <text:p>25255</text:p>
          </table:table-cell>
          <table:table-cell table:number-columns-repeated="1015"/>
        </table:table-row>
        <table:table-row table:style-name="ro1">
          <table:table-cell office:value-type="float" office:value="7.21000261001101E+020" calcext:value-type="float">
            <text:p>7.2100026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AL</text:p>
          </table:table-cell>
          <table:table-cell office:value-type="string" calcext:value-type="string">
            <text:p>D671478318</text:p>
          </table:table-cell>
          <table:table-cell office:value-type="string" calcext:value-type="string">
            <text:p>DLEAL3</text:p>
          </table:table-cell>
          <table:table-cell office:value-type="float" office:value="4.21453234441332E+029" calcext:value-type="float">
            <text:p>4.21453234441332E+029</text:p>
          </table:table-cell>
          <table:table-cell office:value-type="float" office:value="35211" calcext:value-type="float">
            <text:p>35211</text:p>
          </table:table-cell>
          <table:table-cell table:number-columns-repeated="1015"/>
        </table:table-row>
        <table:table-row table:style-name="ro1">
          <table:table-cell office:value-type="float" office:value="7.21000129001101E+020" calcext:value-type="float">
            <text:p>7.2100012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J66877</text:p>
          </table:table-cell>
          <table:table-cell office:value-type="string" calcext:value-type="string">
            <text:p>JYLEE12</text:p>
          </table:table-cell>
          <table:table-cell office:value-type="float" office:value="4.22115112415253E+029" calcext:value-type="float">
            <text:p>4.22115112415253E+029</text:p>
          </table:table-cell>
          <table:table-cell office:value-type="float" office:value="13225" calcext:value-type="float">
            <text:p>13225</text:p>
          </table:table-cell>
          <table:table-cell table:number-columns-repeated="1015"/>
        </table:table-row>
        <table:table-row table:style-name="ro1">
          <table:table-cell office:value-type="float" office:value="7.21000435001101E+020" calcext:value-type="float">
            <text:p>7.2100043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Y656137195</text:p>
          </table:table-cell>
          <table:table-cell office:value-type="string" calcext:value-type="string">
            <text:p>YCHEN228</text:p>
          </table:table-cell>
          <table:table-cell office:value-type="float" office:value="4.22125112445223E+029" calcext:value-type="float">
            <text:p>4.22125112445223E+029</text:p>
          </table:table-cell>
          <table:table-cell office:value-type="float" office:value="13225" calcext:value-type="float">
            <text:p>13225</text:p>
          </table:table-cell>
          <table:table-cell table:number-columns-repeated="1015"/>
        </table:table-row>
        <table:table-row table:style-name="ro1">
          <table:table-cell office:value-type="float" office:value="7.210005010011E+020" calcext:value-type="float">
            <text:p>7.21000501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HULAK</text:p>
          </table:table-cell>
          <table:table-cell office:value-type="string" calcext:value-type="string">
            <text:p>A659572526</text:p>
          </table:table-cell>
          <table:table-cell office:value-type="string" calcext:value-type="string">
            <text:p>STAHULA2</text:p>
          </table:table-cell>
          <table:table-cell office:value-type="float" office:value="4.22153351422311E+029" calcext:value-type="float">
            <text:p>4.22153351422311E+029</text:p>
          </table:table-cell>
          <table:table-cell office:value-type="float" office:value="51132" calcext:value-type="float">
            <text:p>51132</text:p>
          </table:table-cell>
          <table:table-cell table:number-columns-repeated="1015"/>
        </table:table-row>
        <table:table-row table:style-name="ro1">
          <table:table-cell office:value-type="float" office:value="7.21000414001101E+020" calcext:value-type="float">
            <text:p>7.2100041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P677665055</text:p>
          </table:table-cell>
          <table:table-cell office:value-type="string" calcext:value-type="string">
            <text:p>PARTH2</text:p>
          </table:table-cell>
          <table:table-cell office:value-type="float" office:value="4.22213424132442E+029" calcext:value-type="float">
            <text:p>4.22213424132442E+029</text:p>
          </table:table-cell>
          <table:table-cell office:value-type="float" office:value="11251" calcext:value-type="float">
            <text:p>11251</text:p>
          </table:table-cell>
          <table:table-cell table:number-columns-repeated="1015"/>
        </table:table-row>
        <table:table-row table:style-name="ro1">
          <table:table-cell office:value-type="float" office:value="7.21000093001101E+020" calcext:value-type="float">
            <text:p>7.2100009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SNER</text:p>
          </table:table-cell>
          <table:table-cell office:value-type="string" calcext:value-type="string">
            <text:p>R678450855</text:p>
          </table:table-cell>
          <table:table-cell office:value-type="string" calcext:value-type="string">
            <text:p>RKASNER2</text:p>
          </table:table-cell>
          <table:table-cell office:value-type="float" office:value="4.22243124133442E+029" calcext:value-type="float">
            <text:p>4.22243124133442E+029</text:p>
          </table:table-cell>
          <table:table-cell office:value-type="float" office:value="11251" calcext:value-type="float">
            <text:p>11251</text:p>
          </table:table-cell>
          <table:table-cell table:number-columns-repeated="1015"/>
        </table:table-row>
        <table:table-row table:style-name="ro1">
          <table:table-cell office:value-type="float" office:value="7.210002230011E+020" calcext:value-type="float">
            <text:p>7.21000223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J672628526</text:p>
          </table:table-cell>
          <table:table-cell office:value-type="string" calcext:value-type="string">
            <text:p>JAJUARE2</text:p>
          </table:table-cell>
          <table:table-cell office:value-type="float" office:value="4.22345341315141E+029" calcext:value-type="float">
            <text:p>4.22345341315141E+029</text:p>
          </table:table-cell>
          <table:table-cell office:value-type="float" office:value="41234" calcext:value-type="float">
            <text:p>41234</text:p>
          </table:table-cell>
          <table:table-cell table:number-columns-repeated="1015"/>
        </table:table-row>
        <table:table-row table:style-name="ro1">
          <table:table-cell office:value-type="float" office:value="7.210004150011E+020" calcext:value-type="float">
            <text:p>7.21000415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677823825</text:p>
          </table:table-cell>
          <table:table-cell office:value-type="string" calcext:value-type="string">
            <text:p>GARCIAA2</text:p>
          </table:table-cell>
          <table:table-cell office:value-type="float" office:value="4.22414143344141E+029" calcext:value-type="float">
            <text:p>4.22414143344141E+029</text:p>
          </table:table-cell>
          <table:table-cell office:value-type="float" office:value="14232" calcext:value-type="float">
            <text:p>14232</text:p>
          </table:table-cell>
          <table:table-cell table:number-columns-repeated="1015"/>
        </table:table-row>
        <table:table-row table:style-name="ro1">
          <table:table-cell office:value-type="float" office:value="7.21000398001101E+020" calcext:value-type="float">
            <text:p>7.2100039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C672981740</text:p>
          </table:table-cell>
          <table:table-cell office:value-type="string" calcext:value-type="string">
            <text:p>CBARRI6</text:p>
          </table:table-cell>
          <table:table-cell office:value-type="float" office:value="4.22542113433331E+029" calcext:value-type="float">
            <text:p>4.22542113433331E+029</text:p>
          </table:table-cell>
          <table:table-cell office:value-type="float" office:value="24135" calcext:value-type="float">
            <text:p>24135</text:p>
          </table:table-cell>
          <table:table-cell table:number-columns-repeated="1015"/>
        </table:table-row>
        <table:table-row table:style-name="ro1">
          <table:table-cell office:value-type="float" office:value="7.21000076001101E+020" calcext:value-type="float">
            <text:p>7.2100007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LWALLY</text:p>
          </table:table-cell>
          <table:table-cell office:value-type="string" calcext:value-type="string">
            <text:p>A658726243</text:p>
          </table:table-cell>
          <table:table-cell office:value-type="string" calcext:value-type="string">
            <text:p>BALWALL2</text:p>
          </table:table-cell>
          <table:table-cell office:value-type="float" office:value="4.23115112412254E+029" calcext:value-type="float">
            <text:p>4.23115112412254E+029</text:p>
          </table:table-cell>
          <table:table-cell office:value-type="float" office:value="13225" calcext:value-type="float">
            <text:p>13225</text:p>
          </table:table-cell>
          <table:table-cell table:number-columns-repeated="1015"/>
        </table:table-row>
        <table:table-row table:style-name="ro1">
          <table:table-cell office:value-type="float" office:value="7.21000358001101E+020" calcext:value-type="float">
            <text:p>7.2100035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OU</text:p>
          </table:table-cell>
          <table:table-cell office:value-type="string" calcext:value-type="string">
            <text:p>H670477322</text:p>
          </table:table-cell>
          <table:table-cell office:value-type="string" calcext:value-type="string">
            <text:p>HZHOU39</text:p>
          </table:table-cell>
          <table:table-cell office:value-type="float" office:value="4.23125112422253E+029" calcext:value-type="float">
            <text:p>4.23125112422253E+029</text:p>
          </table:table-cell>
          <table:table-cell office:value-type="float" office:value="13225" calcext:value-type="float">
            <text:p>13225</text:p>
          </table:table-cell>
          <table:table-cell table:number-columns-repeated="1015"/>
        </table:table-row>
        <table:table-row table:style-name="ro1">
          <table:table-cell office:value-type="float" office:value="7.21000675001101E+020" calcext:value-type="float">
            <text:p>7.2100067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YIRAN</text:p>
          </table:table-cell>
          <table:table-cell office:value-type="string" calcext:value-type="string">
            <text:p>M659065235</text:p>
          </table:table-cell>
          <table:table-cell office:value-type="string" calcext:value-type="string">
            <text:p>MTYIRA2</text:p>
          </table:table-cell>
          <table:table-cell office:value-type="float" office:value="4.23224551422352E+029" calcext:value-type="float">
            <text:p>4.23224551422352E+029</text:p>
          </table:table-cell>
          <table:table-cell office:value-type="float" office:value="51132" calcext:value-type="float">
            <text:p>51132</text:p>
          </table:table-cell>
          <table:table-cell table:number-columns-repeated="1015"/>
        </table:table-row>
        <table:table-row table:style-name="ro1">
          <table:table-cell office:value-type="float" office:value="7.21000230001101E+020" calcext:value-type="float">
            <text:p>7.2100023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X668502101</text:p>
          </table:table-cell>
          <table:table-cell office:value-type="string" calcext:value-type="string">
            <text:p>XL16</text:p>
          </table:table-cell>
          <table:table-cell office:value-type="float" office:value="4.23234513111344E+029" calcext:value-type="float">
            <text:p>4.23234513111344E+029</text:p>
          </table:table-cell>
          <table:table-cell office:value-type="float" office:value="15131" calcext:value-type="float">
            <text:p>15131</text:p>
          </table:table-cell>
          <table:table-cell table:number-columns-repeated="1015"/>
        </table:table-row>
        <table:table-row table:style-name="ro1">
          <table:table-cell office:value-type="float" office:value="7.21000246001101E+020" calcext:value-type="float">
            <text:p>7.2100024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DCOCK</text:p>
          </table:table-cell>
          <table:table-cell office:value-type="string" calcext:value-type="string">
            <text:p>Z672115395</text:p>
          </table:table-cell>
          <table:table-cell office:value-type="string" calcext:value-type="string">
            <text:p>ZADCOCK2</text:p>
          </table:table-cell>
          <table:table-cell office:value-type="float" office:value="4.23234513115143E+029" calcext:value-type="float">
            <text:p>4.23234513115143E+029</text:p>
          </table:table-cell>
          <table:table-cell office:value-type="float" office:value="15131" calcext:value-type="float">
            <text:p>15131</text:p>
          </table:table-cell>
          <table:table-cell table:number-columns-repeated="1015"/>
        </table:table-row>
        <table:table-row table:style-name="ro1">
          <table:table-cell office:value-type="float" office:value="7.21000108001101E+020" calcext:value-type="float">
            <text:p>7.2100010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D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GUDE2</text:p>
          </table:table-cell>
          <table:table-cell office:value-type="float" office:value="4.23234531111143E+029" calcext:value-type="float">
            <text:p>4.23234531111143E+029</text:p>
          </table:table-cell>
          <table:table-cell office:value-type="float" office:value="15131" calcext:value-type="float">
            <text:p>15131</text:p>
          </table:table-cell>
          <table:table-cell table:number-columns-repeated="1015"/>
        </table:table-row>
        <table:table-row table:style-name="ro1">
          <table:table-cell office:value-type="float" office:value="7.21000598001101E+020" calcext:value-type="float">
            <text:p>7.2100059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N677233994</text:p>
          </table:table-cell>
          <table:table-cell office:value-type="string" calcext:value-type="string">
            <text:p>NJD2</text:p>
          </table:table-cell>
          <table:table-cell office:value-type="float" office:value="4.24115112412254E+029" calcext:value-type="float">
            <text:p>4.24115112412254E+029</text:p>
          </table:table-cell>
          <table:table-cell office:value-type="float" office:value="13225" calcext:value-type="float">
            <text:p>13225</text:p>
          </table:table-cell>
          <table:table-cell table:number-columns-repeated="1015"/>
        </table:table-row>
        <table:table-row table:style-name="ro1">
          <table:table-cell office:value-type="float" office:value="7.21000091001101E+020" calcext:value-type="float">
            <text:p>7.2100009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H</text:p>
          </table:table-cell>
          <table:table-cell office:value-type="string" calcext:value-type="string">
            <text:p>J650319622</text:p>
          </table:table-cell>
          <table:table-cell office:value-type="string" calcext:value-type="string">
            <text:p>JMRATH2</text:p>
          </table:table-cell>
          <table:table-cell office:value-type="float" office:value="4.24115112422254E+029" calcext:value-type="float">
            <text:p>4.24115112422254E+029</text:p>
          </table:table-cell>
          <table:table-cell office:value-type="float" office:value="13225" calcext:value-type="float">
            <text:p>13225</text:p>
          </table:table-cell>
          <table:table-cell table:number-columns-repeated="1015"/>
        </table:table-row>
        <table:table-row table:style-name="ro1">
          <table:table-cell office:value-type="float" office:value="7.21000169001101E+020" calcext:value-type="float">
            <text:p>7.2100016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GGARD</text:p>
          </table:table-cell>
          <table:table-cell office:value-type="string" calcext:value-type="string">
            <text:p>T657448166</text:p>
          </table:table-cell>
          <table:table-cell office:value-type="string" calcext:value-type="string">
            <text:p>TJ2</text:p>
          </table:table-cell>
          <table:table-cell office:value-type="float" office:value="4.24115113412251E+029" calcext:value-type="float">
            <text:p>4.24115113412251E+029</text:p>
          </table:table-cell>
          <table:table-cell office:value-type="float" office:value="13225" calcext:value-type="float">
            <text:p>13225</text:p>
          </table:table-cell>
          <table:table-cell table:number-columns-repeated="1015"/>
        </table:table-row>
        <table:table-row table:style-name="ro1">
          <table:table-cell office:value-type="float" office:value="7.21000193001101E+020" calcext:value-type="float">
            <text:p>7.2100019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PTA</text:p>
          </table:table-cell>
          <table:table-cell office:value-type="string" calcext:value-type="string">
            <text:p>A654550296</text:p>
          </table:table-cell>
          <table:table-cell office:value-type="string" calcext:value-type="string">
            <text:p>AGUPT4</text:p>
          </table:table-cell>
          <table:table-cell office:value-type="float" office:value="4.24453231241332E+029" calcext:value-type="float">
            <text:p>4.24453231241332E+029</text:p>
          </table:table-cell>
          <table:table-cell office:value-type="float" office:value="35211" calcext:value-type="float">
            <text:p>35211</text:p>
          </table:table-cell>
          <table:table-cell table:number-columns-repeated="1015"/>
        </table:table-row>
        <table:table-row table:style-name="ro1">
          <table:table-cell office:value-type="float" office:value="7.21000122001101E+020" calcext:value-type="float">
            <text:p>7.2100012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NMEZLER</text:p>
          </table:table-cell>
          <table:table-cell office:value-type="string" calcext:value-type="string">
            <text:p>E657493307</text:p>
          </table:table-cell>
          <table:table-cell office:value-type="string" calcext:value-type="string">
            <text:p>SONMZLR2</text:p>
          </table:table-cell>
          <table:table-cell office:value-type="float" office:value="4.25231531133215E+029" calcext:value-type="float">
            <text:p>4.25231531133215E+029</text:p>
          </table:table-cell>
          <table:table-cell office:value-type="float" office:value="33242" calcext:value-type="float">
            <text:p>33242</text:p>
          </table:table-cell>
          <table:table-cell table:number-columns-repeated="1015"/>
        </table:table-row>
        <table:table-row table:style-name="ro1">
          <table:table-cell office:value-type="float" office:value="7.21000079001101E+020" calcext:value-type="float">
            <text:p>7.2100007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S676895411</text:p>
          </table:table-cell>
          <table:table-cell office:value-type="string" calcext:value-type="string">
            <text:p>SEYOUNG2</text:p>
          </table:table-cell>
          <table:table-cell office:value-type="float" office:value="4.31123554133514E+029" calcext:value-type="float">
            <text:p>4.31123554133514E+029</text:p>
          </table:table-cell>
          <table:table-cell office:value-type="float" office:value="45222" calcext:value-type="float">
            <text:p>45222</text:p>
          </table:table-cell>
          <table:table-cell table:number-columns-repeated="1015"/>
        </table:table-row>
        <table:table-row table:style-name="ro1">
          <table:table-cell office:value-type="float" office:value="7.210004650011E+020" calcext:value-type="float">
            <text:p>7.21000465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YALA</text:p>
          </table:table-cell>
          <table:table-cell office:value-type="string" calcext:value-type="string">
            <text:p>A651149495</text:p>
          </table:table-cell>
          <table:table-cell office:value-type="string" calcext:value-type="string">
            <text:p>AAYALA30</text:p>
          </table:table-cell>
          <table:table-cell office:value-type="float" office:value="4.31421215131543E+029" calcext:value-type="float">
            <text:p>4.31421215131543E+029</text:p>
          </table:table-cell>
          <table:table-cell office:value-type="float" office:value="42241" calcext:value-type="float">
            <text:p>42241</text:p>
          </table:table-cell>
          <table:table-cell table:number-columns-repeated="1015"/>
        </table:table-row>
        <table:table-row table:style-name="ro1">
          <table:table-cell office:value-type="float" office:value="7.21000258001101E+020" calcext:value-type="float">
            <text:p>7.2100025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ADI</text:p>
          </table:table-cell>
          <table:table-cell office:value-type="string" calcext:value-type="string">
            <text:p>S668800914</text:p>
          </table:table-cell>
          <table:table-cell office:value-type="string" calcext:value-type="string">
            <text:p>SALLADI2</text:p>
          </table:table-cell>
          <table:table-cell office:value-type="float" office:value="4.31445351222323E+029" calcext:value-type="float">
            <text:p>4.31445351222323E+029</text:p>
          </table:table-cell>
          <table:table-cell office:value-type="float" office:value="44215" calcext:value-type="float">
            <text:p>44215</text:p>
          </table:table-cell>
          <table:table-cell table:number-columns-repeated="1015"/>
        </table:table-row>
        <table:table-row table:style-name="ro1">
          <table:table-cell office:value-type="float" office:value="7.21000453001101E+020" calcext:value-type="float">
            <text:p>7.2100045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M672981895</text:p>
          </table:table-cell>
          <table:table-cell office:value-type="string" calcext:value-type="string">
            <text:p>MPHAYES2</text:p>
          </table:table-cell>
          <table:table-cell office:value-type="float" office:value="4.31451111213312E+029" calcext:value-type="float">
            <text:p>4.31451111213312E+029</text:p>
          </table:table-cell>
          <table:table-cell office:value-type="float" office:value="44215" calcext:value-type="float">
            <text:p>44215</text:p>
          </table:table-cell>
          <table:table-cell table:number-columns-repeated="1015"/>
        </table:table-row>
        <table:table-row table:style-name="ro1">
          <table:table-cell office:value-type="float" office:value="7.21000046001101E+020" calcext:value-type="float">
            <text:p>7.2100004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S662112637</text:p>
          </table:table-cell>
          <table:table-cell office:value-type="string" calcext:value-type="string">
            <text:p>SKKIM7</text:p>
          </table:table-cell>
          <table:table-cell office:value-type="float" office:value="4.31541121333311E+029" calcext:value-type="float">
            <text:p>4.31541121333311E+029</text:p>
          </table:table-cell>
          <table:table-cell office:value-type="float" office:value="24135" calcext:value-type="float">
            <text:p>24135</text:p>
          </table:table-cell>
          <table:table-cell table:number-columns-repeated="1015"/>
        </table:table-row>
        <table:table-row table:style-name="ro1">
          <table:table-cell office:value-type="float" office:value="7.210000610011E+020" calcext:value-type="float">
            <text:p>7.21000061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VV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AVVA2</text:p>
          </table:table-cell>
          <table:table-cell office:value-type="float" office:value="4.31554132412323E+029" calcext:value-type="float">
            <text:p>4.31554132412323E+029</text:p>
          </table:table-cell>
          <table:table-cell office:value-type="float" office:value="43253" calcext:value-type="float">
            <text:p>43253</text:p>
          </table:table-cell>
          <table:table-cell table:number-columns-repeated="1015"/>
        </table:table-row>
        <table:table-row table:style-name="ro1">
          <table:table-cell office:value-type="float" office:value="7.21000424001101E+020" calcext:value-type="float">
            <text:p>7.2100042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V663513771</text:p>
          </table:table-cell>
          <table:table-cell office:value-type="string" calcext:value-type="string">
            <text:p>VIVIANH2</text:p>
          </table:table-cell>
          <table:table-cell office:value-type="float" office:value="4.32143541211324E+029" calcext:value-type="float">
            <text:p>4.32143541211324E+029</text:p>
          </table:table-cell>
          <table:table-cell office:value-type="float" office:value="52144" calcext:value-type="float">
            <text:p>52144</text:p>
          </table:table-cell>
          <table:table-cell table:number-columns-repeated="1015"/>
        </table:table-row>
        <table:table-row table:style-name="ro1">
          <table:table-cell office:value-type="float" office:value="7.21000256001101E+020" calcext:value-type="float">
            <text:p>7.2100025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P669471605</text:p>
          </table:table-cell>
          <table:table-cell office:value-type="string" calcext:value-type="string">
            <text:p>PRPATEL7</text:p>
          </table:table-cell>
          <table:table-cell office:value-type="float" office:value="4.32233233235212E+029" calcext:value-type="float">
            <text:p>4.32233233235212E+029</text:p>
          </table:table-cell>
          <table:table-cell office:value-type="float" office:value="32235" calcext:value-type="float">
            <text:p>32235</text:p>
          </table:table-cell>
          <table:table-cell table:number-columns-repeated="1015"/>
        </table:table-row>
        <table:table-row table:style-name="ro1">
          <table:table-cell office:value-type="float" office:value="7.21000098001101E+020" calcext:value-type="float">
            <text:p>7.2100009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T656941870</text:p>
          </table:table-cell>
          <table:table-cell office:value-type="string" calcext:value-type="string">
            <text:p>TAHMAD7</text:p>
          </table:table-cell>
          <table:table-cell office:value-type="float" office:value="4.32343341315142E+029" calcext:value-type="float">
            <text:p>4.32343341315142E+029</text:p>
          </table:table-cell>
          <table:table-cell office:value-type="float" office:value="41234" calcext:value-type="float">
            <text:p>41234</text:p>
          </table:table-cell>
          <table:table-cell table:number-columns-repeated="1015"/>
        </table:table-row>
        <table:table-row table:style-name="ro1">
          <table:table-cell office:value-type="float" office:value="7.21000029001101E+020" calcext:value-type="float">
            <text:p>7.2100002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X671472163</text:p>
          </table:table-cell>
          <table:table-cell office:value-type="string" calcext:value-type="string">
            <text:p>XINYILI5</text:p>
          </table:table-cell>
          <table:table-cell office:value-type="float" office:value="4.32343545221224E+029" calcext:value-type="float">
            <text:p>4.32343545221224E+029</text:p>
          </table:table-cell>
          <table:table-cell office:value-type="float" office:value="52144" calcext:value-type="float">
            <text:p>52144</text:p>
          </table:table-cell>
          <table:table-cell table:number-columns-repeated="1015"/>
        </table:table-row>
        <table:table-row table:style-name="ro1">
          <table:table-cell office:value-type="float" office:value="7.21000444001101E+020" calcext:value-type="float">
            <text:p>7.2100044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RIYALA</text:p>
          </table:table-cell>
          <table:table-cell office:value-type="string" calcext:value-type="string">
            <text:p>R667385856</text:p>
          </table:table-cell>
          <table:table-cell office:value-type="string" calcext:value-type="string">
            <text:p>RRMIRIY2</text:p>
          </table:table-cell>
          <table:table-cell office:value-type="float" office:value="4.32353341312141E+029" calcext:value-type="float">
            <text:p>4.32353341312141E+029</text:p>
          </table:table-cell>
          <table:table-cell office:value-type="float" office:value="41234" calcext:value-type="float">
            <text:p>41234</text:p>
          </table:table-cell>
          <table:table-cell table:number-columns-repeated="1015"/>
        </table:table-row>
        <table:table-row table:style-name="ro1">
          <table:table-cell office:value-type="float" office:value="7.210003170011E+020" calcext:value-type="float">
            <text:p>7.2100031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IANG</text:p>
          </table:table-cell>
          <table:table-cell office:value-type="string" calcext:value-type="string">
            <text:p>D653955263</text:p>
          </table:table-cell>
          <table:table-cell office:value-type="string" calcext:value-type="string">
            <text:p>DANJINJ2</text:p>
          </table:table-cell>
          <table:table-cell office:value-type="float" office:value="4.32414443343151E+029" calcext:value-type="float">
            <text:p>4.32414443343151E+029</text:p>
          </table:table-cell>
          <table:table-cell office:value-type="float" office:value="14232" calcext:value-type="float">
            <text:p>14232</text:p>
          </table:table-cell>
          <table:table-cell table:number-columns-repeated="1015"/>
        </table:table-row>
        <table:table-row table:style-name="ro1">
          <table:table-cell office:value-type="float" office:value="7.21000483001101E+020" calcext:value-type="float">
            <text:p>7.2100048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ELSCHER</text:p>
          </table:table-cell>
          <table:table-cell office:value-type="string" calcext:value-type="string">
            <text:p>A679239843</text:p>
          </table:table-cell>
          <table:table-cell office:value-type="string" calcext:value-type="string">
            <text:p>AJH4</text:p>
          </table:table-cell>
          <table:table-cell office:value-type="float" office:value="4.32433234532421E+029" calcext:value-type="float">
            <text:p>4.32433234532421E+029</text:p>
          </table:table-cell>
          <table:table-cell office:value-type="float" office:value="32235" calcext:value-type="float">
            <text:p>32235</text:p>
          </table:table-cell>
          <table:table-cell table:number-columns-repeated="1015"/>
        </table:table-row>
        <table:table-row table:style-name="ro1">
          <table:table-cell office:value-type="float" office:value="7.210003630011E+020" calcext:value-type="float">
            <text:p>7.21000363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I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AIK2</text:p>
          </table:table-cell>
          <table:table-cell office:value-type="float" office:value="4.33125445313212E+029" calcext:value-type="float">
            <text:p>4.33125445313212E+029</text:p>
          </table:table-cell>
          <table:table-cell office:value-type="float" office:value="12155" calcext:value-type="float">
            <text:p>12155</text:p>
          </table:table-cell>
          <table:table-cell table:number-columns-repeated="1015"/>
        </table:table-row>
        <table:table-row table:style-name="ro1">
          <table:table-cell office:value-type="float" office:value="7.210002310011E+020" calcext:value-type="float">
            <text:p>7.21000231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664825370</text:p>
          </table:table-cell>
          <table:table-cell office:value-type="string" calcext:value-type="string">
            <text:p>BBLI2</text:p>
          </table:table-cell>
          <table:table-cell office:value-type="float" office:value="4.33325425313214E+029" calcext:value-type="float">
            <text:p>4.33325425313214E+029</text:p>
          </table:table-cell>
          <table:table-cell office:value-type="float" office:value="12155" calcext:value-type="float">
            <text:p>12155</text:p>
          </table:table-cell>
          <table:table-cell table:number-columns-repeated="1015"/>
        </table:table-row>
        <table:table-row table:style-name="ro1">
          <table:table-cell office:value-type="float" office:value="7.21000188001101E+020" calcext:value-type="float">
            <text:p>7.2100018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CKHART</text:p>
          </table:table-cell>
          <table:table-cell office:value-type="string" calcext:value-type="string">
            <text:p>M669323859</text:p>
          </table:table-cell>
          <table:table-cell office:value-type="string" calcext:value-type="string">
            <text:p>MECKHA2</text:p>
          </table:table-cell>
          <table:table-cell office:value-type="float" office:value="4.33325445213214E+029" calcext:value-type="float">
            <text:p>4.33325445213214E+029</text:p>
          </table:table-cell>
          <table:table-cell office:value-type="float" office:value="12155" calcext:value-type="float">
            <text:p>12155</text:p>
          </table:table-cell>
          <table:table-cell table:number-columns-repeated="1015"/>
        </table:table-row>
        <table:table-row table:style-name="ro1">
          <table:table-cell office:value-type="float" office:value="7.21000026001101E+020" calcext:value-type="float">
            <text:p>7.2100002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I</text:p>
          </table:table-cell>
          <table:table-cell office:value-type="string" calcext:value-type="string">
            <text:p>T661822371</text:p>
          </table:table-cell>
          <table:table-cell office:value-type="string" calcext:value-type="string">
            <text:p>TCHAI2</text:p>
          </table:table-cell>
          <table:table-cell office:value-type="float" office:value="4.33325445313212E+029" calcext:value-type="float">
            <text:p>4.33325445313212E+029</text:p>
          </table:table-cell>
          <table:table-cell office:value-type="float" office:value="12155" calcext:value-type="float">
            <text:p>12155</text:p>
          </table:table-cell>
          <table:table-cell table:number-columns-repeated="1015"/>
        </table:table-row>
        <table:table-row table:style-name="ro1">
          <table:table-cell office:value-type="float" office:value="7.21000308001101E+020" calcext:value-type="float">
            <text:p>7.2100030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669555589</text:p>
          </table:table-cell>
          <table:table-cell office:value-type="string" calcext:value-type="string">
            <text:p>AJGARCI6</text:p>
          </table:table-cell>
          <table:table-cell office:value-type="float" office:value="4.33544325131143E+029" calcext:value-type="float">
            <text:p>4.33544325131143E+029</text:p>
          </table:table-cell>
          <table:table-cell office:value-type="float" office:value="15131" calcext:value-type="float">
            <text:p>15131</text:p>
          </table:table-cell>
          <table:table-cell table:number-columns-repeated="1015"/>
        </table:table-row>
        <table:table-row table:style-name="ro1">
          <table:table-cell office:value-type="float" office:value="7.21000197001101E+020" calcext:value-type="float">
            <text:p>7.2100019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J660204253</text:p>
          </table:table-cell>
          <table:table-cell office:value-type="string" calcext:value-type="string">
            <text:p>JRM3</text:p>
          </table:table-cell>
          <table:table-cell office:value-type="float" office:value="4.34141535231123E+029" calcext:value-type="float">
            <text:p>4.34141535231123E+029</text:p>
          </table:table-cell>
          <table:table-cell office:value-type="float" office:value="32122" calcext:value-type="float">
            <text:p>32122</text:p>
          </table:table-cell>
          <table:table-cell table:number-columns-repeated="1015"/>
        </table:table-row>
        <table:table-row table:style-name="ro1">
          <table:table-cell office:value-type="float" office:value="7.21000265001101E+020" calcext:value-type="float">
            <text:p>7.2100026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ONERT</text:p>
          </table:table-cell>
          <table:table-cell office:value-type="string" calcext:value-type="string">
            <text:p>C671824978</text:p>
          </table:table-cell>
          <table:table-cell office:value-type="string" calcext:value-type="string">
            <text:p>SCHONRT2</text:p>
          </table:table-cell>
          <table:table-cell office:value-type="float" office:value="4.34325445313414E+029" calcext:value-type="float">
            <text:p>4.34325445313414E+029</text:p>
          </table:table-cell>
          <table:table-cell office:value-type="float" office:value="12155" calcext:value-type="float">
            <text:p>12155</text:p>
          </table:table-cell>
          <table:table-cell table:number-columns-repeated="1015"/>
        </table:table-row>
        <table:table-row table:style-name="ro1">
          <table:table-cell office:value-type="float" office:value="7.21000510001101E+020" calcext:value-type="float">
            <text:p>7.2100051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LMERT</text:p>
          </table:table-cell>
          <table:table-cell office:value-type="string" calcext:value-type="string">
            <text:p>B658990177</text:p>
          </table:table-cell>
          <table:table-cell office:value-type="string" calcext:value-type="string">
            <text:p>VOLMERT2</text:p>
          </table:table-cell>
          <table:table-cell office:value-type="float" office:value="4.34513244331133E+029" calcext:value-type="float">
            <text:p>4.34513244331133E+029</text:p>
          </table:table-cell>
          <table:table-cell office:value-type="float" office:value="55125" calcext:value-type="float">
            <text:p>55125</text:p>
          </table:table-cell>
          <table:table-cell table:number-columns-repeated="1015"/>
        </table:table-row>
        <table:table-row table:style-name="ro1">
          <table:table-cell office:value-type="float" office:value="7.21000028001101E+020" calcext:value-type="float">
            <text:p>7.2100002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Z669041637</text:p>
          </table:table-cell>
          <table:table-cell office:value-type="string" calcext:value-type="string">
            <text:p>ZL5</text:p>
          </table:table-cell>
          <table:table-cell office:value-type="float" office:value="4.35113445232121E+029" calcext:value-type="float">
            <text:p>4.35113445232121E+029</text:p>
          </table:table-cell>
          <table:table-cell office:value-type="float" office:value="33242" calcext:value-type="float">
            <text:p>33242</text:p>
          </table:table-cell>
          <table:table-cell table:number-columns-repeated="1015"/>
        </table:table-row>
        <table:table-row table:style-name="ro1">
          <table:table-cell office:value-type="float" office:value="7.21000638001101E+020" calcext:value-type="float">
            <text:p>7.2100063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HUIYA</text:p>
          </table:table-cell>
          <table:table-cell office:value-type="string" calcext:value-type="string">
            <text:p>A674614744</text:p>
          </table:table-cell>
          <table:table-cell office:value-type="string" calcext:value-type="string">
            <text:p>BHUIYA2</text:p>
          </table:table-cell>
          <table:table-cell office:value-type="float" office:value="4.35114543435126E+029" calcext:value-type="float">
            <text:p>4.35114543435126E+029</text:p>
          </table:table-cell>
          <table:table-cell office:value-type="float" office:value="33242" calcext:value-type="float">
            <text:p>33242</text:p>
          </table:table-cell>
          <table:table-cell table:number-columns-repeated="1015"/>
        </table:table-row>
        <table:table-row table:style-name="ro1">
          <table:table-cell office:value-type="float" office:value="7.21000220001101E+020" calcext:value-type="float">
            <text:p>7.2100022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PTA</text:p>
          </table:table-cell>
          <table:table-cell office:value-type="string" calcext:value-type="string">
            <text:p>A657037943</text:p>
          </table:table-cell>
          <table:table-cell office:value-type="string" calcext:value-type="string">
            <text:p>ABHIG2</text:p>
          </table:table-cell>
          <table:table-cell office:value-type="float" office:value="4.35213213231223E+029" calcext:value-type="float">
            <text:p>4.35213213231223E+029</text:p>
          </table:table-cell>
          <table:table-cell office:value-type="float" office:value="32235" calcext:value-type="float">
            <text:p>32235</text:p>
          </table:table-cell>
          <table:table-cell table:number-columns-repeated="1015"/>
        </table:table-row>
        <table:table-row table:style-name="ro1">
          <table:table-cell office:value-type="float" office:value="7.21000067001101E+020" calcext:value-type="float">
            <text:p>7.2100006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TING*</text:p>
          </table:table-cell>
          <table:table-cell office:value-type="string" calcext:value-type="string">
            <text:p>A658701842</text:p>
          </table:table-cell>
          <table:table-cell office:value-type="string" calcext:value-type="string">
            <text:p>WITTING2</text:p>
          </table:table-cell>
          <table:table-cell office:value-type="float" office:value="4.35213413531425E+029" calcext:value-type="float">
            <text:p>4.35213413531425E+029</text:p>
          </table:table-cell>
          <table:table-cell office:value-type="float" office:value="32235" calcext:value-type="float">
            <text:p>32235</text:p>
          </table:table-cell>
          <table:table-cell table:number-columns-repeated="1015"/>
        </table:table-row>
        <table:table-row table:style-name="ro1">
          <table:table-cell office:value-type="float" office:value="7.21000554001101E+020" calcext:value-type="float">
            <text:p>7.2100055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GARIDIS</text:p>
          </table:table-cell>
          <table:table-cell office:value-type="string" calcext:value-type="string">
            <text:p>M655938703</text:p>
          </table:table-cell>
          <table:table-cell office:value-type="string" calcext:value-type="string">
            <text:p>MEGARID2</text:p>
          </table:table-cell>
          <table:table-cell office:value-type="float" office:value="4.35224111413424E+029" calcext:value-type="float">
            <text:p>4.35224111413424E+029</text:p>
          </table:table-cell>
          <table:table-cell office:value-type="float" office:value="24135" calcext:value-type="float">
            <text:p>24135</text:p>
          </table:table-cell>
          <table:table-cell table:number-columns-repeated="1015"/>
        </table:table-row>
        <table:table-row table:style-name="ro1">
          <table:table-cell office:value-type="float" office:value="7.21000303001101E+020" calcext:value-type="float">
            <text:p>7.2100030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STAN</text:p>
          </table:table-cell>
          <table:table-cell office:value-type="string" calcext:value-type="string">
            <text:p>K665493260</text:p>
          </table:table-cell>
          <table:table-cell office:value-type="string" calcext:value-type="string">
            <text:p>KKOSTA2</text:p>
          </table:table-cell>
          <table:table-cell office:value-type="float" office:value="4.35224125313424E+029" calcext:value-type="float">
            <text:p>4.35224125313424E+029</text:p>
          </table:table-cell>
          <table:table-cell office:value-type="float" office:value="24135" calcext:value-type="float">
            <text:p>24135</text:p>
          </table:table-cell>
          <table:table-cell table:number-columns-repeated="1015"/>
        </table:table-row>
        <table:table-row table:style-name="ro1">
          <table:table-cell office:value-type="float" office:value="7.210003510011E+020" calcext:value-type="float">
            <text:p>7.21000351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U</text:p>
          </table:table-cell>
          <table:table-cell office:value-type="float" office:value="664576893" calcext:value-type="float">
            <text:p>664576893</text:p>
          </table:table-cell>
          <table:table-cell office:value-type="string" calcext:value-type="string">
            <text:p>YLIU270</text:p>
          </table:table-cell>
          <table:table-cell office:value-type="float" office:value="4.35234543132225E+029" calcext:value-type="float">
            <text:p>4.35234543132225E+029</text:p>
          </table:table-cell>
          <table:table-cell office:value-type="float" office:value="33242" calcext:value-type="float">
            <text:p>33242</text:p>
          </table:table-cell>
          <table:table-cell table:number-columns-repeated="1015"/>
        </table:table-row>
        <table:table-row table:style-name="ro1">
          <table:table-cell office:value-type="float" office:value="7.210006290011E+020" calcext:value-type="float">
            <text:p>7.21000629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W650027536</text:p>
          </table:table-cell>
          <table:table-cell office:value-type="string" calcext:value-type="string">
            <text:p>WCAO11</text:p>
          </table:table-cell>
          <table:table-cell office:value-type="float" office:value="4.35414542432125E+029" calcext:value-type="float">
            <text:p>4.35414542432125E+029</text:p>
          </table:table-cell>
          <table:table-cell office:value-type="float" office:value="33242" calcext:value-type="float">
            <text:p>33242</text:p>
          </table:table-cell>
          <table:table-cell table:number-columns-repeated="1015"/>
        </table:table-row>
        <table:table-row table:style-name="ro1">
          <table:table-cell office:value-type="float" office:value="7.21000060001101E+020" calcext:value-type="float">
            <text:p>7.2100006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AFFER</text:p>
          </table:table-cell>
          <table:table-cell office:value-type="float" office:value="677080651" calcext:value-type="float">
            <text:p>677080651</text:p>
          </table:table-cell>
          <table:table-cell office:value-type="string" calcext:value-type="string">
            <text:p>TSCHAFF2</text:p>
          </table:table-cell>
          <table:table-cell office:value-type="float" office:value="4.35524115313415E+029" calcext:value-type="float">
            <text:p>4.35524115313415E+029</text:p>
          </table:table-cell>
          <table:table-cell office:value-type="float" office:value="24135" calcext:value-type="float">
            <text:p>24135</text:p>
          </table:table-cell>
          <table:table-cell table:number-columns-repeated="1015"/>
        </table:table-row>
        <table:table-row table:style-name="ro1">
          <table:table-cell office:value-type="float" office:value="7.210003050011E+020" calcext:value-type="float">
            <text:p>7.21000305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DONEZ</text:p>
          </table:table-cell>
          <table:table-cell office:value-type="string" calcext:value-type="string">
            <text:p>R664791890</text:p>
          </table:table-cell>
          <table:table-cell office:value-type="string" calcext:value-type="string">
            <text:p>RFO2</text:p>
          </table:table-cell>
          <table:table-cell office:value-type="float" office:value="4.35524121113423E+029" calcext:value-type="float">
            <text:p>4.35524121113423E+029</text:p>
          </table:table-cell>
          <table:table-cell office:value-type="float" office:value="24135" calcext:value-type="float">
            <text:p>24135</text:p>
          </table:table-cell>
          <table:table-cell table:number-columns-repeated="1015"/>
        </table:table-row>
        <table:table-row table:style-name="ro1">
          <table:table-cell office:value-type="float" office:value="7.21000152001101E+020" calcext:value-type="float">
            <text:p>7.2100015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J668054104</text:p>
          </table:table-cell>
          <table:table-cell office:value-type="string" calcext:value-type="string">
            <text:p>JDU11</text:p>
          </table:table-cell>
          <table:table-cell office:value-type="float" office:value="4.35524124413424E+029" calcext:value-type="float">
            <text:p>4.35524124413424E+029</text:p>
          </table:table-cell>
          <table:table-cell office:value-type="float" office:value="24135" calcext:value-type="float">
            <text:p>24135</text:p>
          </table:table-cell>
          <table:table-cell table:number-columns-repeated="1015"/>
        </table:table-row>
        <table:table-row table:style-name="ro1">
          <table:table-cell office:value-type="float" office:value="7.21000238001101E+020" calcext:value-type="float">
            <text:p>7.2100023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U</text:p>
          </table:table-cell>
          <table:table-cell office:value-type="string" calcext:value-type="string">
            <text:p>C650059264</text:p>
          </table:table-cell>
          <table:table-cell office:value-type="string" calcext:value-type="string">
            <text:p>CXU37</text:p>
          </table:table-cell>
          <table:table-cell office:value-type="float" office:value="4.35544121313445E+029" calcext:value-type="float">
            <text:p>4.35544121313445E+029</text:p>
          </table:table-cell>
          <table:table-cell office:value-type="float" office:value="24135" calcext:value-type="float">
            <text:p>24135</text:p>
          </table:table-cell>
          <table:table-cell table:number-columns-repeated="1015"/>
        </table:table-row>
        <table:table-row table:style-name="ro1">
          <table:table-cell office:value-type="float" office:value="7.21000330001101E+020" calcext:value-type="float">
            <text:p>7.2100033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IN</text:p>
          </table:table-cell>
          <table:table-cell office:value-type="string" calcext:value-type="string">
            <text:p>J651806342</text:p>
          </table:table-cell>
          <table:table-cell office:value-type="string" calcext:value-type="string">
            <text:p>JSHIN74</text:p>
          </table:table-cell>
          <table:table-cell office:value-type="float" office:value="4.42224521422315E+029" calcext:value-type="float">
            <text:p>4.42224521422315E+029</text:p>
          </table:table-cell>
          <table:table-cell office:value-type="float" office:value="51132" calcext:value-type="float">
            <text:p>51132</text:p>
          </table:table-cell>
          <table:table-cell table:number-columns-repeated="1015"/>
        </table:table-row>
        <table:table-row table:style-name="ro1">
          <table:table-cell office:value-type="float" office:value="7.210005250011E+020" calcext:value-type="float">
            <text:p>7.21000525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B658360354</text:p>
          </table:table-cell>
          <table:table-cell office:value-type="string" calcext:value-type="string">
            <text:p>BD2</text:p>
          </table:table-cell>
          <table:table-cell office:value-type="float" office:value="4.42333143444515E+029" calcext:value-type="float">
            <text:p>4.42333143444515E+029</text:p>
          </table:table-cell>
          <table:table-cell office:value-type="float" office:value="31223" calcext:value-type="float">
            <text:p>31223</text:p>
          </table:table-cell>
          <table:table-cell table:number-columns-repeated="1015"/>
        </table:table-row>
        <table:table-row table:style-name="ro1">
          <table:table-cell office:value-type="float" office:value="7.21000181001101E+020" calcext:value-type="float">
            <text:p>7.2100018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667525616</text:p>
          </table:table-cell>
          <table:table-cell office:value-type="string" calcext:value-type="string">
            <text:p>DMIN8</text:p>
          </table:table-cell>
          <table:table-cell office:value-type="float" office:value="4.43212212254513E+029" calcext:value-type="float">
            <text:p>4.43212212254513E+029</text:p>
          </table:table-cell>
          <table:table-cell office:value-type="float" office:value="32122" calcext:value-type="float">
            <text:p>32122</text:p>
          </table:table-cell>
          <table:table-cell table:number-columns-repeated="1015"/>
        </table:table-row>
        <table:table-row table:style-name="ro1">
          <table:table-cell office:value-type="float" office:value="7.21000105001101E+020" calcext:value-type="float">
            <text:p>7.2100010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C678401717</text:p>
          </table:table-cell>
          <table:table-cell office:value-type="string" calcext:value-type="string">
            <text:p>CWATERS2</text:p>
          </table:table-cell>
          <table:table-cell office:value-type="float" office:value="4.43222523422312E+029" calcext:value-type="float">
            <text:p>4.43222523422312E+029</text:p>
          </table:table-cell>
          <table:table-cell office:value-type="float" office:value="51132" calcext:value-type="float">
            <text:p>51132</text:p>
          </table:table-cell>
          <table:table-cell table:number-columns-repeated="1015"/>
        </table:table-row>
        <table:table-row table:style-name="ro1">
          <table:table-cell office:value-type="float" office:value="7.21000466001101E+020" calcext:value-type="float">
            <text:p>7.2100046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IGAN</text:p>
          </table:table-cell>
          <table:table-cell office:value-type="string" calcext:value-type="string">
            <text:p>M661928151</text:p>
          </table:table-cell>
          <table:table-cell office:value-type="string" calcext:value-type="string">
            <text:p>MLANIGA2</text:p>
          </table:table-cell>
          <table:table-cell office:value-type="float" office:value="4.43234345112144E+029" calcext:value-type="float">
            <text:p>4.43234345112144E+029</text:p>
          </table:table-cell>
          <table:table-cell office:value-type="float" office:value="15131" calcext:value-type="float">
            <text:p>15131</text:p>
          </table:table-cell>
          <table:table-cell table:number-columns-repeated="1015"/>
        </table:table-row>
        <table:table-row table:style-name="ro1">
          <table:table-cell office:value-type="float" office:value="7.21000561001101E+020" calcext:value-type="float">
            <text:p>7.2100056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J661115846</text:p>
          </table:table-cell>
          <table:table-cell office:value-type="string" calcext:value-type="string">
            <text:p>JAAGUIL2</text:p>
          </table:table-cell>
          <table:table-cell office:value-type="float" office:value="4.45322554251223E+029" calcext:value-type="float">
            <text:p>4.45322554251223E+029</text:p>
          </table:table-cell>
          <table:table-cell office:value-type="float" office:value="53214" calcext:value-type="float">
            <text:p>53214</text:p>
          </table:table-cell>
          <table:table-cell table:number-columns-repeated="1015"/>
        </table:table-row>
        <table:table-row table:style-name="ro1">
          <table:table-cell office:value-type="float" office:value="7.210003130011E+020" calcext:value-type="float">
            <text:p>7.21000313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GGARWAL</text:p>
          </table:table-cell>
          <table:table-cell office:value-type="float" office:value="657178285" calcext:value-type="float">
            <text:p>657178285</text:p>
          </table:table-cell>
          <table:table-cell office:value-type="string" calcext:value-type="string">
            <text:p>SKAGGAR2</text:p>
          </table:table-cell>
          <table:table-cell office:value-type="float" office:value="4.51153232241333E+029" calcext:value-type="float">
            <text:p>4.51153232241333E+029</text:p>
          </table:table-cell>
          <table:table-cell office:value-type="float" office:value="35211" calcext:value-type="float">
            <text:p>35211</text:p>
          </table:table-cell>
          <table:table-cell table:number-columns-repeated="1015"/>
        </table:table-row>
        <table:table-row table:style-name="ro1">
          <table:table-cell office:value-type="float" office:value="7.21000180001101E+020" calcext:value-type="float">
            <text:p>7.2100018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S660661409</text:p>
          </table:table-cell>
          <table:table-cell office:value-type="string" calcext:value-type="string">
            <text:p>SDMILES2</text:p>
          </table:table-cell>
          <table:table-cell office:value-type="float" office:value="4.51323234241133E+029" calcext:value-type="float">
            <text:p>4.51323234241133E+029</text:p>
          </table:table-cell>
          <table:table-cell office:value-type="float" office:value="35211" calcext:value-type="float">
            <text:p>35211</text:p>
          </table:table-cell>
          <table:table-cell table:number-columns-repeated="1015"/>
        </table:table-row>
        <table:table-row table:style-name="ro1">
          <table:table-cell office:value-type="float" office:value="7.21000068001101E+020" calcext:value-type="float">
            <text:p>7.2100006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X673968699</text:p>
          </table:table-cell>
          <table:table-cell office:value-type="string" calcext:value-type="string">
            <text:p>XW5</text:p>
          </table:table-cell>
          <table:table-cell office:value-type="float" office:value="4.51341332441132E+029" calcext:value-type="float">
            <text:p>4.51341332441132E+029</text:p>
          </table:table-cell>
          <table:table-cell office:value-type="float" office:value="35211" calcext:value-type="float">
            <text:p>35211</text:p>
          </table:table-cell>
          <table:table-cell table:number-columns-repeated="1015"/>
        </table:table-row>
        <table:table-row table:style-name="ro1">
          <table:table-cell office:value-type="float" office:value="7.21000204001101E+020" calcext:value-type="float">
            <text:p>7.2100020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B665624166</text:p>
          </table:table-cell>
          <table:table-cell office:value-type="string" calcext:value-type="string">
            <text:p>BSRILEY3</text:p>
          </table:table-cell>
          <table:table-cell office:value-type="float" office:value="4.53122141123251E+029" calcext:value-type="float">
            <text:p>4.53122141123251E+029</text:p>
          </table:table-cell>
          <table:table-cell office:value-type="float" office:value="15244" calcext:value-type="float">
            <text:p>15244</text:p>
          </table:table-cell>
          <table:table-cell table:number-columns-repeated="1015"/>
        </table:table-row>
        <table:table-row table:style-name="ro1">
          <table:table-cell office:value-type="float" office:value="7.210005750011E+020" calcext:value-type="float">
            <text:p>7.21000575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MMLE</text:p>
          </table:table-cell>
          <table:table-cell office:value-type="string" calcext:value-type="string">
            <text:p>T664839048</text:p>
          </table:table-cell>
          <table:table-cell office:value-type="string" calcext:value-type="string">
            <text:p>TKIMMLE2</text:p>
          </table:table-cell>
          <table:table-cell office:value-type="float" office:value="4.53234521311533E+029" calcext:value-type="float">
            <text:p>4.53234521311533E+029</text:p>
          </table:table-cell>
          <table:table-cell office:value-type="float" office:value="15131" calcext:value-type="float">
            <text:p>15131</text:p>
          </table:table-cell>
          <table:table-cell table:number-columns-repeated="1015"/>
        </table:table-row>
        <table:table-row table:style-name="ro1">
          <table:table-cell office:value-type="float" office:value="7.21000221001101E+020" calcext:value-type="float">
            <text:p>7.2100022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AN</text:p>
          </table:table-cell>
          <table:table-cell office:value-type="float" office:value="671451607" calcext:value-type="float">
            <text:p>671451607</text:p>
          </table:table-cell>
          <table:table-cell office:value-type="string" calcext:value-type="string">
            <text:p>AKSHAYR3</text:p>
          </table:table-cell>
          <table:table-cell office:value-type="float" office:value="4.55153232241233E+029" calcext:value-type="float">
            <text:p>4.55153232241233E+029</text:p>
          </table:table-cell>
          <table:table-cell office:value-type="float" office:value="35211" calcext:value-type="float">
            <text:p>35211</text:p>
          </table:table-cell>
          <table:table-cell table:number-columns-repeated="1015"/>
        </table:table-row>
        <table:table-row table:style-name="ro1">
          <table:table-cell office:value-type="float" office:value="7.21000284001101E+020" calcext:value-type="float">
            <text:p>7.2100028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BENS</text:p>
          </table:table-cell>
          <table:table-cell office:value-type="string" calcext:value-type="string">
            <text:p>J660675307</text:p>
          </table:table-cell>
          <table:table-cell office:value-type="string" calcext:value-type="string">
            <text:p>JEBENS2</text:p>
          </table:table-cell>
          <table:table-cell office:value-type="float" office:value="4.55153234421513E+029" calcext:value-type="float">
            <text:p>4.55153234421513E+029</text:p>
          </table:table-cell>
          <table:table-cell office:value-type="float" office:value="35211" calcext:value-type="float">
            <text:p>35211</text:p>
          </table:table-cell>
          <table:table-cell table:number-columns-repeated="1015"/>
        </table:table-row>
        <table:table-row table:style-name="ro1">
          <table:table-cell office:value-type="float" office:value="7.21000498001101E+020" calcext:value-type="float">
            <text:p>7.2100049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652125679</text:p>
          </table:table-cell>
          <table:table-cell office:value-type="string" calcext:value-type="string">
            <text:p>JVD2</text:p>
          </table:table-cell>
          <table:table-cell office:value-type="float" office:value="4.55353232441233E+029" calcext:value-type="float">
            <text:p>4.55353232441233E+029</text:p>
          </table:table-cell>
          <table:table-cell office:value-type="float" office:value="35211" calcext:value-type="float">
            <text:p>35211</text:p>
          </table:table-cell>
          <table:table-cell table:number-columns-repeated="1015"/>
        </table:table-row>
        <table:table-row table:style-name="ro1">
          <table:table-cell office:value-type="float" office:value="7.21000544001101E+020" calcext:value-type="float">
            <text:p>7.2100054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AIN</text:p>
          </table:table-cell>
          <table:table-cell office:value-type="string" calcext:value-type="string">
            <text:p>K652730182</text:p>
          </table:table-cell>
          <table:table-cell office:value-type="string" calcext:value-type="string">
            <text:p>KESWAIN2</text:p>
          </table:table-cell>
          <table:table-cell office:value-type="float" office:value="5.11242212111345E+029" calcext:value-type="float">
            <text:p>5.11242212111345E+029</text:p>
          </table:table-cell>
          <table:table-cell office:value-type="float" office:value="45114" calcext:value-type="float">
            <text:p>45114</text:p>
          </table:table-cell>
          <table:table-cell table:number-columns-repeated="1015"/>
        </table:table-row>
        <table:table-row table:style-name="ro1">
          <table:table-cell office:value-type="float" office:value="7.21000546001101E+020" calcext:value-type="float">
            <text:p>7.2100054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KLIWAL</text:p>
          </table:table-cell>
          <table:table-cell office:value-type="string" calcext:value-type="string">
            <text:p>A671779481</text:p>
          </table:table-cell>
          <table:table-cell office:value-type="string" calcext:value-type="string">
            <text:p>BAKLIWA2</text:p>
          </table:table-cell>
          <table:table-cell office:value-type="float" office:value="5.11242333214122E+029" calcext:value-type="float">
            <text:p>5.11242333214122E+029</text:p>
          </table:table-cell>
          <table:table-cell office:value-type="float" office:value="12213" calcext:value-type="float">
            <text:p>12213</text:p>
          </table:table-cell>
          <table:table-cell table:number-columns-repeated="1015"/>
        </table:table-row>
        <table:table-row table:style-name="ro1">
          <table:table-cell office:value-type="float" office:value="7.21000264001101E+020" calcext:value-type="float">
            <text:p>7.2100026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IANG</text:p>
          </table:table-cell>
          <table:table-cell office:value-type="float" office:value="676676530" calcext:value-type="float">
            <text:p>676676530</text:p>
          </table:table-cell>
          <table:table-cell office:value-type="string" calcext:value-type="string">
            <text:p>RJIANG13</text:p>
          </table:table-cell>
          <table:table-cell office:value-type="float" office:value="5.11313215131112E+029" calcext:value-type="float">
            <text:p>5.11313215131112E+029</text:p>
          </table:table-cell>
          <table:table-cell office:value-type="float" office:value="34141" calcext:value-type="float">
            <text:p>34141</text:p>
          </table:table-cell>
          <table:table-cell table:number-columns-repeated="1015"/>
        </table:table-row>
        <table:table-row table:style-name="ro1">
          <table:table-cell office:value-type="float" office:value="7.21000124001101E+020" calcext:value-type="float">
            <text:p>7.2100012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SUYA</text:p>
          </table:table-cell>
          <table:table-cell office:value-type="float" office:value="661614465" calcext:value-type="float">
            <text:p>661614465</text:p>
          </table:table-cell>
          <table:table-cell office:value-type="string" calcext:value-type="string">
            <text:p>MATSUYA2</text:p>
          </table:table-cell>
          <table:table-cell office:value-type="float" office:value="5.11313255131442E+029" calcext:value-type="float">
            <text:p>5.11313255131442E+029</text:p>
          </table:table-cell>
          <table:table-cell office:value-type="float" office:value="34141" calcext:value-type="float">
            <text:p>34141</text:p>
          </table:table-cell>
          <table:table-cell table:number-columns-repeated="1015"/>
        </table:table-row>
        <table:table-row table:style-name="ro1">
          <table:table-cell office:value-type="float" office:value="7.21000432001101E+020" calcext:value-type="float">
            <text:p>7.2100043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AN</text:p>
          </table:table-cell>
          <table:table-cell office:value-type="string" calcext:value-type="string">
            <text:p>Y659127974</text:p>
          </table:table-cell>
          <table:table-cell office:value-type="string" calcext:value-type="string">
            <text:p>YGUAN9</text:p>
          </table:table-cell>
          <table:table-cell office:value-type="float" office:value="5.11322522121243E+029" calcext:value-type="float">
            <text:p>5.11322522121243E+029</text:p>
          </table:table-cell>
          <table:table-cell office:value-type="float" office:value="13112" calcext:value-type="float">
            <text:p>13112</text:p>
          </table:table-cell>
          <table:table-cell table:number-columns-repeated="1015"/>
        </table:table-row>
        <table:table-row table:style-name="ro1">
          <table:table-cell office:value-type="float" office:value="7.21000568001101E+020" calcext:value-type="float">
            <text:p>7.2100056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NNELLY</text:p>
          </table:table-cell>
          <table:table-cell office:value-type="string" calcext:value-type="string">
            <text:p>P651484453</text:p>
          </table:table-cell>
          <table:table-cell office:value-type="string" calcext:value-type="string">
            <text:p>PHENNEL2</text:p>
          </table:table-cell>
          <table:table-cell office:value-type="float" office:value="5.11323251131442E+029" calcext:value-type="float">
            <text:p>5.11323251131442E+029</text:p>
          </table:table-cell>
          <table:table-cell office:value-type="float" office:value="34141" calcext:value-type="float">
            <text:p>34141</text:p>
          </table:table-cell>
          <table:table-cell table:number-columns-repeated="1015"/>
        </table:table-row>
        <table:table-row table:style-name="ro1">
          <table:table-cell office:value-type="float" office:value="7.21000208001101E+020" calcext:value-type="float">
            <text:p>7.2100020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AN</text:p>
          </table:table-cell>
          <table:table-cell office:value-type="string" calcext:value-type="string">
            <text:p>H661834534</text:p>
          </table:table-cell>
          <table:table-cell office:value-type="string" calcext:value-type="string">
            <text:p>HGUAN7</text:p>
          </table:table-cell>
          <table:table-cell office:value-type="float" office:value="5.11413115433442E+029" calcext:value-type="float">
            <text:p>5.11413115433442E+029</text:p>
          </table:table-cell>
          <table:table-cell office:value-type="float" office:value="34141" calcext:value-type="float">
            <text:p>34141</text:p>
          </table:table-cell>
          <table:table-cell table:number-columns-repeated="1015"/>
        </table:table-row>
        <table:table-row table:style-name="ro1">
          <table:table-cell office:value-type="float" office:value="7.210004390011E+020" calcext:value-type="float">
            <text:p>7.21000439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K665690246</text:p>
          </table:table-cell>
          <table:table-cell office:value-type="string" calcext:value-type="string">
            <text:p>KENG3</text:p>
          </table:table-cell>
          <table:table-cell office:value-type="float" office:value="5.11413215131442E+029" calcext:value-type="float">
            <text:p>5.11413215131442E+029</text:p>
          </table:table-cell>
          <table:table-cell office:value-type="float" office:value="34141" calcext:value-type="float">
            <text:p>34141</text:p>
          </table:table-cell>
          <table:table-cell table:number-columns-repeated="1015"/>
        </table:table-row>
        <table:table-row table:style-name="ro1">
          <table:table-cell office:value-type="float" office:value="7.21000090001101E+020" calcext:value-type="float">
            <text:p>7.2100009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UNG</text:p>
          </table:table-cell>
          <table:table-cell office:value-type="string" calcext:value-type="string">
            <text:p>Y677916637</text:p>
          </table:table-cell>
          <table:table-cell office:value-type="string" calcext:value-type="string">
            <text:p>YLEUNG5</text:p>
          </table:table-cell>
          <table:table-cell office:value-type="float" office:value="5.11413215133442E+029" calcext:value-type="float">
            <text:p>5.11413215133442E+029</text:p>
          </table:table-cell>
          <table:table-cell office:value-type="float" office:value="34141" calcext:value-type="float">
            <text:p>34141</text:p>
          </table:table-cell>
          <table:table-cell table:number-columns-repeated="1015"/>
        </table:table-row>
        <table:table-row table:style-name="ro1">
          <table:table-cell office:value-type="float" office:value="7.21000431001101E+020" calcext:value-type="float">
            <text:p>7.2100043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EMANN</text:p>
          </table:table-cell>
          <table:table-cell office:value-type="string" calcext:value-type="string">
            <text:p>A673079236</text:p>
          </table:table-cell>
          <table:table-cell office:value-type="string" calcext:value-type="string">
            <text:p>AHTIEMA2</text:p>
          </table:table-cell>
          <table:table-cell office:value-type="float" office:value="5.11413225231442E+029" calcext:value-type="float">
            <text:p>5.11413225231442E+029</text:p>
          </table:table-cell>
          <table:table-cell office:value-type="float" office:value="34141" calcext:value-type="float">
            <text:p>34141</text:p>
          </table:table-cell>
          <table:table-cell table:number-columns-repeated="1015"/>
        </table:table-row>
        <table:table-row table:style-name="ro1">
          <table:table-cell office:value-type="float" office:value="7.21000621001101E+020" calcext:value-type="float">
            <text:p>7.2100062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Z679924288</text:p>
          </table:table-cell>
          <table:table-cell office:value-type="string" calcext:value-type="string">
            <text:p>ZHIDOU2</text:p>
          </table:table-cell>
          <table:table-cell office:value-type="float" office:value="5.11413255133442E+029" calcext:value-type="float">
            <text:p>5.11413255133442E+029</text:p>
          </table:table-cell>
          <table:table-cell office:value-type="float" office:value="34141" calcext:value-type="float">
            <text:p>34141</text:p>
          </table:table-cell>
          <table:table-cell table:number-columns-repeated="1015"/>
        </table:table-row>
        <table:table-row table:style-name="ro1">
          <table:table-cell office:value-type="float" office:value="7.210000300011E+020" calcext:value-type="float">
            <text:p>7.21000030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M661472920</text:p>
          </table:table-cell>
          <table:table-cell office:value-type="string" calcext:value-type="string">
            <text:p>MBH2</text:p>
          </table:table-cell>
          <table:table-cell office:value-type="float" office:value="5.11413255332442E+029" calcext:value-type="float">
            <text:p>5.11413255332442E+029</text:p>
          </table:table-cell>
          <table:table-cell office:value-type="float" office:value="34141" calcext:value-type="float">
            <text:p>34141</text:p>
          </table:table-cell>
          <table:table-cell table:number-columns-repeated="1015"/>
        </table:table-row>
        <table:table-row table:style-name="ro1">
          <table:table-cell office:value-type="float" office:value="7.210001670011E+020" calcext:value-type="float">
            <text:p>7.2100016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Y679585210</text:p>
          </table:table-cell>
          <table:table-cell office:value-type="string" calcext:value-type="string">
            <text:p>YIFENGN2</text:p>
          </table:table-cell>
          <table:table-cell office:value-type="float" office:value="5.11453455134443E+029" calcext:value-type="float">
            <text:p>5.11453455134443E+029</text:p>
          </table:table-cell>
          <table:table-cell office:value-type="float" office:value="34141" calcext:value-type="float">
            <text:p>34141</text:p>
          </table:table-cell>
          <table:table-cell table:number-columns-repeated="1015"/>
        </table:table-row>
        <table:table-row table:style-name="ro1">
          <table:table-cell office:value-type="float" office:value="7.21000016001101E+020" calcext:value-type="float">
            <text:p>7.2100001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H661711739</text:p>
          </table:table-cell>
          <table:table-cell office:value-type="string" calcext:value-type="string">
            <text:p>HKIM162</text:p>
          </table:table-cell>
          <table:table-cell office:value-type="float" office:value="5.12134524513351E+029" calcext:value-type="float">
            <text:p>5.12134524513351E+029</text:p>
          </table:table-cell>
          <table:table-cell office:value-type="float" office:value="44152" calcext:value-type="float">
            <text:p>44152</text:p>
          </table:table-cell>
          <table:table-cell table:number-columns-repeated="1015"/>
        </table:table-row>
        <table:table-row table:style-name="ro1">
          <table:table-cell office:value-type="float" office:value="7.21000299001101E+020" calcext:value-type="float">
            <text:p>7.2100029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C673810054</text:p>
          </table:table-cell>
          <table:table-cell office:value-type="string" calcext:value-type="string">
            <text:p>CY3</text:p>
          </table:table-cell>
          <table:table-cell office:value-type="float" office:value="5.13112312121443E+029" calcext:value-type="float">
            <text:p>5.13112312121443E+029</text:p>
          </table:table-cell>
          <table:table-cell office:value-type="float" office:value="13112" calcext:value-type="float">
            <text:p>13112</text:p>
          </table:table-cell>
          <table:table-cell table:number-columns-repeated="1015"/>
        </table:table-row>
        <table:table-row table:style-name="ro1">
          <table:table-cell office:value-type="float" office:value="7.21000228001101E+020" calcext:value-type="float">
            <text:p>7.2100022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S668690289</text:p>
          </table:table-cell>
          <table:table-cell office:value-type="string" calcext:value-type="string">
            <text:p>SVFU2</text:p>
          </table:table-cell>
          <table:table-cell office:value-type="float" office:value="5.13123513142441E+029" calcext:value-type="float">
            <text:p>5.13123513142441E+029</text:p>
          </table:table-cell>
          <table:table-cell office:value-type="float" office:value="13112" calcext:value-type="float">
            <text:p>13112</text:p>
          </table:table-cell>
          <table:table-cell table:number-columns-repeated="1015"/>
        </table:table-row>
        <table:table-row table:style-name="ro1">
          <table:table-cell office:value-type="float" office:value="7.21000430001101E+020" calcext:value-type="float">
            <text:p>7.2100043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OMMELT</text:p>
          </table:table-cell>
          <table:table-cell office:value-type="string" calcext:value-type="string">
            <text:p>L656659073</text:p>
          </table:table-cell>
          <table:table-cell office:value-type="string" calcext:value-type="string">
            <text:p>FROMMEL2</text:p>
          </table:table-cell>
          <table:table-cell office:value-type="float" office:value="5.13243514423345E+029" calcext:value-type="float">
            <text:p>5.13243514423345E+029</text:p>
          </table:table-cell>
          <table:table-cell office:value-type="float" office:value="54221" calcext:value-type="float">
            <text:p>54221</text:p>
          </table:table-cell>
          <table:table-cell table:number-columns-repeated="1015"/>
        </table:table-row>
        <table:table-row table:style-name="ro1">
          <table:table-cell office:value-type="float" office:value="7.21000411001101E+020" calcext:value-type="float">
            <text:p>7.2100041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NG</text:p>
          </table:table-cell>
          <table:table-cell office:value-type="string" calcext:value-type="string">
            <text:p>J673322219</text:p>
          </table:table-cell>
          <table:table-cell office:value-type="string" calcext:value-type="string">
            <text:p>JIAXUF2</text:p>
          </table:table-cell>
          <table:table-cell office:value-type="float" office:value="5.13243534323352E+029" calcext:value-type="float">
            <text:p>5.13243534323352E+029</text:p>
          </table:table-cell>
          <table:table-cell office:value-type="float" office:value="54221" calcext:value-type="float">
            <text:p>54221</text:p>
          </table:table-cell>
          <table:table-cell table:number-columns-repeated="1015"/>
        </table:table-row>
        <table:table-row table:style-name="ro1">
          <table:table-cell office:value-type="float" office:value="7.21000413001101E+020" calcext:value-type="float">
            <text:p>7.2100041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FER</text:p>
          </table:table-cell>
          <table:table-cell office:value-type="string" calcext:value-type="string">
            <text:p>M665908338</text:p>
          </table:table-cell>
          <table:table-cell office:value-type="string" calcext:value-type="string">
            <text:p>CONFER2</text:p>
          </table:table-cell>
          <table:table-cell office:value-type="float" office:value="5.14115422142154E+029" calcext:value-type="float">
            <text:p>5.14115422142154E+029</text:p>
          </table:table-cell>
          <table:table-cell office:value-type="float" office:value="54113" calcext:value-type="float">
            <text:p>54113</text:p>
          </table:table-cell>
          <table:table-cell table:number-columns-repeated="1015"/>
        </table:table-row>
        <table:table-row table:style-name="ro1">
          <table:table-cell office:value-type="float" office:value="7.210002490011E+020" calcext:value-type="float">
            <text:p>7.21000249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AO</text:p>
          </table:table-cell>
          <table:table-cell office:value-type="string" calcext:value-type="string">
            <text:p>Y659199631</text:p>
          </table:table-cell>
          <table:table-cell office:value-type="string" calcext:value-type="string">
            <text:p>SHAO22</text:p>
          </table:table-cell>
          <table:table-cell office:value-type="float" office:value="5.14121412144233E+029" calcext:value-type="float">
            <text:p>5.14121412144233E+029</text:p>
          </table:table-cell>
          <table:table-cell office:value-type="float" office:value="54113" calcext:value-type="float">
            <text:p>54113</text:p>
          </table:table-cell>
          <table:table-cell table:number-columns-repeated="1015"/>
        </table:table-row>
        <table:table-row table:style-name="ro1">
          <table:table-cell office:value-type="float" office:value="7.21000354001101E+020" calcext:value-type="float">
            <text:p>7.2100035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E667473986</text:p>
          </table:table-cell>
          <table:table-cell office:value-type="string" calcext:value-type="string">
            <text:p>ELHO2</text:p>
          </table:table-cell>
          <table:table-cell office:value-type="float" office:value="5.14121422142132E+029" calcext:value-type="float">
            <text:p>5.14121422142132E+029</text:p>
          </table:table-cell>
          <table:table-cell office:value-type="float" office:value="54113" calcext:value-type="float">
            <text:p>54113</text:p>
          </table:table-cell>
          <table:table-cell table:number-columns-repeated="1015"/>
        </table:table-row>
        <table:table-row table:style-name="ro1">
          <table:table-cell office:value-type="float" office:value="7.21000325001101E+020" calcext:value-type="float">
            <text:p>7.2100032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NG</text:p>
          </table:table-cell>
          <table:table-cell office:value-type="string" calcext:value-type="string">
            <text:p>S678772687</text:p>
          </table:table-cell>
          <table:table-cell office:value-type="string" calcext:value-type="string">
            <text:p>SHIHAOP2</text:p>
          </table:table-cell>
          <table:table-cell office:value-type="float" office:value="5.14122522121143E+029" calcext:value-type="float">
            <text:p>5.14122522121143E+029</text:p>
          </table:table-cell>
          <table:table-cell office:value-type="float" office:value="13112" calcext:value-type="float">
            <text:p>13112</text:p>
          </table:table-cell>
          <table:table-cell table:number-columns-repeated="1015"/>
        </table:table-row>
        <table:table-row table:style-name="ro1">
          <table:table-cell office:value-type="float" office:value="7.21000198001101E+020" calcext:value-type="float">
            <text:p>7.2100019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IAO</text:p>
          </table:table-cell>
          <table:table-cell office:value-type="string" calcext:value-type="string">
            <text:p>M656220627</text:p>
          </table:table-cell>
          <table:table-cell office:value-type="string" calcext:value-type="string">
            <text:p>MXIAO6</text:p>
          </table:table-cell>
          <table:table-cell office:value-type="float" office:value="5.14122552121543E+029" calcext:value-type="float">
            <text:p>5.14122552121543E+029</text:p>
          </table:table-cell>
          <table:table-cell office:value-type="float" office:value="13112" calcext:value-type="float">
            <text:p>13112</text:p>
          </table:table-cell>
          <table:table-cell table:number-columns-repeated="1015"/>
        </table:table-row>
        <table:table-row table:style-name="ro1">
          <table:table-cell office:value-type="float" office:value="7.21000535001101E+020" calcext:value-type="float">
            <text:p>7.2100053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THKE</text:p>
          </table:table-cell>
          <table:table-cell office:value-type="string" calcext:value-type="string">
            <text:p>G674112030</text:p>
          </table:table-cell>
          <table:table-cell office:value-type="string" calcext:value-type="string">
            <text:p>GBETHKE2</text:p>
          </table:table-cell>
          <table:table-cell office:value-type="float" office:value="5.14151412244152E+029" calcext:value-type="float">
            <text:p>5.14151412244152E+029</text:p>
          </table:table-cell>
          <table:table-cell office:value-type="float" office:value="54113" calcext:value-type="float">
            <text:p>54113</text:p>
          </table:table-cell>
          <table:table-cell table:number-columns-repeated="1015"/>
        </table:table-row>
        <table:table-row table:style-name="ro1">
          <table:table-cell office:value-type="float" office:value="7.21000018001101E+020" calcext:value-type="float">
            <text:p>7.2100001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I</text:p>
          </table:table-cell>
          <table:table-cell office:value-type="string" calcext:value-type="string">
            <text:p>Y650805854</text:p>
          </table:table-cell>
          <table:table-cell office:value-type="string" calcext:value-type="string">
            <text:p>YCHAI7</text:p>
          </table:table-cell>
          <table:table-cell office:value-type="float" office:value="5.14151422141134E+029" calcext:value-type="float">
            <text:p>5.14151422141134E+029</text:p>
          </table:table-cell>
          <table:table-cell office:value-type="float" office:value="54113" calcext:value-type="float">
            <text:p>54113</text:p>
          </table:table-cell>
          <table:table-cell table:number-columns-repeated="1015"/>
        </table:table-row>
        <table:table-row table:style-name="ro1">
          <table:table-cell office:value-type="float" office:value="7.21000036001101E+020" calcext:value-type="float">
            <text:p>7.2100003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LGER</text:p>
          </table:table-cell>
          <table:table-cell office:value-type="string" calcext:value-type="string">
            <text:p>E658610972</text:p>
          </table:table-cell>
          <table:table-cell office:value-type="string" calcext:value-type="string">
            <text:p>EBILGER2</text:p>
          </table:table-cell>
          <table:table-cell office:value-type="float" office:value="5.14151422142153E+029" calcext:value-type="float">
            <text:p>5.14151422142153E+029</text:p>
          </table:table-cell>
          <table:table-cell office:value-type="float" office:value="54113" calcext:value-type="float">
            <text:p>54113</text:p>
          </table:table-cell>
          <table:table-cell table:number-columns-repeated="1015"/>
        </table:table-row>
        <table:table-row table:style-name="ro1">
          <table:table-cell office:value-type="float" office:value="7.21000047001101E+020" calcext:value-type="float">
            <text:p>7.21000047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J669964590</text:p>
          </table:table-cell>
          <table:table-cell office:value-type="string" calcext:value-type="string">
            <text:p>JLYANG2</text:p>
          </table:table-cell>
          <table:table-cell office:value-type="float" office:value="5.14151422144134E+029" calcext:value-type="float">
            <text:p>5.14151422144134E+029</text:p>
          </table:table-cell>
          <table:table-cell office:value-type="float" office:value="54113" calcext:value-type="float">
            <text:p>54113</text:p>
          </table:table-cell>
          <table:table-cell table:number-columns-repeated="1015"/>
        </table:table-row>
        <table:table-row table:style-name="ro1">
          <table:table-cell office:value-type="float" office:value="7.21000120001101E+020" calcext:value-type="float">
            <text:p>7.2100012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MPS</text:p>
          </table:table-cell>
          <table:table-cell office:value-type="string" calcext:value-type="string">
            <text:p>D662785063</text:p>
          </table:table-cell>
          <table:table-cell office:value-type="string" calcext:value-type="string">
            <text:p>DSTAMP4</text:p>
          </table:table-cell>
          <table:table-cell office:value-type="float" office:value="5.14151432134134E+029" calcext:value-type="float">
            <text:p>5.14151432134134E+029</text:p>
          </table:table-cell>
          <table:table-cell office:value-type="float" office:value="54113" calcext:value-type="float">
            <text:p>54113</text:p>
          </table:table-cell>
          <table:table-cell table:number-columns-repeated="1015"/>
        </table:table-row>
        <table:table-row table:style-name="ro1">
          <table:table-cell office:value-type="float" office:value="7.21000200001101E+020" calcext:value-type="float">
            <text:p>7.2100020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EBELYI</text:p>
          </table:table-cell>
          <table:table-cell office:value-type="float" office:value="675044343" calcext:value-type="float">
            <text:p>675044343</text:p>
          </table:table-cell>
          <table:table-cell office:value-type="string" calcext:value-type="string">
            <text:p>VEREBEL2</text:p>
          </table:table-cell>
          <table:table-cell office:value-type="float" office:value="5.14155422334135E+029" calcext:value-type="float">
            <text:p>5.14155422334135E+029</text:p>
          </table:table-cell>
          <table:table-cell office:value-type="float" office:value="54113" calcext:value-type="float">
            <text:p>54113</text:p>
          </table:table-cell>
          <table:table-cell table:number-columns-repeated="1015"/>
        </table:table-row>
        <table:table-row table:style-name="ro1">
          <table:table-cell office:value-type="float" office:value="7.21000254001101E+020" calcext:value-type="float">
            <text:p>7.2100025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S650450838</text:p>
          </table:table-cell>
          <table:table-cell office:value-type="string" calcext:value-type="string">
            <text:p>CHEN313</text:p>
          </table:table-cell>
          <table:table-cell office:value-type="float" office:value="5.14155432144131E+029" calcext:value-type="float">
            <text:p>5.14155432144131E+029</text:p>
          </table:table-cell>
          <table:table-cell office:value-type="float" office:value="54113" calcext:value-type="float">
            <text:p>54113</text:p>
          </table:table-cell>
          <table:table-cell table:number-columns-repeated="1015"/>
        </table:table-row>
        <table:table-row table:style-name="ro1">
          <table:table-cell office:value-type="float" office:value="7.21000369001101E+020" calcext:value-type="float">
            <text:p>7.2100036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AGUI</text:p>
          </table:table-cell>
          <table:table-cell office:value-type="string" calcext:value-type="string">
            <text:p>K673913221</text:p>
          </table:table-cell>
          <table:table-cell office:value-type="string" calcext:value-type="string">
            <text:p>KZHAGUI2</text:p>
          </table:table-cell>
          <table:table-cell office:value-type="float" office:value="5.14221442241344E+029" calcext:value-type="float">
            <text:p>5.14221442241344E+029</text:p>
          </table:table-cell>
          <table:table-cell office:value-type="float" office:value="25255" calcext:value-type="float">
            <text:p>25255</text:p>
          </table:table-cell>
          <table:table-cell table:number-columns-repeated="1015"/>
        </table:table-row>
        <table:table-row table:style-name="ro1">
          <table:table-cell office:value-type="float" office:value="7.21000074001101E+020" calcext:value-type="float">
            <text:p>7.2100007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OT</text:p>
          </table:table-cell>
          <table:table-cell office:value-type="string" calcext:value-type="string">
            <text:p>R656875348</text:p>
          </table:table-cell>
          <table:table-cell office:value-type="string" calcext:value-type="string">
            <text:p>RAJB2</text:p>
          </table:table-cell>
          <table:table-cell office:value-type="float" office:value="5.14351352333511E+029" calcext:value-type="float">
            <text:p>5.14351352333511E+029</text:p>
          </table:table-cell>
          <table:table-cell office:value-type="float" office:value="52252" calcext:value-type="float">
            <text:p>52252</text:p>
          </table:table-cell>
          <table:table-cell table:number-columns-repeated="1015"/>
        </table:table-row>
        <table:table-row table:style-name="ro1">
          <table:table-cell office:value-type="float" office:value="7.210003830011E+020" calcext:value-type="float">
            <text:p>7.21000383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J679343330</text:p>
          </table:table-cell>
          <table:table-cell office:value-type="string" calcext:value-type="string">
            <text:p>JK7</text:p>
          </table:table-cell>
          <table:table-cell office:value-type="float" office:value="5.15123551442352E+029" calcext:value-type="float">
            <text:p>5.15123551442352E+029</text:p>
          </table:table-cell>
          <table:table-cell office:value-type="float" office:value="51132" calcext:value-type="float">
            <text:p>51132</text:p>
          </table:table-cell>
          <table:table-cell table:number-columns-repeated="1015"/>
        </table:table-row>
        <table:table-row table:style-name="ro1">
          <table:table-cell office:value-type="float" office:value="7.21000446001101E+020" calcext:value-type="float">
            <text:p>7.2100044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LLUTLA</text:p>
          </table:table-cell>
          <table:table-cell office:value-type="string" calcext:value-type="string">
            <text:p>R651137411</text:p>
          </table:table-cell>
          <table:table-cell office:value-type="string" calcext:value-type="string">
            <text:p>RAJEEVP2</text:p>
          </table:table-cell>
          <table:table-cell office:value-type="float" office:value="5.15241541424312E+029" calcext:value-type="float">
            <text:p>5.15241541424312E+029</text:p>
          </table:table-cell>
          <table:table-cell office:value-type="float" office:value="54221" calcext:value-type="float">
            <text:p>54221</text:p>
          </table:table-cell>
          <table:table-cell table:number-columns-repeated="1015"/>
        </table:table-row>
        <table:table-row table:style-name="ro1">
          <table:table-cell office:value-type="float" office:value="7.210000870011E+020" calcext:value-type="float">
            <text:p>7.2100008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EONG</text:p>
          </table:table-cell>
          <table:table-cell office:value-type="string" calcext:value-type="string">
            <text:p>M652446638</text:p>
          </table:table-cell>
          <table:table-cell office:value-type="string" calcext:value-type="string">
            <text:p>MJEONG11</text:p>
          </table:table-cell>
          <table:table-cell office:value-type="float" office:value="5.21145333554135E+029" calcext:value-type="float">
            <text:p>5.21145333554135E+029</text:p>
          </table:table-cell>
          <table:table-cell office:value-type="float" office:value="21212" calcext:value-type="float">
            <text:p>21212</text:p>
          </table:table-cell>
          <table:table-cell table:number-columns-repeated="1015"/>
        </table:table-row>
        <table:table-row table:style-name="ro1">
          <table:table-cell office:value-type="float" office:value="7.210003350011E+020" calcext:value-type="float">
            <text:p>7.21000335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UJO</text:p>
          </table:table-cell>
          <table:table-cell office:value-type="string" calcext:value-type="string">
            <text:p>N673416783</text:p>
          </table:table-cell>
          <table:table-cell office:value-type="string" calcext:value-type="string">
            <text:p>NPERUJO2</text:p>
          </table:table-cell>
          <table:table-cell office:value-type="float" office:value="5.21413215131422E+029" calcext:value-type="float">
            <text:p>5.21413215131422E+029</text:p>
          </table:table-cell>
          <table:table-cell office:value-type="float" office:value="34141" calcext:value-type="float">
            <text:p>34141</text:p>
          </table:table-cell>
          <table:table-cell table:number-columns-repeated="1015"/>
        </table:table-row>
        <table:table-row table:style-name="ro1">
          <table:table-cell office:value-type="float" office:value="7.21000500001101E+020" calcext:value-type="float">
            <text:p>7.2100050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SLY</text:p>
          </table:table-cell>
          <table:table-cell office:value-type="string" calcext:value-type="string">
            <text:p>E657190963</text:p>
          </table:table-cell>
          <table:table-cell office:value-type="string" calcext:value-type="string">
            <text:p>EKISLY2</text:p>
          </table:table-cell>
          <table:table-cell office:value-type="float" office:value="5.22115114251421E+029" calcext:value-type="float">
            <text:p>5.22115114251421E+029</text:p>
          </table:table-cell>
          <table:table-cell office:value-type="float" office:value="14124" calcext:value-type="float">
            <text:p>14124</text:p>
          </table:table-cell>
          <table:table-cell table:number-columns-repeated="1015"/>
        </table:table-row>
        <table:table-row table:style-name="ro1">
          <table:table-cell office:value-type="float" office:value="7.21000224001101E+020" calcext:value-type="float">
            <text:p>7.2100022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X660662084</text:p>
          </table:table-cell>
          <table:table-cell office:value-type="string" calcext:value-type="string">
            <text:p>XUYEWU2</text:p>
          </table:table-cell>
          <table:table-cell office:value-type="float" office:value="5.22115214252425E+029" calcext:value-type="float">
            <text:p>5.22115214252425E+029</text:p>
          </table:table-cell>
          <table:table-cell office:value-type="float" office:value="14124" calcext:value-type="float">
            <text:p>14124</text:p>
          </table:table-cell>
          <table:table-cell table:number-columns-repeated="1015"/>
        </table:table-row>
        <table:table-row table:style-name="ro1">
          <table:table-cell office:value-type="float" office:value="7.21000481001101E+020" calcext:value-type="float">
            <text:p>7.2100048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ZIER</text:p>
          </table:table-cell>
          <table:table-cell office:value-type="string" calcext:value-type="string">
            <text:p>J667213911</text:p>
          </table:table-cell>
          <table:table-cell office:value-type="string" calcext:value-type="string">
            <text:p>JLOZIER2</text:p>
          </table:table-cell>
          <table:table-cell office:value-type="float" office:value="5.22315112152121E+029" calcext:value-type="float">
            <text:p>5.22315112152121E+029</text:p>
          </table:table-cell>
          <table:table-cell office:value-type="float" office:value="14124" calcext:value-type="float">
            <text:p>14124</text:p>
          </table:table-cell>
          <table:table-cell table:number-columns-repeated="1015"/>
        </table:table-row>
        <table:table-row table:style-name="ro1">
          <table:table-cell office:value-type="float" office:value="7.210004370011E+020" calcext:value-type="float">
            <text:p>7.2100043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I654080005</text:p>
          </table:table-cell>
          <table:table-cell office:value-type="string" calcext:value-type="string">
            <text:p>IKIM14</text:p>
          </table:table-cell>
          <table:table-cell office:value-type="float" office:value="5.22315214252221E+029" calcext:value-type="float">
            <text:p>5.22315214252221E+029</text:p>
          </table:table-cell>
          <table:table-cell office:value-type="float" office:value="14124" calcext:value-type="float">
            <text:p>14124</text:p>
          </table:table-cell>
          <table:table-cell table:number-columns-repeated="1015"/>
        </table:table-row>
        <table:table-row table:style-name="ro1">
          <table:table-cell office:value-type="float" office:value="7.21000672001101E+020" calcext:value-type="float">
            <text:p>7.2100067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LBERT</text:p>
          </table:table-cell>
          <table:table-cell office:value-type="float" office:value="669558441" calcext:value-type="float">
            <text:p>669558441</text:p>
          </table:table-cell>
          <table:table-cell office:value-type="string" calcext:value-type="string">
            <text:p>NDGILBE2</text:p>
          </table:table-cell>
          <table:table-cell office:value-type="float" office:value="5.22315514152141E+029" calcext:value-type="float">
            <text:p>5.22315514152141E+029</text:p>
          </table:table-cell>
          <table:table-cell office:value-type="float" office:value="14124" calcext:value-type="float">
            <text:p>14124</text:p>
          </table:table-cell>
          <table:table-cell table:number-columns-repeated="1015"/>
        </table:table-row>
        <table:table-row table:style-name="ro1">
          <table:table-cell office:value-type="float" office:value="7.21000166001101E+020" calcext:value-type="float">
            <text:p>7.2100016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ROWIEC</text:p>
          </table:table-cell>
          <table:table-cell office:value-type="float" office:value="668850088" calcext:value-type="float">
            <text:p>668850088</text:p>
          </table:table-cell>
          <table:table-cell office:value-type="string" calcext:value-type="string">
            <text:p>MROWIEC2</text:p>
          </table:table-cell>
          <table:table-cell office:value-type="float" office:value="5.22324313433542E+029" calcext:value-type="float">
            <text:p>5.22324313433542E+029</text:p>
          </table:table-cell>
          <table:table-cell office:value-type="float" office:value="33134" calcext:value-type="float">
            <text:p>33134</text:p>
          </table:table-cell>
          <table:table-cell table:number-columns-repeated="1015"/>
        </table:table-row>
        <table:table-row table:style-name="ro1">
          <table:table-cell office:value-type="float" office:value="7.21000240001101E+020" calcext:value-type="float">
            <text:p>7.2100024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HANG</text:p>
          </table:table-cell>
          <table:table-cell office:value-type="float" office:value="653494762" calcext:value-type="float">
            <text:p>653494762</text:p>
          </table:table-cell>
          <table:table-cell office:value-type="string" calcext:value-type="string">
            <text:p>ZZ10</text:p>
          </table:table-cell>
          <table:table-cell office:value-type="float" office:value="5.22335113413143E+029" calcext:value-type="float">
            <text:p>5.22335113413143E+029</text:p>
          </table:table-cell>
          <table:table-cell office:value-type="float" office:value="33134" calcext:value-type="float">
            <text:p>33134</text:p>
          </table:table-cell>
          <table:table-cell table:number-columns-repeated="1015"/>
        </table:table-row>
        <table:table-row table:style-name="ro1">
          <table:table-cell office:value-type="float" office:value="7.21000529001101E+020" calcext:value-type="float">
            <text:p>7.2100052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HA</text:p>
          </table:table-cell>
          <table:table-cell office:value-type="string" calcext:value-type="string">
            <text:p>P669410809</text:p>
          </table:table-cell>
          <table:table-cell office:value-type="string" calcext:value-type="string">
            <text:p>PJHA6</text:p>
          </table:table-cell>
          <table:table-cell office:value-type="float" office:value="5.22345113433542E+029" calcext:value-type="float">
            <text:p>5.22345113433542E+029</text:p>
          </table:table-cell>
          <table:table-cell office:value-type="float" office:value="33134" calcext:value-type="float">
            <text:p>33134</text:p>
          </table:table-cell>
          <table:table-cell table:number-columns-repeated="1015"/>
        </table:table-row>
        <table:table-row table:style-name="ro1">
          <table:table-cell office:value-type="float" office:value="7.210001470011E+020" calcext:value-type="float">
            <text:p>7.2100014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RDENA</text:p>
          </table:table-cell>
          <table:table-cell office:value-type="string" calcext:value-type="string">
            <text:p>J655285613</text:p>
          </table:table-cell>
          <table:table-cell office:value-type="string" calcext:value-type="string">
            <text:p>DERDENA2</text:p>
          </table:table-cell>
          <table:table-cell office:value-type="float" office:value="5.23243534522344E+029" calcext:value-type="float">
            <text:p>5.23243534522344E+029</text:p>
          </table:table-cell>
          <table:table-cell office:value-type="float" office:value="54221" calcext:value-type="float">
            <text:p>54221</text:p>
          </table:table-cell>
          <table:table-cell table:number-columns-repeated="1015"/>
        </table:table-row>
        <table:table-row table:style-name="ro1">
          <table:table-cell office:value-type="float" office:value="7.21000376001101E+020" calcext:value-type="float">
            <text:p>7.2100037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P676493929</text:p>
          </table:table-cell>
          <table:table-cell office:value-type="string" calcext:value-type="string">
            <text:p>PARTHP2</text:p>
          </table:table-cell>
          <table:table-cell office:value-type="float" office:value="5.24115122243224E+029" calcext:value-type="float">
            <text:p>5.24115122243224E+029</text:p>
          </table:table-cell>
          <table:table-cell office:value-type="float" office:value="54113" calcext:value-type="float">
            <text:p>54113</text:p>
          </table:table-cell>
          <table:table-cell table:number-columns-repeated="1015"/>
        </table:table-row>
        <table:table-row table:style-name="ro1">
          <table:table-cell office:value-type="float" office:value="7.21000602001101E+020" calcext:value-type="float">
            <text:p>7.2100060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</text:p>
          </table:table-cell>
          <table:table-cell office:value-type="float" office:value="678064375" calcext:value-type="float">
            <text:p>678064375</text:p>
          </table:table-cell>
          <table:table-cell office:value-type="string" calcext:value-type="string">
            <text:p>ZIQIYE2</text:p>
          </table:table-cell>
          <table:table-cell office:value-type="float" office:value="5.25333533433133E+029" calcext:value-type="float">
            <text:p>5.25333533433133E+029</text:p>
          </table:table-cell>
          <table:table-cell office:value-type="float" office:value="35153" calcext:value-type="float">
            <text:p>35153</text:p>
          </table:table-cell>
          <table:table-cell table:number-columns-repeated="1015"/>
        </table:table-row>
        <table:table-row table:style-name="ro1">
          <table:table-cell office:value-type="float" office:value="7.21000683001101E+020" calcext:value-type="float">
            <text:p>7.2100068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GGARWAL</text:p>
          </table:table-cell>
          <table:table-cell office:value-type="string" calcext:value-type="string">
            <text:p>D674609081</text:p>
          </table:table-cell>
          <table:table-cell office:value-type="string" calcext:value-type="string">
            <text:p>DIVYAA2</text:p>
          </table:table-cell>
          <table:table-cell office:value-type="float" office:value="5.25351552333111E+029" calcext:value-type="float">
            <text:p>5.25351552333111E+029</text:p>
          </table:table-cell>
          <table:table-cell office:value-type="float" office:value="52252" calcext:value-type="float">
            <text:p>52252</text:p>
          </table:table-cell>
          <table:table-cell table:number-columns-repeated="1015"/>
        </table:table-row>
        <table:table-row table:style-name="ro1">
          <table:table-cell office:value-type="float" office:value="7.21000235001101E+020" calcext:value-type="float">
            <text:p>7.2100023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B650254793</text:p>
          </table:table-cell>
          <table:table-cell office:value-type="string" calcext:value-type="string">
            <text:p>BPBAILE2</text:p>
          </table:table-cell>
          <table:table-cell office:value-type="float" office:value="5.31525132413143E+029" calcext:value-type="float">
            <text:p>5.31525132413143E+029</text:p>
          </table:table-cell>
          <table:table-cell office:value-type="float" office:value="43253" calcext:value-type="float">
            <text:p>43253</text:p>
          </table:table-cell>
          <table:table-cell table:number-columns-repeated="1015"/>
        </table:table-row>
        <table:table-row table:style-name="ro1">
          <table:table-cell office:value-type="float" office:value="7.21000004001101E+020" calcext:value-type="float">
            <text:p>7.2100000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DILLA</text:p>
          </table:table-cell>
          <table:table-cell office:value-type="string" calcext:value-type="string">
            <text:p>S669832621</text:p>
          </table:table-cell>
          <table:table-cell office:value-type="string" calcext:value-type="string">
            <text:p>SPADIL6</text:p>
          </table:table-cell>
          <table:table-cell office:value-type="float" office:value="5.31525132413234E+029" calcext:value-type="float">
            <text:p>5.31525132413234E+029</text:p>
          </table:table-cell>
          <table:table-cell office:value-type="float" office:value="43253" calcext:value-type="float">
            <text:p>43253</text:p>
          </table:table-cell>
          <table:table-cell table:number-columns-repeated="1015"/>
        </table:table-row>
        <table:table-row table:style-name="ro1">
          <table:table-cell office:value-type="float" office:value="7.21000635001101E+020" calcext:value-type="float">
            <text:p>7.2100063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NAPATI</text:p>
          </table:table-cell>
          <table:table-cell office:value-type="string" calcext:value-type="string">
            <text:p>E673833379</text:p>
          </table:table-cell>
          <table:table-cell office:value-type="string" calcext:value-type="string">
            <text:p>EASHAAN2</text:p>
          </table:table-cell>
          <table:table-cell office:value-type="float" office:value="5.31545142513343E+029" calcext:value-type="float">
            <text:p>5.31545142513343E+029</text:p>
          </table:table-cell>
          <table:table-cell office:value-type="float" office:value="43253" calcext:value-type="float">
            <text:p>43253</text:p>
          </table:table-cell>
          <table:table-cell table:number-columns-repeated="1015"/>
        </table:table-row>
        <table:table-row table:style-name="ro1">
          <table:table-cell office:value-type="float" office:value="7.21000008001101E+020" calcext:value-type="float">
            <text:p>7.2100000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U</text:p>
          </table:table-cell>
          <table:table-cell office:value-type="string" calcext:value-type="string">
            <text:p>H661432256</text:p>
          </table:table-cell>
          <table:table-cell office:value-type="string" calcext:value-type="string">
            <text:p>HXU52</text:p>
          </table:table-cell>
          <table:table-cell office:value-type="float" office:value="5.31553132413323E+029" calcext:value-type="float">
            <text:p>5.31553132413323E+029</text:p>
          </table:table-cell>
          <table:table-cell office:value-type="float" office:value="43253" calcext:value-type="float">
            <text:p>43253</text:p>
          </table:table-cell>
          <table:table-cell table:number-columns-repeated="1015"/>
        </table:table-row>
        <table:table-row table:style-name="ro1">
          <table:table-cell office:value-type="float" office:value="7.210001890011E+020" calcext:value-type="float">
            <text:p>7.21000189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A650203272</text:p>
          </table:table-cell>
          <table:table-cell office:value-type="string" calcext:value-type="string">
            <text:p>AJKIM11</text:p>
          </table:table-cell>
          <table:table-cell office:value-type="float" office:value="5.31553132413323E+029" calcext:value-type="float">
            <text:p>5.31553132413323E+029</text:p>
          </table:table-cell>
          <table:table-cell office:value-type="float" office:value="43253" calcext:value-type="float">
            <text:p>43253</text:p>
          </table:table-cell>
          <table:table-cell table:number-columns-repeated="1015"/>
        </table:table-row>
        <table:table-row table:style-name="ro1">
          <table:table-cell office:value-type="float" office:value="7.21000476001101E+020" calcext:value-type="float">
            <text:p>7.2100047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J651588350</text:p>
          </table:table-cell>
          <table:table-cell office:value-type="string" calcext:value-type="string">
            <text:p>JKJ3</text:p>
          </table:table-cell>
          <table:table-cell office:value-type="float" office:value="5.31553132423442E+029" calcext:value-type="float">
            <text:p>5.31553132423442E+029</text:p>
          </table:table-cell>
          <table:table-cell office:value-type="float" office:value="43253" calcext:value-type="float">
            <text:p>43253</text:p>
          </table:table-cell>
          <table:table-cell table:number-columns-repeated="1015"/>
        </table:table-row>
        <table:table-row table:style-name="ro1">
          <table:table-cell office:value-type="float" office:value="7.21000542001101E+020" calcext:value-type="float">
            <text:p>7.2100054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SUR</text:p>
          </table:table-cell>
          <table:table-cell office:value-type="string" calcext:value-type="string">
            <text:p>S669099536</text:p>
          </table:table-cell>
          <table:table-cell office:value-type="string" calcext:value-type="string">
            <text:p>SMANSUR2</text:p>
          </table:table-cell>
          <table:table-cell office:value-type="float" office:value="5.31555132414323E+029" calcext:value-type="float">
            <text:p>5.31555132414323E+029</text:p>
          </table:table-cell>
          <table:table-cell office:value-type="float" office:value="43253" calcext:value-type="float">
            <text:p>43253</text:p>
          </table:table-cell>
          <table:table-cell table:number-columns-repeated="1015"/>
        </table:table-row>
        <table:table-row table:style-name="ro1">
          <table:table-cell office:value-type="float" office:value="7.21000219001101E+020" calcext:value-type="float">
            <text:p>7.2100021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CKMAN</text:p>
          </table:table-cell>
          <table:table-cell office:value-type="string" calcext:value-type="string">
            <text:p>C651142496</text:p>
          </table:table-cell>
          <table:table-cell office:value-type="string" calcext:value-type="string">
            <text:p>SECKMAN2</text:p>
          </table:table-cell>
          <table:table-cell office:value-type="float" office:value="5.32125435345312E+029" calcext:value-type="float">
            <text:p>5.32125435345312E+029</text:p>
          </table:table-cell>
          <table:table-cell office:value-type="float" office:value="12155" calcext:value-type="float">
            <text:p>12155</text:p>
          </table:table-cell>
          <table:table-cell table:number-columns-repeated="1015"/>
        </table:table-row>
        <table:table-row table:style-name="ro1">
          <table:table-cell office:value-type="float" office:value="7.210006890011E+020" calcext:value-type="float">
            <text:p>7.21000689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J679286694</text:p>
          </table:table-cell>
          <table:table-cell office:value-type="string" calcext:value-type="string">
            <text:p>JASONTR2</text:p>
          </table:table-cell>
          <table:table-cell office:value-type="float" office:value="5.32332321133231E+029" calcext:value-type="float">
            <text:p>5.32332321133231E+029</text:p>
          </table:table-cell>
          <table:table-cell office:value-type="float" office:value="42133" calcext:value-type="float">
            <text:p>42133</text:p>
          </table:table-cell>
          <table:table-cell table:number-columns-repeated="1015"/>
        </table:table-row>
        <table:table-row table:style-name="ro1">
          <table:table-cell office:value-type="float" office:value="7.21000136001101E+020" calcext:value-type="float">
            <text:p>7.2100013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SAN</text:p>
          </table:table-cell>
          <table:table-cell office:value-type="string" calcext:value-type="string">
            <text:p>A663353592</text:p>
          </table:table-cell>
          <table:table-cell office:value-type="string" calcext:value-type="string">
            <text:p>AHASAN33</text:p>
          </table:table-cell>
          <table:table-cell office:value-type="float" office:value="5.35112452333334E+029" calcext:value-type="float">
            <text:p>5.35112452333334E+029</text:p>
          </table:table-cell>
          <table:table-cell office:value-type="float" office:value="45222" calcext:value-type="float">
            <text:p>45222</text:p>
          </table:table-cell>
          <table:table-cell table:number-columns-repeated="1015"/>
        </table:table-row>
        <table:table-row table:style-name="ro1">
          <table:table-cell office:value-type="float" office:value="7.21000360001101E+020" calcext:value-type="float">
            <text:p>7.2100036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NGHVI</text:p>
          </table:table-cell>
          <table:table-cell office:value-type="string" calcext:value-type="string">
            <text:p>R665201058</text:p>
          </table:table-cell>
          <table:table-cell office:value-type="string" calcext:value-type="string">
            <text:p>RSINGHV2</text:p>
          </table:table-cell>
          <table:table-cell office:value-type="float" office:value="5.41115312443244E+029" calcext:value-type="float">
            <text:p>5.41115312443244E+029</text:p>
          </table:table-cell>
          <table:table-cell office:value-type="float" office:value="53151" calcext:value-type="float">
            <text:p>53151</text:p>
          </table:table-cell>
          <table:table-cell table:number-columns-repeated="1015"/>
        </table:table-row>
        <table:table-row table:style-name="ro1">
          <table:table-cell office:value-type="float" office:value="7.21000051001101E+020" calcext:value-type="float">
            <text:p>7.2100005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SUMOTO</text:p>
          </table:table-cell>
          <table:table-cell office:value-type="string" calcext:value-type="string">
            <text:p>C661622721</text:p>
          </table:table-cell>
          <table:table-cell office:value-type="string" calcext:value-type="string">
            <text:p>CMATSU5</text:p>
          </table:table-cell>
          <table:table-cell office:value-type="float" office:value="5.41244132111344E+029" calcext:value-type="float">
            <text:p>5.41244132111344E+029</text:p>
          </table:table-cell>
          <table:table-cell office:value-type="float" office:value="45114" calcext:value-type="float">
            <text:p>45114</text:p>
          </table:table-cell>
          <table:table-cell table:number-columns-repeated="1015"/>
        </table:table-row>
        <table:table-row table:style-name="ro1">
          <table:table-cell office:value-type="float" office:value="7.21000328001101E+020" calcext:value-type="float">
            <text:p>7.2100032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TERS</text:p>
          </table:table-cell>
          <table:table-cell office:value-type="string" calcext:value-type="string">
            <text:p>J654154468</text:p>
          </table:table-cell>
          <table:table-cell office:value-type="string" calcext:value-type="string">
            <text:p>JJPETER2</text:p>
          </table:table-cell>
          <table:table-cell office:value-type="float" office:value="5.42114514521332E+029" calcext:value-type="float">
            <text:p>5.42114514521332E+029</text:p>
          </table:table-cell>
          <table:table-cell office:value-type="float" office:value="44152" calcext:value-type="float">
            <text:p>44152</text:p>
          </table:table-cell>
          <table:table-cell table:number-columns-repeated="1015"/>
        </table:table-row>
        <table:table-row table:style-name="ro1">
          <table:table-cell office:value-type="float" office:value="7.210003650011E+020" calcext:value-type="float">
            <text:p>7.21000365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GER</text:p>
          </table:table-cell>
          <table:table-cell office:value-type="string" calcext:value-type="string">
            <text:p>A651270556</text:p>
          </table:table-cell>
          <table:table-cell office:value-type="string" calcext:value-type="string">
            <text:p>ARUGER2</text:p>
          </table:table-cell>
          <table:table-cell office:value-type="float" office:value="5.42121425342134E+029" calcext:value-type="float">
            <text:p>5.42121425342134E+029</text:p>
          </table:table-cell>
          <table:table-cell office:value-type="float" office:value="54113" calcext:value-type="float">
            <text:p>54113</text:p>
          </table:table-cell>
          <table:table-cell table:number-columns-repeated="1015"/>
        </table:table-row>
        <table:table-row table:style-name="ro1">
          <table:table-cell office:value-type="float" office:value="7.21000660001101E+020" calcext:value-type="float">
            <text:p>7.2100066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CSHANE</text:p>
          </table:table-cell>
          <table:table-cell office:value-type="string" calcext:value-type="string">
            <text:p>S661052131</text:p>
          </table:table-cell>
          <table:table-cell office:value-type="string" calcext:value-type="string">
            <text:p>SJM2</text:p>
          </table:table-cell>
          <table:table-cell office:value-type="float" office:value="5.42134522411151E+029" calcext:value-type="float">
            <text:p>5.42134522411151E+029</text:p>
          </table:table-cell>
          <table:table-cell office:value-type="float" office:value="44152" calcext:value-type="float">
            <text:p>44152</text:p>
          </table:table-cell>
          <table:table-cell table:number-columns-repeated="1015"/>
        </table:table-row>
        <table:table-row table:style-name="ro1">
          <table:table-cell office:value-type="float" office:value="7.210003370011E+020" calcext:value-type="float">
            <text:p>7.2100033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CHA</text:p>
          </table:table-cell>
          <table:table-cell office:value-type="string" calcext:value-type="string">
            <text:p>A668222210</text:p>
          </table:table-cell>
          <table:table-cell office:value-type="string" calcext:value-type="string">
            <text:p>ATSACHA2</text:p>
          </table:table-cell>
          <table:table-cell office:value-type="float" office:value="5.42134522511151E+029" calcext:value-type="float">
            <text:p>5.42134522511151E+029</text:p>
          </table:table-cell>
          <table:table-cell office:value-type="float" office:value="44152" calcext:value-type="float">
            <text:p>44152</text:p>
          </table:table-cell>
          <table:table-cell table:number-columns-repeated="1015"/>
        </table:table-row>
        <table:table-row table:style-name="ro1">
          <table:table-cell office:value-type="float" office:value="7.21000514001101E+020" calcext:value-type="float">
            <text:p>7.2100051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INIOLAS</text:p>
          </table:table-cell>
          <table:table-cell office:value-type="string" calcext:value-type="string">
            <text:p>R675958919</text:p>
          </table:table-cell>
          <table:table-cell office:value-type="string" calcext:value-type="string">
            <text:p>RYANJS4</text:p>
          </table:table-cell>
          <table:table-cell office:value-type="float" office:value="5.42134532544152E+029" calcext:value-type="float">
            <text:p>5.42134532544152E+029</text:p>
          </table:table-cell>
          <table:table-cell office:value-type="float" office:value="44152" calcext:value-type="float">
            <text:p>44152</text:p>
          </table:table-cell>
          <table:table-cell table:number-columns-repeated="1015"/>
        </table:table-row>
        <table:table-row table:style-name="ro1">
          <table:table-cell office:value-type="float" office:value="7.21000301001101E+020" calcext:value-type="float">
            <text:p>7.2100030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NNODO</text:p>
          </table:table-cell>
          <table:table-cell office:value-type="string" calcext:value-type="string">
            <text:p>I656949402</text:p>
          </table:table-cell>
          <table:table-cell office:value-type="string" calcext:value-type="string">
            <text:p>IBG2</text:p>
          </table:table-cell>
          <table:table-cell office:value-type="float" office:value="5.42134544414151E+029" calcext:value-type="float">
            <text:p>5.42134544414151E+029</text:p>
          </table:table-cell>
          <table:table-cell office:value-type="float" office:value="44152" calcext:value-type="float">
            <text:p>44152</text:p>
          </table:table-cell>
          <table:table-cell table:number-columns-repeated="1015"/>
        </table:table-row>
        <table:table-row table:style-name="ro1">
          <table:table-cell office:value-type="float" office:value="7.21000550001101E+020" calcext:value-type="float">
            <text:p>7.2100055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CONNOR</text:p>
          </table:table-cell>
          <table:table-cell office:value-type="string" calcext:value-type="string">
            <text:p>M658135817</text:p>
          </table:table-cell>
          <table:table-cell office:value-type="string" calcext:value-type="string">
            <text:p>MDOCONN2</text:p>
          </table:table-cell>
          <table:table-cell office:value-type="float" office:value="5.42134552431151E+029" calcext:value-type="float">
            <text:p>5.42134552431151E+029</text:p>
          </table:table-cell>
          <table:table-cell office:value-type="float" office:value="44152" calcext:value-type="float">
            <text:p>44152</text:p>
          </table:table-cell>
          <table:table-cell table:number-columns-repeated="1015"/>
        </table:table-row>
        <table:table-row table:style-name="ro1">
          <table:table-cell office:value-type="float" office:value="7.21000019001101E+020" calcext:value-type="float">
            <text:p>7.2100001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D659701271</text:p>
          </table:table-cell>
          <table:table-cell office:value-type="string" calcext:value-type="string">
            <text:p>DLIN18</text:p>
          </table:table-cell>
          <table:table-cell office:value-type="float" office:value="5.42134552431312E+029" calcext:value-type="float">
            <text:p>5.42134552431312E+029</text:p>
          </table:table-cell>
          <table:table-cell office:value-type="float" office:value="44152" calcext:value-type="float">
            <text:p>44152</text:p>
          </table:table-cell>
          <table:table-cell table:number-columns-repeated="1015"/>
        </table:table-row>
        <table:table-row table:style-name="ro1">
          <table:table-cell office:value-type="float" office:value="7.21000106001101E+020" calcext:value-type="float">
            <text:p>7.2100010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ONSOHN</text:p>
          </table:table-cell>
          <table:table-cell office:value-type="float" office:value="663029540" calcext:value-type="float">
            <text:p>663029540</text:p>
          </table:table-cell>
          <table:table-cell office:value-type="string" calcext:value-type="string">
            <text:p>MJA2</text:p>
          </table:table-cell>
          <table:table-cell office:value-type="float" office:value="5.42135524514151E+029" calcext:value-type="float">
            <text:p>5.42135524514151E+029</text:p>
          </table:table-cell>
          <table:table-cell office:value-type="float" office:value="44152" calcext:value-type="float">
            <text:p>44152</text:p>
          </table:table-cell>
          <table:table-cell table:number-columns-repeated="1015"/>
        </table:table-row>
        <table:table-row table:style-name="ro1">
          <table:table-cell office:value-type="float" office:value="7.21000321001101E+020" calcext:value-type="float">
            <text:p>7.2100032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TLER</text:p>
          </table:table-cell>
          <table:table-cell office:value-type="string" calcext:value-type="string">
            <text:p>J665729717</text:p>
          </table:table-cell>
          <table:table-cell office:value-type="string" calcext:value-type="string">
            <text:p>DUTLER2</text:p>
          </table:table-cell>
          <table:table-cell office:value-type="float" office:value="5.42154552511151E+029" calcext:value-type="float">
            <text:p>5.42154552511151E+029</text:p>
          </table:table-cell>
          <table:table-cell office:value-type="float" office:value="44152" calcext:value-type="float">
            <text:p>44152</text:p>
          </table:table-cell>
          <table:table-cell table:number-columns-repeated="1015"/>
        </table:table-row>
        <table:table-row table:style-name="ro1">
          <table:table-cell office:value-type="float" office:value="7.210004970011E+020" calcext:value-type="float">
            <text:p>7.2100049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MAZAN</text:p>
          </table:table-cell>
          <table:table-cell office:value-type="string" calcext:value-type="string">
            <text:p>A650309759</text:p>
          </table:table-cell>
          <table:table-cell office:value-type="string" calcext:value-type="string">
            <text:p>AALMAZ9</text:p>
          </table:table-cell>
          <table:table-cell office:value-type="float" office:value="5.42232321412352E+029" calcext:value-type="float">
            <text:p>5.42232321412352E+029</text:p>
          </table:table-cell>
          <table:table-cell office:value-type="float" office:value="51132" calcext:value-type="float">
            <text:p>51132</text:p>
          </table:table-cell>
          <table:table-cell table:number-columns-repeated="1015"/>
        </table:table-row>
        <table:table-row table:style-name="ro1">
          <table:table-cell office:value-type="float" office:value="7.21000584001101E+020" calcext:value-type="float">
            <text:p>7.2100058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Z660752353</text:p>
          </table:table-cell>
          <table:table-cell office:value-type="string" calcext:value-type="string">
            <text:p>ZSUN33</text:p>
          </table:table-cell>
          <table:table-cell office:value-type="float" office:value="5.42234552411151E+029" calcext:value-type="float">
            <text:p>5.42234552411151E+029</text:p>
          </table:table-cell>
          <table:table-cell office:value-type="float" office:value="44152" calcext:value-type="float">
            <text:p>44152</text:p>
          </table:table-cell>
          <table:table-cell table:number-columns-repeated="1015"/>
        </table:table-row>
        <table:table-row table:style-name="ro1">
          <table:table-cell office:value-type="float" office:value="7.21000460001101E+020" calcext:value-type="float">
            <text:p>7.2100046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RSCHER</text:p>
          </table:table-cell>
          <table:table-cell office:value-type="float" office:value="660267874" calcext:value-type="float">
            <text:p>660267874</text:p>
          </table:table-cell>
          <table:table-cell office:value-type="string" calcext:value-type="string">
            <text:p>ZACHARY3</text:p>
          </table:table-cell>
          <table:table-cell office:value-type="float" office:value="5.42341313114425E+029" calcext:value-type="float">
            <text:p>5.42341313114425E+029</text:p>
          </table:table-cell>
          <table:table-cell office:value-type="float" office:value="12213" calcext:value-type="float">
            <text:p>12213</text:p>
          </table:table-cell>
          <table:table-cell table:number-columns-repeated="1015"/>
        </table:table-row>
        <table:table-row table:style-name="ro1">
          <table:table-cell office:value-type="float" office:value="7.21000086001101E+020" calcext:value-type="float">
            <text:p>7.2100008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672201990</text:p>
          </table:table-cell>
          <table:table-cell office:value-type="string" calcext:value-type="string">
            <text:p>XGUZMAN3</text:p>
          </table:table-cell>
          <table:table-cell office:value-type="float" office:value="5.43124415214422E+029" calcext:value-type="float">
            <text:p>5.43124415214422E+029</text:p>
          </table:table-cell>
          <table:table-cell office:value-type="float" office:value="12155" calcext:value-type="float">
            <text:p>12155</text:p>
          </table:table-cell>
          <table:table-cell table:number-columns-repeated="1015"/>
        </table:table-row>
        <table:table-row table:style-name="ro1">
          <table:table-cell office:value-type="float" office:value="7.21000268001101E+020" calcext:value-type="float">
            <text:p>7.2100026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SZEWSKI</text:p>
          </table:table-cell>
          <table:table-cell office:value-type="string" calcext:value-type="string">
            <text:p>M659373190</text:p>
          </table:table-cell>
          <table:table-cell office:value-type="string" calcext:value-type="string">
            <text:p>CISZEWS2</text:p>
          </table:table-cell>
          <table:table-cell office:value-type="float" office:value="5.43134514511415E+029" calcext:value-type="float">
            <text:p>5.43134514511415E+029</text:p>
          </table:table-cell>
          <table:table-cell office:value-type="float" office:value="44152" calcext:value-type="float">
            <text:p>44152</text:p>
          </table:table-cell>
          <table:table-cell table:number-columns-repeated="1015"/>
        </table:table-row>
        <table:table-row table:style-name="ro1">
          <table:table-cell office:value-type="float" office:value="7.21000556001101E+020" calcext:value-type="float">
            <text:p>7.21000556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EBELER</text:p>
          </table:table-cell>
          <table:table-cell office:value-type="string" calcext:value-type="string">
            <text:p>A651620411</text:p>
          </table:table-cell>
          <table:table-cell office:value-type="string" calcext:value-type="string">
            <text:p>AWS2</text:p>
          </table:table-cell>
          <table:table-cell office:value-type="float" office:value="5.43325445313312E+029" calcext:value-type="float">
            <text:p>5.43325445313312E+029</text:p>
          </table:table-cell>
          <table:table-cell office:value-type="float" office:value="12155" calcext:value-type="float">
            <text:p>12155</text:p>
          </table:table-cell>
          <table:table-cell table:number-columns-repeated="1015"/>
        </table:table-row>
        <table:table-row table:style-name="ro1">
          <table:table-cell office:value-type="float" office:value="7.21000322001101E+020" calcext:value-type="float">
            <text:p>7.2100032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A664497877</text:p>
          </table:table-cell>
          <table:table-cell office:value-type="string" calcext:value-type="string">
            <text:p>AJS3</text:p>
          </table:table-cell>
          <table:table-cell office:value-type="float" office:value="5.45335455313323E+029" calcext:value-type="float">
            <text:p>5.45335455313323E+029</text:p>
          </table:table-cell>
          <table:table-cell office:value-type="float" office:value="12155" calcext:value-type="float">
            <text:p>12155</text:p>
          </table:table-cell>
          <table:table-cell table:number-columns-repeated="1015"/>
        </table:table-row>
        <table:table-row table:style-name="ro1">
          <table:table-cell office:value-type="float" office:value="7.21000425001101E+020" calcext:value-type="float">
            <text:p>7.2100042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Z659815521</text:p>
          </table:table-cell>
          <table:table-cell office:value-type="string" calcext:value-type="string">
            <text:p>ZUJIEWU2</text:p>
          </table:table-cell>
          <table:table-cell office:value-type="float" office:value="5.51112312441215E+029" calcext:value-type="float">
            <text:p>5.51112312441215E+029</text:p>
          </table:table-cell>
          <table:table-cell office:value-type="float" office:value="53151" calcext:value-type="float">
            <text:p>53151</text:p>
          </table:table-cell>
          <table:table-cell table:number-columns-repeated="1015"/>
        </table:table-row>
        <table:table-row table:style-name="ro1">
          <table:table-cell office:value-type="float" office:value="7.21000052001101E+020" calcext:value-type="float">
            <text:p>7.2100005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L665835864</text:p>
          </table:table-cell>
          <table:table-cell office:value-type="string" calcext:value-type="string">
            <text:p>LYANG58</text:p>
          </table:table-cell>
          <table:table-cell office:value-type="float" office:value="5.51113312341344E+029" calcext:value-type="float">
            <text:p>5.51113312341344E+029</text:p>
          </table:table-cell>
          <table:table-cell office:value-type="float" office:value="53151" calcext:value-type="float">
            <text:p>53151</text:p>
          </table:table-cell>
          <table:table-cell table:number-columns-repeated="1015"/>
        </table:table-row>
        <table:table-row table:style-name="ro1">
          <table:table-cell office:value-type="float" office:value="7.21000115001101E+020" calcext:value-type="float">
            <text:p>7.2100011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BRERA</text:p>
          </table:table-cell>
          <table:table-cell office:value-type="string" calcext:value-type="string">
            <text:p>J679555540</text:p>
          </table:table-cell>
          <table:table-cell office:value-type="string" calcext:value-type="string">
            <text:p>JDC3</text:p>
          </table:table-cell>
          <table:table-cell office:value-type="float" office:value="5.51113312441244E+029" calcext:value-type="float">
            <text:p>5.51113312441244E+029</text:p>
          </table:table-cell>
          <table:table-cell office:value-type="float" office:value="53151" calcext:value-type="float">
            <text:p>53151</text:p>
          </table:table-cell>
          <table:table-cell table:number-columns-repeated="1015"/>
        </table:table-row>
        <table:table-row table:style-name="ro1">
          <table:table-cell office:value-type="float" office:value="7.21000385001101E+020" calcext:value-type="float">
            <text:p>7.21000385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Y677405631</text:p>
          </table:table-cell>
          <table:table-cell office:value-type="string" calcext:value-type="string">
            <text:p>YUW5</text:p>
          </table:table-cell>
          <table:table-cell office:value-type="float" office:value="5.51115312443243E+029" calcext:value-type="float">
            <text:p>5.51115312443243E+029</text:p>
          </table:table-cell>
          <table:table-cell office:value-type="float" office:value="53151" calcext:value-type="float">
            <text:p>53151</text:p>
          </table:table-cell>
          <table:table-cell table:number-columns-repeated="1015"/>
        </table:table-row>
        <table:table-row table:style-name="ro1">
          <table:table-cell office:value-type="float" office:value="7.21000680001101E+020" calcext:value-type="float">
            <text:p>7.2100068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J660908129</text:p>
          </table:table-cell>
          <table:table-cell office:value-type="string" calcext:value-type="string">
            <text:p>JLEE600</text:p>
          </table:table-cell>
          <table:table-cell office:value-type="float" office:value="5.51115312443243E+029" calcext:value-type="float">
            <text:p>5.51115312443243E+029</text:p>
          </table:table-cell>
          <table:table-cell office:value-type="float" office:value="53151" calcext:value-type="float">
            <text:p>53151</text:p>
          </table:table-cell>
          <table:table-cell table:number-columns-repeated="1015"/>
        </table:table-row>
        <table:table-row table:style-name="ro1">
          <table:table-cell office:value-type="float" office:value="7.21000162001101E+020" calcext:value-type="float">
            <text:p>7.2100016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F676721097</text:p>
          </table:table-cell>
          <table:table-cell office:value-type="string" calcext:value-type="string">
            <text:p>BOLOGNA2</text:p>
          </table:table-cell>
          <table:table-cell office:value-type="float" office:value="5.51115312443525E+029" calcext:value-type="float">
            <text:p>5.51115312443525E+029</text:p>
          </table:table-cell>
          <table:table-cell office:value-type="float" office:value="53151" calcext:value-type="float">
            <text:p>53151</text:p>
          </table:table-cell>
          <table:table-cell table:number-columns-repeated="1015"/>
        </table:table-row>
        <table:table-row table:style-name="ro1">
          <table:table-cell office:value-type="float" office:value="7.210000850011E+020" calcext:value-type="float">
            <text:p>7.21000085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H653883581</text:p>
          </table:table-cell>
          <table:table-cell office:value-type="string" calcext:value-type="string">
            <text:p>HCHANG62</text:p>
          </table:table-cell>
          <table:table-cell office:value-type="float" office:value="5.51115322443243E+029" calcext:value-type="float">
            <text:p>5.51115322443243E+029</text:p>
          </table:table-cell>
          <table:table-cell office:value-type="float" office:value="53151" calcext:value-type="float">
            <text:p>53151</text:p>
          </table:table-cell>
          <table:table-cell table:number-columns-repeated="1015"/>
        </table:table-row>
        <table:table-row table:style-name="ro1">
          <table:table-cell office:value-type="float" office:value="7.21000438001101E+020" calcext:value-type="float">
            <text:p>7.2100043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RVAIYA</text:p>
          </table:table-cell>
          <table:table-cell office:value-type="string" calcext:value-type="string">
            <text:p>M661329453</text:p>
          </table:table-cell>
          <table:table-cell office:value-type="string" calcext:value-type="string">
            <text:p>MSARVAI2</text:p>
          </table:table-cell>
          <table:table-cell office:value-type="float" office:value="5.51115322443243E+029" calcext:value-type="float">
            <text:p>5.51115322443243E+029</text:p>
          </table:table-cell>
          <table:table-cell office:value-type="float" office:value="53151" calcext:value-type="float">
            <text:p>53151</text:p>
          </table:table-cell>
          <table:table-cell table:number-columns-repeated="1015"/>
        </table:table-row>
        <table:table-row table:style-name="ro1">
          <table:table-cell office:value-type="float" office:value="7.21000458001101E+020" calcext:value-type="float">
            <text:p>7.2100045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RMA</text:p>
          </table:table-cell>
          <table:table-cell office:value-type="string" calcext:value-type="string">
            <text:p>B659286023</text:p>
          </table:table-cell>
          <table:table-cell office:value-type="string" calcext:value-type="string">
            <text:p>BJARMA2</text:p>
          </table:table-cell>
          <table:table-cell office:value-type="float" office:value="5.51115322443522E+029" calcext:value-type="float">
            <text:p>5.51115322443522E+029</text:p>
          </table:table-cell>
          <table:table-cell office:value-type="float" office:value="53151" calcext:value-type="float">
            <text:p>53151</text:p>
          </table:table-cell>
          <table:table-cell table:number-columns-repeated="1015"/>
        </table:table-row>
        <table:table-row table:style-name="ro1">
          <table:table-cell office:value-type="float" office:value="7.21000519001101E+020" calcext:value-type="float">
            <text:p>7.21000519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MONS</text:p>
          </table:table-cell>
          <table:table-cell office:value-type="string" calcext:value-type="string">
            <text:p>J677770748</text:p>
          </table:table-cell>
          <table:table-cell office:value-type="string" calcext:value-type="string">
            <text:p>JDSIMNS2</text:p>
          </table:table-cell>
          <table:table-cell office:value-type="float" office:value="5.51313334443514E+029" calcext:value-type="float">
            <text:p>5.51313334443514E+029</text:p>
          </table:table-cell>
          <table:table-cell office:value-type="float" office:value="53151" calcext:value-type="float">
            <text:p>53151</text:p>
          </table:table-cell>
          <table:table-cell table:number-columns-repeated="1015"/>
        </table:table-row>
        <table:table-row table:style-name="ro1">
          <table:table-cell office:value-type="float" office:value="7.21000472001101E+020" calcext:value-type="float">
            <text:p>7.21000472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NTZ</text:p>
          </table:table-cell>
          <table:table-cell office:value-type="string" calcext:value-type="string">
            <text:p>C675681723</text:p>
          </table:table-cell>
          <table:table-cell office:value-type="string" calcext:value-type="string">
            <text:p>CPLANT2</text:p>
          </table:table-cell>
          <table:table-cell office:value-type="float" office:value="5.52341333154122E+029" calcext:value-type="float">
            <text:p>5.52341333154122E+029</text:p>
          </table:table-cell>
          <table:table-cell office:value-type="float" office:value="12213" calcext:value-type="float">
            <text:p>12213</text:p>
          </table:table-cell>
          <table:table-cell table:number-columns-repeated="1015"/>
        </table:table-row>
        <table:table-row table:style-name="ro1">
          <table:table-cell office:value-type="float" office:value="7.210000570011E+020" calcext:value-type="float">
            <text:p>7.21000057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P675776185</text:p>
          </table:table-cell>
          <table:table-cell office:value-type="string" calcext:value-type="string">
            <text:p>PWG2</text:p>
          </table:table-cell>
          <table:table-cell office:value-type="float" office:value="5.52344333454222E+029" calcext:value-type="float">
            <text:p>5.52344333454222E+029</text:p>
          </table:table-cell>
          <table:table-cell office:value-type="float" office:value="12213" calcext:value-type="float">
            <text:p>12213</text:p>
          </table:table-cell>
          <table:table-cell table:number-columns-repeated="1015"/>
        </table:table-row>
        <table:table-row table:style-name="ro1">
          <table:table-cell office:value-type="float" office:value="7.210006330011E+020" calcext:value-type="float">
            <text:p>7.21000633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D660095925</text:p>
          </table:table-cell>
          <table:table-cell office:value-type="string" calcext:value-type="string">
            <text:p>DDLEE5</text:p>
          </table:table-cell>
          <table:table-cell office:value-type="float" office:value="5.53113314443544E+029" calcext:value-type="float">
            <text:p>5.53113314443544E+029</text:p>
          </table:table-cell>
          <table:table-cell office:value-type="float" office:value="53151" calcext:value-type="float">
            <text:p>53151</text:p>
          </table:table-cell>
          <table:table-cell table:number-columns-repeated="1015"/>
        </table:table-row>
        <table:table-row table:style-name="ro1">
          <table:table-cell office:value-type="float" office:value="7.21000478001101E+020" calcext:value-type="float">
            <text:p>7.2100047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A657916910</text:p>
          </table:table-cell>
          <table:table-cell office:value-type="string" calcext:value-type="string">
            <text:p>ARAJES3</text:p>
          </table:table-cell>
          <table:table-cell office:value-type="float" office:value="5.53343532413512E+029" calcext:value-type="float">
            <text:p>5.53343532413512E+029</text:p>
          </table:table-cell>
          <table:table-cell office:value-type="float" office:value="54221" calcext:value-type="float">
            <text:p>54221</text:p>
          </table:table-cell>
          <table:table-cell table:number-columns-repeated="1015"/>
        </table:table-row>
        <table:table-row table:style-name="ro1">
          <table:table-cell office:value-type="float" office:value="7.210004730011E+020" calcext:value-type="float">
            <text:p>7.21000473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R674668615</text:p>
          </table:table-cell>
          <table:table-cell office:value-type="string" calcext:value-type="string">
            <text:p>RMW3</text:p>
          </table:table-cell>
          <table:table-cell office:value-type="float" office:value="5.54113313443224E+029" calcext:value-type="float">
            <text:p>5.54113313443224E+029</text:p>
          </table:table-cell>
          <table:table-cell office:value-type="float" office:value="53151" calcext:value-type="float">
            <text:p>53151</text:p>
          </table:table-cell>
          <table:table-cell table:number-columns-repeated="1015"/>
        </table:table-row>
        <table:table-row table:style-name="ro1">
          <table:table-cell office:value-type="float" office:value="7.21000634001101E+020" calcext:value-type="float">
            <text:p>7.2100063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N</text:p>
          </table:table-cell>
          <table:table-cell office:value-type="string" calcext:value-type="string">
            <text:p>R679595652</text:p>
          </table:table-cell>
          <table:table-cell office:value-type="string" calcext:value-type="string">
            <text:p>RWEN6</text:p>
          </table:table-cell>
          <table:table-cell office:value-type="float" office:value="5.54115422244154E+029" calcext:value-type="float">
            <text:p>5.54115422244154E+029</text:p>
          </table:table-cell>
          <table:table-cell office:value-type="float" office:value="54113" calcext:value-type="float">
            <text:p>54113</text:p>
          </table:table-cell>
          <table:table-cell table:number-columns-repeated="1015"/>
        </table:table-row>
        <table:table-row table:style-name="ro1">
          <table:table-cell office:value-type="float" office:value="7.21000270001101E+020" calcext:value-type="float">
            <text:p>7.21000270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662539197</text:p>
          </table:table-cell>
          <table:table-cell office:value-type="string" calcext:value-type="string">
            <text:p>RUODONG2</text:p>
          </table:table-cell>
          <table:table-cell office:value-type="float" office:value="5.54132422144114E+029" calcext:value-type="float">
            <text:p>5.54132422144114E+029</text:p>
          </table:table-cell>
          <table:table-cell office:value-type="float" office:value="54113" calcext:value-type="float">
            <text:p>54113</text:p>
          </table:table-cell>
          <table:table-cell table:number-columns-repeated="1015"/>
        </table:table-row>
        <table:table-row table:style-name="ro1">
          <table:table-cell office:value-type="float" office:value="7.21000611001101E+020" calcext:value-type="float">
            <text:p>7.21000611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A665570115</text:p>
          </table:table-cell>
          <table:table-cell office:value-type="string" calcext:value-type="string">
            <text:p>ALAYNAJ2</text:p>
          </table:table-cell>
          <table:table-cell office:value-type="float" office:value="5.54415453321254E+029" calcext:value-type="float">
            <text:p>5.54415453321254E+029</text:p>
          </table:table-cell>
          <table:table-cell office:value-type="float" office:value="53214" calcext:value-type="float">
            <text:p>53214</text:p>
          </table:table-cell>
          <table:table-cell table:number-columns-repeated="1015"/>
        </table:table-row>
        <table:table-row table:style-name="ro1">
          <table:table-cell office:value-type="float" office:value="7.21000673001101E+020" calcext:value-type="float">
            <text:p>7.2100067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GUYEN</text:p>
          </table:table-cell>
          <table:table-cell office:value-type="float" office:value="663030677" calcext:value-type="float">
            <text:p>663030677</text:p>
          </table:table-cell>
          <table:table-cell office:value-type="string" calcext:value-type="string">
            <text:p>ATNGUYE2</text:p>
          </table:table-cell>
          <table:table-cell office:value-type="float" office:value="1.24533235541211E+030" calcext:value-type="float">
            <text:p>1.24533235541211E+030</text:p>
          </table:table-cell>
          <table:table-cell office:value-type="float" office:value="31115" calcext:value-type="float">
            <text:p>31115</text:p>
          </table:table-cell>
          <table:table-cell table:number-columns-repeated="1015"/>
        </table:table-row>
        <table:table-row table:style-name="ro1">
          <table:table-cell office:value-type="float" office:value="7.210001210011E+020" calcext:value-type="float">
            <text:p>7.21000121001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OKMA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BROOK8</text:p>
          </table:table-cell>
          <table:table-cell office:value-type="float" office:value="2.41421214352441E+030" calcext:value-type="float">
            <text:p>2.41421214352441E+030</text:p>
          </table:table-cell>
          <table:table-cell office:value-type="float" office:value="11143" calcext:value-type="float">
            <text:p>11143</text:p>
          </table:table-cell>
          <table:table-cell table:number-columns-repeated="1015"/>
        </table:table-row>
        <table:table-row table:style-name="ro1">
          <table:table-cell office:value-type="float" office:value="7.21000003001101E+020" calcext:value-type="float">
            <text:p>7.21000003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A665739343</text:p>
          </table:table-cell>
          <table:table-cell office:value-type="string" calcext:value-type="string">
            <text:p>ADAMAS2</text:p>
          </table:table-cell>
          <table:table-cell office:value-type="float" office:value="4.23125112422224E+030" calcext:value-type="float">
            <text:p>4.23125112422224E+030</text:p>
          </table:table-cell>
          <table:table-cell office:value-type="float" office:value="13225" calcext:value-type="float">
            <text:p>13225</text:p>
          </table:table-cell>
          <table:table-cell table:number-columns-repeated="1015"/>
        </table:table-row>
        <table:table-row table:style-name="ro1">
          <table:table-cell table:style-name="ce1" office:value-type="float" office:value="7.21000468001101E+020" calcext:value-type="float">
            <text:p>7.21000468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LLA</text:p>
          </table:table-cell>
          <table:table-cell table:style-name="ce1" office:value-type="string" calcext:value-type="string">
            <text:p>V678233249</text:p>
          </table:table-cell>
          <table:table-cell table:style-name="ce1" office:value-type="string" calcext:value-type="string">
            <text:p>VALLA2</text:p>
          </table:table-cell>
          <table:table-cell table:style-name="ce1" office:value-type="string" calcext:value-type="string">
            <text:p>532542132413*23221525113412234</text:p>
          </table:table-cell>
          <table:table-cell table:style-name="ce1" office:value-type="float" office:value="43253" calcext:value-type="float">
            <text:p>43253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7.21000073001101E+020" calcext:value-type="float">
            <text:p>7.21000073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IAO</text:p>
          </table:table-cell>
          <table:table-cell table:style-name="ce1" office:value-type="string" calcext:value-type="string">
            <text:p>Y669664320</text:p>
          </table:table-cell>
          <table:table-cell table:style-name="ce1" office:value-type="string" calcext:value-type="string">
            <text:p>YAOX2</text:p>
          </table:table-cell>
          <table:table-cell table:style-name="ce1" office:value-type="string" calcext:value-type="string">
            <text:p>A325134543332325445552115444425</text:p>
          </table:table-cell>
          <table:table-cell table:style-name="ce1" office:value-type="float" office:value="33242" calcext:value-type="float">
            <text:p>33242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7.21000516001101E+020" calcext:value-type="float">
            <text:p>7.21000516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JABID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670410529</text:p>
          </table:table-cell>
          <table:table-cell table:style-name="ce1" office:value-type="string" calcext:value-type="string">
            <text:p>JABIDO2</text:p>
          </table:table-cell>
          <table:table-cell table:style-name="ce1" office:value-type="float" office:value="1.53532125333434E+029" calcext:value-type="float">
            <text:p>1.53532125333434E+029</text:p>
          </table:table-cell>
          <table:table-cell table:style-name="ce1" office:value-type="float" office:value="24135" calcext:value-type="float">
            <text:p>24135</text:p>
          </table:table-cell>
          <table:table-cell table:style-name="ce1" table:number-columns-repeated="1014"/>
        </table:table-row>
        <table:table-row table:style-name="ro1">
          <table:table-cell table:style-name="ce1" office:value-type="float" office:value="7.21000676001101E+020" calcext:value-type="float">
            <text:p>7.21000676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ZAUCED</text:p>
          </table:table-cell>
          <table:table-cell table:style-name="ce1" office:value-type="string" calcext:value-type="string">
            <text:p>O</text:p>
          </table:table-cell>
          <table:table-cell table:style-name="ce1" office:value-type="float" office:value="655234608" calcext:value-type="float">
            <text:p>655234608</text:p>
          </table:table-cell>
          <table:table-cell table:style-name="ce1" office:value-type="string" calcext:value-type="string">
            <text:p>MZAUCE2</text:p>
          </table:table-cell>
          <table:table-cell table:style-name="ce1" office:value-type="float" office:value="5.42525415315233E+029" calcext:value-type="float">
            <text:p>5.42525415315233E+029</text:p>
          </table:table-cell>
          <table:table-cell table:style-name="ce1" office:value-type="float" office:value="12155" calcext:value-type="float">
            <text:p>12155</text:p>
          </table:table-cell>
          <table:table-cell table:style-name="ce1" table:number-columns-repeated="1014"/>
        </table:table-row>
        <table:table-row table:style-name="ro1">
          <table:table-cell table:style-name="ce1" office:value-type="float" office:value="7.21000548001101E+020" calcext:value-type="float">
            <text:p>7.21000548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GHOS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N678823749</text:p>
          </table:table-cell>
          <table:table-cell table:style-name="ce1" office:value-type="string" calcext:value-type="string">
            <text:p>NEILCG2</text:p>
          </table:table-cell>
          <table:table-cell table:style-name="ce1" office:value-type="float" office:value="1.22315525253325E+029" calcext:value-type="float">
            <text:p>1.22315525253325E+029</text:p>
          </table:table-cell>
          <table:table-cell table:style-name="ce1" office:value-type="float" office:value="41121" calcext:value-type="float">
            <text:p>41121</text:p>
          </table:table-cell>
          <table:table-cell table:style-name="ce1" table:number-columns-repeated="1014"/>
        </table:table-row>
        <table:table-row table:style-name="ro1">
          <table:table-cell table:style-name="ce1" office:value-type="float" office:value="7.21000532001101E+020" calcext:value-type="float">
            <text:p>7.21000532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ELA</text:p>
          </table:table-cell>
          <table:table-cell table:style-name="ce1" office:value-type="string" calcext:value-type="string">
            <text:p>RIVA</text:p>
          </table:table-cell>
          <table:table-cell table:style-name="ce1" office:value-type="string" calcext:value-type="string">
            <text:p>T652547810</text:p>
          </table:table-cell>
          <table:table-cell table:style-name="ce1" office:value-type="string" calcext:value-type="string">
            <text:p>TMD2</text:p>
          </table:table-cell>
          <table:table-cell table:style-name="ce1" office:value-type="float" office:value="1.31552313122251E+029" calcext:value-type="float">
            <text:p>1.31552313122251E+029</text:p>
          </table:table-cell>
          <table:table-cell table:style-name="ce1" office:value-type="float" office:value="15244" calcext:value-type="float">
            <text:p>15244</text:p>
          </table:table-cell>
          <table:table-cell table:style-name="ce1" table:number-columns-repeated="1014"/>
        </table:table-row>
        <table:table-row table:style-name="ro1">
          <table:table-cell table:style-name="ce1" office:value-type="float" office:value="7.21000619001101E+020" calcext:value-type="float">
            <text:p>7.21000619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WA</text:p>
          </table:table-cell>
          <table:table-cell table:style-name="ce1" office:value-type="string" calcext:value-type="string">
            <text:p>T*LLE</text:p>
          </table:table-cell>
          <table:table-cell table:style-name="ce1" office:value-type="string" calcext:value-type="string">
            <text:p>O650326955</text:p>
          </table:table-cell>
          <table:table-cell table:style-name="ce1" office:value-type="string" calcext:value-type="string">
            <text:p>WATTELL2</text:p>
          </table:table-cell>
          <table:table-cell table:style-name="ce1" office:value-type="float" office:value="3.25245324555355E+029" calcext:value-type="float">
            <text:p>3.25245324555355E+029</text:p>
          </table:table-cell>
          <table:table-cell table:style-name="ce1" office:value-type="float" office:value="22224" calcext:value-type="float">
            <text:p>22224</text:p>
          </table:table-cell>
          <table:table-cell table:style-name="ce1" table:number-columns-repeated="1014"/>
        </table:table-row>
        <table:table-row table:style-name="ro1">
          <table:table-cell table:style-name="ce1" office:value-type="float" office:value="7.21000641001101E+020" calcext:value-type="float">
            <text:p>7.21000641001101E+02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X675523891</text:p>
          </table:table-cell>
          <table:table-cell table:style-name="ce1" office:value-type="string" calcext:value-type="string">
            <text:p>XLI152</text:p>
          </table:table-cell>
          <table:table-cell table:style-name="ce1" office:value-type="float" office:value="3.31552143152241E+029" calcext:value-type="float">
            <text:p>3.31552143152241E+029</text:p>
          </table:table-cell>
          <table:table-cell table:style-name="ce1" office:value-type="float" office:value="15244" calcext:value-type="float">
            <text:p>15244</text:p>
          </table:table-cell>
          <table:table-cell table:style-name="ce1" table:number-columns-repeated="1014"/>
        </table:table-row>
        <table:table-row table:style-name="ro1">
          <table:table-cell office:value-type="float" office:value="7.21000138001101E+020" calcext:value-type="float">
            <text:p>7.21000138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ZRCRT2</text:p>
          </table:table-cell>
          <table:table-cell office:value-type="float" office:value="3.31542333524135E+029" calcext:value-type="float">
            <text:p>3.31542333524135E+029</text:p>
          </table:table-cell>
          <table:table-cell office:value-type="float" office:value="21212" calcext:value-type="float">
            <text:p>21212</text:p>
          </table:table-cell>
          <table:table-cell table:number-columns-repeated="1017"/>
        </table:table-row>
        <table:table-row table:style-name="ro1">
          <table:table-cell office:value-type="float" office:value="7.21000164001101E+020" calcext:value-type="float">
            <text:p>7.21000164001101E+020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3.33111544512342E+029" calcext:value-type="float">
            <text:p>3.33111544512342E+029</text:p>
          </table:table-cell>
          <table:table-cell office:value-type="float" office:value="44152" calcext:value-type="float">
            <text:p>44152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scantron.A1:scantron.M698" table:contains-header="false">
          <table:sort>
            <table:sort-by table:field-number="7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3T14:40:50.264030766</dc:date>
    <meta:editing-duration>PT48M40S</meta:editing-duration>
    <meta:editing-cycles>1</meta:editing-cycles>
    <meta:document-statistic meta:table-count="1" meta:cell-count="6245" meta:object-count="0"/>
    <meta:generator>LibreOffice/5.1.5.2$Linux_X86_64 LibreOffice_project/10m0$Build-2</meta:generator>
  </office:meta>
</office:document-meta>
</file>